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411cm" fo:break-before="auto" style:use-optimal-row-height="false"/>
    </style:style>
    <style:style style:name="ta1" style:family="table" style:master-page-name="PageStyle_5f_HFSHS-secpropsdimsprops-EC3_28_UKN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4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style:font-style-complex="italic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use-window-font-color="true"/>
    </style:style>
    <style:style style:name="T3" style:family="text">
      <style:text-properties style:font-name="Calibri" style:font-weight-complex="normal" style:font-weight-asian="normal" style:font-size-complex="11pt" style:font-size-asian="11pt" style:text-position="0% 100%" fo:text-shadow="none" style:text-outline="false" style:text-line-through-type="none" style:text-underline-style="none" style:text-underline-color="font-color" fo:font-weight="normal" fo:font-size="11pt" fo:color="#000000" fo:font-style="normal" style:font-style-asian="normal" style:font-style-complex="normal"/>
    </style:style>
    <style:style style:name="T4" style:family="text">
      <style:text-properties style:font-name="Calibri" style:font-weight-complex="normal" style:font-weight-asian="normal" style:font-size-complex="11pt" style:font-size-asian="11pt" style:text-position="0% 100%" fo:text-shadow="none" style:text-outline="false" style:text-line-through-type="none" style:text-underline-style="none" style:text-underline-color="font-color" fo:font-weight="normal" fo:font-size="11pt" fo:color="#000000" fo:font-style="italic" style:font-style-asian="italic" style:font-style-complex="italic"/>
    </style:style>
    <style:style style:name="T5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style-complex="normal" style:use-window-font-color="true" style:font-style-asian="normal" style:font-weight-complex="normal" style:font-weight-asian="normal" style:font-size-complex="11pt" style:font-size-asian="11pt" style:text-position="0% 100%" style:text-outline="false" fo:font-style="normal" style:text-line-through-type="none" style:text-underline-style="none" style:text-underline-color="font-color" fo:font-weight="normal" fo:font-size="11pt" style:font-name="Calibri" fo:text-shadow="none"/>
    </style:style>
    <style:style style:name="T7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fo:font-style="italic" style:font-style-asian="italic" style:font-style-complex="italic" fo:color="#000000"/>
    </style:style>
    <style:style style:name="T8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fo:color="#000000" fo:font-style="normal" style:font-style-asian="normal" style:font-style-complex="normal"/>
    </style:style>
    <style:style style:name="T9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fo:color="#000000" fo:font-style="italic" style:font-style-asian="italic" style:font-style-complex="italic"/>
    </style:style>
    <style:style style:name="T10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2" style:family="text">
      <style:text-properties style:use-window-font-color="true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" style:family="text">
      <style:text-properties style:font-name="Calibri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 style:text-position="33% 58%"/>
    </style:style>
    <style:style style:name="T14" style:family="text">
      <style:text-properties style:font-style-complex="italic" style:use-window-font-color="true" style:font-style-asian="italic" style:font-weight-complex="normal" style:font-weight-asian="normal" style:font-size-complex="11pt" style:font-size-asian="11pt" style:text-position="0% 100%" style:text-outline="false" fo:font-style="italic" style:text-line-through-type="none" style:text-underline-style="none" style:text-underline-color="font-color" fo:font-weight="normal" fo:font-size="11pt" style:font-name="Calibri" fo:text-shadow="none"/>
    </style:style>
    <style:style style:name="T15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style:font-style-complex="normal" fo:font-style="normal" style:font-style-asian="normal" fo:color="#000000"/>
    </style:style>
    <style:style style:name="T16" style:family="text">
      <style:text-properties style:font-weight-complex="normal" style:font-weight-asian="normal" style:font-size-complex="11pt" style:font-size-asian="11pt" style:text-outline="false" style:text-line-through-type="none" style:text-underline-style="none" style:text-underline-color="font-color" fo:font-weight="normal" fo:font-size="11pt" style:font-name="Calibri" fo:text-shadow="none" fo:color="#000000" fo:font-style="normal" style:font-style-asian="normal" style:font-style-complex="normal" style:text-position="33% 58%"/>
    </style:style>
    <style:style style:name="T17" style:family="text">
      <style:text-properties style:use-window-font-color="true" style:font-name="Calibri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18" style:family="text">
      <style:text-properties style:font-name="Calibri"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fo:color="#000000" fo:font-style="normal" style:text-position="-33% 58%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FSHS-secpropsdimsprops-EC3(UKN" table:style-name="ta1">
        <office:forms form:automatic-focus="false" form:apply-design-mode="false"/>
        <table:table-column table:style-name="co1" table:number-columns-repeated="68" table:default-cell-style-name="Default"/>
        <table:table-row table:style-name="ro1">
          <table:table-cell table:style-name="ce1" office:value-type="string" calcext:value-type="string">
            <text:p>Eurocode 3 (in accordance with the UK National Annex) (BS EN 10210-2: 2006)</text:p>
          </table:table-cell>
          <table:table-cell table:style-name="ce1" table:number-columns-repeated="4"/>
          <table:table-cell table:style-name="ce4" table:number-columns-repeated="13"/>
          <table:table-cell table:number-columns-repeated="50"/>
        </table:table-row>
        <table:table-row table:style-name="ro1">
          <table:table-cell table:style-name="ce4" table:number-columns-repeated="18"/>
          <table:table-cell table:number-columns-repeated="50"/>
        </table:table-row>
        <table:table-row table:style-name="ro2">
          <table:table-cell table:style-name="ce3" office:value-type="string" calcext:value-type="string">
            <text:p>Hot-Finished Square Hollow Sections, Section properties</text:p>
          </table:table-cell>
          <table:table-cell table:style-name="ce3" table:number-columns-repeated="4"/>
          <table:table-cell table:style-name="ce4" table:number-columns-repeated="13"/>
          <table:table-cell table:number-columns-repeated="50"/>
        </table:table-row>
        <table:table-row table:style-name="ro2">
          <table:table-cell table:style-name="ce3" office:value-type="string" calcext:value-type="string">
            <text:p>Dimensions &amp; properties</text:p>
          </table:table-cell>
          <table:table-cell table:style-name="ce3" table:number-columns-repeated="4"/>
          <table:table-cell table:style-name="ce4" table:number-columns-repeated="13"/>
          <table:table-cell table:number-columns-repeated="50"/>
        </table:table-row>
        <table:table-row table:style-name="ro1">
          <table:table-cell table:style-name="ce4" table:number-columns-repeated="18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7" table:number-rows-spanned="1">
            <text:p><text:span text:style-name="T1">Section designation</text:span></text:p>
          </table:table-cell>
          <table:covered-table-cell table:number-columns-repeated="6" table:style-name="ce8"/>
          <table:table-cell table:style-name="ce8" office:value-type="string" calcext:value-type="string" table:number-columns-spanned="11" table:number-rows-spanned="1">
            <text:p><text:span text:style-name="T1">Dimensions and properties</text:span></text:p>
          </table:table-cell>
          <table:covered-table-cell table:number-columns-repeated="10" table:style-name="ce8"/>
          <table:table-cell table:number-columns-repeated="50"/>
        </table:table-row>
        <table:table-row table:style-name="ro1">
          <table:table-cell table:style-name="ce4" office:value-type="string" calcext:value-type="string">
            <text:p><text:span text:style-name="T1">Size</text:span>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1">Thickness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Mass per metre</text:span></text:p>
          </table:table-cell>
          <table:table-cell table:style-name="ce4" office:value-type="string" calcext:value-type="string">
            <text:p><text:span text:style-name="T1">Area of section</text:span></text:p>
          </table:table-cell>
          <table:table-cell table:style-name="ce4" office:value-type="string" calcext:value-type="string">
            <text:p><text:span text:style-name="T1">Ratio for local buckling</text:span></text:p>
          </table:table-cell>
          <table:table-cell table:style-name="ce4" office:value-type="string" calcext:value-type="string">
            <text:p><text:span text:style-name="T1">Second moment of area</text:span></text:p>
          </table:table-cell>
          <table:table-cell table:style-name="ce4" office:value-type="string" calcext:value-type="string">
            <text:p><text:span text:style-name="T1">Radius of gyration</text:span></text:p>
          </table:table-cell>
          <table:table-cell table:style-name="ce4" office:value-type="string" calcext:value-type="string">
            <text:p><text:span text:style-name="T1">Elastic modulus</text:span></text:p>
          </table:table-cell>
          <table:table-cell table:style-name="ce4" office:value-type="string" calcext:value-type="string">
            <text:p><text:span text:style-name="T1">Plastic modulus</text:span></text:p>
          </table:table-cell>
          <table:table-cell table:style-name="ce13" office:value-type="string" calcext:value-type="string" table:number-columns-spanned="2" table:number-rows-spanned="1">
            <text:p><text:span text:style-name="T1">Torsional constants</text:span></text:p>
          </table:table-cell>
          <table:covered-table-cell table:style-name="ce4"/>
          <table:table-cell table:style-name="ce13" office:value-type="string" calcext:value-type="string" table:number-columns-spanned="2" table:number-rows-spanned="1">
            <text:p><text:span text:style-name="T1">Surface area</text:span></text:p>
          </table:table-cell>
          <table:covered-table-cell table:style-name="ce4"/>
          <table:table-cell table:number-columns-repeated="50"/>
        </table:table-row>
        <table:table-row table:style-name="ro1">
          <table:table-cell table:style-name="ce4" office:value-type="string" calcext:value-type="string">
            <text:p/>
          </table:table-cell>
          <table:table-cell table:style-name="ce4" table:number-columns-repeated="4"/>
          <table:table-cell table:number-columns-repeated="11"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Per metre</text:span></text:p>
          </table:table-cell>
          <table:table-cell table:style-name="ce4" office:value-type="string" calcext:value-type="string">
            <text:p><text:span text:style-name="T1">Per tonne</text:span>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<text:span text:style-name="T2">h</text:span><text:span text:style-name="T3"> x </text:span><text:span text:style-name="T4">h</text:span></text:p>
          </table:table-cell>
          <table:table-cell table:style-name="ce4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<text:span text:style-name="T11">t</text:span>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<text:span text:style-name="T11">A</text:span></text:p>
          </table:table-cell>
          <table:table-cell table:style-name="ce4" office:value-type="string" calcext:value-type="string">
            <text:p><text:span text:style-name="T14">c</text:span><text:span text:style-name="T15">/</text:span><text:span text:style-name="T9">t</text:span><text:span text:style-name="T8"> </text:span><text:span text:style-name="T16">(1)</text:span></text:p>
          </table:table-cell>
          <table:table-cell table:style-name="ce4" office:value-type="string" calcext:value-type="string">
            <text:p><text:span text:style-name="T11">I</text:span></text:p>
          </table:table-cell>
          <table:table-cell table:style-name="ce4" office:value-type="string" calcext:value-type="string">
            <text:p><text:span text:style-name="T11">i</text:span></text:p>
          </table:table-cell>
          <table:table-cell table:style-name="ce4" office:value-type="string" calcext:value-type="string">
            <text:p><text:span text:style-name="T17">W</text:span><text:span text:style-name="T18">el</text:span></text:p>
          </table:table-cell>
          <table:table-cell table:style-name="ce4" office:value-type="string" calcext:value-type="string">
            <text:p><text:span text:style-name="T17">W</text:span><text:span text:style-name="T18">pl</text:span></text:p>
          </table:table-cell>
          <table:table-cell table:style-name="ce4" office:value-type="string" calcext:value-type="string">
            <text:p><text:span text:style-name="T17">I</text:span><text:span text:style-name="T18">T</text:span></text:p>
          </table:table-cell>
          <table:table-cell table:style-name="ce4" office:value-type="string" calcext:value-type="string">
            <text:p><text:span text:style-name="T17">W</text:span><text:span text:style-name="T18">t</text:span>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G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<text:span text:style-name="T1">mm</text:span></text:p>
          </table:table-cell>
          <table:table-cell table:style-name="ce4" table:number-columns-repeated="3"/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<text:span text:style-name="T1">mm</text:span></text:p>
          </table:table-cell>
          <table:table-cell table:style-name="ce4"/>
          <table:table-cell table:style-name="ce4" office:value-type="string" calcext:value-type="string">
            <text:p><text:span text:style-name="T1">kg/m</text:span></text:p>
          </table:table-cell>
          <table:table-cell table:style-name="ce4" office:value-type="string" calcext:value-type="string">
            <text:p><text:span text:style-name="T12">cm</text:span><text:span text:style-name="T13">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2">cm</text:span><text:span text:style-name="T13">4</text:span></text:p>
          </table:table-cell>
          <table:table-cell table:style-name="ce4" office:value-type="string" calcext:value-type="string">
            <text:p><text:span text:style-name="T1">cm</text:span></text:p>
          </table:table-cell>
          <table:table-cell table:style-name="ce4" office:value-type="string" calcext:value-type="string">
            <text:p><text:span text:style-name="T12">cm</text:span><text:span text:style-name="T13">3</text:span></text:p>
          </table:table-cell>
          <table:table-cell table:style-name="ce4" office:value-type="string" calcext:value-type="string">
            <text:p><text:span text:style-name="T12">cm</text:span><text:span text:style-name="T13">3</text:span></text:p>
          </table:table-cell>
          <table:table-cell table:style-name="ce4" office:value-type="string" calcext:value-type="string">
            <text:p><text:span text:style-name="T12">cm</text:span><text:span text:style-name="T13">4</text:span></text:p>
          </table:table-cell>
          <table:table-cell table:style-name="ce4" office:value-type="string" calcext:value-type="string">
            <text:p><text:span text:style-name="T12">cm</text:span><text:span text:style-name="T13">3</text:span></text:p>
          </table:table-cell>
          <table:table-cell table:style-name="ce4" office:value-type="string" calcext:value-type="string">
            <text:p><text:span text:style-name="T12">m</text:span><text:span text:style-name="T13">2</text:span></text:p>
          </table:table-cell>
          <table:table-cell table:style-name="ce4" office:value-type="string" calcext:value-type="string">
            <text:p><text:span text:style-name="T12">m</text:span><text:span text:style-name="T13">2</text:span>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<text:span text:style-name="T5">40  x  40</text:span></text:p>
          </table:table-cell>
          <table:table-cell table:style-name="ce5" table:formula="of:=SEARCH(&quot;x&quot;;[.A11])" office:value-type="float" office:value="5" calcext:value-type="float">
            <text:p>5</text:p>
          </table:table-cell>
          <table:table-cell table:style-name="ce15" table:formula="of:=VALUE(LEFT([.A11];[.B11]-1))" office:value-type="float" office:value="40" calcext:value-type="float">
            <text:p>40.0</text:p>
          </table:table-cell>
          <table:table-cell table:style-name="ce5" table:formula="of:=CONCATENATE(&quot;HFSHS &quot;;[.A11];&quot; x &quot;;TEXT([.F11];&quot;##.0&quot;))" office:value-type="string" office:string-value="HFSHS 40  x  40 x 2.9" calcext:value-type="string">
            <text:p>HFSHS 40 <text:s/>x <text:s/>40 x 2.9</text:p>
          </table:table-cell>
          <table:table-cell table:style-name="ce5" table:formula="of:=TEXT([.C11];&quot;.0&quot;)" office:value-type="string" office:string-value="40.0" calcext:value-type="string">
            <text:p>40.0</text:p>
          </table:table-cell>
          <table:table-cell table:style-name="ce5" office:value-type="string" calcext:value-type="string">
            <text:p><text:span text:style-name="T5">2.9</text:span></text:p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><text:span text:style-name="T1">3.31</text:span></text:p>
          </table:table-cell>
          <table:table-cell table:style-name="ce5" office:value-type="string" calcext:value-type="string">
            <text:p><text:span text:style-name="T1">4.21</text:span></text:p>
          </table:table-cell>
          <table:table-cell table:style-name="ce5" office:value-type="string" calcext:value-type="string">
            <text:p><text:span text:style-name="T1">10.8</text:span></text:p>
          </table:table-cell>
          <table:table-cell table:style-name="ce5" office:value-type="string" calcext:value-type="string">
            <text:p><text:span text:style-name="T1">9.54</text:span></text:p>
          </table:table-cell>
          <table:table-cell table:style-name="ce5" office:value-type="string" calcext:value-type="string">
            <text:p><text:span text:style-name="T1">1.50</text:span></text:p>
          </table:table-cell>
          <table:table-cell table:style-name="ce5" office:value-type="string" calcext:value-type="string">
            <text:p><text:span text:style-name="T1">4.77</text:span></text:p>
          </table:table-cell>
          <table:table-cell table:style-name="ce5" office:value-type="string" calcext:value-type="string">
            <text:p><text:span text:style-name="T1">5.81</text:span></text:p>
          </table:table-cell>
          <table:table-cell table:style-name="ce5" office:value-type="string" calcext:value-type="string">
            <text:p><text:span text:style-name="T1">15.3</text:span></text:p>
          </table:table-cell>
          <table:table-cell table:style-name="ce5" office:value-type="string" calcext:value-type="string">
            <text:p><text:span text:style-name="T1">6.93</text:span></text:p>
          </table:table-cell>
          <table:table-cell table:style-name="ce5" office:value-type="string" calcext:value-type="string">
            <text:p><text:span text:style-name="T1">0.153</text:span></text:p>
          </table:table-cell>
          <table:table-cell table:style-name="ce5" office:value-type="string" calcext:value-type="string">
            <text:p><text:span text:style-name="T1">46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2])" office:value-type="float" office:value="5" calcext:value-type="float">
            <text:p>5</text:p>
          </table:table-cell>
          <table:table-cell table:style-name="ce16" table:formula="of:=VALUE(LEFT([.A12];[.B12]-1))" office:value-type="float" office:value="40" calcext:value-type="float">
            <text:p>40.0</text:p>
          </table:table-cell>
          <table:table-cell table:style-name="ce10" table:formula="of:=CONCATENATE(&quot;HFSHS &quot;;[.A12];&quot; x &quot;;TEXT([.F12];&quot;##.0&quot;))" office:value-type="string" office:string-value="HFSHS 40  x  40 x 3.0" calcext:value-type="string">
            <text:p>HFSHS 40 <text:s/>x <text:s/>40 x 3.0</text:p>
          </table:table-cell>
          <table:table-cell table:style-name="ce10" table:formula="of:=TEXT([.C12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3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.41</text:span></text:p>
          </table:table-cell>
          <table:table-cell table:style-name="ce4" office:value-type="string" calcext:value-type="string">
            <text:p><text:span text:style-name="T1">4.34</text:span></text:p>
          </table:table-cell>
          <table:table-cell table:style-name="ce4" office:value-type="string" calcext:value-type="string">
            <text:p><text:span text:style-name="T1">10.3</text:span></text:p>
          </table:table-cell>
          <table:table-cell table:style-name="ce4" office:value-type="string" calcext:value-type="string">
            <text:p><text:span text:style-name="T1">9.78</text:span></text:p>
          </table:table-cell>
          <table:table-cell table:style-name="ce4" office:value-type="string" calcext:value-type="string">
            <text:p><text:span text:style-name="T1">1.50</text:span></text:p>
          </table:table-cell>
          <table:table-cell table:style-name="ce4" office:value-type="string" calcext:value-type="string">
            <text:p><text:span text:style-name="T1">4.89</text:span></text:p>
          </table:table-cell>
          <table:table-cell table:style-name="ce4" office:value-type="string" calcext:value-type="string">
            <text:p><text:span text:style-name="T1">5.97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7.10</text:span></text:p>
          </table:table-cell>
          <table:table-cell table:style-name="ce4" office:value-type="string" calcext:value-type="string">
            <text:p><text:span text:style-name="T1">0.152</text:span></text:p>
          </table:table-cell>
          <table:table-cell table:style-name="ce4" office:value-type="string" calcext:value-type="string">
            <text:p><text:span text:style-name="T1">44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3])" office:value-type="float" office:value="5" calcext:value-type="float">
            <text:p>5</text:p>
          </table:table-cell>
          <table:table-cell table:style-name="ce16" table:formula="of:=VALUE(LEFT([.A13];[.B13]-1))" office:value-type="float" office:value="40" calcext:value-type="float">
            <text:p>40.0</text:p>
          </table:table-cell>
          <table:table-cell table:style-name="ce10" table:formula="of:=CONCATENATE(&quot;HFSHS &quot;;[.A13];&quot; x &quot;;TEXT([.F13];&quot;##.0&quot;))" office:value-type="string" office:string-value="HFSHS 40  x  40 x 3.2" calcext:value-type="string">
            <text:p>HFSHS 40 <text:s/>x <text:s/>40 x 3.2</text:p>
          </table:table-cell>
          <table:table-cell table:style-name="ce10" table:formula="of:=TEXT([.C13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.61</text:span></text:p>
          </table:table-cell>
          <table:table-cell table:style-name="ce4" office:value-type="string" calcext:value-type="string">
            <text:p><text:span text:style-name="T1">4.60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1.49</text:span></text:p>
          </table:table-cell>
          <table:table-cell table:style-name="ce4" office:value-type="string" calcext:value-type="string">
            <text:p><text:span text:style-name="T1">5.11</text:span></text:p>
          </table:table-cell>
          <table:table-cell table:style-name="ce4" office:value-type="string" calcext:value-type="string">
            <text:p><text:span text:style-name="T1">6.28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style-name="ce4" office:value-type="string" calcext:value-type="string">
            <text:p><text:span text:style-name="T1">7.42</text:span></text:p>
          </table:table-cell>
          <table:table-cell table:style-name="ce4" office:value-type="string" calcext:value-type="string">
            <text:p><text:span text:style-name="T1">0.152</text:span></text:p>
          </table:table-cell>
          <table:table-cell table:style-name="ce4" office:value-type="string" calcext:value-type="string">
            <text:p><text:span text:style-name="T1">42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4])" office:value-type="float" office:value="5" calcext:value-type="float">
            <text:p>5</text:p>
          </table:table-cell>
          <table:table-cell table:style-name="ce16" table:formula="of:=VALUE(LEFT([.A14];[.B14]-1))" office:value-type="float" office:value="40" calcext:value-type="float">
            <text:p>40.0</text:p>
          </table:table-cell>
          <table:table-cell table:style-name="ce10" table:formula="of:=CONCATENATE(&quot;HFSHS &quot;;[.A14];&quot; x &quot;;TEXT([.F14];&quot;##.0&quot;))" office:value-type="string" office:string-value="HFSHS 40  x  40 x 3.6" calcext:value-type="string">
            <text:p>HFSHS 40 <text:s/>x <text:s/>40 x 3.6</text:p>
          </table:table-cell>
          <table:table-cell table:style-name="ce10" table:formula="of:=TEXT([.C14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.01</text:span></text:p>
          </table:table-cell>
          <table:table-cell table:style-name="ce4" office:value-type="string" calcext:value-type="string">
            <text:p><text:span text:style-name="T1">5.10</text:span></text:p>
          </table:table-cell>
          <table:table-cell table:style-name="ce4" office:value-type="string" calcext:value-type="string">
            <text:p><text:span text:style-name="T1">8.11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1.47</text:span></text:p>
          </table:table-cell>
          <table:table-cell table:style-name="ce4" office:value-type="string" calcext:value-type="string">
            <text:p><text:span text:style-name="T1">5.54</text:span></text:p>
          </table:table-cell>
          <table:table-cell table:style-name="ce4" office:value-type="string" calcext:value-type="string">
            <text:p><text:span text:style-name="T1">6.88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8.01</text:span></text:p>
          </table:table-cell>
          <table:table-cell table:style-name="ce4" office:value-type="string" calcext:value-type="string">
            <text:p><text:span text:style-name="T1">0.151</text:span></text:p>
          </table:table-cell>
          <table:table-cell table:style-name="ce4" office:value-type="string" calcext:value-type="string">
            <text:p><text:span text:style-name="T1">37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5])" office:value-type="float" office:value="5" calcext:value-type="float">
            <text:p>5</text:p>
          </table:table-cell>
          <table:table-cell table:style-name="ce16" table:formula="of:=VALUE(LEFT([.A15];[.B15]-1))" office:value-type="float" office:value="40" calcext:value-type="float">
            <text:p>40.0</text:p>
          </table:table-cell>
          <table:table-cell table:style-name="ce10" table:formula="of:=CONCATENATE(&quot;HFSHS &quot;;[.A15];&quot; x &quot;;TEXT([.F15];&quot;##.0&quot;))" office:value-type="string" office:string-value="HFSHS 40  x  40 x 4.0" calcext:value-type="string">
            <text:p>HFSHS 40 <text:s/>x <text:s/>40 x 4.0</text:p>
          </table:table-cell>
          <table:table-cell table:style-name="ce10" table:formula="of:=TEXT([.C15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.39</text:span></text:p>
          </table:table-cell>
          <table:table-cell table:style-name="ce4" office:value-type="string" calcext:value-type="string">
            <text:p><text:span text:style-name="T1">5.59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1.45</text:span></text:p>
          </table:table-cell>
          <table:table-cell table:style-name="ce4" office:value-type="string" calcext:value-type="string">
            <text:p><text:span text:style-name="T1">5.91</text:span></text:p>
          </table:table-cell>
          <table:table-cell table:style-name="ce4" office:value-type="string" calcext:value-type="string">
            <text:p><text:span text:style-name="T1">7.44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8.54</text:span></text:p>
          </table:table-cell>
          <table:table-cell table:style-name="ce4" office:value-type="string" calcext:value-type="string">
            <text:p><text:span text:style-name="T1">0.150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6])" office:value-type="float" office:value="5" calcext:value-type="float">
            <text:p>5</text:p>
          </table:table-cell>
          <table:table-cell table:style-name="ce16" table:formula="of:=VALUE(LEFT([.A16];[.B16]-1))" office:value-type="float" office:value="40" calcext:value-type="float">
            <text:p>40.0</text:p>
          </table:table-cell>
          <table:table-cell table:style-name="ce10" table:formula="of:=CONCATENATE(&quot;HFSHS &quot;;[.A16];&quot; x &quot;;TEXT([.F16];&quot;##.0&quot;))" office:value-type="string" office:string-value="HFSHS 40  x  40 x 5.0" calcext:value-type="string">
            <text:p>HFSHS 40 <text:s/>x <text:s/>40 x 5.0</text:p>
          </table:table-cell>
          <table:table-cell table:style-name="ce10" table:formula="of:=TEXT([.C16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.28</text:span></text:p>
          </table:table-cell>
          <table:table-cell table:style-name="ce4" office:value-type="string" calcext:value-type="string">
            <text:p><text:span text:style-name="T1">6.73</text:span></text:p>
          </table:table-cell>
          <table:table-cell table:style-name="ce4" office:value-type="string" calcext:value-type="string">
            <text:p><text:span text:style-name="T1">5.00</text:span></text:p>
          </table:table-cell>
          <table:table-cell table:style-name="ce4" office:value-type="string" calcext:value-type="string">
            <text:p><text:span text:style-name="T1">13.4</text:span></text:p>
          </table:table-cell>
          <table:table-cell table:style-name="ce4" office:value-type="string" calcext:value-type="string">
            <text:p><text:span text:style-name="T1">1.41</text:span></text:p>
          </table:table-cell>
          <table:table-cell table:style-name="ce4" office:value-type="string" calcext:value-type="string">
            <text:p><text:span text:style-name="T1">6.68</text:span></text:p>
          </table:table-cell>
          <table:table-cell table:style-name="ce4" office:value-type="string" calcext:value-type="string">
            <text:p><text:span text:style-name="T1">8.66</text:span></text:p>
          </table:table-cell>
          <table:table-cell table:style-name="ce4" office:value-type="string" calcext:value-type="string">
            <text:p><text:span text:style-name="T1">22.5</text:span></text:p>
          </table:table-cell>
          <table:table-cell table:style-name="ce4" office:value-type="string" calcext:value-type="string">
            <text:p><text:span text:style-name="T1">9.60</text:span></text:p>
          </table:table-cell>
          <table:table-cell table:style-name="ce4" office:value-type="string" calcext:value-type="string">
            <text:p><text:span text:style-name="T1">0.147</text:span></text:p>
          </table:table-cell>
          <table:table-cell table:style-name="ce4" office:value-type="string" calcext:value-type="string">
            <text:p><text:span text:style-name="T1">27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7])" office:value-type="float" office:value="5" calcext:value-type="float">
            <text:p>5</text:p>
          </table:table-cell>
          <table:table-cell table:style-name="ce16" table:formula="of:=VALUE(LEFT([.A17];[.B17]-1))" office:value-type="float" office:value="40" calcext:value-type="float">
            <text:p>40.0</text:p>
          </table:table-cell>
          <table:table-cell table:style-name="ce10" table:formula="of:=CONCATENATE(&quot;HFSHS &quot;;[.A17];&quot; x &quot;;TEXT([.F17];&quot;##.0&quot;))" office:value-type="string" office:string-value="HFSHS 40  x  40 x 5.6" calcext:value-type="string">
            <text:p>HFSHS 40 <text:s/>x <text:s/>40 x 5.6</text:p>
          </table:table-cell>
          <table:table-cell table:style-name="ce10" table:formula="of:=TEXT([.C17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.78</text:span></text:p>
          </table:table-cell>
          <table:table-cell table:style-name="ce4" office:value-type="string" calcext:value-type="string">
            <text:p><text:span text:style-name="T1">7.37</text:span></text:p>
          </table:table-cell>
          <table:table-cell table:style-name="ce4" office:value-type="string" calcext:value-type="string">
            <text:p><text:span text:style-name="T1">4.14</text:span></text:p>
          </table:table-cell>
          <table:table-cell table:style-name="ce4" office:value-type="string" calcext:value-type="string">
            <text:p><text:span text:style-name="T1">14.1</text:span></text:p>
          </table:table-cell>
          <table:table-cell table:style-name="ce4" office:value-type="string" calcext:value-type="string">
            <text:p><text:span text:style-name="T1">1.38</text:span></text:p>
          </table:table-cell>
          <table:table-cell table:style-name="ce4" office:value-type="string" calcext:value-type="string">
            <text:p><text:span text:style-name="T1">7.03</text:span></text:p>
          </table:table-cell>
          <table:table-cell table:style-name="ce4" office:value-type="string" calcext:value-type="string">
            <text:p><text:span text:style-name="T1">9.28</text:span></text:p>
          </table:table-cell>
          <table:table-cell table:style-name="ce4" office:value-type="string" calcext:value-type="string">
            <text:p><text:span text:style-name="T1">24.0</text:span></text:p>
          </table:table-cell>
          <table:table-cell table:style-name="ce4" office:value-type="string" calcext:value-type="string">
            <text:p><text:span text:style-name="T1">10.1</text:span></text:p>
          </table:table-cell>
          <table:table-cell table:style-name="ce4" office:value-type="string" calcext:value-type="string">
            <text:p><text:span text:style-name="T1">0.146</text:span></text:p>
          </table:table-cell>
          <table:table-cell table:style-name="ce4" office:value-type="string" calcext:value-type="string">
            <text:p><text:span text:style-name="T1">25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8])" office:value-type="float" office:value="5" calcext:value-type="float">
            <text:p>5</text:p>
          </table:table-cell>
          <table:table-cell table:style-name="ce16" table:formula="of:=VALUE(LEFT([.A18];[.B18]-1))" office:value-type="float" office:value="40" calcext:value-type="float">
            <text:p>40.0</text:p>
          </table:table-cell>
          <table:table-cell table:style-name="ce10" table:formula="of:=CONCATENATE(&quot;HFSHS &quot;;[.A18];&quot; x &quot;;TEXT([.F18];&quot;##.0&quot;))" office:value-type="string" office:string-value="HFSHS 40  x  40 x 6.3" calcext:value-type="string">
            <text:p>HFSHS 40 <text:s/>x <text:s/>40 x 6.3</text:p>
          </table:table-cell>
          <table:table-cell table:style-name="ce10" table:formula="of:=TEXT([.C18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33</text:span></text:p>
          </table:table-cell>
          <table:table-cell table:style-name="ce4" office:value-type="string" calcext:value-type="string">
            <text:p><text:span text:style-name="T1">8.07</text:span></text:p>
          </table:table-cell>
          <table:table-cell table:style-name="ce4" office:value-type="string" calcext:value-type="string">
            <text:p><text:span text:style-name="T1">3.35</text:span></text:p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style-name="ce4" office:value-type="string" calcext:value-type="string">
            <text:p><text:span text:style-name="T1">1.35</text:span></text:p>
          </table:table-cell>
          <table:table-cell table:style-name="ce4" office:value-type="string" calcext:value-type="string">
            <text:p><text:span text:style-name="T1">7.34</text:span></text:p>
          </table:table-cell>
          <table:table-cell table:style-name="ce4" office:value-type="string" calcext:value-type="string">
            <text:p><text:span text:style-name="T1">9.90</text:span></text:p>
          </table:table-cell>
          <table:table-cell table:style-name="ce4" office:value-type="string" calcext:value-type="string">
            <text:p><text:span text:style-name="T1">25.4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style-name="ce4" office:value-type="string" calcext:value-type="string">
            <text:p><text:span text:style-name="T1">0.144</text:span></text:p>
          </table:table-cell>
          <table:table-cell table:style-name="ce4" office:value-type="string" calcext:value-type="string">
            <text:p><text:span text:style-name="T1">22.7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50  x  50</text:span></text:p>
          </table:table-cell>
          <table:table-cell table:style-name="ce10" table:formula="of:=SEARCH(&quot;x&quot;;[.A19])" office:value-type="float" office:value="5" calcext:value-type="float">
            <text:p>5</text:p>
          </table:table-cell>
          <table:table-cell table:style-name="ce16" table:formula="of:=VALUE(LEFT([.A19];[.B19]-1))" office:value-type="float" office:value="50" calcext:value-type="float">
            <text:p>50.0</text:p>
          </table:table-cell>
          <table:table-cell table:style-name="ce11" table:formula="of:=CONCATENATE(&quot;HFSHS &quot;;[.A19];&quot; x &quot;;TEXT([.F19];&quot;##.0&quot;))" office:value-type="string" office:string-value="HFSHS 50  x  50 x 2.9" calcext:value-type="string">
            <text:p>HFSHS 50 <text:s/>x <text:s/>50 x 2.9</text:p>
          </table:table-cell>
          <table:table-cell table:style-name="ce11" table:formula="of:=TEXT([.C19];&quot;.0&quot;)" office:value-type="string" office:string-value="50.0" calcext:value-type="string">
            <text:p>50.0</text:p>
          </table:table-cell>
          <table:table-cell table:style-name="ce8" office:value-type="string" calcext:value-type="string">
            <text:p><text:span text:style-name="T5">2.9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4.22</text:span></text:p>
          </table:table-cell>
          <table:table-cell table:style-name="ce8" office:value-type="string" calcext:value-type="string">
            <text:p><text:span text:style-name="T1">5.37</text:span></text:p>
          </table:table-cell>
          <table:table-cell table:style-name="ce8" office:value-type="string" calcext:value-type="string">
            <text:p><text:span text:style-name="T1">14.2</text:span></text:p>
          </table:table-cell>
          <table:table-cell table:style-name="ce8" office:value-type="string" calcext:value-type="string">
            <text:p><text:span text:style-name="T1">19.7</text:span></text:p>
          </table:table-cell>
          <table:table-cell table:style-name="ce8" office:value-type="string" calcext:value-type="string">
            <text:p><text:span text:style-name="T1">1.91</text:span></text:p>
          </table:table-cell>
          <table:table-cell table:style-name="ce8" office:value-type="string" calcext:value-type="string">
            <text:p><text:span text:style-name="T1">7.87</text:span></text:p>
          </table:table-cell>
          <table:table-cell table:style-name="ce8" office:value-type="string" calcext:value-type="string">
            <text:p><text:span text:style-name="T1">9.43</text:span></text:p>
          </table:table-cell>
          <table:table-cell table:style-name="ce8" office:value-type="string" calcext:value-type="string">
            <text:p><text:span text:style-name="T1">31.2</text:span></text:p>
          </table:table-cell>
          <table:table-cell table:style-name="ce8" office:value-type="string" calcext:value-type="string">
            <text:p><text:span text:style-name="T1">11.5</text:span></text:p>
          </table:table-cell>
          <table:table-cell table:style-name="ce8" office:value-type="string" calcext:value-type="string">
            <text:p><text:span text:style-name="T1">0.193</text:span></text:p>
          </table:table-cell>
          <table:table-cell table:style-name="ce8" office:value-type="string" calcext:value-type="string">
            <text:p><text:span text:style-name="T1">45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0])" office:value-type="float" office:value="5" calcext:value-type="float">
            <text:p>5</text:p>
          </table:table-cell>
          <table:table-cell table:style-name="ce16" table:formula="of:=VALUE(LEFT([.A20];[.B20]-1))" office:value-type="float" office:value="50" calcext:value-type="float">
            <text:p>50.0</text:p>
          </table:table-cell>
          <table:table-cell table:style-name="ce10" table:formula="of:=CONCATENATE(&quot;HFSHS &quot;;[.A20];&quot; x &quot;;TEXT([.F20];&quot;##.0&quot;))" office:value-type="string" office:string-value="HFSHS 50  x  50 x 3.0" calcext:value-type="string">
            <text:p>HFSHS 50 <text:s/>x <text:s/>50 x 3.0</text:p>
          </table:table-cell>
          <table:table-cell table:style-name="ce10" table:formula="of:=TEXT([.C20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3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.35</text:span></text:p>
          </table:table-cell>
          <table:table-cell table:style-name="ce4" office:value-type="string" calcext:value-type="string">
            <text:p><text:span text:style-name="T1">5.54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20.2</text:span></text:p>
          </table:table-cell>
          <table:table-cell table:style-name="ce4" office:value-type="string" calcext:value-type="string">
            <text:p><text:span text:style-name="T1">1.91</text:span></text:p>
          </table:table-cell>
          <table:table-cell table:style-name="ce4" office:value-type="string" calcext:value-type="string">
            <text:p><text:span text:style-name="T1">8.08</text:span></text:p>
          </table:table-cell>
          <table:table-cell table:style-name="ce4" office:value-type="string" calcext:value-type="string">
            <text:p><text:span text:style-name="T1">9.70</text:span></text:p>
          </table:table-cell>
          <table:table-cell table:style-name="ce4" office:value-type="string" calcext:value-type="string">
            <text:p><text:span text:style-name="T1">32.1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0.192</text:span></text:p>
          </table:table-cell>
          <table:table-cell table:style-name="ce4" office:value-type="string" calcext:value-type="string">
            <text:p><text:span text:style-name="T1">44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1])" office:value-type="float" office:value="5" calcext:value-type="float">
            <text:p>5</text:p>
          </table:table-cell>
          <table:table-cell table:style-name="ce16" table:formula="of:=VALUE(LEFT([.A21];[.B21]-1))" office:value-type="float" office:value="50" calcext:value-type="float">
            <text:p>50.0</text:p>
          </table:table-cell>
          <table:table-cell table:style-name="ce10" table:formula="of:=CONCATENATE(&quot;HFSHS &quot;;[.A21];&quot; x &quot;;TEXT([.F21];&quot;##.0&quot;))" office:value-type="string" office:string-value="HFSHS 50  x  50 x 3.2" calcext:value-type="string">
            <text:p>HFSHS 50 <text:s/>x <text:s/>50 x 3.2</text:p>
          </table:table-cell>
          <table:table-cell table:style-name="ce10" table:formula="of:=TEXT([.C21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.62</text:span></text:p>
          </table:table-cell>
          <table:table-cell table:style-name="ce4" office:value-type="string" calcext:value-type="string">
            <text:p><text:span text:style-name="T1">5.88</text:span></text:p>
          </table:table-cell>
          <table:table-cell table:style-name="ce4" office:value-type="string" calcext:value-type="string">
            <text:p><text:span text:style-name="T1">12.6</text:span></text:p>
          </table:table-cell>
          <table:table-cell table:style-name="ce4" office:value-type="string" calcext:value-type="string">
            <text:p><text:span text:style-name="T1">21.2</text:span></text:p>
          </table:table-cell>
          <table:table-cell table:style-name="ce4" office:value-type="string" calcext:value-type="string">
            <text:p><text:span text:style-name="T1">1.90</text:span></text:p>
          </table:table-cell>
          <table:table-cell table:style-name="ce4" office:value-type="string" calcext:value-type="string">
            <text:p><text:span text:style-name="T1">8.49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33.8</text:span></text:p>
          </table:table-cell>
          <table:table-cell table:style-name="ce4" office:value-type="string" calcext:value-type="string">
            <text:p><text:span text:style-name="T1">12.4</text:span></text:p>
          </table:table-cell>
          <table:table-cell table:style-name="ce4" office:value-type="string" calcext:value-type="string">
            <text:p><text:span text:style-name="T1">0.192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2])" office:value-type="float" office:value="5" calcext:value-type="float">
            <text:p>5</text:p>
          </table:table-cell>
          <table:table-cell table:style-name="ce16" table:formula="of:=VALUE(LEFT([.A22];[.B22]-1))" office:value-type="float" office:value="50" calcext:value-type="float">
            <text:p>50.0</text:p>
          </table:table-cell>
          <table:table-cell table:style-name="ce10" table:formula="of:=CONCATENATE(&quot;HFSHS &quot;;[.A22];&quot; x &quot;;TEXT([.F22];&quot;##.0&quot;))" office:value-type="string" office:string-value="HFSHS 50  x  50 x 3.6" calcext:value-type="string">
            <text:p>HFSHS 50 <text:s/>x <text:s/>50 x 3.6</text:p>
          </table:table-cell>
          <table:table-cell table:style-name="ce10" table:formula="of:=TEXT([.C22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.14</text:span></text:p>
          </table:table-cell>
          <table:table-cell table:style-name="ce4" office:value-type="string" calcext:value-type="string">
            <text:p><text:span text:style-name="T1">6.54</text:span></text:p>
          </table:table-cell>
          <table:table-cell table:style-name="ce4" office:value-type="string" calcext:value-type="string">
            <text:p><text:span text:style-name="T1">10.9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style-name="ce4" office:value-type="string" calcext:value-type="string">
            <text:p><text:span text:style-name="T1">1.88</text:span></text:p>
          </table:table-cell>
          <table:table-cell table:style-name="ce4" office:value-type="string" calcext:value-type="string">
            <text:p><text:span text:style-name="T1">9.27</text:span></text:p>
          </table:table-cell>
          <table:table-cell table:style-name="ce4" office:value-type="string" calcext:value-type="string">
            <text:p><text:span text:style-name="T1">11.3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style-name="ce4" office:value-type="string" calcext:value-type="string">
            <text:p><text:span text:style-name="T1">13.5</text:span></text:p>
          </table:table-cell>
          <table:table-cell table:style-name="ce4" office:value-type="string" calcext:value-type="string">
            <text:p><text:span text:style-name="T1">0.191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3])" office:value-type="float" office:value="5" calcext:value-type="float">
            <text:p>5</text:p>
          </table:table-cell>
          <table:table-cell table:style-name="ce16" table:formula="of:=VALUE(LEFT([.A23];[.B23]-1))" office:value-type="float" office:value="50" calcext:value-type="float">
            <text:p>50.0</text:p>
          </table:table-cell>
          <table:table-cell table:style-name="ce10" table:formula="of:=CONCATENATE(&quot;HFSHS &quot;;[.A23];&quot; x &quot;;TEXT([.F23];&quot;##.0&quot;))" office:value-type="string" office:string-value="HFSHS 50  x  50 x 4.0" calcext:value-type="string">
            <text:p>HFSHS 50 <text:s/>x <text:s/>50 x 4.0</text:p>
          </table:table-cell>
          <table:table-cell table:style-name="ce10" table:formula="of:=TEXT([.C23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.64</text:span></text:p>
          </table:table-cell>
          <table:table-cell table:style-name="ce4" office:value-type="string" calcext:value-type="string">
            <text:p><text:span text:style-name="T1">7.19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25.0</text:span></text:p>
          </table:table-cell>
          <table:table-cell table:style-name="ce4" office:value-type="string" calcext:value-type="string">
            <text:p><text:span text:style-name="T1">1.86</text:span></text:p>
          </table:table-cell>
          <table:table-cell table:style-name="ce4" office:value-type="string" calcext:value-type="string">
            <text:p><text:span text:style-name="T1">9.99</text:span></text:p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style-name="ce4" office:value-type="string" calcext:value-type="string">
            <text:p><text:span text:style-name="T1">40.4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0.190</text:span></text:p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4])" office:value-type="float" office:value="5" calcext:value-type="float">
            <text:p>5</text:p>
          </table:table-cell>
          <table:table-cell table:style-name="ce16" table:formula="of:=VALUE(LEFT([.A24];[.B24]-1))" office:value-type="float" office:value="50" calcext:value-type="float">
            <text:p>50.0</text:p>
          </table:table-cell>
          <table:table-cell table:style-name="ce10" table:formula="of:=CONCATENATE(&quot;HFSHS &quot;;[.A24];&quot; x &quot;;TEXT([.F24];&quot;##.0&quot;))" office:value-type="string" office:string-value="HFSHS 50  x  50 x 5.0" calcext:value-type="string">
            <text:p>HFSHS 50 <text:s/>x <text:s/>50 x 5.0</text:p>
          </table:table-cell>
          <table:table-cell table:style-name="ce10" table:formula="of:=TEXT([.C24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85</text:span></text:p>
          </table:table-cell>
          <table:table-cell table:style-name="ce4" office:value-type="string" calcext:value-type="string">
            <text:p><text:span text:style-name="T1">8.73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28.9</text:span></text:p>
          </table:table-cell>
          <table:table-cell table:style-name="ce4" office:value-type="string" calcext:value-type="string">
            <text:p><text:span text:style-name="T1">1.82</text:span></text:p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47.6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0.187</text:span></text:p>
          </table:table-cell>
          <table:table-cell table:style-name="ce4" office:value-type="string" calcext:value-type="string">
            <text:p><text:span text:style-name="T1">27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5])" office:value-type="float" office:value="5" calcext:value-type="float">
            <text:p>5</text:p>
          </table:table-cell>
          <table:table-cell table:style-name="ce16" table:formula="of:=VALUE(LEFT([.A25];[.B25]-1))" office:value-type="float" office:value="50" calcext:value-type="float">
            <text:p>50.0</text:p>
          </table:table-cell>
          <table:table-cell table:style-name="ce10" table:formula="of:=CONCATENATE(&quot;HFSHS &quot;;[.A25];&quot; x &quot;;TEXT([.F25];&quot;##.0&quot;))" office:value-type="string" office:string-value="HFSHS 50  x  50 x 5.6" calcext:value-type="string">
            <text:p>HFSHS 50 <text:s/>x <text:s/>50 x 5.6</text:p>
          </table:table-cell>
          <table:table-cell table:style-name="ce10" table:formula="of:=TEXT([.C25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.54</text:span></text:p>
          </table:table-cell>
          <table:table-cell table:style-name="ce4" office:value-type="string" calcext:value-type="string">
            <text:p><text:span text:style-name="T1">9.61</text:span></text:p>
          </table:table-cell>
          <table:table-cell table:style-name="ce4" office:value-type="string" calcext:value-type="string">
            <text:p><text:span text:style-name="T1">5.93</text:span></text:p>
          </table:table-cell>
          <table:table-cell table:style-name="ce4" office:value-type="string" calcext:value-type="string">
            <text:p><text:span text:style-name="T1">30.8</text:span></text:p>
          </table:table-cell>
          <table:table-cell table:style-name="ce4" office:value-type="string" calcext:value-type="string">
            <text:p><text:span text:style-name="T1">1.79</text:span></text:p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51.3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0.186</text:span></text:p>
          </table:table-cell>
          <table:table-cell table:style-name="ce4" office:value-type="string" calcext:value-type="string">
            <text:p><text:span text:style-name="T1">24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6])" office:value-type="float" office:value="5" calcext:value-type="float">
            <text:p>5</text:p>
          </table:table-cell>
          <table:table-cell table:style-name="ce16" table:formula="of:=VALUE(LEFT([.A26];[.B26]-1))" office:value-type="float" office:value="50" calcext:value-type="float">
            <text:p>50.0</text:p>
          </table:table-cell>
          <table:table-cell table:style-name="ce10" table:formula="of:=CONCATENATE(&quot;HFSHS &quot;;[.A26];&quot; x &quot;;TEXT([.F26];&quot;##.0&quot;))" office:value-type="string" office:string-value="HFSHS 50  x  50 x 6.3" calcext:value-type="string">
            <text:p>HFSHS 50 <text:s/>x <text:s/>50 x 6.3</text:p>
          </table:table-cell>
          <table:table-cell table:style-name="ce10" table:formula="of:=TEXT([.C26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.31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style-name="ce4" office:value-type="string" calcext:value-type="string">
            <text:p><text:span text:style-name="T1">4.94</text:span></text:p>
          </table:table-cell>
          <table:table-cell table:style-name="ce4" office:value-type="string" calcext:value-type="string">
            <text:p><text:span text:style-name="T1">32.8</text:span></text:p>
          </table:table-cell>
          <table:table-cell table:style-name="ce4" office:value-type="string" calcext:value-type="string">
            <text:p><text:span text:style-name="T1">1.76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55.2</text:span></text:p>
          </table:table-cell>
          <table:table-cell table:style-name="ce4" office:value-type="string" calcext:value-type="string">
            <text:p><text:span text:style-name="T1">18.8</text:span></text:p>
          </table:table-cell>
          <table:table-cell table:style-name="ce4" office:value-type="string" calcext:value-type="string">
            <text:p><text:span text:style-name="T1">0.184</text:span></text:p>
          </table:table-cell>
          <table:table-cell table:style-name="ce4" office:value-type="string" calcext:value-type="string">
            <text:p><text:span text:style-name="T1">22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7])" office:value-type="float" office:value="5" calcext:value-type="float">
            <text:p>5</text:p>
          </table:table-cell>
          <table:table-cell table:style-name="ce16" table:formula="of:=VALUE(LEFT([.A27];[.B27]-1))" office:value-type="float" office:value="50" calcext:value-type="float">
            <text:p>50.0</text:p>
          </table:table-cell>
          <table:table-cell table:style-name="ce10" table:formula="of:=CONCATENATE(&quot;HFSHS &quot;;[.A27];&quot; x &quot;;TEXT([.F27];&quot;##.0&quot;))" office:value-type="string" office:string-value="HFSHS 50  x  50 x 7.1" calcext:value-type="string">
            <text:p>HFSHS 50 <text:s/>x <text:s/>50 x 7.1</text:p>
          </table:table-cell>
          <table:table-cell table:style-name="ce10" table:formula="of:=TEXT([.C27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.14</text:span></text:p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4.04</text:span></text:p>
          </table:table-cell>
          <table:table-cell table:style-name="ce4" office:value-type="string" calcext:value-type="string">
            <text:p><text:span text:style-name="T1">34.5</text:span></text:p>
          </table:table-cell>
          <table:table-cell table:style-name="ce4" office:value-type="string" calcext:value-type="string">
            <text:p><text:span text:style-name="T1">1.72</text:span></text:p>
          </table:table-cell>
          <table:table-cell table:style-name="ce4" office:value-type="string" calcext:value-type="string">
            <text:p><text:span text:style-name="T1">13.8</text:span></text:p>
          </table:table-cell>
          <table:table-cell table:style-name="ce4" office:value-type="string" calcext:value-type="string">
            <text:p><text:span text:style-name="T1">18.3</text:span></text:p>
          </table:table-cell>
          <table:table-cell table:style-name="ce4" office:value-type="string" calcext:value-type="string">
            <text:p><text:span text:style-name="T1">58.9</text:span></text:p>
          </table:table-cell>
          <table:table-cell table:style-name="ce4" office:value-type="string" calcext:value-type="string">
            <text:p><text:span text:style-name="T1">19.8</text:span></text:p>
          </table:table-cell>
          <table:table-cell table:style-name="ce4" office:value-type="string" calcext:value-type="string">
            <text:p><text:span text:style-name="T1">0.182</text:span></text:p>
          </table:table-cell>
          <table:table-cell table:style-name="ce4" office:value-type="string" calcext:value-type="string">
            <text:p><text:span text:style-name="T1">19.9</text:span>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<text:span text:style-name="T5">50  x  50</text:span></text:p>
          </table:table-cell>
          <table:table-cell table:style-name="ce10" table:formula="of:=SEARCH(&quot;x&quot;;[.A28])" office:value-type="float" office:value="5" calcext:value-type="float">
            <text:p>5</text:p>
          </table:table-cell>
          <table:table-cell table:style-name="ce16" table:formula="of:=VALUE(LEFT([.A28];[.B28]-1))" office:value-type="float" office:value="50" calcext:value-type="float">
            <text:p>50.0</text:p>
          </table:table-cell>
          <table:table-cell table:style-name="ce12" table:formula="of:=CONCATENATE(&quot;HFSHS &quot;;[.A28];&quot; x &quot;;TEXT([.F28];&quot;##.0&quot;))" office:value-type="string" office:string-value="HFSHS 50  x  50 x 8.0" calcext:value-type="string">
            <text:p>HFSHS 50 <text:s/>x <text:s/>50 x 8.0</text:p>
          </table:table-cell>
          <table:table-cell table:style-name="ce12" table:formula="of:=TEXT([.C28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.0</text:span></text:p>
          </table:table-cell>
          <table:table-cell table:style-name="ce4" office:value-type="string" calcext:value-type="string">
            <text:p><text:span text:style-name="T1">12.8</text:span></text:p>
          </table:table-cell>
          <table:table-cell table:style-name="ce4" office:value-type="string" calcext:value-type="string">
            <text:p><text:span text:style-name="T1">3.25</text:span></text:p>
          </table:table-cell>
          <table:table-cell table:style-name="ce4" office:value-type="string" calcext:value-type="string">
            <text:p><text:span text:style-name="T1">36.0</text:span></text:p>
          </table:table-cell>
          <table:table-cell table:style-name="ce4" office:value-type="string" calcext:value-type="string">
            <text:p><text:span text:style-name="T1">1.68</text:span></text:p>
          </table:table-cell>
          <table:table-cell table:style-name="ce4" office:value-type="string" calcext:value-type="string">
            <text:p><text:span text:style-name="T1">14.4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62.3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style-name="ce4" office:value-type="string" calcext:value-type="string">
            <text:p><text:span text:style-name="T1">0.179</text:span></text:p>
          </table:table-cell>
          <table:table-cell table:style-name="ce4" office:value-type="string" calcext:value-type="string">
            <text:p><text:span text:style-name="T1">17.9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60  x  60</text:span></text:p>
          </table:table-cell>
          <table:table-cell table:style-name="ce10" table:formula="of:=SEARCH(&quot;x&quot;;[.A29])" office:value-type="float" office:value="5" calcext:value-type="float">
            <text:p>5</text:p>
          </table:table-cell>
          <table:table-cell table:style-name="ce16" table:formula="of:=VALUE(LEFT([.A29];[.B29]-1))" office:value-type="float" office:value="60" calcext:value-type="float">
            <text:p>60.0</text:p>
          </table:table-cell>
          <table:table-cell table:style-name="ce11" table:formula="of:=CONCATENATE(&quot;HFSHS &quot;;[.A29];&quot; x &quot;;TEXT([.F29];&quot;##.0&quot;))" office:value-type="string" office:string-value="HFSHS 60  x  60 x 2.9" calcext:value-type="string">
            <text:p>HFSHS 60 <text:s/>x <text:s/>60 x 2.9</text:p>
          </table:table-cell>
          <table:table-cell table:style-name="ce11" table:formula="of:=TEXT([.C29];&quot;.0&quot;)" office:value-type="string" office:string-value="60.0" calcext:value-type="string">
            <text:p>60.0</text:p>
          </table:table-cell>
          <table:table-cell table:style-name="ce8" office:value-type="string" calcext:value-type="string">
            <text:p><text:span text:style-name="T5">2.9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5.13</text:span></text:p>
          </table:table-cell>
          <table:table-cell table:style-name="ce8" office:value-type="string" calcext:value-type="string">
            <text:p><text:span text:style-name="T1">6.53</text:span></text:p>
          </table:table-cell>
          <table:table-cell table:style-name="ce8" office:value-type="string" calcext:value-type="string">
            <text:p><text:span text:style-name="T1">17.7</text:span></text:p>
          </table:table-cell>
          <table:table-cell table:style-name="ce8" office:value-type="string" calcext:value-type="string">
            <text:p><text:span text:style-name="T1">35.2</text:span></text:p>
          </table:table-cell>
          <table:table-cell table:style-name="ce8" office:value-type="string" calcext:value-type="string">
            <text:p><text:span text:style-name="T1">2.32</text:span></text:p>
          </table:table-cell>
          <table:table-cell table:style-name="ce8" office:value-type="string" calcext:value-type="string">
            <text:p><text:span text:style-name="T1">11.7</text:span></text:p>
          </table:table-cell>
          <table:table-cell table:style-name="ce8" office:value-type="string" calcext:value-type="string">
            <text:p><text:span text:style-name="T1">13.9</text:span></text:p>
          </table:table-cell>
          <table:table-cell table:style-name="ce8" office:value-type="string" calcext:value-type="string">
            <text:p><text:span text:style-name="T1">55.3</text:span></text:p>
          </table:table-cell>
          <table:table-cell table:style-name="ce8" office:value-type="string" calcext:value-type="string">
            <text:p><text:span text:style-name="T1">17.2</text:span></text:p>
          </table:table-cell>
          <table:table-cell table:style-name="ce8" office:value-type="string" calcext:value-type="string">
            <text:p><text:span text:style-name="T1">0.233</text:span></text:p>
          </table:table-cell>
          <table:table-cell table:style-name="ce8" office:value-type="string" calcext:value-type="string">
            <text:p><text:span text:style-name="T1">45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0])" office:value-type="float" office:value="5" calcext:value-type="float">
            <text:p>5</text:p>
          </table:table-cell>
          <table:table-cell table:style-name="ce16" table:formula="of:=VALUE(LEFT([.A30];[.B30]-1))" office:value-type="float" office:value="60" calcext:value-type="float">
            <text:p>60.0</text:p>
          </table:table-cell>
          <table:table-cell table:style-name="ce10" table:formula="of:=CONCATENATE(&quot;HFSHS &quot;;[.A30];&quot; x &quot;;TEXT([.F30];&quot;##.0&quot;))" office:value-type="string" office:string-value="HFSHS 60  x  60 x 3.0" calcext:value-type="string">
            <text:p>HFSHS 60 <text:s/>x <text:s/>60 x 3.0</text:p>
          </table:table-cell>
          <table:table-cell table:style-name="ce10" table:formula="of:=TEXT([.C30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3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.29</text:span></text:p>
          </table:table-cell>
          <table:table-cell table:style-name="ce4" office:value-type="string" calcext:value-type="string">
            <text:p><text:span text:style-name="T1">6.74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36.2</text:span></text:p>
          </table:table-cell>
          <table:table-cell table:style-name="ce4" office:value-type="string" calcext:value-type="string">
            <text:p><text:span text:style-name="T1">2.32</text:span></text:p>
          </table:table-cell>
          <table:table-cell table:style-name="ce4" office:value-type="string" calcext:value-type="string">
            <text:p><text:span text:style-name="T1">12.1</text:span></text:p>
          </table:table-cell>
          <table:table-cell table:style-name="ce4" office:value-type="string" calcext:value-type="string">
            <text:p><text:span text:style-name="T1">14.3</text:span></text:p>
          </table:table-cell>
          <table:table-cell table:style-name="ce4" office:value-type="string" calcext:value-type="string">
            <text:p><text:span text:style-name="T1">56.9</text:span></text:p>
          </table:table-cell>
          <table:table-cell table:style-name="ce4" office:value-type="string" calcext:value-type="string">
            <text:p><text:span text:style-name="T1">17.7</text:span></text:p>
          </table:table-cell>
          <table:table-cell table:style-name="ce4" office:value-type="string" calcext:value-type="string">
            <text:p><text:span text:style-name="T1">0.232</text:span></text:p>
          </table:table-cell>
          <table:table-cell table:style-name="ce4" office:value-type="string" calcext:value-type="string">
            <text:p><text:span text:style-name="T1">43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1])" office:value-type="float" office:value="5" calcext:value-type="float">
            <text:p>5</text:p>
          </table:table-cell>
          <table:table-cell table:style-name="ce16" table:formula="of:=VALUE(LEFT([.A31];[.B31]-1))" office:value-type="float" office:value="60" calcext:value-type="float">
            <text:p>60.0</text:p>
          </table:table-cell>
          <table:table-cell table:style-name="ce10" table:formula="of:=CONCATENATE(&quot;HFSHS &quot;;[.A31];&quot; x &quot;;TEXT([.F31];&quot;##.0&quot;))" office:value-type="string" office:string-value="HFSHS 60  x  60 x 3.2" calcext:value-type="string">
            <text:p>HFSHS 60 <text:s/>x <text:s/>60 x 3.2</text:p>
          </table:table-cell>
          <table:table-cell table:style-name="ce10" table:formula="of:=TEXT([.C31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.62</text:span></text:p>
          </table:table-cell>
          <table:table-cell table:style-name="ce4" office:value-type="string" calcext:value-type="string">
            <text:p><text:span text:style-name="T1">7.16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38.2</text:span></text:p>
          </table:table-cell>
          <table:table-cell table:style-name="ce4" office:value-type="string" calcext:value-type="string">
            <text:p><text:span text:style-name="T1">2.31</text:span></text:p>
          </table:table-cell>
          <table:table-cell table:style-name="ce4" office:value-type="string" calcext:value-type="string">
            <text:p><text:span text:style-name="T1">12.7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60.2</text:span></text:p>
          </table:table-cell>
          <table:table-cell table:style-name="ce4" office:value-type="string" calcext:value-type="string">
            <text:p><text:span text:style-name="T1">18.6</text:span></text:p>
          </table:table-cell>
          <table:table-cell table:style-name="ce4" office:value-type="string" calcext:value-type="string">
            <text:p><text:span text:style-name="T1">0.232</text:span></text:p>
          </table:table-cell>
          <table:table-cell table:style-name="ce4" office:value-type="string" calcext:value-type="string">
            <text:p><text:span text:style-name="T1">41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2])" office:value-type="float" office:value="5" calcext:value-type="float">
            <text:p>5</text:p>
          </table:table-cell>
          <table:table-cell table:style-name="ce16" table:formula="of:=VALUE(LEFT([.A32];[.B32]-1))" office:value-type="float" office:value="60" calcext:value-type="float">
            <text:p>60.0</text:p>
          </table:table-cell>
          <table:table-cell table:style-name="ce10" table:formula="of:=CONCATENATE(&quot;HFSHS &quot;;[.A32];&quot; x &quot;;TEXT([.F32];&quot;##.0&quot;))" office:value-type="string" office:string-value="HFSHS 60  x  60 x 3.6" calcext:value-type="string">
            <text:p>HFSHS 60 <text:s/>x <text:s/>60 x 3.6</text:p>
          </table:table-cell>
          <table:table-cell table:style-name="ce10" table:formula="of:=TEXT([.C32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.27</text:span></text:p>
          </table:table-cell>
          <table:table-cell table:style-name="ce4" office:value-type="string" calcext:value-type="string">
            <text:p><text:span text:style-name="T1">7.98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41.9</text:span></text:p>
          </table:table-cell>
          <table:table-cell table:style-name="ce4" office:value-type="string" calcext:value-type="string">
            <text:p><text:span text:style-name="T1">2.29</text:span></text:p>
          </table:table-cell>
          <table:table-cell table:style-name="ce4" office:value-type="string" calcext:value-type="string">
            <text:p><text:span text:style-name="T1">14.0</text:span></text:p>
          </table:table-cell>
          <table:table-cell table:style-name="ce4" office:value-type="string" calcext:value-type="string">
            <text:p><text:span text:style-name="T1">16.8</text:span></text:p>
          </table:table-cell>
          <table:table-cell table:style-name="ce4" office:value-type="string" calcext:value-type="string">
            <text:p><text:span text:style-name="T1">66.5</text:span></text:p>
          </table:table-cell>
          <table:table-cell table:style-name="ce4" office:value-type="string" calcext:value-type="string">
            <text:p><text:span text:style-name="T1">20.4</text:span></text:p>
          </table:table-cell>
          <table:table-cell table:style-name="ce4" office:value-type="string" calcext:value-type="string">
            <text:p><text:span text:style-name="T1">0.231</text:span></text:p>
          </table:table-cell>
          <table:table-cell table:style-name="ce4" office:value-type="string" calcext:value-type="string">
            <text:p><text:span text:style-name="T1">36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3])" office:value-type="float" office:value="5" calcext:value-type="float">
            <text:p>5</text:p>
          </table:table-cell>
          <table:table-cell table:style-name="ce16" table:formula="of:=VALUE(LEFT([.A33];[.B33]-1))" office:value-type="float" office:value="60" calcext:value-type="float">
            <text:p>60.0</text:p>
          </table:table-cell>
          <table:table-cell table:style-name="ce10" table:formula="of:=CONCATENATE(&quot;HFSHS &quot;;[.A33];&quot; x &quot;;TEXT([.F33];&quot;##.0&quot;))" office:value-type="string" office:string-value="HFSHS 60  x  60 x 4.0" calcext:value-type="string">
            <text:p>HFSHS 60 <text:s/>x <text:s/>60 x 4.0</text:p>
          </table:table-cell>
          <table:table-cell table:style-name="ce10" table:formula="of:=TEXT([.C33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90</text:span></text:p>
          </table:table-cell>
          <table:table-cell table:style-name="ce4" office:value-type="string" calcext:value-type="string">
            <text:p><text:span text:style-name="T1">8.79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45.4</text:span></text:p>
          </table:table-cell>
          <table:table-cell table:style-name="ce4" office:value-type="string" calcext:value-type="string">
            <text:p><text:span text:style-name="T1">2.27</text:span></text:p>
          </table:table-cell>
          <table:table-cell table:style-name="ce4" office:value-type="string" calcext:value-type="string">
            <text:p><text:span text:style-name="T1">15.1</text:span></text:p>
          </table:table-cell>
          <table:table-cell table:style-name="ce4" office:value-type="string" calcext:value-type="string">
            <text:p><text:span text:style-name="T1">18.3</text:span></text:p>
          </table:table-cell>
          <table:table-cell table:style-name="ce4" office:value-type="string" calcext:value-type="string">
            <text:p><text:span text:style-name="T1">72.5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0.230</text:span></text:p>
          </table:table-cell>
          <table:table-cell table:style-name="ce4" office:value-type="string" calcext:value-type="string">
            <text:p><text:span text:style-name="T1">33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4])" office:value-type="float" office:value="5" calcext:value-type="float">
            <text:p>5</text:p>
          </table:table-cell>
          <table:table-cell table:style-name="ce16" table:formula="of:=VALUE(LEFT([.A34];[.B34]-1))" office:value-type="float" office:value="60" calcext:value-type="float">
            <text:p>60.0</text:p>
          </table:table-cell>
          <table:table-cell table:style-name="ce10" table:formula="of:=CONCATENATE(&quot;HFSHS &quot;;[.A34];&quot; x &quot;;TEXT([.F34];&quot;##.0&quot;))" office:value-type="string" office:string-value="HFSHS 60  x  60 x 5.0" calcext:value-type="string">
            <text:p>HFSHS 60 <text:s/>x <text:s/>60 x 5.0</text:p>
          </table:table-cell>
          <table:table-cell table:style-name="ce10" table:formula="of:=TEXT([.C34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.42</text:span></text:p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style-name="ce4" office:value-type="string" calcext:value-type="string">
            <text:p><text:span text:style-name="T1">9.00</text:span></text:p>
          </table:table-cell>
          <table:table-cell table:style-name="ce4" office:value-type="string" calcext:value-type="string">
            <text:p><text:span text:style-name="T1">53.3</text:span></text:p>
          </table:table-cell>
          <table:table-cell table:style-name="ce4" office:value-type="string" calcext:value-type="string">
            <text:p><text:span text:style-name="T1">2.23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21.9</text:span></text:p>
          </table:table-cell>
          <table:table-cell table:style-name="ce4" office:value-type="string" calcext:value-type="string">
            <text:p><text:span text:style-name="T1">86.4</text:span></text:p>
          </table:table-cell>
          <table:table-cell table:style-name="ce4" office:value-type="string" calcext:value-type="string">
            <text:p><text:span text:style-name="T1">25.7</text:span></text:p>
          </table:table-cell>
          <table:table-cell table:style-name="ce4" office:value-type="string" calcext:value-type="string">
            <text:p><text:span text:style-name="T1">0.227</text:span></text:p>
          </table:table-cell>
          <table:table-cell table:style-name="ce4" office:value-type="string" calcext:value-type="string">
            <text:p><text:span text:style-name="T1">27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5])" office:value-type="float" office:value="5" calcext:value-type="float">
            <text:p>5</text:p>
          </table:table-cell>
          <table:table-cell table:style-name="ce16" table:formula="of:=VALUE(LEFT([.A35];[.B35]-1))" office:value-type="float" office:value="60" calcext:value-type="float">
            <text:p>60.0</text:p>
          </table:table-cell>
          <table:table-cell table:style-name="ce10" table:formula="of:=CONCATENATE(&quot;HFSHS &quot;;[.A35];&quot; x &quot;;TEXT([.F35];&quot;##.0&quot;))" office:value-type="string" office:string-value="HFSHS 60  x  60 x 5.6" calcext:value-type="string">
            <text:p>HFSHS 60 <text:s/>x <text:s/>60 x 5.6</text:p>
          </table:table-cell>
          <table:table-cell table:style-name="ce10" table:formula="of:=TEXT([.C35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.3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7.71</text:span></text:p>
          </table:table-cell>
          <table:table-cell table:style-name="ce4" office:value-type="string" calcext:value-type="string">
            <text:p><text:span text:style-name="T1">57.4</text:span></text:p>
          </table:table-cell>
          <table:table-cell table:style-name="ce4" office:value-type="string" calcext:value-type="string">
            <text:p><text:span text:style-name="T1">2.20</text:span></text:p>
          </table:table-cell>
          <table:table-cell table:style-name="ce4" office:value-type="string" calcext:value-type="string">
            <text:p><text:span text:style-name="T1">19.1</text:span></text:p>
          </table:table-cell>
          <table:table-cell table:style-name="ce4" office:value-type="string" calcext:value-type="string">
            <text:p><text:span text:style-name="T1">23.9</text:span></text:p>
          </table:table-cell>
          <table:table-cell table:style-name="ce4" office:value-type="string" calcext:value-type="string">
            <text:p><text:span text:style-name="T1">93.9</text:span></text:p>
          </table:table-cell>
          <table:table-cell table:style-name="ce4" office:value-type="string" calcext:value-type="string">
            <text:p><text:span text:style-name="T1">27.6</text:span></text:p>
          </table:table-cell>
          <table:table-cell table:style-name="ce4" office:value-type="string" calcext:value-type="string">
            <text:p><text:span text:style-name="T1">0.226</text:span></text:p>
          </table:table-cell>
          <table:table-cell table:style-name="ce4" office:value-type="string" calcext:value-type="string">
            <text:p><text:span text:style-name="T1">24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6])" office:value-type="float" office:value="5" calcext:value-type="float">
            <text:p>5</text:p>
          </table:table-cell>
          <table:table-cell table:style-name="ce16" table:formula="of:=VALUE(LEFT([.A36];[.B36]-1))" office:value-type="float" office:value="60" calcext:value-type="float">
            <text:p>60.0</text:p>
          </table:table-cell>
          <table:table-cell table:style-name="ce10" table:formula="of:=CONCATENATE(&quot;HFSHS &quot;;[.A36];&quot; x &quot;;TEXT([.F36];&quot;##.0&quot;))" office:value-type="string" office:string-value="HFSHS 60  x  60 x 6.3" calcext:value-type="string">
            <text:p>HFSHS 60 <text:s/>x <text:s/>60 x 6.3</text:p>
          </table:table-cell>
          <table:table-cell table:style-name="ce10" table:formula="of:=TEXT([.C36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0.3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6.52</text:span></text:p>
          </table:table-cell>
          <table:table-cell table:style-name="ce4" office:value-type="string" calcext:value-type="string">
            <text:p><text:span text:style-name="T1">61.6</text:span></text:p>
          </table:table-cell>
          <table:table-cell table:style-name="ce4" office:value-type="string" calcext:value-type="string">
            <text:p><text:span text:style-name="T1">2.17</text:span></text:p>
          </table:table-cell>
          <table:table-cell table:style-name="ce4" office:value-type="string" calcext:value-type="string">
            <text:p><text:span text:style-name="T1">20.5</text:span></text:p>
          </table:table-cell>
          <table:table-cell table:style-name="ce4" office:value-type="string" calcext:value-type="string">
            <text:p><text:span text:style-name="T1">26.0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29.6</text:span></text:p>
          </table:table-cell>
          <table:table-cell table:style-name="ce4" office:value-type="string" calcext:value-type="string">
            <text:p><text:span text:style-name="T1">0.224</text:span></text:p>
          </table:table-cell>
          <table:table-cell table:style-name="ce4" office:value-type="string" calcext:value-type="string">
            <text:p><text:span text:style-name="T1">21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7])" office:value-type="float" office:value="5" calcext:value-type="float">
            <text:p>5</text:p>
          </table:table-cell>
          <table:table-cell table:style-name="ce16" table:formula="of:=VALUE(LEFT([.A37];[.B37]-1))" office:value-type="float" office:value="60" calcext:value-type="float">
            <text:p>60.0</text:p>
          </table:table-cell>
          <table:table-cell table:style-name="ce10" table:formula="of:=CONCATENATE(&quot;HFSHS &quot;;[.A37];&quot; x &quot;;TEXT([.F37];&quot;##.0&quot;))" office:value-type="string" office:string-value="HFSHS 60  x  60 x 7.1" calcext:value-type="string">
            <text:p>HFSHS 60 <text:s/>x <text:s/>60 x 7.1</text:p>
          </table:table-cell>
          <table:table-cell table:style-name="ce10" table:formula="of:=TEXT([.C37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1.4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5.45</text:span></text:p>
          </table:table-cell>
          <table:table-cell table:style-name="ce4" office:value-type="string" calcext:value-type="string">
            <text:p><text:span text:style-name="T1">65.8</text:span></text:p>
          </table:table-cell>
          <table:table-cell table:style-name="ce4" office:value-type="string" calcext:value-type="string">
            <text:p><text:span text:style-name="T1">2.13</text:span></text:p>
          </table:table-cell>
          <table:table-cell table:style-name="ce4" office:value-type="string" calcext:value-type="string">
            <text:p><text:span text:style-name="T1">21.9</text:span></text:p>
          </table:table-cell>
          <table:table-cell table:style-name="ce4" office:value-type="string" calcext:value-type="string">
            <text:p><text:span text:style-name="T1">28.2</text:span></text:p>
          </table:table-cell>
          <table:table-cell table:style-name="ce4" office:value-type="string" calcext:value-type="string">
            <text:p><text:span text:style-name="T1">110</text:span></text:p>
          </table:table-cell>
          <table:table-cell table:style-name="ce4" office:value-type="string" calcext:value-type="string">
            <text:p><text:span text:style-name="T1">31.6</text:span></text:p>
          </table:table-cell>
          <table:table-cell table:style-name="ce4" office:value-type="string" calcext:value-type="string">
            <text:p><text:span text:style-name="T1">0.222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<text:span text:style-name="T5">60  x  60</text:span></text:p>
          </table:table-cell>
          <table:table-cell table:style-name="ce10" table:formula="of:=SEARCH(&quot;x&quot;;[.A38])" office:value-type="float" office:value="5" calcext:value-type="float">
            <text:p>5</text:p>
          </table:table-cell>
          <table:table-cell table:style-name="ce16" table:formula="of:=VALUE(LEFT([.A38];[.B38]-1))" office:value-type="float" office:value="60" calcext:value-type="float">
            <text:p>60.0</text:p>
          </table:table-cell>
          <table:table-cell table:style-name="ce12" table:formula="of:=CONCATENATE(&quot;HFSHS &quot;;[.A38];&quot; x &quot;;TEXT([.F38];&quot;##.0&quot;))" office:value-type="string" office:string-value="HFSHS 60  x  60 x 8.0" calcext:value-type="string">
            <text:p>HFSHS 60 <text:s/>x <text:s/>60 x 8.0</text:p>
          </table:table-cell>
          <table:table-cell table:style-name="ce12" table:formula="of:=TEXT([.C38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2.5</text:span></text:p>
          </table:table-cell>
          <table:table-cell table:style-name="ce4" office:value-type="string" calcext:value-type="string">
            <text:p><text:span text:style-name="T1">16.0</text:span></text:p>
          </table:table-cell>
          <table:table-cell table:style-name="ce4" office:value-type="string" calcext:value-type="string">
            <text:p><text:span text:style-name="T1">4.50</text:span></text:p>
          </table:table-cell>
          <table:table-cell table:style-name="ce4" office:value-type="string" calcext:value-type="string">
            <text:p><text:span text:style-name="T1">69.7</text:span></text:p>
          </table:table-cell>
          <table:table-cell table:style-name="ce4" office:value-type="string" calcext:value-type="string">
            <text:p><text:span text:style-name="T1">2.09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style-name="ce4" office:value-type="string" calcext:value-type="string">
            <text:p><text:span text:style-name="T1">30.4</text:span></text:p>
          </table:table-cell>
          <table:table-cell table:style-name="ce4" office:value-type="string" calcext:value-type="string">
            <text:p><text:span text:style-name="T1">118</text:span></text:p>
          </table:table-cell>
          <table:table-cell table:style-name="ce4" office:value-type="string" calcext:value-type="string">
            <text:p><text:span text:style-name="T1">33.4</text:span></text:p>
          </table:table-cell>
          <table:table-cell table:style-name="ce4" office:value-type="string" calcext:value-type="string">
            <text:p><text:span text:style-name="T1">0.219</text:span></text:p>
          </table:table-cell>
          <table:table-cell table:style-name="ce4" office:value-type="string" calcext:value-type="string">
            <text:p><text:span text:style-name="T1">17.5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70  x  70</text:span></text:p>
          </table:table-cell>
          <table:table-cell table:style-name="ce10" table:formula="of:=SEARCH(&quot;x&quot;;[.A39])" office:value-type="float" office:value="5" calcext:value-type="float">
            <text:p>5</text:p>
          </table:table-cell>
          <table:table-cell table:style-name="ce16" table:formula="of:=VALUE(LEFT([.A39];[.B39]-1))" office:value-type="float" office:value="70" calcext:value-type="float">
            <text:p>70.0</text:p>
          </table:table-cell>
          <table:table-cell table:style-name="ce11" table:formula="of:=CONCATENATE(&quot;HFSHS &quot;;[.A39];&quot; x &quot;;TEXT([.F39];&quot;##.0&quot;))" office:value-type="string" office:string-value="HFSHS 70  x  70 x 3.0" calcext:value-type="string">
            <text:p>HFSHS 70 <text:s/>x <text:s/>70 x 3.0</text:p>
          </table:table-cell>
          <table:table-cell table:style-name="ce11" table:formula="of:=TEXT([.C39];&quot;.0&quot;)" office:value-type="string" office:string-value="70.0" calcext:value-type="string">
            <text:p>70.0</text:p>
          </table:table-cell>
          <table:table-cell table:style-name="ce8" office:value-type="string" calcext:value-type="string">
            <text:p><text:span text:style-name="T5">3.0</text:span></text:p>
          </table:table-cell>
          <table:table-cell table:style-name="ce8" office:value-type="string" calcext:value-type="string">
            <text:p><text:span text:style-name="T1">#</text:span></text:p>
          </table:table-cell>
          <table:table-cell table:style-name="ce8" office:value-type="string" calcext:value-type="string">
            <text:p><text:span text:style-name="T1">6.24</text:span></text:p>
          </table:table-cell>
          <table:table-cell table:style-name="ce8" office:value-type="string" calcext:value-type="string">
            <text:p><text:span text:style-name="T1">7.94</text:span></text:p>
          </table:table-cell>
          <table:table-cell table:style-name="ce8" office:value-type="string" calcext:value-type="string">
            <text:p><text:span text:style-name="T1">20.3</text:span></text:p>
          </table:table-cell>
          <table:table-cell table:style-name="ce8" office:value-type="string" calcext:value-type="string">
            <text:p><text:span text:style-name="T1">59.0</text:span></text:p>
          </table:table-cell>
          <table:table-cell table:style-name="ce8" office:value-type="string" calcext:value-type="string">
            <text:p><text:span text:style-name="T1">2.73</text:span></text:p>
          </table:table-cell>
          <table:table-cell table:style-name="ce8" office:value-type="string" calcext:value-type="string">
            <text:p><text:span text:style-name="T1">16.9</text:span></text:p>
          </table:table-cell>
          <table:table-cell table:style-name="ce8" office:value-type="string" calcext:value-type="string">
            <text:p><text:span text:style-name="T1">19.9</text:span></text:p>
          </table:table-cell>
          <table:table-cell table:style-name="ce8" office:value-type="string" calcext:value-type="string">
            <text:p><text:span text:style-name="T1">92.2</text:span></text:p>
          </table:table-cell>
          <table:table-cell table:style-name="ce8" office:value-type="string" calcext:value-type="string">
            <text:p><text:span text:style-name="T1">24.8</text:span></text:p>
          </table:table-cell>
          <table:table-cell table:style-name="ce8" office:value-type="string" calcext:value-type="string">
            <text:p><text:span text:style-name="T1">0.272</text:span></text:p>
          </table:table-cell>
          <table:table-cell table:style-name="ce8" office:value-type="string" calcext:value-type="string">
            <text:p><text:span text:style-name="T1">43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0])" office:value-type="float" office:value="5" calcext:value-type="float">
            <text:p>5</text:p>
          </table:table-cell>
          <table:table-cell table:style-name="ce16" table:formula="of:=VALUE(LEFT([.A40];[.B40]-1))" office:value-type="float" office:value="70" calcext:value-type="float">
            <text:p>70.0</text:p>
          </table:table-cell>
          <table:table-cell table:style-name="ce10" table:formula="of:=CONCATENATE(&quot;HFSHS &quot;;[.A40];&quot; x &quot;;TEXT([.F40];&quot;##.0&quot;))" office:value-type="string" office:string-value="HFSHS 70  x  70 x 3.2" calcext:value-type="string">
            <text:p>HFSHS 70 <text:s/>x <text:s/>70 x 3.2</text:p>
          </table:table-cell>
          <table:table-cell table:style-name="ce10" table:formula="of:=TEXT([.C40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63</text:span></text:p>
          </table:table-cell>
          <table:table-cell table:style-name="ce4" office:value-type="string" calcext:value-type="string">
            <text:p><text:span text:style-name="T1">8.44</text:span></text:p>
          </table:table-cell>
          <table:table-cell table:style-name="ce4" office:value-type="string" calcext:value-type="string">
            <text:p><text:span text:style-name="T1">18.9</text:span></text:p>
          </table:table-cell>
          <table:table-cell table:style-name="ce4" office:value-type="string" calcext:value-type="string">
            <text:p><text:span text:style-name="T1">62.3</text:span></text:p>
          </table:table-cell>
          <table:table-cell table:style-name="ce4" office:value-type="string" calcext:value-type="string">
            <text:p><text:span text:style-name="T1">2.72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21.0</text:span></text:p>
          </table:table-cell>
          <table:table-cell table:style-name="ce4" office:value-type="string" calcext:value-type="string">
            <text:p><text:span text:style-name="T1">97.6</text:span></text:p>
          </table:table-cell>
          <table:table-cell table:style-name="ce4" office:value-type="string" calcext:value-type="string">
            <text:p><text:span text:style-name="T1">26.1</text:span></text:p>
          </table:table-cell>
          <table:table-cell table:style-name="ce4" office:value-type="string" calcext:value-type="string">
            <text:p><text:span text:style-name="T1">0.272</text:span></text:p>
          </table:table-cell>
          <table:table-cell table:style-name="ce4" office:value-type="string" calcext:value-type="string">
            <text:p><text:span text:style-name="T1">41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1])" office:value-type="float" office:value="5" calcext:value-type="float">
            <text:p>5</text:p>
          </table:table-cell>
          <table:table-cell table:style-name="ce16" table:formula="of:=VALUE(LEFT([.A41];[.B41]-1))" office:value-type="float" office:value="70" calcext:value-type="float">
            <text:p>70.0</text:p>
          </table:table-cell>
          <table:table-cell table:style-name="ce10" table:formula="of:=CONCATENATE(&quot;HFSHS &quot;;[.A41];&quot; x &quot;;TEXT([.F41];&quot;##.0&quot;))" office:value-type="string" office:string-value="HFSHS 70  x  70 x 3.6" calcext:value-type="string">
            <text:p>HFSHS 70 <text:s/>x <text:s/>70 x 3.6</text:p>
          </table:table-cell>
          <table:table-cell table:style-name="ce10" table:formula="of:=TEXT([.C41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.40</text:span></text:p>
          </table:table-cell>
          <table:table-cell table:style-name="ce4" office:value-type="string" calcext:value-type="string">
            <text:p><text:span text:style-name="T1">9.42</text:span></text:p>
          </table:table-cell>
          <table:table-cell table:style-name="ce4" office:value-type="string" calcext:value-type="string">
            <text:p><text:span text:style-name="T1">16.4</text:span></text:p>
          </table:table-cell>
          <table:table-cell table:style-name="ce4" office:value-type="string" calcext:value-type="string">
            <text:p><text:span text:style-name="T1">68.6</text:span></text:p>
          </table:table-cell>
          <table:table-cell table:style-name="ce4" office:value-type="string" calcext:value-type="string">
            <text:p><text:span text:style-name="T1">2.70</text:span></text:p>
          </table:table-cell>
          <table:table-cell table:style-name="ce4" office:value-type="string" calcext:value-type="string">
            <text:p><text:span text:style-name="T1">19.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28.7</text:span></text:p>
          </table:table-cell>
          <table:table-cell table:style-name="ce4" office:value-type="string" calcext:value-type="string">
            <text:p><text:span text:style-name="T1">0.271</text:span></text:p>
          </table:table-cell>
          <table:table-cell table:style-name="ce4" office:value-type="string" calcext:value-type="string">
            <text:p><text:span text:style-name="T1">36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2])" office:value-type="float" office:value="5" calcext:value-type="float">
            <text:p>5</text:p>
          </table:table-cell>
          <table:table-cell table:style-name="ce16" table:formula="of:=VALUE(LEFT([.A42];[.B42]-1))" office:value-type="float" office:value="70" calcext:value-type="float">
            <text:p>70.0</text:p>
          </table:table-cell>
          <table:table-cell table:style-name="ce10" table:formula="of:=CONCATENATE(&quot;HFSHS &quot;;[.A42];&quot; x &quot;;TEXT([.F42];&quot;##.0&quot;))" office:value-type="string" office:string-value="HFSHS 70  x  70 x 4.0" calcext:value-type="string">
            <text:p>HFSHS 70 <text:s/>x <text:s/>70 x 4.0</text:p>
          </table:table-cell>
          <table:table-cell table:style-name="ce10" table:formula="of:=TEXT([.C42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.15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74.7</text:span></text:p>
          </table:table-cell>
          <table:table-cell table:style-name="ce4" office:value-type="string" calcext:value-type="string">
            <text:p><text:span text:style-name="T1">2.68</text:span></text:p>
          </table:table-cell>
          <table:table-cell table:style-name="ce4" office:value-type="string" calcext:value-type="string">
            <text:p><text:span text:style-name="T1">21.3</text:span></text:p>
          </table:table-cell>
          <table:table-cell table:style-name="ce4" office:value-type="string" calcext:value-type="string">
            <text:p><text:span text:style-name="T1">25.5</text:span></text:p>
          </table:table-cell>
          <table:table-cell table:style-name="ce4" office:value-type="string" calcext:value-type="string">
            <text:p><text:span text:style-name="T1">118</text:span></text:p>
          </table:table-cell>
          <table:table-cell table:style-name="ce4" office:value-type="string" calcext:value-type="string">
            <text:p><text:span text:style-name="T1">31.2</text:span></text:p>
          </table:table-cell>
          <table:table-cell table:style-name="ce4" office:value-type="string" calcext:value-type="string">
            <text:p><text:span text:style-name="T1">0.270</text:span></text:p>
          </table:table-cell>
          <table:table-cell table:style-name="ce4" office:value-type="string" calcext:value-type="string">
            <text:p><text:span text:style-name="T1">33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3])" office:value-type="float" office:value="5" calcext:value-type="float">
            <text:p>5</text:p>
          </table:table-cell>
          <table:table-cell table:style-name="ce16" table:formula="of:=VALUE(LEFT([.A43];[.B43]-1))" office:value-type="float" office:value="70" calcext:value-type="float">
            <text:p>70.0</text:p>
          </table:table-cell>
          <table:table-cell table:style-name="ce10" table:formula="of:=CONCATENATE(&quot;HFSHS &quot;;[.A43];&quot; x &quot;;TEXT([.F43];&quot;##.0&quot;))" office:value-type="string" office:string-value="HFSHS 70  x  70 x 5.0" calcext:value-type="string">
            <text:p>HFSHS 70 <text:s/>x <text:s/>70 x 5.0</text:p>
          </table:table-cell>
          <table:table-cell table:style-name="ce10" table:formula="of:=TEXT([.C43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.99</text:span></text:p>
          </table:table-cell>
          <table:table-cell table:style-name="ce4" office:value-type="string" calcext:value-type="string">
            <text:p><text:span text:style-name="T1">12.7</text:span></text:p>
          </table:table-cell>
          <table:table-cell table:style-name="ce4" office:value-type="string" calcext:value-type="string">
            <text:p><text:span text:style-name="T1">11.0</text:span></text:p>
          </table:table-cell>
          <table:table-cell table:style-name="ce4" office:value-type="string" calcext:value-type="string">
            <text:p><text:span text:style-name="T1">88.5</text:span></text:p>
          </table:table-cell>
          <table:table-cell table:style-name="ce4" office:value-type="string" calcext:value-type="string">
            <text:p><text:span text:style-name="T1">2.64</text:span></text:p>
          </table:table-cell>
          <table:table-cell table:style-name="ce4" office:value-type="string" calcext:value-type="string">
            <text:p><text:span text:style-name="T1">25.3</text:span></text:p>
          </table:table-cell>
          <table:table-cell table:style-name="ce4" office:value-type="string" calcext:value-type="string">
            <text:p><text:span text:style-name="T1">30.8</text:span></text:p>
          </table:table-cell>
          <table:table-cell table:style-name="ce4" office:value-type="string" calcext:value-type="string">
            <text:p><text:span text:style-name="T1">142</text:span></text:p>
          </table:table-cell>
          <table:table-cell table:style-name="ce4" office:value-type="string" calcext:value-type="string">
            <text:p><text:span text:style-name="T1">36.8</text:span></text:p>
          </table:table-cell>
          <table:table-cell table:style-name="ce4" office:value-type="string" calcext:value-type="string">
            <text:p><text:span text:style-name="T1">0.267</text:span></text:p>
          </table:table-cell>
          <table:table-cell table:style-name="ce4" office:value-type="string" calcext:value-type="string">
            <text:p><text:span text:style-name="T1">26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4])" office:value-type="float" office:value="5" calcext:value-type="float">
            <text:p>5</text:p>
          </table:table-cell>
          <table:table-cell table:style-name="ce16" table:formula="of:=VALUE(LEFT([.A44];[.B44]-1))" office:value-type="float" office:value="70" calcext:value-type="float">
            <text:p>70.0</text:p>
          </table:table-cell>
          <table:table-cell table:style-name="ce10" table:formula="of:=CONCATENATE(&quot;HFSHS &quot;;[.A44];&quot; x &quot;;TEXT([.F44];&quot;##.0&quot;))" office:value-type="string" office:string-value="HFSHS 70  x  70 x 5.6" calcext:value-type="string">
            <text:p>HFSHS 70 <text:s/>x <text:s/>70 x 5.6</text:p>
          </table:table-cell>
          <table:table-cell table:style-name="ce10" table:formula="of:=TEXT([.C44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14.1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95.9</text:span></text:p>
          </table:table-cell>
          <table:table-cell table:style-name="ce4" office:value-type="string" calcext:value-type="string">
            <text:p><text:span text:style-name="T1">2.61</text:span></text:p>
          </table:table-cell>
          <table:table-cell table:style-name="ce4" office:value-type="string" calcext:value-type="string">
            <text:p><text:span text:style-name="T1">27.4</text:span></text:p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style-name="ce4" office:value-type="string" calcext:value-type="string">
            <text:p><text:span text:style-name="T1">155</text:span></text:p>
          </table:table-cell>
          <table:table-cell table:style-name="ce4" office:value-type="string" calcext:value-type="string">
            <text:p><text:span text:style-name="T1">39.8</text:span></text:p>
          </table:table-cell>
          <table:table-cell table:style-name="ce4" office:value-type="string" calcext:value-type="string">
            <text:p><text:span text:style-name="T1">0.266</text:span></text:p>
          </table:table-cell>
          <table:table-cell table:style-name="ce4" office:value-type="string" calcext:value-type="string">
            <text:p><text:span text:style-name="T1">24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5])" office:value-type="float" office:value="5" calcext:value-type="float">
            <text:p>5</text:p>
          </table:table-cell>
          <table:table-cell table:style-name="ce16" table:formula="of:=VALUE(LEFT([.A45];[.B45]-1))" office:value-type="float" office:value="70" calcext:value-type="float">
            <text:p>70.0</text:p>
          </table:table-cell>
          <table:table-cell table:style-name="ce10" table:formula="of:=CONCATENATE(&quot;HFSHS &quot;;[.A45];&quot; x &quot;;TEXT([.F45];&quot;##.0&quot;))" office:value-type="string" office:string-value="HFSHS 70  x  70 x 6.3" calcext:value-type="string">
            <text:p>HFSHS 70 <text:s/>x <text:s/>70 x 6.3</text:p>
          </table:table-cell>
          <table:table-cell table:style-name="ce10" table:formula="of:=TEXT([.C45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style-name="ce4" office:value-type="string" calcext:value-type="string">
            <text:p><text:span text:style-name="T1">15.6</text:span></text:p>
          </table:table-cell>
          <table:table-cell table:style-name="ce4" office:value-type="string" calcext:value-type="string">
            <text:p><text:span text:style-name="T1">8.11</text:span></text:p>
          </table:table-cell>
          <table:table-cell table:style-name="ce4" office:value-type="string" calcext:value-type="string">
            <text:p><text:span text:style-name="T1">104</text:span></text:p>
          </table:table-cell>
          <table:table-cell table:style-name="ce4" office:value-type="string" calcext:value-type="string">
            <text:p><text:span text:style-name="T1">2.58</text:span></text:p>
          </table:table-cell>
          <table:table-cell table:style-name="ce4" office:value-type="string" calcext:value-type="string">
            <text:p><text:span text:style-name="T1">29.7</text:span></text:p>
          </table:table-cell>
          <table:table-cell table:style-name="ce4" office:value-type="string" calcext:value-type="string">
            <text:p><text:span text:style-name="T1">36.9</text:span></text:p>
          </table:table-cell>
          <table:table-cell table:style-name="ce4" office:value-type="string" calcext:value-type="string">
            <text:p><text:span text:style-name="T1">169</text:span></text:p>
          </table:table-cell>
          <table:table-cell table:style-name="ce4" office:value-type="string" calcext:value-type="string">
            <text:p><text:span text:style-name="T1">42.9</text:span></text:p>
          </table:table-cell>
          <table:table-cell table:style-name="ce4" office:value-type="string" calcext:value-type="string">
            <text:p><text:span text:style-name="T1">0.264</text:span></text:p>
          </table:table-cell>
          <table:table-cell table:style-name="ce4" office:value-type="string" calcext:value-type="string">
            <text:p><text:span text:style-name="T1">21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6])" office:value-type="float" office:value="5" calcext:value-type="float">
            <text:p>5</text:p>
          </table:table-cell>
          <table:table-cell table:style-name="ce16" table:formula="of:=VALUE(LEFT([.A46];[.B46]-1))" office:value-type="float" office:value="70" calcext:value-type="float">
            <text:p>70.0</text:p>
          </table:table-cell>
          <table:table-cell table:style-name="ce10" table:formula="of:=CONCATENATE(&quot;HFSHS &quot;;[.A46];&quot; x &quot;;TEXT([.F46];&quot;##.0&quot;))" office:value-type="string" office:string-value="HFSHS 70  x  70 x 7.1" calcext:value-type="string">
            <text:p>HFSHS 70 <text:s/>x <text:s/>70 x 7.1</text:p>
          </table:table-cell>
          <table:table-cell table:style-name="ce10" table:formula="of:=TEXT([.C46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style-name="ce4" office:value-type="string" calcext:value-type="string">
            <text:p><text:span text:style-name="T1">17.3</text:span></text:p>
          </table:table-cell>
          <table:table-cell table:style-name="ce4" office:value-type="string" calcext:value-type="string">
            <text:p><text:span text:style-name="T1">6.86</text:span></text:p>
          </table:table-cell>
          <table:table-cell table:style-name="ce4" office:value-type="string" calcext:value-type="string">
            <text:p><text:span text:style-name="T1">112</text:span></text:p>
          </table:table-cell>
          <table:table-cell table:style-name="ce4" office:value-type="string" calcext:value-type="string">
            <text:p><text:span text:style-name="T1">2.54</text:span></text:p>
          </table:table-cell>
          <table:table-cell table:style-name="ce4" office:value-type="string" calcext:value-type="string">
            <text:p><text:span text:style-name="T1">32.0</text:span></text:p>
          </table:table-cell>
          <table:table-cell table:style-name="ce4" office:value-type="string" calcext:value-type="string">
            <text:p><text:span text:style-name="T1">40.3</text:span></text:p>
          </table:table-cell>
          <table:table-cell table:style-name="ce4" office:value-type="string" calcext:value-type="string">
            <text:p><text:span text:style-name="T1">185</text:span></text:p>
          </table:table-cell>
          <table:table-cell table:style-name="ce4" office:value-type="string" calcext:value-type="string">
            <text:p><text:span text:style-name="T1">46.1</text:span></text:p>
          </table:table-cell>
          <table:table-cell table:style-name="ce4" office:value-type="string" calcext:value-type="string">
            <text:p><text:span text:style-name="T1">0.262</text:span></text:p>
          </table:table-cell>
          <table:table-cell table:style-name="ce4" office:value-type="string" calcext:value-type="string">
            <text:p><text:span text:style-name="T1">19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7])" office:value-type="float" office:value="5" calcext:value-type="float">
            <text:p>5</text:p>
          </table:table-cell>
          <table:table-cell table:style-name="ce16" table:formula="of:=VALUE(LEFT([.A47];[.B47]-1))" office:value-type="float" office:value="70" calcext:value-type="float">
            <text:p>70.0</text:p>
          </table:table-cell>
          <table:table-cell table:style-name="ce10" table:formula="of:=CONCATENATE(&quot;HFSHS &quot;;[.A47];&quot; x &quot;;TEXT([.F47];&quot;##.0&quot;))" office:value-type="string" office:string-value="HFSHS 70  x  70 x 8.0" calcext:value-type="string">
            <text:p>HFSHS 70 <text:s/>x <text:s/>70 x 8.0</text:p>
          </table:table-cell>
          <table:table-cell table:style-name="ce10" table:formula="of:=TEXT([.C47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style-name="ce4" office:value-type="string" calcext:value-type="string">
            <text:p><text:span text:style-name="T1">19.2</text:span></text:p>
          </table:table-cell>
          <table:table-cell table:style-name="ce4" office:value-type="string" calcext:value-type="string">
            <text:p><text:span text:style-name="T1">5.75</text:span></text:p>
          </table:table-cell>
          <table:table-cell table:style-name="ce4" office:value-type="string" calcext:value-type="string">
            <text:p><text:span text:style-name="T1">120</text:span></text:p>
          </table:table-cell>
          <table:table-cell table:style-name="ce4" office:value-type="string" calcext:value-type="string">
            <text:p><text:span text:style-name="T1">2.50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style-name="ce4" office:value-type="string" calcext:value-type="string">
            <text:p><text:span text:style-name="T1">43.8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49.2</text:span></text:p>
          </table:table-cell>
          <table:table-cell table:style-name="ce4" office:value-type="string" calcext:value-type="string">
            <text:p><text:span text:style-name="T1">0.259</text:span></text:p>
          </table:table-cell>
          <table:table-cell table:style-name="ce4" office:value-type="string" calcext:value-type="string">
            <text:p><text:span text:style-name="T1">17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8])" office:value-type="float" office:value="5" calcext:value-type="float">
            <text:p>5</text:p>
          </table:table-cell>
          <table:table-cell table:style-name="ce16" table:formula="of:=VALUE(LEFT([.A48];[.B48]-1))" office:value-type="float" office:value="70" calcext:value-type="float">
            <text:p>70.0</text:p>
          </table:table-cell>
          <table:table-cell table:style-name="ce10" table:formula="of:=CONCATENATE(&quot;HFSHS &quot;;[.A48];&quot; x &quot;;TEXT([.F48];&quot;##.0&quot;))" office:value-type="string" office:string-value="HFSHS 70  x  70 x 8.8" calcext:value-type="string">
            <text:p>HFSHS 70 <text:s/>x <text:s/>70 x 8.8</text:p>
          </table:table-cell>
          <table:table-cell table:style-name="ce10" table:formula="of:=TEXT([.C48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style-name="ce4" office:value-type="string" calcext:value-type="string">
            <text:p><text:span text:style-name="T1">20.7</text:span></text:p>
          </table:table-cell>
          <table:table-cell table:style-name="ce4" office:value-type="string" calcext:value-type="string">
            <text:p><text:span text:style-name="T1">4.95</text:span></text:p>
          </table:table-cell>
          <table:table-cell table:style-name="ce4" office:value-type="string" calcext:value-type="string">
            <text:p><text:span text:style-name="T1">126</text:span></text:p>
          </table:table-cell>
          <table:table-cell table:style-name="ce4" office:value-type="string" calcext:value-type="string">
            <text:p><text:span text:style-name="T1">2.46</text:span></text:p>
          </table:table-cell>
          <table:table-cell table:style-name="ce4" office:value-type="string" calcext:value-type="string">
            <text:p><text:span text:style-name="T1">35.9</text:span></text:p>
          </table:table-cell>
          <table:table-cell table:style-name="ce4" office:value-type="string" calcext:value-type="string">
            <text:p><text:span text:style-name="T1">46.6</text:span></text:p>
          </table:table-cell>
          <table:table-cell table:style-name="ce4" office:value-type="string" calcext:value-type="string">
            <text:p><text:span text:style-name="T1">212</text:span></text:p>
          </table:table-cell>
          <table:table-cell table:style-name="ce4" office:value-type="string" calcext:value-type="string">
            <text:p><text:span text:style-name="T1">51.6</text:span></text:p>
          </table:table-cell>
          <table:table-cell table:style-name="ce4" office:value-type="string" calcext:value-type="string">
            <text:p><text:span text:style-name="T1">0.257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80  x  80</text:span></text:p>
          </table:table-cell>
          <table:table-cell table:style-name="ce10" table:formula="of:=SEARCH(&quot;x&quot;;[.A49])" office:value-type="float" office:value="5" calcext:value-type="float">
            <text:p>5</text:p>
          </table:table-cell>
          <table:table-cell table:style-name="ce16" table:formula="of:=VALUE(LEFT([.A49];[.B49]-1))" office:value-type="float" office:value="80" calcext:value-type="float">
            <text:p>80.0</text:p>
          </table:table-cell>
          <table:table-cell table:style-name="ce11" table:formula="of:=CONCATENATE(&quot;HFSHS &quot;;[.A49];&quot; x &quot;;TEXT([.F49];&quot;##.0&quot;))" office:value-type="string" office:string-value="HFSHS 80  x  80 x 3.2" calcext:value-type="string">
            <text:p>HFSHS 80 <text:s/>x <text:s/>80 x 3.2</text:p>
          </table:table-cell>
          <table:table-cell table:style-name="ce11" table:formula="of:=TEXT([.C49];&quot;.0&quot;)" office:value-type="string" office:string-value="80.0" calcext:value-type="string">
            <text:p>80.0</text:p>
          </table:table-cell>
          <table:table-cell table:style-name="ce8" office:value-type="string" calcext:value-type="string">
            <text:p><text:span text:style-name="T5">3.2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7.63</text:span></text:p>
          </table:table-cell>
          <table:table-cell table:style-name="ce8" office:value-type="string" calcext:value-type="string">
            <text:p><text:span text:style-name="T1">9.72</text:span></text:p>
          </table:table-cell>
          <table:table-cell table:style-name="ce8" office:value-type="string" calcext:value-type="string">
            <text:p><text:span text:style-name="T1">22.0</text:span></text:p>
          </table:table-cell>
          <table:table-cell table:style-name="ce8" office:value-type="string" calcext:value-type="string">
            <text:p><text:span text:style-name="T1">95.0</text:span></text:p>
          </table:table-cell>
          <table:table-cell table:style-name="ce8" office:value-type="string" calcext:value-type="string">
            <text:p><text:span text:style-name="T1">3.13</text:span></text:p>
          </table:table-cell>
          <table:table-cell table:style-name="ce8" office:value-type="string" calcext:value-type="string">
            <text:p><text:span text:style-name="T1">23.7</text:span></text:p>
          </table:table-cell>
          <table:table-cell table:style-name="ce8" office:value-type="string" calcext:value-type="string">
            <text:p><text:span text:style-name="T1">27.9</text:span></text:p>
          </table:table-cell>
          <table:table-cell table:style-name="ce8" office:value-type="string" calcext:value-type="string">
            <text:p><text:span text:style-name="T1">148</text:span></text:p>
          </table:table-cell>
          <table:table-cell table:style-name="ce8" office:value-type="string" calcext:value-type="string">
            <text:p><text:span text:style-name="T1">34.9</text:span></text:p>
          </table:table-cell>
          <table:table-cell table:style-name="ce8" office:value-type="string" calcext:value-type="string">
            <text:p><text:span text:style-name="T1">0.312</text:span></text:p>
          </table:table-cell>
          <table:table-cell table:style-name="ce8" office:value-type="string" calcext:value-type="string">
            <text:p><text:span text:style-name="T1">40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0])" office:value-type="float" office:value="5" calcext:value-type="float">
            <text:p>5</text:p>
          </table:table-cell>
          <table:table-cell table:style-name="ce16" table:formula="of:=VALUE(LEFT([.A50];[.B50]-1))" office:value-type="float" office:value="80" calcext:value-type="float">
            <text:p>80.0</text:p>
          </table:table-cell>
          <table:table-cell table:style-name="ce10" table:formula="of:=CONCATENATE(&quot;HFSHS &quot;;[.A50];&quot; x &quot;;TEXT([.F50];&quot;##.0&quot;))" office:value-type="string" office:string-value="HFSHS 80  x  80 x 3.6" calcext:value-type="string">
            <text:p>HFSHS 80 <text:s/>x <text:s/>80 x 3.6</text:p>
          </table:table-cell>
          <table:table-cell table:style-name="ce10" table:formula="of:=TEXT([.C50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.53</text:span></text:p>
          </table:table-cell>
          <table:table-cell table:style-name="ce4" office:value-type="string" calcext:value-type="string">
            <text:p><text:span text:style-name="T1">10.9</text:span></text:p>
          </table:table-cell>
          <table:table-cell table:style-name="ce4" office:value-type="string" calcext:value-type="string">
            <text:p><text:span text:style-name="T1">19.2</text:span></text:p>
          </table:table-cell>
          <table:table-cell table:style-name="ce4" office:value-type="string" calcext:value-type="string">
            <text:p><text:span text:style-name="T1">105</text:span></text:p>
          </table:table-cell>
          <table:table-cell table:style-name="ce4" office:value-type="string" calcext:value-type="string">
            <text:p><text:span text:style-name="T1">3.11</text:span></text:p>
          </table:table-cell>
          <table:table-cell table:style-name="ce4" office:value-type="string" calcext:value-type="string">
            <text:p><text:span text:style-name="T1">26.2</text:span></text:p>
          </table:table-cell>
          <table:table-cell table:style-name="ce4" office:value-type="string" calcext:value-type="string">
            <text:p><text:span text:style-name="T1">31.0</text:span></text:p>
          </table:table-cell>
          <table:table-cell table:style-name="ce4" office:value-type="string" calcext:value-type="string">
            <text:p><text:span text:style-name="T1">164</text:span></text:p>
          </table:table-cell>
          <table:table-cell table:style-name="ce4" office:value-type="string" calcext:value-type="string">
            <text:p><text:span text:style-name="T1">38.5</text:span></text:p>
          </table:table-cell>
          <table:table-cell table:style-name="ce4" office:value-type="string" calcext:value-type="string">
            <text:p><text:span text:style-name="T1">0.311</text:span></text:p>
          </table:table-cell>
          <table:table-cell table:style-name="ce4" office:value-type="string" calcext:value-type="string">
            <text:p><text:span text:style-name="T1">36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1])" office:value-type="float" office:value="5" calcext:value-type="float">
            <text:p>5</text:p>
          </table:table-cell>
          <table:table-cell table:style-name="ce16" table:formula="of:=VALUE(LEFT([.A51];[.B51]-1))" office:value-type="float" office:value="80" calcext:value-type="float">
            <text:p>80.0</text:p>
          </table:table-cell>
          <table:table-cell table:style-name="ce10" table:formula="of:=CONCATENATE(&quot;HFSHS &quot;;[.A51];&quot; x &quot;;TEXT([.F51];&quot;##.0&quot;))" office:value-type="string" office:string-value="HFSHS 80  x  80 x 4.0" calcext:value-type="string">
            <text:p>HFSHS 80 <text:s/>x <text:s/>80 x 4.0</text:p>
          </table:table-cell>
          <table:table-cell table:style-name="ce10" table:formula="of:=TEXT([.C51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.41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114</text:span></text:p>
          </table:table-cell>
          <table:table-cell table:style-name="ce4" office:value-type="string" calcext:value-type="string">
            <text:p><text:span text:style-name="T1">3.09</text:span></text:p>
          </table:table-cell>
          <table:table-cell table:style-name="ce4" office:value-type="string" calcext:value-type="string">
            <text:p><text:span text:style-name="T1">28.6</text:span></text:p>
          </table:table-cell>
          <table:table-cell table:style-name="ce4" office:value-type="string" calcext:value-type="string">
            <text:p><text:span text:style-name="T1">34.0</text:span></text:p>
          </table:table-cell>
          <table:table-cell table:style-name="ce4" office:value-type="string" calcext:value-type="string">
            <text:p><text:span text:style-name="T1">180</text:span></text:p>
          </table:table-cell>
          <table:table-cell table:style-name="ce4" office:value-type="string" calcext:value-type="string">
            <text:p><text:span text:style-name="T1">41.9</text:span></text:p>
          </table:table-cell>
          <table:table-cell table:style-name="ce4" office:value-type="string" calcext:value-type="string">
            <text:p><text:span text:style-name="T1">0.310</text:span></text:p>
          </table:table-cell>
          <table:table-cell table:style-name="ce4" office:value-type="string" calcext:value-type="string">
            <text:p><text:span text:style-name="T1">32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2])" office:value-type="float" office:value="5" calcext:value-type="float">
            <text:p>5</text:p>
          </table:table-cell>
          <table:table-cell table:style-name="ce16" table:formula="of:=VALUE(LEFT([.A52];[.B52]-1))" office:value-type="float" office:value="80" calcext:value-type="float">
            <text:p>80.0</text:p>
          </table:table-cell>
          <table:table-cell table:style-name="ce10" table:formula="of:=CONCATENATE(&quot;HFSHS &quot;;[.A52];&quot; x &quot;;TEXT([.F52];&quot;##.0&quot;))" office:value-type="string" office:string-value="HFSHS 80  x  80 x 5.0" calcext:value-type="string">
            <text:p>HFSHS 80 <text:s/>x <text:s/>80 x 5.0</text:p>
          </table:table-cell>
          <table:table-cell table:style-name="ce10" table:formula="of:=TEXT([.C52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137</text:span></text:p>
          </table:table-cell>
          <table:table-cell table:style-name="ce4" office:value-type="string" calcext:value-type="string">
            <text:p><text:span text:style-name="T1">3.05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style-name="ce4" office:value-type="string" calcext:value-type="string">
            <text:p><text:span text:style-name="T1">41.1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49.8</text:span></text:p>
          </table:table-cell>
          <table:table-cell table:style-name="ce4" office:value-type="string" calcext:value-type="string">
            <text:p><text:span text:style-name="T1">0.307</text:span></text:p>
          </table:table-cell>
          <table:table-cell table:style-name="ce4" office:value-type="string" calcext:value-type="string">
            <text:p><text:span text:style-name="T1">26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3])" office:value-type="float" office:value="5" calcext:value-type="float">
            <text:p>5</text:p>
          </table:table-cell>
          <table:table-cell table:style-name="ce16" table:formula="of:=VALUE(LEFT([.A53];[.B53]-1))" office:value-type="float" office:value="80" calcext:value-type="float">
            <text:p>80.0</text:p>
          </table:table-cell>
          <table:table-cell table:style-name="ce10" table:formula="of:=CONCATENATE(&quot;HFSHS &quot;;[.A53];&quot; x &quot;;TEXT([.F53];&quot;##.0&quot;))" office:value-type="string" office:string-value="HFSHS 80  x  80 x 5.6" calcext:value-type="string">
            <text:p>HFSHS 80 <text:s/>x <text:s/>80 x 5.6</text:p>
          </table:table-cell>
          <table:table-cell table:style-name="ce10" table:formula="of:=TEXT([.C53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2.8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style-name="ce4" office:value-type="string" calcext:value-type="string">
            <text:p><text:span text:style-name="T1">11.3</text:span></text:p>
          </table:table-cell>
          <table:table-cell table:style-name="ce4" office:value-type="string" calcext:value-type="string">
            <text:p><text:span text:style-name="T1">149</text:span></text:p>
          </table:table-cell>
          <table:table-cell table:style-name="ce4" office:value-type="string" calcext:value-type="string">
            <text:p><text:span text:style-name="T1">3.02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style-name="ce4" office:value-type="string" calcext:value-type="string">
            <text:p><text:span text:style-name="T1">45.2</text:span></text:p>
          </table:table-cell>
          <table:table-cell table:style-name="ce4" office:value-type="string" calcext:value-type="string">
            <text:p><text:span text:style-name="T1">238</text:span></text:p>
          </table:table-cell>
          <table:table-cell table:style-name="ce4" office:value-type="string" calcext:value-type="string">
            <text:p><text:span text:style-name="T1">54.1</text:span></text:p>
          </table:table-cell>
          <table:table-cell table:style-name="ce4" office:value-type="string" calcext:value-type="string">
            <text:p><text:span text:style-name="T1">0.306</text:span></text:p>
          </table:table-cell>
          <table:table-cell table:style-name="ce4" office:value-type="string" calcext:value-type="string">
            <text:p><text:span text:style-name="T1">23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4])" office:value-type="float" office:value="5" calcext:value-type="float">
            <text:p>5</text:p>
          </table:table-cell>
          <table:table-cell table:style-name="ce16" table:formula="of:=VALUE(LEFT([.A54];[.B54]-1))" office:value-type="float" office:value="80" calcext:value-type="float">
            <text:p>80.0</text:p>
          </table:table-cell>
          <table:table-cell table:style-name="ce10" table:formula="of:=CONCATENATE(&quot;HFSHS &quot;;[.A54];&quot; x &quot;;TEXT([.F54];&quot;##.0&quot;))" office:value-type="string" office:string-value="HFSHS 80  x  80 x 6.3" calcext:value-type="string">
            <text:p>HFSHS 80 <text:s/>x <text:s/>80 x 6.3</text:p>
          </table:table-cell>
          <table:table-cell table:style-name="ce10" table:formula="of:=TEXT([.C54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4.2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9.70</text:span></text:p>
          </table:table-cell>
          <table:table-cell table:style-name="ce4" office:value-type="string" calcext:value-type="string">
            <text:p><text:span text:style-name="T1">162</text:span></text:p>
          </table:table-cell>
          <table:table-cell table:style-name="ce4" office:value-type="string" calcext:value-type="string">
            <text:p><text:span text:style-name="T1">2.99</text:span></text:p>
          </table:table-cell>
          <table:table-cell table:style-name="ce4" office:value-type="string" calcext:value-type="string">
            <text:p><text:span text:style-name="T1">40.5</text:span></text:p>
          </table:table-cell>
          <table:table-cell table:style-name="ce4" office:value-type="string" calcext:value-type="string">
            <text:p><text:span text:style-name="T1">49.7</text:span></text:p>
          </table:table-cell>
          <table:table-cell table:style-name="ce4" office:value-type="string" calcext:value-type="string">
            <text:p><text:span text:style-name="T1">262</text:span></text:p>
          </table:table-cell>
          <table:table-cell table:style-name="ce4" office:value-type="string" calcext:value-type="string">
            <text:p><text:span text:style-name="T1">58.7</text:span></text:p>
          </table:table-cell>
          <table:table-cell table:style-name="ce4" office:value-type="string" calcext:value-type="string">
            <text:p><text:span text:style-name="T1">0.304</text:span></text:p>
          </table:table-cell>
          <table:table-cell table:style-name="ce4" office:value-type="string" calcext:value-type="string">
            <text:p><text:span text:style-name="T1">21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5])" office:value-type="float" office:value="5" calcext:value-type="float">
            <text:p>5</text:p>
          </table:table-cell>
          <table:table-cell table:style-name="ce16" table:formula="of:=VALUE(LEFT([.A55];[.B55]-1))" office:value-type="float" office:value="80" calcext:value-type="float">
            <text:p>80.0</text:p>
          </table:table-cell>
          <table:table-cell table:style-name="ce10" table:formula="of:=CONCATENATE(&quot;HFSHS &quot;;[.A55];&quot; x &quot;;TEXT([.F55];&quot;##.0&quot;))" office:value-type="string" office:string-value="HFSHS 80  x  80 x 7.1" calcext:value-type="string">
            <text:p>HFSHS 80 <text:s/>x <text:s/>80 x 7.1</text:p>
          </table:table-cell>
          <table:table-cell table:style-name="ce10" table:formula="of:=TEXT([.C55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0.2</text:span></text:p>
          </table:table-cell>
          <table:table-cell table:style-name="ce4" office:value-type="string" calcext:value-type="string">
            <text:p><text:span text:style-name="T1">8.27</text:span></text:p>
          </table:table-cell>
          <table:table-cell table:style-name="ce4" office:value-type="string" calcext:value-type="string">
            <text:p><text:span text:style-name="T1">176</text:span></text:p>
          </table:table-cell>
          <table:table-cell table:style-name="ce4" office:value-type="string" calcext:value-type="string">
            <text:p><text:span text:style-name="T1">2.95</text:span></text:p>
          </table:table-cell>
          <table:table-cell table:style-name="ce4" office:value-type="string" calcext:value-type="string">
            <text:p><text:span text:style-name="T1">43.9</text:span></text:p>
          </table:table-cell>
          <table:table-cell table:style-name="ce4" office:value-type="string" calcext:value-type="string">
            <text:p><text:span text:style-name="T1">54.5</text:span></text:p>
          </table:table-cell>
          <table:table-cell table:style-name="ce4" office:value-type="string" calcext:value-type="string">
            <text:p><text:span text:style-name="T1">286</text:span></text:p>
          </table:table-cell>
          <table:table-cell table:style-name="ce4" office:value-type="string" calcext:value-type="string">
            <text:p><text:span text:style-name="T1">63.5</text:span></text:p>
          </table:table-cell>
          <table:table-cell table:style-name="ce4" office:value-type="string" calcext:value-type="string">
            <text:p><text:span text:style-name="T1">0.302</text:span></text:p>
          </table:table-cell>
          <table:table-cell table:style-name="ce4" office:value-type="string" calcext:value-type="string">
            <text:p><text:span text:style-name="T1">19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6])" office:value-type="float" office:value="5" calcext:value-type="float">
            <text:p>5</text:p>
          </table:table-cell>
          <table:table-cell table:style-name="ce16" table:formula="of:=VALUE(LEFT([.A56];[.B56]-1))" office:value-type="float" office:value="80" calcext:value-type="float">
            <text:p>80.0</text:p>
          </table:table-cell>
          <table:table-cell table:style-name="ce10" table:formula="of:=CONCATENATE(&quot;HFSHS &quot;;[.A56];&quot; x &quot;;TEXT([.F56];&quot;##.0&quot;))" office:value-type="string" office:string-value="HFSHS 80  x  80 x 8.0" calcext:value-type="string">
            <text:p>HFSHS 80 <text:s/>x <text:s/>80 x 8.0</text:p>
          </table:table-cell>
          <table:table-cell table:style-name="ce10" table:formula="of:=TEXT([.C56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7.5</text:span></text:p>
          </table:table-cell>
          <table:table-cell table:style-name="ce4" office:value-type="string" calcext:value-type="string">
            <text:p><text:span text:style-name="T1">22.4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189</text:span></text:p>
          </table:table-cell>
          <table:table-cell table:style-name="ce4" office:value-type="string" calcext:value-type="string">
            <text:p><text:span text:style-name="T1">2.91</text:span></text:p>
          </table:table-cell>
          <table:table-cell table:style-name="ce4" office:value-type="string" calcext:value-type="string">
            <text:p><text:span text:style-name="T1">47.3</text:span></text:p>
          </table:table-cell>
          <table:table-cell table:style-name="ce4" office:value-type="string" calcext:value-type="string">
            <text:p><text:span text:style-name="T1">59.5</text:span></text:p>
          </table:table-cell>
          <table:table-cell table:style-name="ce4" office:value-type="string" calcext:value-type="string">
            <text:p><text:span text:style-name="T1">312</text:span></text:p>
          </table:table-cell>
          <table:table-cell table:style-name="ce4" office:value-type="string" calcext:value-type="string">
            <text:p><text:span text:style-name="T1">68.3</text:span></text:p>
          </table:table-cell>
          <table:table-cell table:style-name="ce4" office:value-type="string" calcext:value-type="string">
            <text:p><text:span text:style-name="T1">0.299</text:span></text:p>
          </table:table-cell>
          <table:table-cell table:style-name="ce4" office:value-type="string" calcext:value-type="string">
            <text:p><text:span text:style-name="T1">17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7])" office:value-type="float" office:value="5" calcext:value-type="float">
            <text:p>5</text:p>
          </table:table-cell>
          <table:table-cell table:style-name="ce16" table:formula="of:=VALUE(LEFT([.A57];[.B57]-1))" office:value-type="float" office:value="80" calcext:value-type="float">
            <text:p>80.0</text:p>
          </table:table-cell>
          <table:table-cell table:style-name="ce10" table:formula="of:=CONCATENATE(&quot;HFSHS &quot;;[.A57];&quot; x &quot;;TEXT([.F57];&quot;##.0&quot;))" office:value-type="string" office:string-value="HFSHS 80  x  80 x 8.8" calcext:value-type="string">
            <text:p>HFSHS 80 <text:s/>x <text:s/>80 x 8.8</text:p>
          </table:table-cell>
          <table:table-cell table:style-name="ce10" table:formula="of:=TEXT([.C57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9.0</text:span></text:p>
          </table:table-cell>
          <table:table-cell table:style-name="ce4" office:value-type="string" calcext:value-type="string">
            <text:p><text:span text:style-name="T1">24.2</text:span></text:p>
          </table:table-cell>
          <table:table-cell table:style-name="ce4" office:value-type="string" calcext:value-type="string">
            <text:p><text:span text:style-name="T1">6.09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2.87</text:span></text:p>
          </table:table-cell>
          <table:table-cell table:style-name="ce4" office:value-type="string" calcext:value-type="string">
            <text:p><text:span text:style-name="T1">50.0</text:span></text:p>
          </table:table-cell>
          <table:table-cell table:style-name="ce4" office:value-type="string" calcext:value-type="string">
            <text:p><text:span text:style-name="T1">63.7</text:span></text:p>
          </table:table-cell>
          <table:table-cell table:style-name="ce4" office:value-type="string" calcext:value-type="string">
            <text:p><text:span text:style-name="T1">332</text:span></text:p>
          </table:table-cell>
          <table:table-cell table:style-name="ce4" office:value-type="string" calcext:value-type="string">
            <text:p><text:span text:style-name="T1">72.0</text:span></text:p>
          </table:table-cell>
          <table:table-cell table:style-name="ce4" office:value-type="string" calcext:value-type="string">
            <text:p><text:span text:style-name="T1">0.297</text:span></text:p>
          </table:table-cell>
          <table:table-cell table:style-name="ce4" office:value-type="string" calcext:value-type="string">
            <text:p><text:span text:style-name="T1">15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8])" office:value-type="float" office:value="5" calcext:value-type="float">
            <text:p>5</text:p>
          </table:table-cell>
          <table:table-cell table:style-name="ce16" table:formula="of:=VALUE(LEFT([.A58];[.B58]-1))" office:value-type="float" office:value="80" calcext:value-type="float">
            <text:p>80.0</text:p>
          </table:table-cell>
          <table:table-cell table:style-name="ce10" table:formula="of:=CONCATENATE(&quot;HFSHS &quot;;[.A58];&quot; x &quot;;TEXT([.F58];&quot;##.0&quot;))" office:value-type="string" office:string-value="HFSHS 80  x  80 x 10.0" calcext:value-type="string">
            <text:p>HFSHS 80 <text:s/>x <text:s/>80 x 10.0</text:p>
          </table:table-cell>
          <table:table-cell table:style-name="ce10" table:formula="of:=TEXT([.C58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1.1</text:span></text:p>
          </table:table-cell>
          <table:table-cell table:style-name="ce4" office:value-type="string" calcext:value-type="string">
            <text:p><text:span text:style-name="T1">26.9</text:span></text:p>
          </table:table-cell>
          <table:table-cell table:style-name="ce4" office:value-type="string" calcext:value-type="string">
            <text:p><text:span text:style-name="T1">5.00</text:span></text:p>
          </table:table-cell>
          <table:table-cell table:style-name="ce4" office:value-type="string" calcext:value-type="string">
            <text:p><text:span text:style-name="T1">214</text:span></text:p>
          </table:table-cell>
          <table:table-cell table:style-name="ce4" office:value-type="string" calcext:value-type="string">
            <text:p><text:span text:style-name="T1">2.82</text:span></text:p>
          </table:table-cell>
          <table:table-cell table:style-name="ce4" office:value-type="string" calcext:value-type="string">
            <text:p><text:span text:style-name="T1">53.5</text:span></text:p>
          </table:table-cell>
          <table:table-cell table:style-name="ce4" office:value-type="string" calcext:value-type="string">
            <text:p><text:span text:style-name="T1">69.3</text:span></text:p>
          </table:table-cell>
          <table:table-cell table:style-name="ce4" office:value-type="string" calcext:value-type="string">
            <text:p><text:span text:style-name="T1">360</text:span></text:p>
          </table:table-cell>
          <table:table-cell table:style-name="ce4" office:value-type="string" calcext:value-type="string">
            <text:p><text:span text:style-name="T1">76.8</text:span></text:p>
          </table:table-cell>
          <table:table-cell table:style-name="ce4" office:value-type="string" calcext:value-type="string">
            <text:p><text:span text:style-name="T1">0.294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90  x  90</text:span></text:p>
          </table:table-cell>
          <table:table-cell table:style-name="ce10" table:formula="of:=SEARCH(&quot;x&quot;;[.A59])" office:value-type="float" office:value="5" calcext:value-type="float">
            <text:p>5</text:p>
          </table:table-cell>
          <table:table-cell table:style-name="ce16" table:formula="of:=VALUE(LEFT([.A59];[.B59]-1))" office:value-type="float" office:value="90" calcext:value-type="float">
            <text:p>90.0</text:p>
          </table:table-cell>
          <table:table-cell table:style-name="ce11" table:formula="of:=CONCATENATE(&quot;HFSHS &quot;;[.A59];&quot; x &quot;;TEXT([.F59];&quot;##.0&quot;))" office:value-type="string" office:string-value="HFSHS 90  x  90 x 3.6" calcext:value-type="string">
            <text:p>HFSHS 90 <text:s/>x <text:s/>90 x 3.6</text:p>
          </table:table-cell>
          <table:table-cell table:style-name="ce11" table:formula="of:=TEXT([.C59];&quot;.0&quot;)" office:value-type="string" office:string-value="90.0" calcext:value-type="string">
            <text:p>90.0</text:p>
          </table:table-cell>
          <table:table-cell table:style-name="ce8" office:value-type="string" calcext:value-type="string">
            <text:p><text:span text:style-name="T5">3.6</text:span></text:p>
          </table:table-cell>
          <table:table-cell table:style-name="ce8" office:value-type="string" calcext:value-type="string">
            <text:p><text:span text:style-name="T1">#</text:span></text:p>
          </table:table-cell>
          <table:table-cell table:style-name="ce8" office:value-type="string" calcext:value-type="string">
            <text:p><text:span text:style-name="T1">9.66</text:span></text:p>
          </table:table-cell>
          <table:table-cell table:style-name="ce8" office:value-type="string" calcext:value-type="string">
            <text:p><text:span text:style-name="T1">12.3</text:span></text:p>
          </table:table-cell>
          <table:table-cell table:style-name="ce8" office:value-type="string" calcext:value-type="string">
            <text:p><text:span text:style-name="T1">22.0</text:span></text:p>
          </table:table-cell>
          <table:table-cell table:style-name="ce8" office:value-type="string" calcext:value-type="string">
            <text:p><text:span text:style-name="T1">152</text:span></text:p>
          </table:table-cell>
          <table:table-cell table:style-name="ce8" office:value-type="string" calcext:value-type="string">
            <text:p><text:span text:style-name="T1">3.52</text:span></text:p>
          </table:table-cell>
          <table:table-cell table:style-name="ce8" office:value-type="string" calcext:value-type="string">
            <text:p><text:span text:style-name="T1">33.8</text:span></text:p>
          </table:table-cell>
          <table:table-cell table:style-name="ce8" office:value-type="string" calcext:value-type="string">
            <text:p><text:span text:style-name="T1">39.7</text:span></text:p>
          </table:table-cell>
          <table:table-cell table:style-name="ce8" office:value-type="string" calcext:value-type="string">
            <text:p><text:span text:style-name="T1">237</text:span></text:p>
          </table:table-cell>
          <table:table-cell table:style-name="ce8" office:value-type="string" calcext:value-type="string">
            <text:p><text:span text:style-name="T1">49.7</text:span></text:p>
          </table:table-cell>
          <table:table-cell table:style-name="ce8" office:value-type="string" calcext:value-type="string">
            <text:p><text:span text:style-name="T1">0.351</text:span></text:p>
          </table:table-cell>
          <table:table-cell table:style-name="ce8" office:value-type="string" calcext:value-type="string">
            <text:p><text:span text:style-name="T1">36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0])" office:value-type="float" office:value="5" calcext:value-type="float">
            <text:p>5</text:p>
          </table:table-cell>
          <table:table-cell table:style-name="ce16" table:formula="of:=VALUE(LEFT([.A60];[.B60]-1))" office:value-type="float" office:value="90" calcext:value-type="float">
            <text:p>90.0</text:p>
          </table:table-cell>
          <table:table-cell table:style-name="ce10" table:formula="of:=CONCATENATE(&quot;HFSHS &quot;;[.A60];&quot; x &quot;;TEXT([.F60];&quot;##.0&quot;))" office:value-type="string" office:string-value="HFSHS 90  x  90 x 4.0" calcext:value-type="string">
            <text:p>HFSHS 90 <text:s/>x <text:s/>90 x 4.0</text:p>
          </table:table-cell>
          <table:table-cell table:style-name="ce10" table:formula="of:=TEXT([.C60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166</text:span></text:p>
          </table:table-cell>
          <table:table-cell table:style-name="ce4" office:value-type="string" calcext:value-type="string">
            <text:p><text:span text:style-name="T1">3.50</text:span></text:p>
          </table:table-cell>
          <table:table-cell table:style-name="ce4" office:value-type="string" calcext:value-type="string">
            <text:p><text:span text:style-name="T1">37.0</text:span></text:p>
          </table:table-cell>
          <table:table-cell table:style-name="ce4" office:value-type="string" calcext:value-type="string">
            <text:p><text:span text:style-name="T1">43.6</text:span></text:p>
          </table:table-cell>
          <table:table-cell table:style-name="ce4" office:value-type="string" calcext:value-type="string">
            <text:p><text:span text:style-name="T1">260</text:span></text:p>
          </table:table-cell>
          <table:table-cell table:style-name="ce4" office:value-type="string" calcext:value-type="string">
            <text:p><text:span text:style-name="T1">54.2</text:span></text:p>
          </table:table-cell>
          <table:table-cell table:style-name="ce4" office:value-type="string" calcext:value-type="string">
            <text:p><text:span text:style-name="T1">0.350</text:span></text:p>
          </table:table-cell>
          <table:table-cell table:style-name="ce4" office:value-type="string" calcext:value-type="string">
            <text:p><text:span text:style-name="T1">32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1])" office:value-type="float" office:value="5" calcext:value-type="float">
            <text:p>5</text:p>
          </table:table-cell>
          <table:table-cell table:style-name="ce16" table:formula="of:=VALUE(LEFT([.A61];[.B61]-1))" office:value-type="float" office:value="90" calcext:value-type="float">
            <text:p>90.0</text:p>
          </table:table-cell>
          <table:table-cell table:style-name="ce10" table:formula="of:=CONCATENATE(&quot;HFSHS &quot;;[.A61];&quot; x &quot;;TEXT([.F61];&quot;##.0&quot;))" office:value-type="string" office:string-value="HFSHS 90  x  90 x 5.0" calcext:value-type="string">
            <text:p>HFSHS 90 <text:s/>x <text:s/>90 x 5.0</text:p>
          </table:table-cell>
          <table:table-cell table:style-name="ce10" table:formula="of:=TEXT([.C61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3.45</text:span></text:p>
          </table:table-cell>
          <table:table-cell table:style-name="ce4" office:value-type="string" calcext:value-type="string">
            <text:p><text:span text:style-name="T1">44.4</text:span></text:p>
          </table:table-cell>
          <table:table-cell table:style-name="ce4" office:value-type="string" calcext:value-type="string">
            <text:p><text:span text:style-name="T1">53.0</text:span></text:p>
          </table:table-cell>
          <table:table-cell table:style-name="ce4" office:value-type="string" calcext:value-type="string">
            <text:p><text:span text:style-name="T1">316</text:span></text:p>
          </table:table-cell>
          <table:table-cell table:style-name="ce4" office:value-type="string" calcext:value-type="string">
            <text:p><text:span text:style-name="T1">64.8</text:span></text:p>
          </table:table-cell>
          <table:table-cell table:style-name="ce4" office:value-type="string" calcext:value-type="string">
            <text:p><text:span text:style-name="T1">0.347</text:span></text:p>
          </table:table-cell>
          <table:table-cell table:style-name="ce4" office:value-type="string" calcext:value-type="string">
            <text:p><text:span text:style-name="T1">26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2])" office:value-type="float" office:value="5" calcext:value-type="float">
            <text:p>5</text:p>
          </table:table-cell>
          <table:table-cell table:style-name="ce16" table:formula="of:=VALUE(LEFT([.A62];[.B62]-1))" office:value-type="float" office:value="90" calcext:value-type="float">
            <text:p>90.0</text:p>
          </table:table-cell>
          <table:table-cell table:style-name="ce10" table:formula="of:=CONCATENATE(&quot;HFSHS &quot;;[.A62];&quot; x &quot;;TEXT([.F62];&quot;##.0&quot;))" office:value-type="string" office:string-value="HFSHS 90  x  90 x 5.6" calcext:value-type="string">
            <text:p>HFSHS 90 <text:s/>x <text:s/>90 x 5.6</text:p>
          </table:table-cell>
          <table:table-cell table:style-name="ce10" table:formula="of:=TEXT([.C62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4.6</text:span></text:p>
          </table:table-cell>
          <table:table-cell table:style-name="ce4" office:value-type="string" calcext:value-type="string">
            <text:p><text:span text:style-name="T1">18.6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218</text:span></text:p>
          </table:table-cell>
          <table:table-cell table:style-name="ce4" office:value-type="string" calcext:value-type="string">
            <text:p><text:span text:style-name="T1">3.43</text:span></text:p>
          </table:table-cell>
          <table:table-cell table:style-name="ce4" office:value-type="string" calcext:value-type="string">
            <text:p><text:span text:style-name="T1">48.5</text:span></text:p>
          </table:table-cell>
          <table:table-cell table:style-name="ce4" office:value-type="string" calcext:value-type="string">
            <text:p><text:span text:style-name="T1">58.3</text:span></text:p>
          </table:table-cell>
          <table:table-cell table:style-name="ce4" office:value-type="string" calcext:value-type="string">
            <text:p><text:span text:style-name="T1">347</text:span></text:p>
          </table:table-cell>
          <table:table-cell table:style-name="ce4" office:value-type="string" calcext:value-type="string">
            <text:p><text:span text:style-name="T1">70.7</text:span></text:p>
          </table:table-cell>
          <table:table-cell table:style-name="ce4" office:value-type="string" calcext:value-type="string">
            <text:p><text:span text:style-name="T1">0.346</text:span></text:p>
          </table:table-cell>
          <table:table-cell table:style-name="ce4" office:value-type="string" calcext:value-type="string">
            <text:p><text:span text:style-name="T1">23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3])" office:value-type="float" office:value="5" calcext:value-type="float">
            <text:p>5</text:p>
          </table:table-cell>
          <table:table-cell table:style-name="ce16" table:formula="of:=VALUE(LEFT([.A63];[.B63]-1))" office:value-type="float" office:value="90" calcext:value-type="float">
            <text:p>90.0</text:p>
          </table:table-cell>
          <table:table-cell table:style-name="ce10" table:formula="of:=CONCATENATE(&quot;HFSHS &quot;;[.A63];&quot; x &quot;;TEXT([.F63];&quot;##.0&quot;))" office:value-type="string" office:string-value="HFSHS 90  x  90 x 6.3" calcext:value-type="string">
            <text:p>HFSHS 90 <text:s/>x <text:s/>90 x 6.3</text:p>
          </table:table-cell>
          <table:table-cell table:style-name="ce10" table:formula="of:=TEXT([.C63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style-name="ce4" office:value-type="string" calcext:value-type="string">
            <text:p><text:span text:style-name="T1">20.7</text:span></text:p>
          </table:table-cell>
          <table:table-cell table:style-name="ce4" office:value-type="string" calcext:value-type="string">
            <text:p><text:span text:style-name="T1">11.3</text:span></text:p>
          </table:table-cell>
          <table:table-cell table:style-name="ce4" office:value-type="string" calcext:value-type="string">
            <text:p><text:span text:style-name="T1">238</text:span></text:p>
          </table:table-cell>
          <table:table-cell table:style-name="ce4" office:value-type="string" calcext:value-type="string">
            <text:p><text:span text:style-name="T1">3.40</text:span></text:p>
          </table:table-cell>
          <table:table-cell table:style-name="ce4" office:value-type="string" calcext:value-type="string">
            <text:p><text:span text:style-name="T1">53.0</text:span></text:p>
          </table:table-cell>
          <table:table-cell table:style-name="ce4" office:value-type="string" calcext:value-type="string">
            <text:p><text:span text:style-name="T1">64.3</text:span></text:p>
          </table:table-cell>
          <table:table-cell table:style-name="ce4" office:value-type="string" calcext:value-type="string">
            <text:p><text:span text:style-name="T1">382</text:span></text:p>
          </table:table-cell>
          <table:table-cell table:style-name="ce4" office:value-type="string" calcext:value-type="string">
            <text:p><text:span text:style-name="T1">77.0</text:span></text:p>
          </table:table-cell>
          <table:table-cell table:style-name="ce4" office:value-type="string" calcext:value-type="string">
            <text:p><text:span text:style-name="T1">0.344</text:span></text:p>
          </table:table-cell>
          <table:table-cell table:style-name="ce4" office:value-type="string" calcext:value-type="string">
            <text:p><text:span text:style-name="T1">21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4])" office:value-type="float" office:value="5" calcext:value-type="float">
            <text:p>5</text:p>
          </table:table-cell>
          <table:table-cell table:style-name="ce16" table:formula="of:=VALUE(LEFT([.A64];[.B64]-1))" office:value-type="float" office:value="90" calcext:value-type="float">
            <text:p>90.0</text:p>
          </table:table-cell>
          <table:table-cell table:style-name="ce10" table:formula="of:=CONCATENATE(&quot;HFSHS &quot;;[.A64];&quot; x &quot;;TEXT([.F64];&quot;##.0&quot;))" office:value-type="string" office:string-value="HFSHS 90  x  90 x 7.1" calcext:value-type="string">
            <text:p>HFSHS 90 <text:s/>x <text:s/>90 x 7.1</text:p>
          </table:table-cell>
          <table:table-cell table:style-name="ce10" table:formula="of:=TEXT([.C64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23.0</text:span></text:p>
          </table:table-cell>
          <table:table-cell table:style-name="ce4" office:value-type="string" calcext:value-type="string">
            <text:p><text:span text:style-name="T1">9.68</text:span></text:p>
          </table:table-cell>
          <table:table-cell table:style-name="ce4" office:value-type="string" calcext:value-type="string">
            <text:p><text:span text:style-name="T1">260</text:span></text:p>
          </table:table-cell>
          <table:table-cell table:style-name="ce4" office:value-type="string" calcext:value-type="string">
            <text:p><text:span text:style-name="T1">3.36</text:span></text:p>
          </table:table-cell>
          <table:table-cell table:style-name="ce4" office:value-type="string" calcext:value-type="string">
            <text:p><text:span text:style-name="T1">57.7</text:span></text:p>
          </table:table-cell>
          <table:table-cell table:style-name="ce4" office:value-type="string" calcext:value-type="string">
            <text:p><text:span text:style-name="T1">70.8</text:span></text:p>
          </table:table-cell>
          <table:table-cell table:style-name="ce4" office:value-type="string" calcext:value-type="string">
            <text:p><text:span text:style-name="T1">419</text:span></text:p>
          </table:table-cell>
          <table:table-cell table:style-name="ce4" office:value-type="string" calcext:value-type="string">
            <text:p><text:span text:style-name="T1">83.7</text:span></text:p>
          </table:table-cell>
          <table:table-cell table:style-name="ce4" office:value-type="string" calcext:value-type="string">
            <text:p><text:span text:style-name="T1">0.342</text:span></text:p>
          </table:table-cell>
          <table:table-cell table:style-name="ce4" office:value-type="string" calcext:value-type="string">
            <text:p><text:span text:style-name="T1">18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5])" office:value-type="float" office:value="5" calcext:value-type="float">
            <text:p>5</text:p>
          </table:table-cell>
          <table:table-cell table:style-name="ce16" table:formula="of:=VALUE(LEFT([.A65];[.B65]-1))" office:value-type="float" office:value="90" calcext:value-type="float">
            <text:p>90.0</text:p>
          </table:table-cell>
          <table:table-cell table:style-name="ce10" table:formula="of:=CONCATENATE(&quot;HFSHS &quot;;[.A65];&quot; x &quot;;TEXT([.F65];&quot;##.0&quot;))" office:value-type="string" office:string-value="HFSHS 90  x  90 x 8.0" calcext:value-type="string">
            <text:p>HFSHS 90 <text:s/>x <text:s/>90 x 8.0</text:p>
          </table:table-cell>
          <table:table-cell table:style-name="ce10" table:formula="of:=TEXT([.C65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0.1</text:span></text:p>
          </table:table-cell>
          <table:table-cell table:style-name="ce4" office:value-type="string" calcext:value-type="string">
            <text:p><text:span text:style-name="T1">25.6</text:span></text:p>
          </table:table-cell>
          <table:table-cell table:style-name="ce4" office:value-type="string" calcext:value-type="string">
            <text:p><text:span text:style-name="T1">8.25</text:span></text:p>
          </table:table-cell>
          <table:table-cell table:style-name="ce4" office:value-type="string" calcext:value-type="string">
            <text:p><text:span text:style-name="T1">281</text:span></text:p>
          </table:table-cell>
          <table:table-cell table:style-name="ce4" office:value-type="string" calcext:value-type="string">
            <text:p><text:span text:style-name="T1">3.32</text:span></text:p>
          </table:table-cell>
          <table:table-cell table:style-name="ce4" office:value-type="string" calcext:value-type="string">
            <text:p><text:span text:style-name="T1">62.6</text:span></text:p>
          </table:table-cell>
          <table:table-cell table:style-name="ce4" office:value-type="string" calcext:value-type="string">
            <text:p><text:span text:style-name="T1">77.6</text:span></text:p>
          </table:table-cell>
          <table:table-cell table:style-name="ce4" office:value-type="string" calcext:value-type="string">
            <text:p><text:span text:style-name="T1">459</text:span></text:p>
          </table:table-cell>
          <table:table-cell table:style-name="ce4" office:value-type="string" calcext:value-type="string">
            <text:p><text:span text:style-name="T1">90.5</text:span></text:p>
          </table:table-cell>
          <table:table-cell table:style-name="ce4" office:value-type="string" calcext:value-type="string">
            <text:p><text:span text:style-name="T1">0.339</text:span></text:p>
          </table:table-cell>
          <table:table-cell table:style-name="ce4" office:value-type="string" calcext:value-type="string">
            <text:p><text:span text:style-name="T1">16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6])" office:value-type="float" office:value="5" calcext:value-type="float">
            <text:p>5</text:p>
          </table:table-cell>
          <table:table-cell table:style-name="ce16" table:formula="of:=VALUE(LEFT([.A66];[.B66]-1))" office:value-type="float" office:value="90" calcext:value-type="float">
            <text:p>90.0</text:p>
          </table:table-cell>
          <table:table-cell table:style-name="ce10" table:formula="of:=CONCATENATE(&quot;HFSHS &quot;;[.A66];&quot; x &quot;;TEXT([.F66];&quot;##.0&quot;))" office:value-type="string" office:string-value="HFSHS 90  x  90 x 8.8" calcext:value-type="string">
            <text:p>HFSHS 90 <text:s/>x <text:s/>90 x 8.8</text:p>
          </table:table-cell>
          <table:table-cell table:style-name="ce10" table:formula="of:=TEXT([.C66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1.8</text:span></text:p>
          </table:table-cell>
          <table:table-cell table:style-name="ce4" office:value-type="string" calcext:value-type="string">
            <text:p><text:span text:style-name="T1">27.8</text:span></text:p>
          </table:table-cell>
          <table:table-cell table:style-name="ce4" office:value-type="string" calcext:value-type="string">
            <text:p><text:span text:style-name="T1">7.23</text:span></text:p>
          </table:table-cell>
          <table:table-cell table:style-name="ce4" office:value-type="string" calcext:value-type="string">
            <text:p><text:span text:style-name="T1">299</text:span></text:p>
          </table:table-cell>
          <table:table-cell table:style-name="ce4" office:value-type="string" calcext:value-type="string">
            <text:p><text:span text:style-name="T1">3.28</text:span></text:p>
          </table:table-cell>
          <table:table-cell table:style-name="ce4" office:value-type="string" calcext:value-type="string">
            <text:p><text:span text:style-name="T1">66.5</text:span></text:p>
          </table:table-cell>
          <table:table-cell table:style-name="ce4" office:value-type="string" calcext:value-type="string">
            <text:p><text:span text:style-name="T1">83.4</text:span></text:p>
          </table:table-cell>
          <table:table-cell table:style-name="ce4" office:value-type="string" calcext:value-type="string">
            <text:p><text:span text:style-name="T1">492</text:span></text:p>
          </table:table-cell>
          <table:table-cell table:style-name="ce4" office:value-type="string" calcext:value-type="string">
            <text:p><text:span text:style-name="T1">96.0</text:span></text:p>
          </table:table-cell>
          <table:table-cell table:style-name="ce4" office:value-type="string" calcext:value-type="string">
            <text:p><text:span text:style-name="T1">0.337</text:span></text:p>
          </table:table-cell>
          <table:table-cell table:style-name="ce4" office:value-type="string" calcext:value-type="string">
            <text:p><text:span text:style-name="T1">15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7])" office:value-type="float" office:value="5" calcext:value-type="float">
            <text:p>5</text:p>
          </table:table-cell>
          <table:table-cell table:style-name="ce16" table:formula="of:=VALUE(LEFT([.A67];[.B67]-1))" office:value-type="float" office:value="90" calcext:value-type="float">
            <text:p>90.0</text:p>
          </table:table-cell>
          <table:table-cell table:style-name="ce10" table:formula="of:=CONCATENATE(&quot;HFSHS &quot;;[.A67];&quot; x &quot;;TEXT([.F67];&quot;##.0&quot;))" office:value-type="string" office:string-value="HFSHS 90  x  90 x 10.0" calcext:value-type="string">
            <text:p>HFSHS 90 <text:s/>x <text:s/>90 x 10.0</text:p>
          </table:table-cell>
          <table:table-cell table:style-name="ce10" table:formula="of:=TEXT([.C67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4.3</text:span></text:p>
          </table:table-cell>
          <table:table-cell table:style-name="ce4" office:value-type="string" calcext:value-type="string">
            <text:p><text:span text:style-name="T1">30.9</text:span></text:p>
          </table:table-cell>
          <table:table-cell table:style-name="ce4" office:value-type="string" calcext:value-type="string">
            <text:p><text:span text:style-name="T1">6.00</text:span></text:p>
          </table:table-cell>
          <table:table-cell table:style-name="ce4" office:value-type="string" calcext:value-type="string">
            <text:p><text:span text:style-name="T1">322</text:span></text:p>
          </table:table-cell>
          <table:table-cell table:style-name="ce4" office:value-type="string" calcext:value-type="string">
            <text:p><text:span text:style-name="T1">3.23</text:span></text:p>
          </table:table-cell>
          <table:table-cell table:style-name="ce4" office:value-type="string" calcext:value-type="string">
            <text:p><text:span text:style-name="T1">71.6</text:span></text:p>
          </table:table-cell>
          <table:table-cell table:style-name="ce4" office:value-type="string" calcext:value-type="string">
            <text:p><text:span text:style-name="T1">91.3</text:span></text:p>
          </table:table-cell>
          <table:table-cell table:style-name="ce4" office:value-type="string" calcext:value-type="string">
            <text:p><text:span text:style-name="T1">536</text:span></text:p>
          </table:table-cell>
          <table:table-cell table:style-name="ce4" office:value-type="string" calcext:value-type="string">
            <text:p><text:span text:style-name="T1">103</text:span></text:p>
          </table:table-cell>
          <table:table-cell table:style-name="ce4" office:value-type="string" calcext:value-type="string">
            <text:p><text:span text:style-name="T1">0.334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100  x  100</text:span></text:p>
          </table:table-cell>
          <table:table-cell table:style-name="ce10" table:formula="of:=SEARCH(&quot;x&quot;;[.A68])" office:value-type="float" office:value="6" calcext:value-type="float">
            <text:p>6</text:p>
          </table:table-cell>
          <table:table-cell table:style-name="ce16" table:formula="of:=VALUE(LEFT([.A68];[.B68]-1))" office:value-type="float" office:value="100" calcext:value-type="float">
            <text:p>100.0</text:p>
          </table:table-cell>
          <table:table-cell table:style-name="ce11" table:formula="of:=CONCATENATE(&quot;HFSHS &quot;;[.A68];&quot; x &quot;;TEXT([.F68];&quot;##.0&quot;))" office:value-type="string" office:string-value="HFSHS 100  x  100 x 3.6" calcext:value-type="string">
            <text:p>HFSHS 100 <text:s/>x <text:s/>100 x 3.6</text:p>
          </table:table-cell>
          <table:table-cell table:style-name="ce11" table:formula="of:=TEXT([.C68];&quot;.0&quot;)" office:value-type="string" office:string-value="100.0" calcext:value-type="string">
            <text:p>100.0</text:p>
          </table:table-cell>
          <table:table-cell table:style-name="ce8" office:value-type="string" calcext:value-type="string">
            <text:p><text:span text:style-name="T5">3.6</text:span></text:p>
          </table:table-cell>
          <table:table-cell table:style-name="ce8" office:value-type="string" calcext:value-type="string">
            <text:p><text:span text:style-name="T1">#</text:span></text:p>
          </table:table-cell>
          <table:table-cell table:style-name="ce8" office:value-type="string" calcext:value-type="string">
            <text:p><text:span text:style-name="T1">10.8</text:span></text:p>
          </table:table-cell>
          <table:table-cell table:style-name="ce8" office:value-type="string" calcext:value-type="string">
            <text:p><text:span text:style-name="T1">13.7</text:span></text:p>
          </table:table-cell>
          <table:table-cell table:style-name="ce8" office:value-type="string" calcext:value-type="string">
            <text:p><text:span text:style-name="T1">24.8</text:span></text:p>
          </table:table-cell>
          <table:table-cell table:style-name="ce8" office:value-type="string" calcext:value-type="string">
            <text:p><text:span text:style-name="T1">212</text:span></text:p>
          </table:table-cell>
          <table:table-cell table:style-name="ce8" office:value-type="string" calcext:value-type="string">
            <text:p><text:span text:style-name="T1">3.92</text:span></text:p>
          </table:table-cell>
          <table:table-cell table:style-name="ce8" office:value-type="string" calcext:value-type="string">
            <text:p><text:span text:style-name="T1">42.3</text:span></text:p>
          </table:table-cell>
          <table:table-cell table:style-name="ce8" office:value-type="string" calcext:value-type="string">
            <text:p><text:span text:style-name="T1">49.5</text:span></text:p>
          </table:table-cell>
          <table:table-cell table:style-name="ce8" office:value-type="string" calcext:value-type="string">
            <text:p><text:span text:style-name="T1">328</text:span></text:p>
          </table:table-cell>
          <table:table-cell table:style-name="ce8" office:value-type="string" calcext:value-type="string">
            <text:p><text:span text:style-name="T1">62.3</text:span></text:p>
          </table:table-cell>
          <table:table-cell table:style-name="ce8" office:value-type="string" calcext:value-type="string">
            <text:p><text:span text:style-name="T1">0.391</text:span></text:p>
          </table:table-cell>
          <table:table-cell table:style-name="ce8" office:value-type="string" calcext:value-type="string">
            <text:p><text:span text:style-name="T1">36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69])" office:value-type="float" office:value="6" calcext:value-type="float">
            <text:p>6</text:p>
          </table:table-cell>
          <table:table-cell table:style-name="ce16" table:formula="of:=VALUE(LEFT([.A69];[.B69]-1))" office:value-type="float" office:value="100" calcext:value-type="float">
            <text:p>100.0</text:p>
          </table:table-cell>
          <table:table-cell table:style-name="ce10" table:formula="of:=CONCATENATE(&quot;HFSHS &quot;;[.A69];&quot; x &quot;;TEXT([.F69];&quot;##.0&quot;))" office:value-type="string" office:string-value="HFSHS 100  x  100 x 4.0" calcext:value-type="string">
            <text:p>HFSHS 100 <text:s/>x <text:s/>100 x 4.0</text:p>
          </table:table-cell>
          <table:table-cell table:style-name="ce10" table:formula="of:=TEXT([.C69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232</text:span></text:p>
          </table:table-cell>
          <table:table-cell table:style-name="ce4" office:value-type="string" calcext:value-type="string">
            <text:p><text:span text:style-name="T1">3.91</text:span></text:p>
          </table:table-cell>
          <table:table-cell table:style-name="ce4" office:value-type="string" calcext:value-type="string">
            <text:p><text:span text:style-name="T1">46.4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361</text:span></text:p>
          </table:table-cell>
          <table:table-cell table:style-name="ce4" office:value-type="string" calcext:value-type="string">
            <text:p><text:span text:style-name="T1">68.2</text:span></text:p>
          </table:table-cell>
          <table:table-cell table:style-name="ce4" office:value-type="string" calcext:value-type="string">
            <text:p><text:span text:style-name="T1">0.390</text:span></text:p>
          </table:table-cell>
          <table:table-cell table:style-name="ce4" office:value-type="string" calcext:value-type="string">
            <text:p><text:span text:style-name="T1">32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0])" office:value-type="float" office:value="6" calcext:value-type="float">
            <text:p>6</text:p>
          </table:table-cell>
          <table:table-cell table:style-name="ce16" table:formula="of:=VALUE(LEFT([.A70];[.B70]-1))" office:value-type="float" office:value="100" calcext:value-type="float">
            <text:p>100.0</text:p>
          </table:table-cell>
          <table:table-cell table:style-name="ce10" table:formula="of:=CONCATENATE(&quot;HFSHS &quot;;[.A70];&quot; x &quot;;TEXT([.F70];&quot;##.0&quot;))" office:value-type="string" office:string-value="HFSHS 100  x  100 x 5.0" calcext:value-type="string">
            <text:p>HFSHS 100 <text:s/>x <text:s/>100 x 5.0</text:p>
          </table:table-cell>
          <table:table-cell table:style-name="ce10" table:formula="of:=TEXT([.C70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style-name="ce4" office:value-type="string" calcext:value-type="string">
            <text:p><text:span text:style-name="T1">18.7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279</text:span></text:p>
          </table:table-cell>
          <table:table-cell table:style-name="ce4" office:value-type="string" calcext:value-type="string">
            <text:p><text:span text:style-name="T1">3.86</text:span></text:p>
          </table:table-cell>
          <table:table-cell table:style-name="ce4" office:value-type="string" calcext:value-type="string">
            <text:p><text:span text:style-name="T1">55.9</text:span></text:p>
          </table:table-cell>
          <table:table-cell table:style-name="ce4" office:value-type="string" calcext:value-type="string">
            <text:p><text:span text:style-name="T1">66.4</text:span></text:p>
          </table:table-cell>
          <table:table-cell table:style-name="ce4" office:value-type="string" calcext:value-type="string">
            <text:p><text:span text:style-name="T1">439</text:span></text:p>
          </table:table-cell>
          <table:table-cell table:style-name="ce4" office:value-type="string" calcext:value-type="string">
            <text:p><text:span text:style-name="T1">81.8</text:span></text:p>
          </table:table-cell>
          <table:table-cell table:style-name="ce4" office:value-type="string" calcext:value-type="string">
            <text:p><text:span text:style-name="T1">0.387</text:span></text:p>
          </table:table-cell>
          <table:table-cell table:style-name="ce4" office:value-type="string" calcext:value-type="string">
            <text:p><text:span text:style-name="T1">26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1])" office:value-type="float" office:value="6" calcext:value-type="float">
            <text:p>6</text:p>
          </table:table-cell>
          <table:table-cell table:style-name="ce16" table:formula="of:=VALUE(LEFT([.A71];[.B71]-1))" office:value-type="float" office:value="100" calcext:value-type="float">
            <text:p>100.0</text:p>
          </table:table-cell>
          <table:table-cell table:style-name="ce10" table:formula="of:=CONCATENATE(&quot;HFSHS &quot;;[.A71];&quot; x &quot;;TEXT([.F71];&quot;##.0&quot;))" office:value-type="string" office:string-value="HFSHS 100  x  100 x 5.6" calcext:value-type="string">
            <text:p>HFSHS 100 <text:s/>x <text:s/>100 x 5.6</text:p>
          </table:table-cell>
          <table:table-cell table:style-name="ce10" table:formula="of:=TEXT([.C71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style-name="ce4" office:value-type="string" calcext:value-type="string">
            <text:p><text:span text:style-name="T1">306</text:span></text:p>
          </table:table-cell>
          <table:table-cell table:style-name="ce4" office:value-type="string" calcext:value-type="string">
            <text:p><text:span text:style-name="T1">3.84</text:span></text:p>
          </table:table-cell>
          <table:table-cell table:style-name="ce4" office:value-type="string" calcext:value-type="string">
            <text:p><text:span text:style-name="T1">61.2</text:span></text:p>
          </table:table-cell>
          <table:table-cell table:style-name="ce4" office:value-type="string" calcext:value-type="string">
            <text:p><text:span text:style-name="T1">73.2</text:span></text:p>
          </table:table-cell>
          <table:table-cell table:style-name="ce4" office:value-type="string" calcext:value-type="string">
            <text:p><text:span text:style-name="T1">484</text:span></text:p>
          </table:table-cell>
          <table:table-cell table:style-name="ce4" office:value-type="string" calcext:value-type="string">
            <text:p><text:span text:style-name="T1">89.5</text:span></text:p>
          </table:table-cell>
          <table:table-cell table:style-name="ce4" office:value-type="string" calcext:value-type="string">
            <text:p><text:span text:style-name="T1">0.386</text:span></text:p>
          </table:table-cell>
          <table:table-cell table:style-name="ce4" office:value-type="string" calcext:value-type="string">
            <text:p><text:span text:style-name="T1">23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2])" office:value-type="float" office:value="6" calcext:value-type="float">
            <text:p>6</text:p>
          </table:table-cell>
          <table:table-cell table:style-name="ce16" table:formula="of:=VALUE(LEFT([.A72];[.B72]-1))" office:value-type="float" office:value="100" calcext:value-type="float">
            <text:p>100.0</text:p>
          </table:table-cell>
          <table:table-cell table:style-name="ce10" table:formula="of:=CONCATENATE(&quot;HFSHS &quot;;[.A72];&quot; x &quot;;TEXT([.F72];&quot;##.0&quot;))" office:value-type="string" office:string-value="HFSHS 100  x  100 x 6.3" calcext:value-type="string">
            <text:p>HFSHS 100 <text:s/>x <text:s/>100 x 6.3</text:p>
          </table:table-cell>
          <table:table-cell table:style-name="ce10" table:formula="of:=TEXT([.C72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8.2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style-name="ce4" office:value-type="string" calcext:value-type="string">
            <text:p><text:span text:style-name="T1">336</text:span></text:p>
          </table:table-cell>
          <table:table-cell table:style-name="ce4" office:value-type="string" calcext:value-type="string">
            <text:p><text:span text:style-name="T1">3.80</text:span></text:p>
          </table:table-cell>
          <table:table-cell table:style-name="ce4" office:value-type="string" calcext:value-type="string">
            <text:p><text:span text:style-name="T1">67.1</text:span></text:p>
          </table:table-cell>
          <table:table-cell table:style-name="ce4" office:value-type="string" calcext:value-type="string">
            <text:p><text:span text:style-name="T1">80.9</text:span></text:p>
          </table:table-cell>
          <table:table-cell table:style-name="ce4" office:value-type="string" calcext:value-type="string">
            <text:p><text:span text:style-name="T1">534</text:span></text:p>
          </table:table-cell>
          <table:table-cell table:style-name="ce4" office:value-type="string" calcext:value-type="string">
            <text:p><text:span text:style-name="T1">97.8</text:span></text:p>
          </table:table-cell>
          <table:table-cell table:style-name="ce4" office:value-type="string" calcext:value-type="string">
            <text:p><text:span text:style-name="T1">0.384</text:span></text:p>
          </table:table-cell>
          <table:table-cell table:style-name="ce4" office:value-type="string" calcext:value-type="string">
            <text:p><text:span text:style-name="T1">21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3])" office:value-type="float" office:value="6" calcext:value-type="float">
            <text:p>6</text:p>
          </table:table-cell>
          <table:table-cell table:style-name="ce16" table:formula="of:=VALUE(LEFT([.A73];[.B73]-1))" office:value-type="float" office:value="100" calcext:value-type="float">
            <text:p>100.0</text:p>
          </table:table-cell>
          <table:table-cell table:style-name="ce10" table:formula="of:=CONCATENATE(&quot;HFSHS &quot;;[.A73];&quot; x &quot;;TEXT([.F73];&quot;##.0&quot;))" office:value-type="string" office:string-value="HFSHS 100  x  100 x 7.1" calcext:value-type="string">
            <text:p>HFSHS 100 <text:s/>x <text:s/>100 x 7.1</text:p>
          </table:table-cell>
          <table:table-cell table:style-name="ce10" table:formula="of:=TEXT([.C73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0.3</text:span></text:p>
          </table:table-cell>
          <table:table-cell table:style-name="ce4" office:value-type="string" calcext:value-type="string">
            <text:p><text:span text:style-name="T1">25.8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367</text:span></text:p>
          </table:table-cell>
          <table:table-cell table:style-name="ce4" office:value-type="string" calcext:value-type="string">
            <text:p><text:span text:style-name="T1">3.77</text:span></text:p>
          </table:table-cell>
          <table:table-cell table:style-name="ce4" office:value-type="string" calcext:value-type="string">
            <text:p><text:span text:style-name="T1">73.4</text:span></text:p>
          </table:table-cell>
          <table:table-cell table:style-name="ce4" office:value-type="string" calcext:value-type="string">
            <text:p><text:span text:style-name="T1">89.2</text:span></text:p>
          </table:table-cell>
          <table:table-cell table:style-name="ce4" office:value-type="string" calcext:value-type="string">
            <text:p><text:span text:style-name="T1">589</text:span></text:p>
          </table:table-cell>
          <table:table-cell table:style-name="ce4" office:value-type="string" calcext:value-type="string">
            <text:p><text:span text:style-name="T1">107</text:span></text:p>
          </table:table-cell>
          <table:table-cell table:style-name="ce4" office:value-type="string" calcext:value-type="string">
            <text:p><text:span text:style-name="T1">0.382</text:span></text:p>
          </table:table-cell>
          <table:table-cell table:style-name="ce4" office:value-type="string" calcext:value-type="string">
            <text:p><text:span text:style-name="T1">18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4])" office:value-type="float" office:value="6" calcext:value-type="float">
            <text:p>6</text:p>
          </table:table-cell>
          <table:table-cell table:style-name="ce16" table:formula="of:=VALUE(LEFT([.A74];[.B74]-1))" office:value-type="float" office:value="100" calcext:value-type="float">
            <text:p>100.0</text:p>
          </table:table-cell>
          <table:table-cell table:style-name="ce10" table:formula="of:=CONCATENATE(&quot;HFSHS &quot;;[.A74];&quot; x &quot;;TEXT([.F74];&quot;##.0&quot;))" office:value-type="string" office:string-value="HFSHS 100  x  100 x 8.0" calcext:value-type="string">
            <text:p>HFSHS 100 <text:s/>x <text:s/>100 x 8.0</text:p>
          </table:table-cell>
          <table:table-cell table:style-name="ce10" table:formula="of:=TEXT([.C74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2.6</text:span></text:p>
          </table:table-cell>
          <table:table-cell table:style-name="ce4" office:value-type="string" calcext:value-type="string">
            <text:p><text:span text:style-name="T1">28.8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400</text:span></text:p>
          </table:table-cell>
          <table:table-cell table:style-name="ce4" office:value-type="string" calcext:value-type="string">
            <text:p><text:span text:style-name="T1">3.73</text:span></text:p>
          </table:table-cell>
          <table:table-cell table:style-name="ce4" office:value-type="string" calcext:value-type="string">
            <text:p><text:span text:style-name="T1">79.9</text:span></text:p>
          </table:table-cell>
          <table:table-cell table:style-name="ce4" office:value-type="string" calcext:value-type="string">
            <text:p><text:span text:style-name="T1">98.2</text:span></text:p>
          </table:table-cell>
          <table:table-cell table:style-name="ce4" office:value-type="string" calcext:value-type="string">
            <text:p><text:span text:style-name="T1">646</text:span></text:p>
          </table:table-cell>
          <table:table-cell table:style-name="ce4" office:value-type="string" calcext:value-type="string">
            <text:p><text:span text:style-name="T1">116</text:span></text:p>
          </table:table-cell>
          <table:table-cell table:style-name="ce4" office:value-type="string" calcext:value-type="string">
            <text:p><text:span text:style-name="T1">0.379</text:span></text:p>
          </table:table-cell>
          <table:table-cell table:style-name="ce4" office:value-type="string" calcext:value-type="string">
            <text:p><text:span text:style-name="T1">16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5])" office:value-type="float" office:value="6" calcext:value-type="float">
            <text:p>6</text:p>
          </table:table-cell>
          <table:table-cell table:style-name="ce16" table:formula="of:=VALUE(LEFT([.A75];[.B75]-1))" office:value-type="float" office:value="100" calcext:value-type="float">
            <text:p>100.0</text:p>
          </table:table-cell>
          <table:table-cell table:style-name="ce10" table:formula="of:=CONCATENATE(&quot;HFSHS &quot;;[.A75];&quot; x &quot;;TEXT([.F75];&quot;##.0&quot;))" office:value-type="string" office:string-value="HFSHS 100  x  100 x 8.8" calcext:value-type="string">
            <text:p>HFSHS 100 <text:s/>x <text:s/>100 x 8.8</text:p>
          </table:table-cell>
          <table:table-cell table:style-name="ce10" table:formula="of:=TEXT([.C75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4.5</text:span></text:p>
          </table:table-cell>
          <table:table-cell table:style-name="ce4" office:value-type="string" calcext:value-type="string">
            <text:p><text:span text:style-name="T1">31.3</text:span></text:p>
          </table:table-cell>
          <table:table-cell table:style-name="ce4" office:value-type="string" calcext:value-type="string">
            <text:p><text:span text:style-name="T1">8.36</text:span></text:p>
          </table:table-cell>
          <table:table-cell table:style-name="ce4" office:value-type="string" calcext:value-type="string">
            <text:p><text:span text:style-name="T1">426</text:span></text:p>
          </table:table-cell>
          <table:table-cell table:style-name="ce4" office:value-type="string" calcext:value-type="string">
            <text:p><text:span text:style-name="T1">3.69</text:span></text:p>
          </table:table-cell>
          <table:table-cell table:style-name="ce4" office:value-type="string" calcext:value-type="string">
            <text:p><text:span text:style-name="T1">85.2</text:span></text:p>
          </table:table-cell>
          <table:table-cell table:style-name="ce4" office:value-type="string" calcext:value-type="string">
            <text:p><text:span text:style-name="T1">106</text:span></text:p>
          </table:table-cell>
          <table:table-cell table:style-name="ce4" office:value-type="string" calcext:value-type="string">
            <text:p><text:span text:style-name="T1">694</text:span></text:p>
          </table:table-cell>
          <table:table-cell table:style-name="ce4" office:value-type="string" calcext:value-type="string">
            <text:p><text:span text:style-name="T1">123</text:span></text:p>
          </table:table-cell>
          <table:table-cell table:style-name="ce4" office:value-type="string" calcext:value-type="string">
            <text:p><text:span text:style-name="T1">0.377</text:span></text:p>
          </table:table-cell>
          <table:table-cell table:style-name="ce4" office:value-type="string" calcext:value-type="string">
            <text:p><text:span text:style-name="T1">15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6])" office:value-type="float" office:value="6" calcext:value-type="float">
            <text:p>6</text:p>
          </table:table-cell>
          <table:table-cell table:style-name="ce16" table:formula="of:=VALUE(LEFT([.A76];[.B76]-1))" office:value-type="float" office:value="100" calcext:value-type="float">
            <text:p>100.0</text:p>
          </table:table-cell>
          <table:table-cell table:style-name="ce10" table:formula="of:=CONCATENATE(&quot;HFSHS &quot;;[.A76];&quot; x &quot;;TEXT([.F76];&quot;##.0&quot;))" office:value-type="string" office:string-value="HFSHS 100  x  100 x 10.0" calcext:value-type="string">
            <text:p>HFSHS 100 <text:s/>x <text:s/>100 x 10.0</text:p>
          </table:table-cell>
          <table:table-cell table:style-name="ce10" table:formula="of:=TEXT([.C76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7.4</text:span></text:p>
          </table:table-cell>
          <table:table-cell table:style-name="ce4" office:value-type="string" calcext:value-type="string">
            <text:p><text:span text:style-name="T1">34.9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462</text:span></text:p>
          </table:table-cell>
          <table:table-cell table:style-name="ce4" office:value-type="string" calcext:value-type="string">
            <text:p><text:span text:style-name="T1">3.64</text:span></text:p>
          </table:table-cell>
          <table:table-cell table:style-name="ce4" office:value-type="string" calcext:value-type="string">
            <text:p><text:span text:style-name="T1">92.4</text:span></text:p>
          </table:table-cell>
          <table:table-cell table:style-name="ce4" office:value-type="string" calcext:value-type="string">
            <text:p><text:span text:style-name="T1">116</text:span></text:p>
          </table:table-cell>
          <table:table-cell table:style-name="ce4" office:value-type="string" calcext:value-type="string">
            <text:p><text:span text:style-name="T1">761</text:span></text:p>
          </table:table-cell>
          <table:table-cell table:style-name="ce4" office:value-type="string" calcext:value-type="string">
            <text:p><text:span text:style-name="T1">133</text:span></text:p>
          </table:table-cell>
          <table:table-cell table:style-name="ce4" office:value-type="string" calcext:value-type="string">
            <text:p><text:span text:style-name="T1">0.374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120  x  120</text:span></text:p>
          </table:table-cell>
          <table:table-cell table:style-name="ce10" table:formula="of:=SEARCH(&quot;x&quot;;[.A77])" office:value-type="float" office:value="6" calcext:value-type="float">
            <text:p>6</text:p>
          </table:table-cell>
          <table:table-cell table:style-name="ce16" table:formula="of:=VALUE(LEFT([.A77];[.B77]-1))" office:value-type="float" office:value="120" calcext:value-type="float">
            <text:p>120.0</text:p>
          </table:table-cell>
          <table:table-cell table:style-name="ce11" table:formula="of:=CONCATENATE(&quot;HFSHS &quot;;[.A77];&quot; x &quot;;TEXT([.F77];&quot;##.0&quot;))" office:value-type="string" office:string-value="HFSHS 120  x  120 x 4.0" calcext:value-type="string">
            <text:p>HFSHS 120 <text:s/>x <text:s/>120 x 4.0</text:p>
          </table:table-cell>
          <table:table-cell table:style-name="ce11" table:formula="of:=TEXT([.C77];&quot;.0&quot;)" office:value-type="string" office:string-value="120.0" calcext:value-type="string">
            <text:p>120.0</text:p>
          </table:table-cell>
          <table:table-cell table:style-name="ce8" office:value-type="string" calcext:value-type="string">
            <text:p><text:span text:style-name="T5">4.0</text:span></text:p>
          </table:table-cell>
          <table:table-cell table:style-name="ce8" office:value-type="string" calcext:value-type="string">
            <text:p><text:span text:style-name="T1">#</text:span></text:p>
          </table:table-cell>
          <table:table-cell table:style-name="ce8" office:value-type="string" calcext:value-type="string">
            <text:p><text:span text:style-name="T1">14.4</text:span></text:p>
          </table:table-cell>
          <table:table-cell table:style-name="ce8" office:value-type="string" calcext:value-type="string">
            <text:p><text:span text:style-name="T1">18.4</text:span></text:p>
          </table:table-cell>
          <table:table-cell table:style-name="ce8" office:value-type="string" calcext:value-type="string">
            <text:p><text:span text:style-name="T1">27.0</text:span></text:p>
          </table:table-cell>
          <table:table-cell table:style-name="ce8" office:value-type="string" calcext:value-type="string">
            <text:p><text:span text:style-name="T1">410</text:span></text:p>
          </table:table-cell>
          <table:table-cell table:style-name="ce8" office:value-type="string" calcext:value-type="string">
            <text:p><text:span text:style-name="T1">4.72</text:span></text:p>
          </table:table-cell>
          <table:table-cell table:style-name="ce8" office:value-type="string" calcext:value-type="string">
            <text:p><text:span text:style-name="T1">68.4</text:span></text:p>
          </table:table-cell>
          <table:table-cell table:style-name="ce8" office:value-type="string" calcext:value-type="string">
            <text:p><text:span text:style-name="T1">79.7</text:span></text:p>
          </table:table-cell>
          <table:table-cell table:style-name="ce8" office:value-type="string" calcext:value-type="string">
            <text:p><text:span text:style-name="T1">635</text:span></text:p>
          </table:table-cell>
          <table:table-cell table:style-name="ce8" office:value-type="string" calcext:value-type="string">
            <text:p><text:span text:style-name="T1">101</text:span></text:p>
          </table:table-cell>
          <table:table-cell table:style-name="ce8" office:value-type="string" calcext:value-type="string">
            <text:p><text:span text:style-name="T1">0.470</text:span></text:p>
          </table:table-cell>
          <table:table-cell table:style-name="ce8" office:value-type="string" calcext:value-type="string">
            <text:p><text:span text:style-name="T1">32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78])" office:value-type="float" office:value="6" calcext:value-type="float">
            <text:p>6</text:p>
          </table:table-cell>
          <table:table-cell table:style-name="ce16" table:formula="of:=VALUE(LEFT([.A78];[.B78]-1))" office:value-type="float" office:value="120" calcext:value-type="float">
            <text:p>120.0</text:p>
          </table:table-cell>
          <table:table-cell table:style-name="ce10" table:formula="of:=CONCATENATE(&quot;HFSHS &quot;;[.A78];&quot; x &quot;;TEXT([.F78];&quot;##.0&quot;))" office:value-type="string" office:string-value="HFSHS 120  x  120 x 5.0" calcext:value-type="string">
            <text:p>HFSHS 120 <text:s/>x <text:s/>120 x 5.0</text:p>
          </table:table-cell>
          <table:table-cell table:style-name="ce10" table:formula="of:=TEXT([.C78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22.7</text:span></text:p>
          </table:table-cell>
          <table:table-cell table:style-name="ce4" office:value-type="string" calcext:value-type="string">
            <text:p><text:span text:style-name="T1">21.0</text:span></text:p>
          </table:table-cell>
          <table:table-cell table:style-name="ce4" office:value-type="string" calcext:value-type="string">
            <text:p><text:span text:style-name="T1">498</text:span></text:p>
          </table:table-cell>
          <table:table-cell table:style-name="ce4" office:value-type="string" calcext:value-type="string">
            <text:p><text:span text:style-name="T1">4.68</text:span></text:p>
          </table:table-cell>
          <table:table-cell table:style-name="ce4" office:value-type="string" calcext:value-type="string">
            <text:p><text:span text:style-name="T1">83.0</text:span></text:p>
          </table:table-cell>
          <table:table-cell table:style-name="ce4" office:value-type="string" calcext:value-type="string">
            <text:p><text:span text:style-name="T1">97.6</text:span></text:p>
          </table:table-cell>
          <table:table-cell table:style-name="ce4" office:value-type="string" calcext:value-type="string">
            <text:p><text:span text:style-name="T1">777</text:span></text:p>
          </table:table-cell>
          <table:table-cell table:style-name="ce4" office:value-type="string" calcext:value-type="string">
            <text:p><text:span text:style-name="T1">122</text:span></text:p>
          </table:table-cell>
          <table:table-cell table:style-name="ce4" office:value-type="string" calcext:value-type="string">
            <text:p><text:span text:style-name="T1">0.467</text:span></text:p>
          </table:table-cell>
          <table:table-cell table:style-name="ce4" office:value-type="string" calcext:value-type="string">
            <text:p><text:span text:style-name="T1">26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79])" office:value-type="float" office:value="6" calcext:value-type="float">
            <text:p>6</text:p>
          </table:table-cell>
          <table:table-cell table:style-name="ce16" table:formula="of:=VALUE(LEFT([.A79];[.B79]-1))" office:value-type="float" office:value="120" calcext:value-type="float">
            <text:p>120.0</text:p>
          </table:table-cell>
          <table:table-cell table:style-name="ce10" table:formula="of:=CONCATENATE(&quot;HFSHS &quot;;[.A79];&quot; x &quot;;TEXT([.F79];&quot;##.0&quot;))" office:value-type="string" office:string-value="HFSHS 120  x  120 x 5.6" calcext:value-type="string">
            <text:p>HFSHS 120 <text:s/>x <text:s/>120 x 5.6</text:p>
          </table:table-cell>
          <table:table-cell table:style-name="ce10" table:formula="of:=TEXT([.C79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9.9</text:span></text:p>
          </table:table-cell>
          <table:table-cell table:style-name="ce4" office:value-type="string" calcext:value-type="string">
            <text:p><text:span text:style-name="T1">25.3</text:span></text:p>
          </table:table-cell>
          <table:table-cell table:style-name="ce4" office:value-type="string" calcext:value-type="string">
            <text:p><text:span text:style-name="T1">18.4</text:span></text:p>
          </table:table-cell>
          <table:table-cell table:style-name="ce4" office:value-type="string" calcext:value-type="string">
            <text:p><text:span text:style-name="T1">547</text:span></text:p>
          </table:table-cell>
          <table:table-cell table:style-name="ce4" office:value-type="string" calcext:value-type="string">
            <text:p><text:span text:style-name="T1">4.65</text:span></text:p>
          </table:table-cell>
          <table:table-cell table:style-name="ce4" office:value-type="string" calcext:value-type="string">
            <text:p><text:span text:style-name="T1">91.2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858</text:span></text:p>
          </table:table-cell>
          <table:table-cell table:style-name="ce4" office:value-type="string" calcext:value-type="string">
            <text:p><text:span text:style-name="T1">134</text:span></text:p>
          </table:table-cell>
          <table:table-cell table:style-name="ce4" office:value-type="string" calcext:value-type="string">
            <text:p><text:span text:style-name="T1">0.466</text:span></text:p>
          </table:table-cell>
          <table:table-cell table:style-name="ce4" office:value-type="string" calcext:value-type="string">
            <text:p><text:span text:style-name="T1">23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0])" office:value-type="float" office:value="6" calcext:value-type="float">
            <text:p>6</text:p>
          </table:table-cell>
          <table:table-cell table:style-name="ce16" table:formula="of:=VALUE(LEFT([.A80];[.B80]-1))" office:value-type="float" office:value="120" calcext:value-type="float">
            <text:p>120.0</text:p>
          </table:table-cell>
          <table:table-cell table:style-name="ce10" table:formula="of:=CONCATENATE(&quot;HFSHS &quot;;[.A80];&quot; x &quot;;TEXT([.F80];&quot;##.0&quot;))" office:value-type="string" office:string-value="HFSHS 120  x  120 x 6.3" calcext:value-type="string">
            <text:p>HFSHS 120 <text:s/>x <text:s/>120 x 6.3</text:p>
          </table:table-cell>
          <table:table-cell table:style-name="ce10" table:formula="of:=TEXT([.C80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2.2</text:span></text:p>
          </table:table-cell>
          <table:table-cell table:style-name="ce4" office:value-type="string" calcext:value-type="string">
            <text:p><text:span text:style-name="T1">28.2</text:span></text:p>
          </table:table-cell>
          <table:table-cell table:style-name="ce4" office:value-type="string" calcext:value-type="string">
            <text:p><text:span text:style-name="T1">16.0</text:span></text:p>
          </table:table-cell>
          <table:table-cell table:style-name="ce4" office:value-type="string" calcext:value-type="string">
            <text:p><text:span text:style-name="T1">603</text:span></text:p>
          </table:table-cell>
          <table:table-cell table:style-name="ce4" office:value-type="string" calcext:value-type="string">
            <text:p><text:span text:style-name="T1">4.62</text:span></text:p>
          </table:table-cell>
          <table:table-cell table:style-name="ce4" office:value-type="string" calcext:value-type="string">
            <text:p><text:span text:style-name="T1">100</text:span></text:p>
          </table:table-cell>
          <table:table-cell table:style-name="ce4" office:value-type="string" calcext:value-type="string">
            <text:p><text:span text:style-name="T1">120</text:span></text:p>
          </table:table-cell>
          <table:table-cell table:style-name="ce4" office:value-type="string" calcext:value-type="string">
            <text:p><text:span text:style-name="T1">950</text:span></text:p>
          </table:table-cell>
          <table:table-cell table:style-name="ce4" office:value-type="string" calcext:value-type="string">
            <text:p><text:span text:style-name="T1">147</text:span></text:p>
          </table:table-cell>
          <table:table-cell table:style-name="ce4" office:value-type="string" calcext:value-type="string">
            <text:p><text:span text:style-name="T1">0.464</text:span></text:p>
          </table:table-cell>
          <table:table-cell table:style-name="ce4" office:value-type="string" calcext:value-type="string">
            <text:p><text:span text:style-name="T1">20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1])" office:value-type="float" office:value="6" calcext:value-type="float">
            <text:p>6</text:p>
          </table:table-cell>
          <table:table-cell table:style-name="ce16" table:formula="of:=VALUE(LEFT([.A81];[.B81]-1))" office:value-type="float" office:value="120" calcext:value-type="float">
            <text:p>120.0</text:p>
          </table:table-cell>
          <table:table-cell table:style-name="ce10" table:formula="of:=CONCATENATE(&quot;HFSHS &quot;;[.A81];&quot; x &quot;;TEXT([.F81];&quot;##.0&quot;))" office:value-type="string" office:string-value="HFSHS 120  x  120 x 7.1" calcext:value-type="string">
            <text:p>HFSHS 120 <text:s/>x <text:s/>120 x 7.1</text:p>
          </table:table-cell>
          <table:table-cell table:style-name="ce10" table:formula="of:=TEXT([.C81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4.7</text:span></text:p>
          </table:table-cell>
          <table:table-cell table:style-name="ce4" office:value-type="string" calcext:value-type="string">
            <text:p><text:span text:style-name="T1">31.5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style-name="ce4" office:value-type="string" calcext:value-type="string">
            <text:p><text:span text:style-name="T1">663</text:span></text:p>
          </table:table-cell>
          <table:table-cell table:style-name="ce4" office:value-type="string" calcext:value-type="string">
            <text:p><text:span text:style-name="T1">4.59</text:span></text:p>
          </table:table-cell>
          <table:table-cell table:style-name="ce4" office:value-type="string" calcext:value-type="string">
            <text:p><text:span text:style-name="T1">110</text:span></text:p>
          </table:table-cell>
          <table:table-cell table:style-name="ce4" office:value-type="string" calcext:value-type="string">
            <text:p><text:span text:style-name="T1">133</text:span></text:p>
          </table:table-cell>
          <table:table-cell table:style-name="ce4" office:value-type="string" calcext:value-type="string">
            <text:p><text:span text:style-name="T1">1050</text:span></text:p>
          </table:table-cell>
          <table:table-cell table:style-name="ce4" office:value-type="string" calcext:value-type="string">
            <text:p><text:span text:style-name="T1">161</text:span></text:p>
          </table:table-cell>
          <table:table-cell table:style-name="ce4" office:value-type="string" calcext:value-type="string">
            <text:p><text:span text:style-name="T1">0.462</text:span></text:p>
          </table:table-cell>
          <table:table-cell table:style-name="ce4" office:value-type="string" calcext:value-type="string">
            <text:p><text:span text:style-name="T1">18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2])" office:value-type="float" office:value="6" calcext:value-type="float">
            <text:p>6</text:p>
          </table:table-cell>
          <table:table-cell table:style-name="ce16" table:formula="of:=VALUE(LEFT([.A82];[.B82]-1))" office:value-type="float" office:value="120" calcext:value-type="float">
            <text:p>120.0</text:p>
          </table:table-cell>
          <table:table-cell table:style-name="ce10" table:formula="of:=CONCATENATE(&quot;HFSHS &quot;;[.A82];&quot; x &quot;;TEXT([.F82];&quot;##.0&quot;))" office:value-type="string" office:string-value="HFSHS 120  x  120 x 8.0" calcext:value-type="string">
            <text:p>HFSHS 120 <text:s/>x <text:s/>120 x 8.0</text:p>
          </table:table-cell>
          <table:table-cell table:style-name="ce10" table:formula="of:=TEXT([.C82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7.6</text:span></text:p>
          </table:table-cell>
          <table:table-cell table:style-name="ce4" office:value-type="string" calcext:value-type="string">
            <text:p><text:span text:style-name="T1">35.2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726</text:span></text:p>
          </table:table-cell>
          <table:table-cell table:style-name="ce4" office:value-type="string" calcext:value-type="string">
            <text:p><text:span text:style-name="T1">4.55</text:span></text:p>
          </table:table-cell>
          <table:table-cell table:style-name="ce4" office:value-type="string" calcext:value-type="string">
            <text:p><text:span text:style-name="T1">121</text:span></text:p>
          </table:table-cell>
          <table:table-cell table:style-name="ce4" office:value-type="string" calcext:value-type="string">
            <text:p><text:span text:style-name="T1">146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76</text:span></text:p>
          </table:table-cell>
          <table:table-cell table:style-name="ce4" office:value-type="string" calcext:value-type="string">
            <text:p><text:span text:style-name="T1">0.459</text:span></text:p>
          </table:table-cell>
          <table:table-cell table:style-name="ce4" office:value-type="string" calcext:value-type="string">
            <text:p><text:span text:style-name="T1">16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3])" office:value-type="float" office:value="6" calcext:value-type="float">
            <text:p>6</text:p>
          </table:table-cell>
          <table:table-cell table:style-name="ce16" table:formula="of:=VALUE(LEFT([.A83];[.B83]-1))" office:value-type="float" office:value="120" calcext:value-type="float">
            <text:p>120.0</text:p>
          </table:table-cell>
          <table:table-cell table:style-name="ce10" table:formula="of:=CONCATENATE(&quot;HFSHS &quot;;[.A83];&quot; x &quot;;TEXT([.F83];&quot;##.0&quot;))" office:value-type="string" office:string-value="HFSHS 120  x  120 x 8.8" calcext:value-type="string">
            <text:p>HFSHS 120 <text:s/>x <text:s/>120 x 8.8</text:p>
          </table:table-cell>
          <table:table-cell table:style-name="ce10" table:formula="of:=TEXT([.C83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0.1</text:span></text:p>
          </table:table-cell>
          <table:table-cell table:style-name="ce4" office:value-type="string" calcext:value-type="string">
            <text:p><text:span text:style-name="T1">38.3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style-name="ce4" office:value-type="string" calcext:value-type="string">
            <text:p><text:span text:style-name="T1">779</text:span></text:p>
          </table:table-cell>
          <table:table-cell table:style-name="ce4" office:value-type="string" calcext:value-type="string">
            <text:p><text:span text:style-name="T1">4.51</text:span></text:p>
          </table:table-cell>
          <table:table-cell table:style-name="ce4" office:value-type="string" calcext:value-type="string">
            <text:p><text:span text:style-name="T1">130</text:span></text:p>
          </table:table-cell>
          <table:table-cell table:style-name="ce4" office:value-type="string" calcext:value-type="string">
            <text:p><text:span text:style-name="T1">158</text:span></text:p>
          </table:table-cell>
          <table:table-cell table:style-name="ce4" office:value-type="string" calcext:value-type="string">
            <text:p><text:span text:style-name="T1">1250</text:span></text:p>
          </table:table-cell>
          <table:table-cell table:style-name="ce4" office:value-type="string" calcext:value-type="string">
            <text:p><text:span text:style-name="T1">189</text:span></text:p>
          </table:table-cell>
          <table:table-cell table:style-name="ce4" office:value-type="string" calcext:value-type="string">
            <text:p><text:span text:style-name="T1">0.457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4])" office:value-type="float" office:value="6" calcext:value-type="float">
            <text:p>6</text:p>
          </table:table-cell>
          <table:table-cell table:style-name="ce16" table:formula="of:=VALUE(LEFT([.A84];[.B84]-1))" office:value-type="float" office:value="120" calcext:value-type="float">
            <text:p>120.0</text:p>
          </table:table-cell>
          <table:table-cell table:style-name="ce10" table:formula="of:=CONCATENATE(&quot;HFSHS &quot;;[.A84];&quot; x &quot;;TEXT([.F84];&quot;##.0&quot;))" office:value-type="string" office:string-value="HFSHS 120  x  120 x 10.0" calcext:value-type="string">
            <text:p>HFSHS 120 <text:s/>x <text:s/>120 x 10.0</text:p>
          </table:table-cell>
          <table:table-cell table:style-name="ce10" table:formula="of:=TEXT([.C84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style-name="ce4" office:value-type="string" calcext:value-type="string">
            <text:p><text:span text:style-name="T1">42.9</text:span></text:p>
          </table:table-cell>
          <table:table-cell table:style-name="ce4" office:value-type="string" calcext:value-type="string">
            <text:p><text:span text:style-name="T1">9.00</text:span></text:p>
          </table:table-cell>
          <table:table-cell table:style-name="ce4" office:value-type="string" calcext:value-type="string">
            <text:p><text:span text:style-name="T1">852</text:span></text:p>
          </table:table-cell>
          <table:table-cell table:style-name="ce4" office:value-type="string" calcext:value-type="string">
            <text:p><text:span text:style-name="T1">4.46</text:span></text:p>
          </table:table-cell>
          <table:table-cell table:style-name="ce4" office:value-type="string" calcext:value-type="string">
            <text:p><text:span text:style-name="T1">142</text:span></text:p>
          </table:table-cell>
          <table:table-cell table:style-name="ce4" office:value-type="string" calcext:value-type="string">
            <text:p><text:span text:style-name="T1">175</text:span></text:p>
          </table:table-cell>
          <table:table-cell table:style-name="ce4" office:value-type="string" calcext:value-type="string">
            <text:p><text:span text:style-name="T1">1380</text:span></text:p>
          </table:table-cell>
          <table:table-cell table:style-name="ce4" office:value-type="string" calcext:value-type="string">
            <text:p><text:span text:style-name="T1">206</text:span></text:p>
          </table:table-cell>
          <table:table-cell table:style-name="ce4" office:value-type="string" calcext:value-type="string">
            <text:p><text:span text:style-name="T1">0.454</text:span></text:p>
          </table:table-cell>
          <table:table-cell table:style-name="ce4" office:value-type="string" calcext:value-type="string">
            <text:p><text:span text:style-name="T1">13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5])" office:value-type="float" office:value="6" calcext:value-type="float">
            <text:p>6</text:p>
          </table:table-cell>
          <table:table-cell table:style-name="ce16" table:formula="of:=VALUE(LEFT([.A85];[.B85]-1))" office:value-type="float" office:value="120" calcext:value-type="float">
            <text:p>120.0</text:p>
          </table:table-cell>
          <table:table-cell table:style-name="ce10" table:formula="of:=CONCATENATE(&quot;HFSHS &quot;;[.A85];&quot; x &quot;;TEXT([.F85];&quot;##.0&quot;))" office:value-type="string" office:string-value="HFSHS 120  x  120 x 11.0" calcext:value-type="string">
            <text:p>HFSHS 120 <text:s/>x <text:s/>120 x 11.0</text:p>
          </table:table-cell>
          <table:table-cell table:style-name="ce10" table:formula="of:=TEXT([.C85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6.6</text:span></text:p>
          </table:table-cell>
          <table:table-cell table:style-name="ce4" office:value-type="string" calcext:value-type="string">
            <text:p><text:span text:style-name="T1">46.7</text:span></text:p>
          </table:table-cell>
          <table:table-cell table:style-name="ce4" office:value-type="string" calcext:value-type="string">
            <text:p><text:span text:style-name="T1">7.91</text:span></text:p>
          </table:table-cell>
          <table:table-cell table:style-name="ce4" office:value-type="string" calcext:value-type="string">
            <text:p><text:span text:style-name="T1">908</text:span></text:p>
          </table:table-cell>
          <table:table-cell table:style-name="ce4" office:value-type="string" calcext:value-type="string">
            <text:p><text:span text:style-name="T1">4.41</text:span></text:p>
          </table:table-cell>
          <table:table-cell table:style-name="ce4" office:value-type="string" calcext:value-type="string">
            <text:p><text:span text:style-name="T1">151</text:span></text:p>
          </table:table-cell>
          <table:table-cell table:style-name="ce4" office:value-type="string" calcext:value-type="string">
            <text:p><text:span text:style-name="T1">188</text:span></text:p>
          </table:table-cell>
          <table:table-cell table:style-name="ce4" office:value-type="string" calcext:value-type="string">
            <text:p><text:span text:style-name="T1">1480</text:span></text:p>
          </table:table-cell>
          <table:table-cell table:style-name="ce4" office:value-type="string" calcext:value-type="string">
            <text:p><text:span text:style-name="T1">219</text:span></text:p>
          </table:table-cell>
          <table:table-cell table:style-name="ce4" office:value-type="string" calcext:value-type="string">
            <text:p><text:span text:style-name="T1">0.452</text:span></text:p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6])" office:value-type="float" office:value="6" calcext:value-type="float">
            <text:p>6</text:p>
          </table:table-cell>
          <table:table-cell table:style-name="ce16" table:formula="of:=VALUE(LEFT([.A86];[.B86]-1))" office:value-type="float" office:value="120" calcext:value-type="float">
            <text:p>120.0</text:p>
          </table:table-cell>
          <table:table-cell table:style-name="ce10" table:formula="of:=CONCATENATE(&quot;HFSHS &quot;;[.A86];&quot; x &quot;;TEXT([.F86];&quot;##.0&quot;))" office:value-type="string" office:string-value="HFSHS 120  x  120 x 12.5" calcext:value-type="string">
            <text:p>HFSHS 120 <text:s/>x <text:s/>120 x 12.5</text:p>
          </table:table-cell>
          <table:table-cell table:style-name="ce10" table:formula="of:=TEXT([.C86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0.9</text:span></text:p>
          </table:table-cell>
          <table:table-cell table:style-name="ce4" office:value-type="string" calcext:value-type="string">
            <text:p><text:span text:style-name="T1">52.1</text:span></text:p>
          </table:table-cell>
          <table:table-cell table:style-name="ce4" office:value-type="string" calcext:value-type="string">
            <text:p><text:span text:style-name="T1">6.60</text:span></text:p>
          </table:table-cell>
          <table:table-cell table:style-name="ce4" office:value-type="string" calcext:value-type="string">
            <text:p><text:span text:style-name="T1">982</text:span></text:p>
          </table:table-cell>
          <table:table-cell table:style-name="ce4" office:value-type="string" calcext:value-type="string">
            <text:p><text:span text:style-name="T1">4.34</text:span></text:p>
          </table:table-cell>
          <table:table-cell table:style-name="ce4" office:value-type="string" calcext:value-type="string">
            <text:p><text:span text:style-name="T1">164</text:span></text:p>
          </table:table-cell>
          <table:table-cell table:style-name="ce4" office:value-type="string" calcext:value-type="string">
            <text:p><text:span text:style-name="T1">207</text:span></text:p>
          </table:table-cell>
          <table:table-cell table:style-name="ce4" office:value-type="string" calcext:value-type="string">
            <text:p><text:span text:style-name="T1">1620</text:span></text:p>
          </table:table-cell>
          <table:table-cell table:style-name="ce4" office:value-type="string" calcext:value-type="string">
            <text:p><text:span text:style-name="T1">236</text:span></text:p>
          </table:table-cell>
          <table:table-cell table:style-name="ce4" office:value-type="string" calcext:value-type="string">
            <text:p><text:span text:style-name="T1">0.448</text:span></text:p>
          </table:table-cell>
          <table:table-cell table:style-name="ce4" office:value-type="string" calcext:value-type="string">
            <text:p><text:span text:style-name="T1">11.0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140  x  140</text:span></text:p>
          </table:table-cell>
          <table:table-cell table:style-name="ce10" table:formula="of:=SEARCH(&quot;x&quot;;[.A87])" office:value-type="float" office:value="6" calcext:value-type="float">
            <text:p>6</text:p>
          </table:table-cell>
          <table:table-cell table:style-name="ce16" table:formula="of:=VALUE(LEFT([.A87];[.B87]-1))" office:value-type="float" office:value="140" calcext:value-type="float">
            <text:p>140.0</text:p>
          </table:table-cell>
          <table:table-cell table:style-name="ce11" table:formula="of:=CONCATENATE(&quot;HFSHS &quot;;[.A87];&quot; x &quot;;TEXT([.F87];&quot;##.0&quot;))" office:value-type="string" office:string-value="HFSHS 140  x  140 x 5.0" calcext:value-type="string">
            <text:p>HFSHS 140 <text:s/>x <text:s/>140 x 5.0</text:p>
          </table:table-cell>
          <table:table-cell table:style-name="ce11" table:formula="of:=TEXT([.C87];&quot;.0&quot;)" office:value-type="string" office:string-value="140.0" calcext:value-type="string">
            <text:p>140.0</text:p>
          </table:table-cell>
          <table:table-cell table:style-name="ce8" office:value-type="string" calcext:value-type="string">
            <text:p><text:span text:style-name="T5">5.0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21.0</text:span></text:p>
          </table:table-cell>
          <table:table-cell table:style-name="ce8" office:value-type="string" calcext:value-type="string">
            <text:p><text:span text:style-name="T1">26.7</text:span></text:p>
          </table:table-cell>
          <table:table-cell table:style-name="ce8" office:value-type="string" calcext:value-type="string">
            <text:p><text:span text:style-name="T1">25.0</text:span></text:p>
          </table:table-cell>
          <table:table-cell table:style-name="ce8" office:value-type="string" calcext:value-type="string">
            <text:p><text:span text:style-name="T1">807</text:span></text:p>
          </table:table-cell>
          <table:table-cell table:style-name="ce8" office:value-type="string" calcext:value-type="string">
            <text:p><text:span text:style-name="T1">5.50</text:span></text:p>
          </table:table-cell>
          <table:table-cell table:style-name="ce8" office:value-type="string" calcext:value-type="string">
            <text:p><text:span text:style-name="T1">115</text:span></text:p>
          </table:table-cell>
          <table:table-cell table:style-name="ce8" office:value-type="string" calcext:value-type="string">
            <text:p><text:span text:style-name="T1">135</text:span></text:p>
          </table:table-cell>
          <table:table-cell table:style-name="ce8" office:value-type="string" calcext:value-type="string">
            <text:p><text:span text:style-name="T1">1250</text:span></text:p>
          </table:table-cell>
          <table:table-cell table:style-name="ce8" office:value-type="string" calcext:value-type="string">
            <text:p><text:span text:style-name="T1">170</text:span></text:p>
          </table:table-cell>
          <table:table-cell table:style-name="ce8" office:value-type="string" calcext:value-type="string">
            <text:p><text:span text:style-name="T1">0.547</text:span></text:p>
          </table:table-cell>
          <table:table-cell table:style-name="ce8" office:value-type="string" calcext:value-type="string">
            <text:p><text:span text:style-name="T1">26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88])" office:value-type="float" office:value="6" calcext:value-type="float">
            <text:p>6</text:p>
          </table:table-cell>
          <table:table-cell table:style-name="ce16" table:formula="of:=VALUE(LEFT([.A88];[.B88]-1))" office:value-type="float" office:value="140" calcext:value-type="float">
            <text:p>140.0</text:p>
          </table:table-cell>
          <table:table-cell table:style-name="ce10" table:formula="of:=CONCATENATE(&quot;HFSHS &quot;;[.A88];&quot; x &quot;;TEXT([.F88];&quot;##.0&quot;))" office:value-type="string" office:string-value="HFSHS 140  x  140 x 5.6" calcext:value-type="string">
            <text:p>HFSHS 140 <text:s/>x <text:s/>140 x 5.6</text:p>
          </table:table-cell>
          <table:table-cell table:style-name="ce10" table:formula="of:=TEXT([.C88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3.4</text:span></text:p>
          </table:table-cell>
          <table:table-cell table:style-name="ce4" office:value-type="string" calcext:value-type="string">
            <text:p><text:span text:style-name="T1">29.8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891</text:span></text:p>
          </table:table-cell>
          <table:table-cell table:style-name="ce4" office:value-type="string" calcext:value-type="string">
            <text:p><text:span text:style-name="T1">5.47</text:span></text:p>
          </table:table-cell>
          <table:table-cell table:style-name="ce4" office:value-type="string" calcext:value-type="string">
            <text:p><text:span text:style-name="T1">127</text:span></text:p>
          </table:table-cell>
          <table:table-cell table:style-name="ce4" office:value-type="string" calcext:value-type="string">
            <text:p><text:span text:style-name="T1">149</text:span></text:p>
          </table:table-cell>
          <table:table-cell table:style-name="ce4" office:value-type="string" calcext:value-type="string">
            <text:p><text:span text:style-name="T1">1390</text:span></text:p>
          </table:table-cell>
          <table:table-cell table:style-name="ce4" office:value-type="string" calcext:value-type="string">
            <text:p><text:span text:style-name="T1">187</text:span></text:p>
          </table:table-cell>
          <table:table-cell table:style-name="ce4" office:value-type="string" calcext:value-type="string">
            <text:p><text:span text:style-name="T1">0.54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89])" office:value-type="float" office:value="6" calcext:value-type="float">
            <text:p>6</text:p>
          </table:table-cell>
          <table:table-cell table:style-name="ce16" table:formula="of:=VALUE(LEFT([.A89];[.B89]-1))" office:value-type="float" office:value="140" calcext:value-type="float">
            <text:p>140.0</text:p>
          </table:table-cell>
          <table:table-cell table:style-name="ce10" table:formula="of:=CONCATENATE(&quot;HFSHS &quot;;[.A89];&quot; x &quot;;TEXT([.F89];&quot;##.0&quot;))" office:value-type="string" office:string-value="HFSHS 140  x  140 x 6.3" calcext:value-type="string">
            <text:p>HFSHS 140 <text:s/>x <text:s/>140 x 6.3</text:p>
          </table:table-cell>
          <table:table-cell table:style-name="ce10" table:formula="of:=TEXT([.C89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6.1</text:span></text:p>
          </table:table-cell>
          <table:table-cell table:style-name="ce4" office:value-type="string" calcext:value-type="string">
            <text:p><text:span text:style-name="T1">33.3</text:span></text:p>
          </table:table-cell>
          <table:table-cell table:style-name="ce4" office:value-type="string" calcext:value-type="string">
            <text:p><text:span text:style-name="T1">19.2</text:span></text:p>
          </table:table-cell>
          <table:table-cell table:style-name="ce4" office:value-type="string" calcext:value-type="string">
            <text:p><text:span text:style-name="T1">984</text:span></text:p>
          </table:table-cell>
          <table:table-cell table:style-name="ce4" office:value-type="string" calcext:value-type="string">
            <text:p><text:span text:style-name="T1">5.44</text:span></text:p>
          </table:table-cell>
          <table:table-cell table:style-name="ce4" office:value-type="string" calcext:value-type="string">
            <text:p><text:span text:style-name="T1">141</text:span></text:p>
          </table:table-cell>
          <table:table-cell table:style-name="ce4" office:value-type="string" calcext:value-type="string">
            <text:p><text:span text:style-name="T1">166</text:span></text:p>
          </table:table-cell>
          <table:table-cell table:style-name="ce4" office:value-type="string" calcext:value-type="string">
            <text:p><text:span text:style-name="T1">1540</text:span></text:p>
          </table:table-cell>
          <table:table-cell table:style-name="ce4" office:value-type="string" calcext:value-type="string">
            <text:p><text:span text:style-name="T1">206</text:span></text:p>
          </table:table-cell>
          <table:table-cell table:style-name="ce4" office:value-type="string" calcext:value-type="string">
            <text:p><text:span text:style-name="T1">0.544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0])" office:value-type="float" office:value="6" calcext:value-type="float">
            <text:p>6</text:p>
          </table:table-cell>
          <table:table-cell table:style-name="ce16" table:formula="of:=VALUE(LEFT([.A90];[.B90]-1))" office:value-type="float" office:value="140" calcext:value-type="float">
            <text:p>140.0</text:p>
          </table:table-cell>
          <table:table-cell table:style-name="ce10" table:formula="of:=CONCATENATE(&quot;HFSHS &quot;;[.A90];&quot; x &quot;;TEXT([.F90];&quot;##.0&quot;))" office:value-type="string" office:string-value="HFSHS 140  x  140 x 7.1" calcext:value-type="string">
            <text:p>HFSHS 140 <text:s/>x <text:s/>140 x 7.1</text:p>
          </table:table-cell>
          <table:table-cell table:style-name="ce10" table:formula="of:=TEXT([.C90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9.2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1090</text:span></text:p>
          </table:table-cell>
          <table:table-cell table:style-name="ce4" office:value-type="string" calcext:value-type="string">
            <text:p><text:span text:style-name="T1">5.40</text:span></text:p>
          </table:table-cell>
          <table:table-cell table:style-name="ce4" office:value-type="string" calcext:value-type="string">
            <text:p><text:span text:style-name="T1">155</text:span></text:p>
          </table:table-cell>
          <table:table-cell table:style-name="ce4" office:value-type="string" calcext:value-type="string">
            <text:p><text:span text:style-name="T1">184</text:span></text:p>
          </table:table-cell>
          <table:table-cell table:style-name="ce4" office:value-type="string" calcext:value-type="string">
            <text:p><text:span text:style-name="T1">1710</text:span></text:p>
          </table:table-cell>
          <table:table-cell table:style-name="ce4" office:value-type="string" calcext:value-type="string">
            <text:p><text:span text:style-name="T1">227</text:span></text:p>
          </table:table-cell>
          <table:table-cell table:style-name="ce4" office:value-type="string" calcext:value-type="string">
            <text:p><text:span text:style-name="T1">0.542</text:span></text:p>
          </table:table-cell>
          <table:table-cell table:style-name="ce4" office:value-type="string" calcext:value-type="string">
            <text:p><text:span text:style-name="T1">18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1])" office:value-type="float" office:value="6" calcext:value-type="float">
            <text:p>6</text:p>
          </table:table-cell>
          <table:table-cell table:style-name="ce16" table:formula="of:=VALUE(LEFT([.A91];[.B91]-1))" office:value-type="float" office:value="140" calcext:value-type="float">
            <text:p>140.0</text:p>
          </table:table-cell>
          <table:table-cell table:style-name="ce10" table:formula="of:=CONCATENATE(&quot;HFSHS &quot;;[.A91];&quot; x &quot;;TEXT([.F91];&quot;##.0&quot;))" office:value-type="string" office:string-value="HFSHS 140  x  140 x 8.0" calcext:value-type="string">
            <text:p>HFSHS 140 <text:s/>x <text:s/>140 x 8.0</text:p>
          </table:table-cell>
          <table:table-cell table:style-name="ce10" table:formula="of:=TEXT([.C91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2.6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1200</text:span></text:p>
          </table:table-cell>
          <table:table-cell table:style-name="ce4" office:value-type="string" calcext:value-type="string">
            <text:p><text:span text:style-name="T1">5.36</text:span></text:p>
          </table:table-cell>
          <table:table-cell table:style-name="ce4" office:value-type="string" calcext:value-type="string">
            <text:p><text:span text:style-name="T1">171</text:span></text:p>
          </table:table-cell>
          <table:table-cell table:style-name="ce4" office:value-type="string" calcext:value-type="string">
            <text:p><text:span text:style-name="T1">204</text:span></text:p>
          </table:table-cell>
          <table:table-cell table:style-name="ce4" office:value-type="string" calcext:value-type="string">
            <text:p><text:span text:style-name="T1">1890</text:span></text:p>
          </table:table-cell>
          <table:table-cell table:style-name="ce4" office:value-type="string" calcext:value-type="string">
            <text:p><text:span text:style-name="T1">249</text:span></text:p>
          </table:table-cell>
          <table:table-cell table:style-name="ce4" office:value-type="string" calcext:value-type="string">
            <text:p><text:span text:style-name="T1">0.539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2])" office:value-type="float" office:value="6" calcext:value-type="float">
            <text:p>6</text:p>
          </table:table-cell>
          <table:table-cell table:style-name="ce16" table:formula="of:=VALUE(LEFT([.A92];[.B92]-1))" office:value-type="float" office:value="140" calcext:value-type="float">
            <text:p>140.0</text:p>
          </table:table-cell>
          <table:table-cell table:style-name="ce10" table:formula="of:=CONCATENATE(&quot;HFSHS &quot;;[.A92];&quot; x &quot;;TEXT([.F92];&quot;##.0&quot;))" office:value-type="string" office:string-value="HFSHS 140  x  140 x 8.8" calcext:value-type="string">
            <text:p>HFSHS 140 <text:s/>x <text:s/>140 x 8.8</text:p>
          </table:table-cell>
          <table:table-cell table:style-name="ce10" table:formula="of:=TEXT([.C92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5.6</text:span></text:p>
          </table:table-cell>
          <table:table-cell table:style-name="ce4" office:value-type="string" calcext:value-type="string">
            <text:p><text:span text:style-name="T1">45.4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style-name="ce4" office:value-type="string" calcext:value-type="string">
            <text:p><text:span text:style-name="T1">1290</text:span></text:p>
          </table:table-cell>
          <table:table-cell table:style-name="ce4" office:value-type="string" calcext:value-type="string">
            <text:p><text:span text:style-name="T1">5.33</text:span></text:p>
          </table:table-cell>
          <table:table-cell table:style-name="ce4" office:value-type="string" calcext:value-type="string">
            <text:p><text:span text:style-name="T1">184</text:span></text:p>
          </table:table-cell>
          <table:table-cell table:style-name="ce4" office:value-type="string" calcext:value-type="string">
            <text:p><text:span text:style-name="T1">221</text:span></text:p>
          </table:table-cell>
          <table:table-cell table:style-name="ce4" office:value-type="string" calcext:value-type="string">
            <text:p><text:span text:style-name="T1">2050</text:span></text:p>
          </table:table-cell>
          <table:table-cell table:style-name="ce4" office:value-type="string" calcext:value-type="string">
            <text:p><text:span text:style-name="T1">268</text:span></text:p>
          </table:table-cell>
          <table:table-cell table:style-name="ce4" office:value-type="string" calcext:value-type="string">
            <text:p><text:span text:style-name="T1">0.537</text:span></text:p>
          </table:table-cell>
          <table:table-cell table:style-name="ce4" office:value-type="string" calcext:value-type="string">
            <text:p><text:span text:style-name="T1">15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3])" office:value-type="float" office:value="6" calcext:value-type="float">
            <text:p>6</text:p>
          </table:table-cell>
          <table:table-cell table:style-name="ce16" table:formula="of:=VALUE(LEFT([.A93];[.B93]-1))" office:value-type="float" office:value="140" calcext:value-type="float">
            <text:p>140.0</text:p>
          </table:table-cell>
          <table:table-cell table:style-name="ce10" table:formula="of:=CONCATENATE(&quot;HFSHS &quot;;[.A93];&quot; x &quot;;TEXT([.F93];&quot;##.0&quot;))" office:value-type="string" office:string-value="HFSHS 140  x  140 x 10.0" calcext:value-type="string">
            <text:p>HFSHS 140 <text:s/>x <text:s/>140 x 10.0</text:p>
          </table:table-cell>
          <table:table-cell table:style-name="ce10" table:formula="of:=TEXT([.C93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0.0</text:span></text:p>
          </table:table-cell>
          <table:table-cell table:style-name="ce4" office:value-type="string" calcext:value-type="string">
            <text:p><text:span text:style-name="T1">50.9</text:span></text:p>
          </table:table-cell>
          <table:table-cell table:style-name="ce4" office:value-type="string" calcext:value-type="string">
            <text:p><text:span text:style-name="T1">11.0</text:span></text:p>
          </table:table-cell>
          <table:table-cell table:style-name="ce4" office:value-type="string" calcext:value-type="string">
            <text:p><text:span text:style-name="T1">1420</text:span></text:p>
          </table:table-cell>
          <table:table-cell table:style-name="ce4" office:value-type="string" calcext:value-type="string">
            <text:p><text:span text:style-name="T1">5.27</text:span></text:p>
          </table:table-cell>
          <table:table-cell table:style-name="ce4" office:value-type="string" calcext:value-type="string">
            <text:p><text:span text:style-name="T1">202</text:span></text:p>
          </table:table-cell>
          <table:table-cell table:style-name="ce4" office:value-type="string" calcext:value-type="string">
            <text:p><text:span text:style-name="T1">246</text:span></text:p>
          </table:table-cell>
          <table:table-cell table:style-name="ce4" office:value-type="string" calcext:value-type="string">
            <text:p><text:span text:style-name="T1">2270</text:span></text:p>
          </table:table-cell>
          <table:table-cell table:style-name="ce4" office:value-type="string" calcext:value-type="string">
            <text:p><text:span text:style-name="T1">294</text:span></text:p>
          </table:table-cell>
          <table:table-cell table:style-name="ce4" office:value-type="string" calcext:value-type="string">
            <text:p><text:span text:style-name="T1">0.534</text:span></text:p>
          </table:table-cell>
          <table:table-cell table:style-name="ce4" office:value-type="string" calcext:value-type="string">
            <text:p><text:span text:style-name="T1">13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4])" office:value-type="float" office:value="6" calcext:value-type="float">
            <text:p>6</text:p>
          </table:table-cell>
          <table:table-cell table:style-name="ce16" table:formula="of:=VALUE(LEFT([.A94];[.B94]-1))" office:value-type="float" office:value="140" calcext:value-type="float">
            <text:p>140.0</text:p>
          </table:table-cell>
          <table:table-cell table:style-name="ce10" table:formula="of:=CONCATENATE(&quot;HFSHS &quot;;[.A94];&quot; x &quot;;TEXT([.F94];&quot;##.0&quot;))" office:value-type="string" office:string-value="HFSHS 140  x  140 x 11.0" calcext:value-type="string">
            <text:p>HFSHS 140 <text:s/>x <text:s/>140 x 11.0</text:p>
          </table:table-cell>
          <table:table-cell table:style-name="ce10" table:formula="of:=TEXT([.C94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3.5</text:span></text:p>
          </table:table-cell>
          <table:table-cell table:style-name="ce4" office:value-type="string" calcext:value-type="string">
            <text:p><text:span text:style-name="T1">55.5</text:span></text:p>
          </table:table-cell>
          <table:table-cell table:style-name="ce4" office:value-type="string" calcext:value-type="string">
            <text:p><text:span text:style-name="T1">9.73</text:span></text:p>
          </table:table-cell>
          <table:table-cell table:style-name="ce4" office:value-type="string" calcext:value-type="string">
            <text:p><text:span text:style-name="T1">1520</text:span></text:p>
          </table:table-cell>
          <table:table-cell table:style-name="ce4" office:value-type="string" calcext:value-type="string">
            <text:p><text:span text:style-name="T1">5.23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266</text:span></text:p>
          </table:table-cell>
          <table:table-cell table:style-name="ce4" office:value-type="string" calcext:value-type="string">
            <text:p><text:span text:style-name="T1">2450</text:span></text:p>
          </table:table-cell>
          <table:table-cell table:style-name="ce4" office:value-type="string" calcext:value-type="string">
            <text:p><text:span text:style-name="T1">314</text:span></text:p>
          </table:table-cell>
          <table:table-cell table:style-name="ce4" office:value-type="string" calcext:value-type="string">
            <text:p><text:span text:style-name="T1">0.532</text:span></text:p>
          </table:table-cell>
          <table:table-cell table:style-name="ce4" office:value-type="string" calcext:value-type="string">
            <text:p><text:span text:style-name="T1">12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5])" office:value-type="float" office:value="6" calcext:value-type="float">
            <text:p>6</text:p>
          </table:table-cell>
          <table:table-cell table:style-name="ce16" table:formula="of:=VALUE(LEFT([.A95];[.B95]-1))" office:value-type="float" office:value="140" calcext:value-type="float">
            <text:p>140.0</text:p>
          </table:table-cell>
          <table:table-cell table:style-name="ce10" table:formula="of:=CONCATENATE(&quot;HFSHS &quot;;[.A95];&quot; x &quot;;TEXT([.F95];&quot;##.0&quot;))" office:value-type="string" office:string-value="HFSHS 140  x  140 x 12.5" calcext:value-type="string">
            <text:p>HFSHS 140 <text:s/>x <text:s/>140 x 12.5</text:p>
          </table:table-cell>
          <table:table-cell table:style-name="ce10" table:formula="of:=TEXT([.C95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8.7</text:span></text:p>
          </table:table-cell>
          <table:table-cell table:style-name="ce4" office:value-type="string" calcext:value-type="string">
            <text:p><text:span text:style-name="T1">62.1</text:span></text:p>
          </table:table-cell>
          <table:table-cell table:style-name="ce4" office:value-type="string" calcext:value-type="string">
            <text:p><text:span text:style-name="T1">8.20</text:span></text:p>
          </table:table-cell>
          <table:table-cell table:style-name="ce4" office:value-type="string" calcext:value-type="string">
            <text:p><text:span text:style-name="T1">1650</text:span></text:p>
          </table:table-cell>
          <table:table-cell table:style-name="ce4" office:value-type="string" calcext:value-type="string">
            <text:p><text:span text:style-name="T1">5.16</text:span></text:p>
          </table:table-cell>
          <table:table-cell table:style-name="ce4" office:value-type="string" calcext:value-type="string">
            <text:p><text:span text:style-name="T1">236</text:span></text:p>
          </table:table-cell>
          <table:table-cell table:style-name="ce4" office:value-type="string" calcext:value-type="string">
            <text:p><text:span text:style-name="T1">293</text:span></text:p>
          </table:table-cell>
          <table:table-cell table:style-name="ce4" office:value-type="string" calcext:value-type="string">
            <text:p><text:span text:style-name="T1">2700</text:span></text:p>
          </table:table-cell>
          <table:table-cell table:style-name="ce4" office:value-type="string" calcext:value-type="string">
            <text:p><text:span text:style-name="T1">342</text:span></text:p>
          </table:table-cell>
          <table:table-cell table:style-name="ce4" office:value-type="string" calcext:value-type="string">
            <text:p><text:span text:style-name="T1">0.528</text:span></text:p>
          </table:table-cell>
          <table:table-cell table:style-name="ce4" office:value-type="string" calcext:value-type="string">
            <text:p><text:span text:style-name="T1">10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6])" office:value-type="float" office:value="6" calcext:value-type="float">
            <text:p>6</text:p>
          </table:table-cell>
          <table:table-cell table:style-name="ce16" table:formula="of:=VALUE(LEFT([.A96];[.B96]-1))" office:value-type="float" office:value="140" calcext:value-type="float">
            <text:p>140.0</text:p>
          </table:table-cell>
          <table:table-cell table:style-name="ce10" table:formula="of:=CONCATENATE(&quot;HFSHS &quot;;[.A96];&quot; x &quot;;TEXT([.F96];&quot;##.0&quot;))" office:value-type="string" office:string-value="HFSHS 140  x  140 x 14.2" calcext:value-type="string">
            <text:p>HFSHS 140 <text:s/>x <text:s/>140 x 14.2</text:p>
          </table:table-cell>
          <table:table-cell table:style-name="ce10" table:formula="of:=TEXT([.C96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69.3</text:span></text:p>
          </table:table-cell>
          <table:table-cell table:style-name="ce4" office:value-type="string" calcext:value-type="string">
            <text:p><text:span text:style-name="T1">6.86</text:span></text:p>
          </table:table-cell>
          <table:table-cell table:style-name="ce4" office:value-type="string" calcext:value-type="string">
            <text:p><text:span text:style-name="T1">1790</text:span></text:p>
          </table:table-cell>
          <table:table-cell table:style-name="ce4" office:value-type="string" calcext:value-type="string">
            <text:p><text:span text:style-name="T1">5.08</text:span></text:p>
          </table:table-cell>
          <table:table-cell table:style-name="ce4" office:value-type="string" calcext:value-type="string">
            <text:p><text:span text:style-name="T1">256</text:span></text:p>
          </table:table-cell>
          <table:table-cell table:style-name="ce4" office:value-type="string" calcext:value-type="string">
            <text:p><text:span text:style-name="T1">322</text:span></text:p>
          </table:table-cell>
          <table:table-cell table:style-name="ce4" office:value-type="string" calcext:value-type="string">
            <text:p><text:span text:style-name="T1">2950</text:span></text:p>
          </table:table-cell>
          <table:table-cell table:style-name="ce4" office:value-type="string" calcext:value-type="string">
            <text:p><text:span text:style-name="T1">369</text:span></text:p>
          </table:table-cell>
          <table:table-cell table:style-name="ce4" office:value-type="string" calcext:value-type="string">
            <text:p><text:span text:style-name="T1">0.523</text:span></text:p>
          </table:table-cell>
          <table:table-cell table:style-name="ce4" office:value-type="string" calcext:value-type="string">
            <text:p><text:span text:style-name="T1">9.6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7])" office:value-type="float" office:value="6" calcext:value-type="float">
            <text:p>6</text:p>
          </table:table-cell>
          <table:table-cell table:style-name="ce16" table:formula="of:=VALUE(LEFT([.A97];[.B97]-1))" office:value-type="float" office:value="140" calcext:value-type="float">
            <text:p>140.0</text:p>
          </table:table-cell>
          <table:table-cell table:style-name="ce10" table:formula="of:=CONCATENATE(&quot;HFSHS &quot;;[.A97];&quot; x &quot;;TEXT([.F97];&quot;##.0&quot;))" office:value-type="string" office:string-value="HFSHS 140  x  140 x 16.0" calcext:value-type="string">
            <text:p>HFSHS 140 <text:s/>x <text:s/>140 x 16.0</text:p>
          </table:table-cell>
          <table:table-cell table:style-name="ce10" table:formula="of:=TEXT([.C97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0.1</text:span></text:p>
          </table:table-cell>
          <table:table-cell table:style-name="ce4" office:value-type="string" calcext:value-type="string">
            <text:p><text:span text:style-name="T1">76.6</text:span></text:p>
          </table:table-cell>
          <table:table-cell table:style-name="ce4" office:value-type="string" calcext:value-type="string">
            <text:p><text:span text:style-name="T1">5.75</text:span></text:p>
          </table:table-cell>
          <table:table-cell table:style-name="ce4" office:value-type="string" calcext:value-type="string">
            <text:p><text:span text:style-name="T1">1920</text:span></text:p>
          </table:table-cell>
          <table:table-cell table:style-name="ce4" office:value-type="string" calcext:value-type="string">
            <text:p><text:span text:style-name="T1">5.00</text:span></text:p>
          </table:table-cell>
          <table:table-cell table:style-name="ce4" office:value-type="string" calcext:value-type="string">
            <text:p><text:span text:style-name="T1">274</text:span></text:p>
          </table:table-cell>
          <table:table-cell table:style-name="ce4" office:value-type="string" calcext:value-type="string">
            <text:p><text:span text:style-name="T1">350</text:span></text:p>
          </table:table-cell>
          <table:table-cell table:style-name="ce4" office:value-type="string" calcext:value-type="string">
            <text:p><text:span text:style-name="T1">3200</text:span></text:p>
          </table:table-cell>
          <table:table-cell table:style-name="ce4" office:value-type="string" calcext:value-type="string">
            <text:p><text:span text:style-name="T1">394</text:span></text:p>
          </table:table-cell>
          <table:table-cell table:style-name="ce4" office:value-type="string" calcext:value-type="string">
            <text:p><text:span text:style-name="T1">0.519</text:span></text:p>
          </table:table-cell>
          <table:table-cell table:style-name="ce4" office:value-type="string" calcext:value-type="string">
            <text:p><text:span text:style-name="T1">8.64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150  x  150</text:span></text:p>
          </table:table-cell>
          <table:table-cell table:style-name="ce10" table:formula="of:=SEARCH(&quot;x&quot;;[.A98])" office:value-type="float" office:value="6" calcext:value-type="float">
            <text:p>6</text:p>
          </table:table-cell>
          <table:table-cell table:style-name="ce16" table:formula="of:=VALUE(LEFT([.A98];[.B98]-1))" office:value-type="float" office:value="150" calcext:value-type="float">
            <text:p>150.0</text:p>
          </table:table-cell>
          <table:table-cell table:style-name="ce11" table:formula="of:=CONCATENATE(&quot;HFSHS &quot;;[.A98];&quot; x &quot;;TEXT([.F98];&quot;##.0&quot;))" office:value-type="string" office:string-value="HFSHS 150  x  150 x 5.0" calcext:value-type="string">
            <text:p>HFSHS 150 <text:s/>x <text:s/>150 x 5.0</text:p>
          </table:table-cell>
          <table:table-cell table:style-name="ce11" table:formula="of:=TEXT([.C98];&quot;.0&quot;)" office:value-type="string" office:string-value="150.0" calcext:value-type="string">
            <text:p>150.0</text:p>
          </table:table-cell>
          <table:table-cell table:style-name="ce8" office:value-type="string" calcext:value-type="string">
            <text:p><text:span text:style-name="T5">5.0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22.6</text:span></text:p>
          </table:table-cell>
          <table:table-cell table:style-name="ce8" office:value-type="string" calcext:value-type="string">
            <text:p><text:span text:style-name="T1">28.7</text:span></text:p>
          </table:table-cell>
          <table:table-cell table:style-name="ce8" office:value-type="string" calcext:value-type="string">
            <text:p><text:span text:style-name="T1">27.0</text:span></text:p>
          </table:table-cell>
          <table:table-cell table:style-name="ce8" office:value-type="string" calcext:value-type="string">
            <text:p><text:span text:style-name="T1">1000</text:span></text:p>
          </table:table-cell>
          <table:table-cell table:style-name="ce8" office:value-type="string" calcext:value-type="string">
            <text:p><text:span text:style-name="T1">5.90</text:span></text:p>
          </table:table-cell>
          <table:table-cell table:style-name="ce8" office:value-type="string" calcext:value-type="string">
            <text:p><text:span text:style-name="T1">134</text:span></text:p>
          </table:table-cell>
          <table:table-cell table:style-name="ce8" office:value-type="string" calcext:value-type="string">
            <text:p><text:span text:style-name="T1">156</text:span></text:p>
          </table:table-cell>
          <table:table-cell table:style-name="ce8" office:value-type="string" calcext:value-type="string">
            <text:p><text:span text:style-name="T1">1550</text:span></text:p>
          </table:table-cell>
          <table:table-cell table:style-name="ce8" office:value-type="string" calcext:value-type="string">
            <text:p><text:span text:style-name="T1">197</text:span></text:p>
          </table:table-cell>
          <table:table-cell table:style-name="ce8" office:value-type="string" calcext:value-type="string">
            <text:p><text:span text:style-name="T1">0.587</text:span></text:p>
          </table:table-cell>
          <table:table-cell table:style-name="ce8" office:value-type="string" calcext:value-type="string">
            <text:p><text:span text:style-name="T1">26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99])" office:value-type="float" office:value="6" calcext:value-type="float">
            <text:p>6</text:p>
          </table:table-cell>
          <table:table-cell table:style-name="ce16" table:formula="of:=VALUE(LEFT([.A99];[.B99]-1))" office:value-type="float" office:value="150" calcext:value-type="float">
            <text:p>150.0</text:p>
          </table:table-cell>
          <table:table-cell table:style-name="ce10" table:formula="of:=CONCATENATE(&quot;HFSHS &quot;;[.A99];&quot; x &quot;;TEXT([.F99];&quot;##.0&quot;))" office:value-type="string" office:string-value="HFSHS 150  x  150 x 5.6" calcext:value-type="string">
            <text:p>HFSHS 150 <text:s/>x <text:s/>150 x 5.6</text:p>
          </table:table-cell>
          <table:table-cell table:style-name="ce10" table:formula="of:=TEXT([.C99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5.1</text:span></text:p>
          </table:table-cell>
          <table:table-cell table:style-name="ce4" office:value-type="string" calcext:value-type="string">
            <text:p><text:span text:style-name="T1">32.0</text:span></text:p>
          </table:table-cell>
          <table:table-cell table:style-name="ce4" office:value-type="string" calcext:value-type="string">
            <text:p><text:span text:style-name="T1">23.8</text:span></text:p>
          </table:table-cell>
          <table:table-cell table:style-name="ce4" office:value-type="string" calcext:value-type="string">
            <text:p><text:span text:style-name="T1">1110</text:span></text:p>
          </table:table-cell>
          <table:table-cell table:style-name="ce4" office:value-type="string" calcext:value-type="string">
            <text:p><text:span text:style-name="T1">5.88</text:span></text:p>
          </table:table-cell>
          <table:table-cell table:style-name="ce4" office:value-type="string" calcext:value-type="string">
            <text:p><text:span text:style-name="T1">147</text:span></text:p>
          </table:table-cell>
          <table:table-cell table:style-name="ce4" office:value-type="string" calcext:value-type="string">
            <text:p><text:span text:style-name="T1">173</text:span></text:p>
          </table:table-cell>
          <table:table-cell table:style-name="ce4" office:value-type="string" calcext:value-type="string">
            <text:p><text:span text:style-name="T1">1720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0.58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0])" office:value-type="float" office:value="6" calcext:value-type="float">
            <text:p>6</text:p>
          </table:table-cell>
          <table:table-cell table:style-name="ce16" table:formula="of:=VALUE(LEFT([.A100];[.B100]-1))" office:value-type="float" office:value="150" calcext:value-type="float">
            <text:p>150.0</text:p>
          </table:table-cell>
          <table:table-cell table:style-name="ce10" table:formula="of:=CONCATENATE(&quot;HFSHS &quot;;[.A100];&quot; x &quot;;TEXT([.F100];&quot;##.0&quot;))" office:value-type="string" office:string-value="HFSHS 150  x  150 x 6.3" calcext:value-type="string">
            <text:p>HFSHS 150 <text:s/>x <text:s/>150 x 6.3</text:p>
          </table:table-cell>
          <table:table-cell table:style-name="ce10" table:formula="of:=TEXT([.C100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8.1</text:span></text:p>
          </table:table-cell>
          <table:table-cell table:style-name="ce4" office:value-type="string" calcext:value-type="string">
            <text:p><text:span text:style-name="T1">35.8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style-name="ce4" office:value-type="string" calcext:value-type="string">
            <text:p><text:span text:style-name="T1">1220</text:span></text:p>
          </table:table-cell>
          <table:table-cell table:style-name="ce4" office:value-type="string" calcext:value-type="string">
            <text:p><text:span text:style-name="T1">5.85</text:span></text:p>
          </table:table-cell>
          <table:table-cell table:style-name="ce4" office:value-type="string" calcext:value-type="string">
            <text:p><text:span text:style-name="T1">163</text:span></text:p>
          </table:table-cell>
          <table:table-cell table:style-name="ce4" office:value-type="string" calcext:value-type="string">
            <text:p><text:span text:style-name="T1">192</text:span></text:p>
          </table:table-cell>
          <table:table-cell table:style-name="ce4" office:value-type="string" calcext:value-type="string">
            <text:p><text:span text:style-name="T1">1910</text:span></text:p>
          </table:table-cell>
          <table:table-cell table:style-name="ce4" office:value-type="string" calcext:value-type="string">
            <text:p><text:span text:style-name="T1">240</text:span></text:p>
          </table:table-cell>
          <table:table-cell table:style-name="ce4" office:value-type="string" calcext:value-type="string">
            <text:p><text:span text:style-name="T1">0.584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1])" office:value-type="float" office:value="6" calcext:value-type="float">
            <text:p>6</text:p>
          </table:table-cell>
          <table:table-cell table:style-name="ce16" table:formula="of:=VALUE(LEFT([.A101];[.B101]-1))" office:value-type="float" office:value="150" calcext:value-type="float">
            <text:p>150.0</text:p>
          </table:table-cell>
          <table:table-cell table:style-name="ce10" table:formula="of:=CONCATENATE(&quot;HFSHS &quot;;[.A101];&quot; x &quot;;TEXT([.F101];&quot;##.0&quot;))" office:value-type="string" office:string-value="HFSHS 150  x  150 x 7.1" calcext:value-type="string">
            <text:p>HFSHS 150 <text:s/>x <text:s/>150 x 7.1</text:p>
          </table:table-cell>
          <table:table-cell table:style-name="ce10" table:formula="of:=TEXT([.C101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1.4</text:span></text:p>
          </table:table-cell>
          <table:table-cell table:style-name="ce4" office:value-type="string" calcext:value-type="string">
            <text:p><text:span text:style-name="T1">40.0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1350</text:span></text:p>
          </table:table-cell>
          <table:table-cell table:style-name="ce4" office:value-type="string" calcext:value-type="string">
            <text:p><text:span text:style-name="T1">5.81</text:span></text:p>
          </table:table-cell>
          <table:table-cell table:style-name="ce4" office:value-type="string" calcext:value-type="string">
            <text:p><text:span text:style-name="T1">180</text:span></text:p>
          </table:table-cell>
          <table:table-cell table:style-name="ce4" office:value-type="string" calcext:value-type="string">
            <text:p><text:span text:style-name="T1">213</text:span></text:p>
          </table:table-cell>
          <table:table-cell table:style-name="ce4" office:value-type="string" calcext:value-type="string">
            <text:p><text:span text:style-name="T1">2120</text:span></text:p>
          </table:table-cell>
          <table:table-cell table:style-name="ce4" office:value-type="string" calcext:value-type="string">
            <text:p><text:span text:style-name="T1">264</text:span></text:p>
          </table:table-cell>
          <table:table-cell table:style-name="ce4" office:value-type="string" calcext:value-type="string">
            <text:p><text:span text:style-name="T1">0.582</text:span></text:p>
          </table:table-cell>
          <table:table-cell table:style-name="ce4" office:value-type="string" calcext:value-type="string">
            <text:p><text:span text:style-name="T1">18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2])" office:value-type="float" office:value="6" calcext:value-type="float">
            <text:p>6</text:p>
          </table:table-cell>
          <table:table-cell table:style-name="ce16" table:formula="of:=VALUE(LEFT([.A102];[.B102]-1))" office:value-type="float" office:value="150" calcext:value-type="float">
            <text:p>150.0</text:p>
          </table:table-cell>
          <table:table-cell table:style-name="ce10" table:formula="of:=CONCATENATE(&quot;HFSHS &quot;;[.A102];&quot; x &quot;;TEXT([.F102];&quot;##.0&quot;))" office:value-type="string" office:string-value="HFSHS 150  x  150 x 8.0" calcext:value-type="string">
            <text:p>HFSHS 150 <text:s/>x <text:s/>150 x 8.0</text:p>
          </table:table-cell>
          <table:table-cell table:style-name="ce10" table:formula="of:=TEXT([.C102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5.1</text:span></text:p>
          </table:table-cell>
          <table:table-cell table:style-name="ce4" office:value-type="string" calcext:value-type="string">
            <text:p><text:span text:style-name="T1">44.8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1490</text:span></text:p>
          </table:table-cell>
          <table:table-cell table:style-name="ce4" office:value-type="string" calcext:value-type="string">
            <text:p><text:span text:style-name="T1">5.77</text:span></text:p>
          </table:table-cell>
          <table:table-cell table:style-name="ce4" office:value-type="string" calcext:value-type="string">
            <text:p><text:span text:style-name="T1">199</text:span></text:p>
          </table:table-cell>
          <table:table-cell table:style-name="ce4" office:value-type="string" calcext:value-type="string">
            <text:p><text:span text:style-name="T1">237</text:span></text:p>
          </table:table-cell>
          <table:table-cell table:style-name="ce4" office:value-type="string" calcext:value-type="string">
            <text:p><text:span text:style-name="T1">2350</text:span></text:p>
          </table:table-cell>
          <table:table-cell table:style-name="ce4" office:value-type="string" calcext:value-type="string">
            <text:p><text:span text:style-name="T1">291</text:span></text:p>
          </table:table-cell>
          <table:table-cell table:style-name="ce4" office:value-type="string" calcext:value-type="string">
            <text:p><text:span text:style-name="T1">0.579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3])" office:value-type="float" office:value="6" calcext:value-type="float">
            <text:p>6</text:p>
          </table:table-cell>
          <table:table-cell table:style-name="ce16" table:formula="of:=VALUE(LEFT([.A103];[.B103]-1))" office:value-type="float" office:value="150" calcext:value-type="float">
            <text:p>150.0</text:p>
          </table:table-cell>
          <table:table-cell table:style-name="ce10" table:formula="of:=CONCATENATE(&quot;HFSHS &quot;;[.A103];&quot; x &quot;;TEXT([.F103];&quot;##.0&quot;))" office:value-type="string" office:string-value="HFSHS 150  x  150 x 8.8" calcext:value-type="string">
            <text:p>HFSHS 150 <text:s/>x <text:s/>150 x 8.8</text:p>
          </table:table-cell>
          <table:table-cell table:style-name="ce10" table:formula="of:=TEXT([.C103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8.4</text:span></text:p>
          </table:table-cell>
          <table:table-cell table:style-name="ce4" office:value-type="string" calcext:value-type="string">
            <text:p><text:span text:style-name="T1">48.9</text:span></text:p>
          </table:table-cell>
          <table:table-cell table:style-name="ce4" office:value-type="string" calcext:value-type="string">
            <text:p><text:span text:style-name="T1">14.0</text:span></text:p>
          </table:table-cell>
          <table:table-cell table:style-name="ce4" office:value-type="string" calcext:value-type="string">
            <text:p><text:span text:style-name="T1">1610</text:span></text:p>
          </table:table-cell>
          <table:table-cell table:style-name="ce4" office:value-type="string" calcext:value-type="string">
            <text:p><text:span text:style-name="T1">5.74</text:span></text:p>
          </table:table-cell>
          <table:table-cell table:style-name="ce4" office:value-type="string" calcext:value-type="string">
            <text:p><text:span text:style-name="T1">214</text:span></text:p>
          </table:table-cell>
          <table:table-cell table:style-name="ce4" office:value-type="string" calcext:value-type="string">
            <text:p><text:span text:style-name="T1">257</text:span></text:p>
          </table:table-cell>
          <table:table-cell table:style-name="ce4" office:value-type="string" calcext:value-type="string">
            <text:p><text:span text:style-name="T1">2550</text:span></text:p>
          </table:table-cell>
          <table:table-cell table:style-name="ce4" office:value-type="string" calcext:value-type="string">
            <text:p><text:span text:style-name="T1">313</text:span></text:p>
          </table:table-cell>
          <table:table-cell table:style-name="ce4" office:value-type="string" calcext:value-type="string">
            <text:p><text:span text:style-name="T1">0.577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4])" office:value-type="float" office:value="6" calcext:value-type="float">
            <text:p>6</text:p>
          </table:table-cell>
          <table:table-cell table:style-name="ce16" table:formula="of:=VALUE(LEFT([.A104];[.B104]-1))" office:value-type="float" office:value="150" calcext:value-type="float">
            <text:p>150.0</text:p>
          </table:table-cell>
          <table:table-cell table:style-name="ce10" table:formula="of:=CONCATENATE(&quot;HFSHS &quot;;[.A104];&quot; x &quot;;TEXT([.F104];&quot;##.0&quot;))" office:value-type="string" office:string-value="HFSHS 150  x  150 x 10.0" calcext:value-type="string">
            <text:p>HFSHS 150 <text:s/>x <text:s/>150 x 10.0</text:p>
          </table:table-cell>
          <table:table-cell table:style-name="ce10" table:formula="of:=TEXT([.C104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3.1</text:span></text:p>
          </table:table-cell>
          <table:table-cell table:style-name="ce4" office:value-type="string" calcext:value-type="string">
            <text:p><text:span text:style-name="T1">54.9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1770</text:span></text:p>
          </table:table-cell>
          <table:table-cell table:style-name="ce4" office:value-type="string" calcext:value-type="string">
            <text:p><text:span text:style-name="T1">5.68</text:span></text:p>
          </table:table-cell>
          <table:table-cell table:style-name="ce4" office:value-type="string" calcext:value-type="string">
            <text:p><text:span text:style-name="T1">236</text:span></text:p>
          </table:table-cell>
          <table:table-cell table:style-name="ce4" office:value-type="string" calcext:value-type="string">
            <text:p><text:span text:style-name="T1">286</text:span></text:p>
          </table:table-cell>
          <table:table-cell table:style-name="ce4" office:value-type="string" calcext:value-type="string">
            <text:p><text:span text:style-name="T1">2830</text:span></text:p>
          </table:table-cell>
          <table:table-cell table:style-name="ce4" office:value-type="string" calcext:value-type="string">
            <text:p><text:span text:style-name="T1">344</text:span></text:p>
          </table:table-cell>
          <table:table-cell table:style-name="ce4" office:value-type="string" calcext:value-type="string">
            <text:p><text:span text:style-name="T1">0.574</text:span></text:p>
          </table:table-cell>
          <table:table-cell table:style-name="ce4" office:value-type="string" calcext:value-type="string">
            <text:p><text:span text:style-name="T1">13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5])" office:value-type="float" office:value="6" calcext:value-type="float">
            <text:p>6</text:p>
          </table:table-cell>
          <table:table-cell table:style-name="ce16" table:formula="of:=VALUE(LEFT([.A105];[.B105]-1))" office:value-type="float" office:value="150" calcext:value-type="float">
            <text:p>150.0</text:p>
          </table:table-cell>
          <table:table-cell table:style-name="ce10" table:formula="of:=CONCATENATE(&quot;HFSHS &quot;;[.A105];&quot; x &quot;;TEXT([.F105];&quot;##.0&quot;))" office:value-type="string" office:string-value="HFSHS 150  x  150 x 11.0" calcext:value-type="string">
            <text:p>HFSHS 150 <text:s/>x <text:s/>150 x 11.0</text:p>
          </table:table-cell>
          <table:table-cell table:style-name="ce10" table:formula="of:=TEXT([.C105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7.0</text:span></text:p>
          </table:table-cell>
          <table:table-cell table:style-name="ce4" office:value-type="string" calcext:value-type="string">
            <text:p><text:span text:style-name="T1">59.9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style-name="ce4" office:value-type="string" calcext:value-type="string">
            <text:p><text:span text:style-name="T1">1900</text:span></text:p>
          </table:table-cell>
          <table:table-cell table:style-name="ce4" office:value-type="string" calcext:value-type="string">
            <text:p><text:span text:style-name="T1">5.64</text:span></text:p>
          </table:table-cell>
          <table:table-cell table:style-name="ce4" office:value-type="string" calcext:value-type="string">
            <text:p><text:span text:style-name="T1">254</text:span></text:p>
          </table:table-cell>
          <table:table-cell table:style-name="ce4" office:value-type="string" calcext:value-type="string">
            <text:p><text:span text:style-name="T1">309</text:span></text:p>
          </table:table-cell>
          <table:table-cell table:style-name="ce4" office:value-type="string" calcext:value-type="string">
            <text:p><text:span text:style-name="T1">3060</text:span></text:p>
          </table:table-cell>
          <table:table-cell table:style-name="ce4" office:value-type="string" calcext:value-type="string">
            <text:p><text:span text:style-name="T1">368</text:span></text:p>
          </table:table-cell>
          <table:table-cell table:style-name="ce4" office:value-type="string" calcext:value-type="string">
            <text:p><text:span text:style-name="T1">0.572</text:span></text:p>
          </table:table-cell>
          <table:table-cell table:style-name="ce4" office:value-type="string" calcext:value-type="string">
            <text:p><text:span text:style-name="T1">12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6])" office:value-type="float" office:value="6" calcext:value-type="float">
            <text:p>6</text:p>
          </table:table-cell>
          <table:table-cell table:style-name="ce16" table:formula="of:=VALUE(LEFT([.A106];[.B106]-1))" office:value-type="float" office:value="150" calcext:value-type="float">
            <text:p>150.0</text:p>
          </table:table-cell>
          <table:table-cell table:style-name="ce10" table:formula="of:=CONCATENATE(&quot;HFSHS &quot;;[.A106];&quot; x &quot;;TEXT([.F106];&quot;##.0&quot;))" office:value-type="string" office:string-value="HFSHS 150  x  150 x 12.5" calcext:value-type="string">
            <text:p>HFSHS 150 <text:s/>x <text:s/>150 x 12.5</text:p>
          </table:table-cell>
          <table:table-cell table:style-name="ce10" table:formula="of:=TEXT([.C106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2.7</text:span></text:p>
          </table:table-cell>
          <table:table-cell table:style-name="ce4" office:value-type="string" calcext:value-type="string">
            <text:p><text:span text:style-name="T1">67.1</text:span></text:p>
          </table:table-cell>
          <table:table-cell table:style-name="ce4" office:value-type="string" calcext:value-type="string">
            <text:p><text:span text:style-name="T1">9.00</text:span></text:p>
          </table:table-cell>
          <table:table-cell table:style-name="ce4" office:value-type="string" calcext:value-type="string">
            <text:p><text:span text:style-name="T1">2080</text:span></text:p>
          </table:table-cell>
          <table:table-cell table:style-name="ce4" office:value-type="string" calcext:value-type="string">
            <text:p><text:span text:style-name="T1">5.57</text:span></text:p>
          </table:table-cell>
          <table:table-cell table:style-name="ce4" office:value-type="string" calcext:value-type="string">
            <text:p><text:span text:style-name="T1">277</text:span></text:p>
          </table:table-cell>
          <table:table-cell table:style-name="ce4" office:value-type="string" calcext:value-type="string">
            <text:p><text:span text:style-name="T1">342</text:span></text:p>
          </table:table-cell>
          <table:table-cell table:style-name="ce4" office:value-type="string" calcext:value-type="string">
            <text:p><text:span text:style-name="T1">3380</text:span></text:p>
          </table:table-cell>
          <table:table-cell table:style-name="ce4" office:value-type="string" calcext:value-type="string">
            <text:p><text:span text:style-name="T1">402</text:span></text:p>
          </table:table-cell>
          <table:table-cell table:style-name="ce4" office:value-type="string" calcext:value-type="string">
            <text:p><text:span text:style-name="T1">0.568</text:span></text:p>
          </table:table-cell>
          <table:table-cell table:style-name="ce4" office:value-type="string" calcext:value-type="string">
            <text:p><text:span text:style-name="T1">10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7])" office:value-type="float" office:value="6" calcext:value-type="float">
            <text:p>6</text:p>
          </table:table-cell>
          <table:table-cell table:style-name="ce16" table:formula="of:=VALUE(LEFT([.A107];[.B107]-1))" office:value-type="float" office:value="150" calcext:value-type="float">
            <text:p>150.0</text:p>
          </table:table-cell>
          <table:table-cell table:style-name="ce10" table:formula="of:=CONCATENATE(&quot;HFSHS &quot;;[.A107];&quot; x &quot;;TEXT([.F107];&quot;##.0&quot;))" office:value-type="string" office:string-value="HFSHS 150  x  150 x 14.2" calcext:value-type="string">
            <text:p>HFSHS 150 <text:s/>x <text:s/>150 x 14.2</text:p>
          </table:table-cell>
          <table:table-cell table:style-name="ce10" table:formula="of:=TEXT([.C107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8.9</text:span></text:p>
          </table:table-cell>
          <table:table-cell table:style-name="ce4" office:value-type="string" calcext:value-type="string">
            <text:p><text:span text:style-name="T1">75.0</text:span></text:p>
          </table:table-cell>
          <table:table-cell table:style-name="ce4" office:value-type="string" calcext:value-type="string">
            <text:p><text:span text:style-name="T1">7.56</text:span></text:p>
          </table:table-cell>
          <table:table-cell table:style-name="ce4" office:value-type="string" calcext:value-type="string">
            <text:p><text:span text:style-name="T1">2260</text:span></text:p>
          </table:table-cell>
          <table:table-cell table:style-name="ce4" office:value-type="string" calcext:value-type="string">
            <text:p><text:span text:style-name="T1">5.49</text:span></text:p>
          </table:table-cell>
          <table:table-cell table:style-name="ce4" office:value-type="string" calcext:value-type="string">
            <text:p><text:span text:style-name="T1">302</text:span></text:p>
          </table:table-cell>
          <table:table-cell table:style-name="ce4" office:value-type="string" calcext:value-type="string">
            <text:p><text:span text:style-name="T1">377</text:span></text:p>
          </table:table-cell>
          <table:table-cell table:style-name="ce4" office:value-type="string" calcext:value-type="string">
            <text:p><text:span text:style-name="T1">3710</text:span></text:p>
          </table:table-cell>
          <table:table-cell table:style-name="ce4" office:value-type="string" calcext:value-type="string">
            <text:p><text:span text:style-name="T1">436</text:span></text:p>
          </table:table-cell>
          <table:table-cell table:style-name="ce4" office:value-type="string" calcext:value-type="string">
            <text:p><text:span text:style-name="T1">0.563</text:span></text:p>
          </table:table-cell>
          <table:table-cell table:style-name="ce4" office:value-type="string" calcext:value-type="string">
            <text:p><text:span text:style-name="T1">9.5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8])" office:value-type="float" office:value="6" calcext:value-type="float">
            <text:p>6</text:p>
          </table:table-cell>
          <table:table-cell table:style-name="ce16" table:formula="of:=VALUE(LEFT([.A108];[.B108]-1))" office:value-type="float" office:value="150" calcext:value-type="float">
            <text:p>150.0</text:p>
          </table:table-cell>
          <table:table-cell table:style-name="ce10" table:formula="of:=CONCATENATE(&quot;HFSHS &quot;;[.A108];&quot; x &quot;;TEXT([.F108];&quot;##.0&quot;))" office:value-type="string" office:string-value="HFSHS 150  x  150 x 16.0" calcext:value-type="string">
            <text:p>HFSHS 150 <text:s/>x <text:s/>150 x 16.0</text:p>
          </table:table-cell>
          <table:table-cell table:style-name="ce10" table:formula="of:=TEXT([.C108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5.2</text:span></text:p>
          </table:table-cell>
          <table:table-cell table:style-name="ce4" office:value-type="string" calcext:value-type="string">
            <text:p><text:span text:style-name="T1">83.0</text:span></text:p>
          </table:table-cell>
          <table:table-cell table:style-name="ce4" office:value-type="string" calcext:value-type="string">
            <text:p><text:span text:style-name="T1">6.38</text:span></text:p>
          </table:table-cell>
          <table:table-cell table:style-name="ce4" office:value-type="string" calcext:value-type="string">
            <text:p><text:span text:style-name="T1">2430</text:span></text:p>
          </table:table-cell>
          <table:table-cell table:style-name="ce4" office:value-type="string" calcext:value-type="string">
            <text:p><text:span text:style-name="T1">5.41</text:span></text:p>
          </table:table-cell>
          <table:table-cell table:style-name="ce4" office:value-type="string" calcext:value-type="string">
            <text:p><text:span text:style-name="T1">324</text:span></text:p>
          </table:table-cell>
          <table:table-cell table:style-name="ce4" office:value-type="string" calcext:value-type="string">
            <text:p><text:span text:style-name="T1">411</text:span></text:p>
          </table:table-cell>
          <table:table-cell table:style-name="ce4" office:value-type="string" calcext:value-type="string">
            <text:p><text:span text:style-name="T1">4030</text:span></text:p>
          </table:table-cell>
          <table:table-cell table:style-name="ce4" office:value-type="string" calcext:value-type="string">
            <text:p><text:span text:style-name="T1">467</text:span></text:p>
          </table:table-cell>
          <table:table-cell table:style-name="ce4" office:value-type="string" calcext:value-type="string">
            <text:p><text:span text:style-name="T1">0.559</text:span></text:p>
          </table:table-cell>
          <table:table-cell table:style-name="ce4" office:value-type="string" calcext:value-type="string">
            <text:p><text:span text:style-name="T1">8.57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160  x  160</text:span></text:p>
          </table:table-cell>
          <table:table-cell table:style-name="ce10" table:formula="of:=SEARCH(&quot;x&quot;;[.A109])" office:value-type="float" office:value="6" calcext:value-type="float">
            <text:p>6</text:p>
          </table:table-cell>
          <table:table-cell table:style-name="ce16" table:formula="of:=VALUE(LEFT([.A109];[.B109]-1))" office:value-type="float" office:value="160" calcext:value-type="float">
            <text:p>160.0</text:p>
          </table:table-cell>
          <table:table-cell table:style-name="ce11" table:formula="of:=CONCATENATE(&quot;HFSHS &quot;;[.A109];&quot; x &quot;;TEXT([.F109];&quot;##.0&quot;))" office:value-type="string" office:string-value="HFSHS 160  x  160 x 5.0" calcext:value-type="string">
            <text:p>HFSHS 160 <text:s/>x <text:s/>160 x 5.0</text:p>
          </table:table-cell>
          <table:table-cell table:style-name="ce11" table:formula="of:=TEXT([.C109];&quot;.0&quot;)" office:value-type="string" office:string-value="160.0" calcext:value-type="string">
            <text:p>160.0</text:p>
          </table:table-cell>
          <table:table-cell table:style-name="ce8" office:value-type="string" calcext:value-type="string">
            <text:p><text:span text:style-name="T5">5.0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24.1</text:span></text:p>
          </table:table-cell>
          <table:table-cell table:style-name="ce8" office:value-type="string" calcext:value-type="string">
            <text:p><text:span text:style-name="T1">30.7</text:span></text:p>
          </table:table-cell>
          <table:table-cell table:style-name="ce8" office:value-type="string" calcext:value-type="string">
            <text:p><text:span text:style-name="T1">29.0</text:span></text:p>
          </table:table-cell>
          <table:table-cell table:style-name="ce8" office:value-type="string" calcext:value-type="string">
            <text:p><text:span text:style-name="T1">1220</text:span></text:p>
          </table:table-cell>
          <table:table-cell table:style-name="ce8" office:value-type="string" calcext:value-type="string">
            <text:p><text:span text:style-name="T1">6.31</text:span></text:p>
          </table:table-cell>
          <table:table-cell table:style-name="ce8" office:value-type="string" calcext:value-type="string">
            <text:p><text:span text:style-name="T1">153</text:span></text:p>
          </table:table-cell>
          <table:table-cell table:style-name="ce8" office:value-type="string" calcext:value-type="string">
            <text:p><text:span text:style-name="T1">178</text:span></text:p>
          </table:table-cell>
          <table:table-cell table:style-name="ce8" office:value-type="string" calcext:value-type="string">
            <text:p><text:span text:style-name="T1">1890</text:span></text:p>
          </table:table-cell>
          <table:table-cell table:style-name="ce8" office:value-type="string" calcext:value-type="string">
            <text:p><text:span text:style-name="T1">226</text:span></text:p>
          </table:table-cell>
          <table:table-cell table:style-name="ce8" office:value-type="string" calcext:value-type="string">
            <text:p><text:span text:style-name="T1">0.627</text:span></text:p>
          </table:table-cell>
          <table:table-cell table:style-name="ce8" office:value-type="string" calcext:value-type="string">
            <text:p><text:span text:style-name="T1">26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0])" office:value-type="float" office:value="6" calcext:value-type="float">
            <text:p>6</text:p>
          </table:table-cell>
          <table:table-cell table:style-name="ce16" table:formula="of:=VALUE(LEFT([.A110];[.B110]-1))" office:value-type="float" office:value="160" calcext:value-type="float">
            <text:p>160.0</text:p>
          </table:table-cell>
          <table:table-cell table:style-name="ce10" table:formula="of:=CONCATENATE(&quot;HFSHS &quot;;[.A110];&quot; x &quot;;TEXT([.F110];&quot;##.0&quot;))" office:value-type="string" office:string-value="HFSHS 160  x  160 x 5.6" calcext:value-type="string">
            <text:p>HFSHS 160 <text:s/>x <text:s/>160 x 5.6</text:p>
          </table:table-cell>
          <table:table-cell table:style-name="ce10" table:formula="of:=TEXT([.C110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6.9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style-name="ce4" office:value-type="string" calcext:value-type="string">
            <text:p><text:span text:style-name="T1">25.6</text:span></text:p>
          </table:table-cell>
          <table:table-cell table:style-name="ce4" office:value-type="string" calcext:value-type="string">
            <text:p><text:span text:style-name="T1">1350</text:span></text:p>
          </table:table-cell>
          <table:table-cell table:style-name="ce4" office:value-type="string" calcext:value-type="string">
            <text:p><text:span text:style-name="T1">6.29</text:span></text:p>
          </table:table-cell>
          <table:table-cell table:style-name="ce4" office:value-type="string" calcext:value-type="string">
            <text:p><text:span text:style-name="T1">169</text:span></text:p>
          </table:table-cell>
          <table:table-cell table:style-name="ce4" office:value-type="string" calcext:value-type="string">
            <text:p><text:span text:style-name="T1">198</text:span></text:p>
          </table:table-cell>
          <table:table-cell table:style-name="ce4" office:value-type="string" calcext:value-type="string">
            <text:p><text:span text:style-name="T1">2100</text:span></text:p>
          </table:table-cell>
          <table:table-cell table:style-name="ce4" office:value-type="string" calcext:value-type="string">
            <text:p><text:span text:style-name="T1">249</text:span></text:p>
          </table:table-cell>
          <table:table-cell table:style-name="ce4" office:value-type="string" calcext:value-type="string">
            <text:p><text:span text:style-name="T1">0.62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1])" office:value-type="float" office:value="6" calcext:value-type="float">
            <text:p>6</text:p>
          </table:table-cell>
          <table:table-cell table:style-name="ce16" table:formula="of:=VALUE(LEFT([.A111];[.B111]-1))" office:value-type="float" office:value="160" calcext:value-type="float">
            <text:p>160.0</text:p>
          </table:table-cell>
          <table:table-cell table:style-name="ce10" table:formula="of:=CONCATENATE(&quot;HFSHS &quot;;[.A111];&quot; x &quot;;TEXT([.F111];&quot;##.0&quot;))" office:value-type="string" office:string-value="HFSHS 160  x  160 x 6.3" calcext:value-type="string">
            <text:p>HFSHS 160 <text:s/>x <text:s/>160 x 6.3</text:p>
          </table:table-cell>
          <table:table-cell table:style-name="ce10" table:formula="of:=TEXT([.C111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0.1</text:span></text:p>
          </table:table-cell>
          <table:table-cell table:style-name="ce4" office:value-type="string" calcext:value-type="string">
            <text:p><text:span text:style-name="T1">38.3</text:span></text:p>
          </table:table-cell>
          <table:table-cell table:style-name="ce4" office:value-type="string" calcext:value-type="string">
            <text:p><text:span text:style-name="T1">22.4</text:span></text:p>
          </table:table-cell>
          <table:table-cell table:style-name="ce4" office:value-type="string" calcext:value-type="string">
            <text:p><text:span text:style-name="T1">1500</text:span></text:p>
          </table:table-cell>
          <table:table-cell table:style-name="ce4" office:value-type="string" calcext:value-type="string">
            <text:p><text:span text:style-name="T1">6.26</text:span></text:p>
          </table:table-cell>
          <table:table-cell table:style-name="ce4" office:value-type="string" calcext:value-type="string">
            <text:p><text:span text:style-name="T1">187</text:span></text:p>
          </table:table-cell>
          <table:table-cell table:style-name="ce4" office:value-type="string" calcext:value-type="string">
            <text:p><text:span text:style-name="T1">220</text:span></text:p>
          </table:table-cell>
          <table:table-cell table:style-name="ce4" office:value-type="string" calcext:value-type="string">
            <text:p><text:span text:style-name="T1">2330</text:span></text:p>
          </table:table-cell>
          <table:table-cell table:style-name="ce4" office:value-type="string" calcext:value-type="string">
            <text:p><text:span text:style-name="T1">275</text:span></text:p>
          </table:table-cell>
          <table:table-cell table:style-name="ce4" office:value-type="string" calcext:value-type="string">
            <text:p><text:span text:style-name="T1">0.624</text:span></text:p>
          </table:table-cell>
          <table:table-cell table:style-name="ce4" office:value-type="string" calcext:value-type="string">
            <text:p><text:span text:style-name="T1">20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2])" office:value-type="float" office:value="6" calcext:value-type="float">
            <text:p>6</text:p>
          </table:table-cell>
          <table:table-cell table:style-name="ce16" table:formula="of:=VALUE(LEFT([.A112];[.B112]-1))" office:value-type="float" office:value="160" calcext:value-type="float">
            <text:p>160.0</text:p>
          </table:table-cell>
          <table:table-cell table:style-name="ce10" table:formula="of:=CONCATENATE(&quot;HFSHS &quot;;[.A112];&quot; x &quot;;TEXT([.F112];&quot;##.0&quot;))" office:value-type="string" office:string-value="HFSHS 160  x  160 x 7.1" calcext:value-type="string">
            <text:p>HFSHS 160 <text:s/>x <text:s/>160 x 7.1</text:p>
          </table:table-cell>
          <table:table-cell table:style-name="ce10" table:formula="of:=TEXT([.C112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style-name="ce4" office:value-type="string" calcext:value-type="string">
            <text:p><text:span text:style-name="T1">42.9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1660</text:span></text:p>
          </table:table-cell>
          <table:table-cell table:style-name="ce4" office:value-type="string" calcext:value-type="string">
            <text:p><text:span text:style-name="T1">6.22</text:span></text:p>
          </table:table-cell>
          <table:table-cell table:style-name="ce4" office:value-type="string" calcext:value-type="string">
            <text:p><text:span text:style-name="T1">207</text:span></text:p>
          </table:table-cell>
          <table:table-cell table:style-name="ce4" office:value-type="string" calcext:value-type="string">
            <text:p><text:span text:style-name="T1">245</text:span></text:p>
          </table:table-cell>
          <table:table-cell table:style-name="ce4" office:value-type="string" calcext:value-type="string">
            <text:p><text:span text:style-name="T1">2600</text:span></text:p>
          </table:table-cell>
          <table:table-cell table:style-name="ce4" office:value-type="string" calcext:value-type="string">
            <text:p><text:span text:style-name="T1">304</text:span></text:p>
          </table:table-cell>
          <table:table-cell table:style-name="ce4" office:value-type="string" calcext:value-type="string">
            <text:p><text:span text:style-name="T1">0.622</text:span></text:p>
          </table:table-cell>
          <table:table-cell table:style-name="ce4" office:value-type="string" calcext:value-type="string">
            <text:p><text:span text:style-name="T1">18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3])" office:value-type="float" office:value="6" calcext:value-type="float">
            <text:p>6</text:p>
          </table:table-cell>
          <table:table-cell table:style-name="ce16" table:formula="of:=VALUE(LEFT([.A113];[.B113]-1))" office:value-type="float" office:value="160" calcext:value-type="float">
            <text:p>160.0</text:p>
          </table:table-cell>
          <table:table-cell table:style-name="ce10" table:formula="of:=CONCATENATE(&quot;HFSHS &quot;;[.A113];&quot; x &quot;;TEXT([.F113];&quot;##.0&quot;))" office:value-type="string" office:string-value="HFSHS 160  x  160 x 8.0" calcext:value-type="string">
            <text:p>HFSHS 160 <text:s/>x <text:s/>160 x 8.0</text:p>
          </table:table-cell>
          <table:table-cell table:style-name="ce10" table:formula="of:=TEXT([.C113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7.6</text:span></text:p>
          </table:table-cell>
          <table:table-cell table:style-name="ce4" office:value-type="string" calcext:value-type="string">
            <text:p><text:span text:style-name="T1">48.0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1830</text:span></text:p>
          </table:table-cell>
          <table:table-cell table:style-name="ce4" office:value-type="string" calcext:value-type="string">
            <text:p><text:span text:style-name="T1">6.18</text:span></text:p>
          </table:table-cell>
          <table:table-cell table:style-name="ce4" office:value-type="string" calcext:value-type="string">
            <text:p><text:span text:style-name="T1">229</text:span></text:p>
          </table:table-cell>
          <table:table-cell table:style-name="ce4" office:value-type="string" calcext:value-type="string">
            <text:p><text:span text:style-name="T1">272</text:span></text:p>
          </table:table-cell>
          <table:table-cell table:style-name="ce4" office:value-type="string" calcext:value-type="string">
            <text:p><text:span text:style-name="T1">2880</text:span></text:p>
          </table:table-cell>
          <table:table-cell table:style-name="ce4" office:value-type="string" calcext:value-type="string">
            <text:p><text:span text:style-name="T1">335</text:span></text:p>
          </table:table-cell>
          <table:table-cell table:style-name="ce4" office:value-type="string" calcext:value-type="string">
            <text:p><text:span text:style-name="T1">0.619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4])" office:value-type="float" office:value="6" calcext:value-type="float">
            <text:p>6</text:p>
          </table:table-cell>
          <table:table-cell table:style-name="ce16" table:formula="of:=VALUE(LEFT([.A114];[.B114]-1))" office:value-type="float" office:value="160" calcext:value-type="float">
            <text:p>160.0</text:p>
          </table:table-cell>
          <table:table-cell table:style-name="ce10" table:formula="of:=CONCATENATE(&quot;HFSHS &quot;;[.A114];&quot; x &quot;;TEXT([.F114];&quot;##.0&quot;))" office:value-type="string" office:string-value="HFSHS 160  x  160 x 8.8" calcext:value-type="string">
            <text:p>HFSHS 160 <text:s/>x <text:s/>160 x 8.8</text:p>
          </table:table-cell>
          <table:table-cell table:style-name="ce10" table:formula="of:=TEXT([.C114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1.1</text:span></text:p>
          </table:table-cell>
          <table:table-cell table:style-name="ce4" office:value-type="string" calcext:value-type="string">
            <text:p><text:span text:style-name="T1">52.4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1980</text:span></text:p>
          </table:table-cell>
          <table:table-cell table:style-name="ce4" office:value-type="string" calcext:value-type="string">
            <text:p><text:span text:style-name="T1">6.14</text:span></text:p>
          </table:table-cell>
          <table:table-cell table:style-name="ce4" office:value-type="string" calcext:value-type="string">
            <text:p><text:span text:style-name="T1">247</text:span></text:p>
          </table:table-cell>
          <table:table-cell table:style-name="ce4" office:value-type="string" calcext:value-type="string">
            <text:p><text:span text:style-name="T1">295</text:span></text:p>
          </table:table-cell>
          <table:table-cell table:style-name="ce4" office:value-type="string" calcext:value-type="string">
            <text:p><text:span text:style-name="T1">3120</text:span></text:p>
          </table:table-cell>
          <table:table-cell table:style-name="ce4" office:value-type="string" calcext:value-type="string">
            <text:p><text:span text:style-name="T1">361</text:span></text:p>
          </table:table-cell>
          <table:table-cell table:style-name="ce4" office:value-type="string" calcext:value-type="string">
            <text:p><text:span text:style-name="T1">0.617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5])" office:value-type="float" office:value="6" calcext:value-type="float">
            <text:p>6</text:p>
          </table:table-cell>
          <table:table-cell table:style-name="ce16" table:formula="of:=VALUE(LEFT([.A115];[.B115]-1))" office:value-type="float" office:value="160" calcext:value-type="float">
            <text:p>160.0</text:p>
          </table:table-cell>
          <table:table-cell table:style-name="ce10" table:formula="of:=CONCATENATE(&quot;HFSHS &quot;;[.A115];&quot; x &quot;;TEXT([.F115];&quot;##.0&quot;))" office:value-type="string" office:string-value="HFSHS 160  x  160 x 10.0" calcext:value-type="string">
            <text:p>HFSHS 160 <text:s/>x <text:s/>160 x 10.0</text:p>
          </table:table-cell>
          <table:table-cell table:style-name="ce10" table:formula="of:=TEXT([.C115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6.3</text:span></text:p>
          </table:table-cell>
          <table:table-cell table:style-name="ce4" office:value-type="string" calcext:value-type="string">
            <text:p><text:span text:style-name="T1">58.9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2190</text:span></text:p>
          </table:table-cell>
          <table:table-cell table:style-name="ce4" office:value-type="string" calcext:value-type="string">
            <text:p><text:span text:style-name="T1">6.09</text:span></text:p>
          </table:table-cell>
          <table:table-cell table:style-name="ce4" office:value-type="string" calcext:value-type="string">
            <text:p><text:span text:style-name="T1">273</text:span></text:p>
          </table:table-cell>
          <table:table-cell table:style-name="ce4" office:value-type="string" calcext:value-type="string">
            <text:p><text:span text:style-name="T1">329</text:span></text:p>
          </table:table-cell>
          <table:table-cell table:style-name="ce4" office:value-type="string" calcext:value-type="string">
            <text:p><text:span text:style-name="T1">3480</text:span></text:p>
          </table:table-cell>
          <table:table-cell table:style-name="ce4" office:value-type="string" calcext:value-type="string">
            <text:p><text:span text:style-name="T1">398</text:span></text:p>
          </table:table-cell>
          <table:table-cell table:style-name="ce4" office:value-type="string" calcext:value-type="string">
            <text:p><text:span text:style-name="T1">0.614</text:span></text:p>
          </table:table-cell>
          <table:table-cell table:style-name="ce4" office:value-type="string" calcext:value-type="string">
            <text:p><text:span text:style-name="T1">13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6])" office:value-type="float" office:value="6" calcext:value-type="float">
            <text:p>6</text:p>
          </table:table-cell>
          <table:table-cell table:style-name="ce16" table:formula="of:=VALUE(LEFT([.A116];[.B116]-1))" office:value-type="float" office:value="160" calcext:value-type="float">
            <text:p>160.0</text:p>
          </table:table-cell>
          <table:table-cell table:style-name="ce10" table:formula="of:=CONCATENATE(&quot;HFSHS &quot;;[.A116];&quot; x &quot;;TEXT([.F116];&quot;##.0&quot;))" office:value-type="string" office:string-value="HFSHS 160  x  160 x 11.0" calcext:value-type="string">
            <text:p>HFSHS 160 <text:s/>x <text:s/>160 x 11.0</text:p>
          </table:table-cell>
          <table:table-cell table:style-name="ce10" table:formula="of:=TEXT([.C116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0.4</text:span></text:p>
          </table:table-cell>
          <table:table-cell table:style-name="ce4" office:value-type="string" calcext:value-type="string">
            <text:p><text:span text:style-name="T1">64.3</text:span></text:p>
          </table:table-cell>
          <table:table-cell table:style-name="ce4" office:value-type="string" calcext:value-type="string">
            <text:p><text:span text:style-name="T1">11.5</text:span></text:p>
          </table:table-cell>
          <table:table-cell table:style-name="ce4" office:value-type="string" calcext:value-type="string">
            <text:p><text:span text:style-name="T1">2350</text:span></text:p>
          </table:table-cell>
          <table:table-cell table:style-name="ce4" office:value-type="string" calcext:value-type="string">
            <text:p><text:span text:style-name="T1">6.05</text:span></text:p>
          </table:table-cell>
          <table:table-cell table:style-name="ce4" office:value-type="string" calcext:value-type="string">
            <text:p><text:span text:style-name="T1">294</text:span></text:p>
          </table:table-cell>
          <table:table-cell table:style-name="ce4" office:value-type="string" calcext:value-type="string">
            <text:p><text:span text:style-name="T1">356</text:span></text:p>
          </table:table-cell>
          <table:table-cell table:style-name="ce4" office:value-type="string" calcext:value-type="string">
            <text:p><text:span text:style-name="T1">3760</text:span></text:p>
          </table:table-cell>
          <table:table-cell table:style-name="ce4" office:value-type="string" calcext:value-type="string">
            <text:p><text:span text:style-name="T1">427</text:span></text:p>
          </table:table-cell>
          <table:table-cell table:style-name="ce4" office:value-type="string" calcext:value-type="string">
            <text:p><text:span text:style-name="T1">0.612</text:span></text:p>
          </table:table-cell>
          <table:table-cell table:style-name="ce4" office:value-type="string" calcext:value-type="string">
            <text:p><text:span text:style-name="T1">12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7])" office:value-type="float" office:value="6" calcext:value-type="float">
            <text:p>6</text:p>
          </table:table-cell>
          <table:table-cell table:style-name="ce16" table:formula="of:=VALUE(LEFT([.A117];[.B117]-1))" office:value-type="float" office:value="160" calcext:value-type="float">
            <text:p>160.0</text:p>
          </table:table-cell>
          <table:table-cell table:style-name="ce10" table:formula="of:=CONCATENATE(&quot;HFSHS &quot;;[.A117];&quot; x &quot;;TEXT([.F117];&quot;##.0&quot;))" office:value-type="string" office:string-value="HFSHS 160  x  160 x 12.5" calcext:value-type="string">
            <text:p>HFSHS 160 <text:s/>x <text:s/>160 x 12.5</text:p>
          </table:table-cell>
          <table:table-cell table:style-name="ce10" table:formula="of:=TEXT([.C117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6.6</text:span></text:p>
          </table:table-cell>
          <table:table-cell table:style-name="ce4" office:value-type="string" calcext:value-type="string">
            <text:p><text:span text:style-name="T1">72.1</text:span></text:p>
          </table:table-cell>
          <table:table-cell table:style-name="ce4" office:value-type="string" calcext:value-type="string">
            <text:p><text:span text:style-name="T1">9.80</text:span></text:p>
          </table:table-cell>
          <table:table-cell table:style-name="ce4" office:value-type="string" calcext:value-type="string">
            <text:p><text:span text:style-name="T1">2580</text:span></text:p>
          </table:table-cell>
          <table:table-cell table:style-name="ce4" office:value-type="string" calcext:value-type="string">
            <text:p><text:span text:style-name="T1">5.98</text:span></text:p>
          </table:table-cell>
          <table:table-cell table:style-name="ce4" office:value-type="string" calcext:value-type="string">
            <text:p><text:span text:style-name="T1">322</text:span></text:p>
          </table:table-cell>
          <table:table-cell table:style-name="ce4" office:value-type="string" calcext:value-type="string">
            <text:p><text:span text:style-name="T1">395</text:span></text:p>
          </table:table-cell>
          <table:table-cell table:style-name="ce4" office:value-type="string" calcext:value-type="string">
            <text:p><text:span text:style-name="T1">4160</text:span></text:p>
          </table:table-cell>
          <table:table-cell table:style-name="ce4" office:value-type="string" calcext:value-type="string">
            <text:p><text:span text:style-name="T1">467</text:span></text:p>
          </table:table-cell>
          <table:table-cell table:style-name="ce4" office:value-type="string" calcext:value-type="string">
            <text:p><text:span text:style-name="T1">0.608</text:span></text:p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8])" office:value-type="float" office:value="6" calcext:value-type="float">
            <text:p>6</text:p>
          </table:table-cell>
          <table:table-cell table:style-name="ce16" table:formula="of:=VALUE(LEFT([.A118];[.B118]-1))" office:value-type="float" office:value="160" calcext:value-type="float">
            <text:p>160.0</text:p>
          </table:table-cell>
          <table:table-cell table:style-name="ce10" table:formula="of:=CONCATENATE(&quot;HFSHS &quot;;[.A118];&quot; x &quot;;TEXT([.F118];&quot;##.0&quot;))" office:value-type="string" office:string-value="HFSHS 160  x  160 x 14.2" calcext:value-type="string">
            <text:p>HFSHS 160 <text:s/>x <text:s/>160 x 14.2</text:p>
          </table:table-cell>
          <table:table-cell table:style-name="ce10" table:formula="of:=TEXT([.C118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3.3</text:span></text:p>
          </table:table-cell>
          <table:table-cell table:style-name="ce4" office:value-type="string" calcext:value-type="string">
            <text:p><text:span text:style-name="T1">80.7</text:span></text:p>
          </table:table-cell>
          <table:table-cell table:style-name="ce4" office:value-type="string" calcext:value-type="string">
            <text:p><text:span text:style-name="T1">8.27</text:span></text:p>
          </table:table-cell>
          <table:table-cell table:style-name="ce4" office:value-type="string" calcext:value-type="string">
            <text:p><text:span text:style-name="T1">2810</text:span></text:p>
          </table:table-cell>
          <table:table-cell table:style-name="ce4" office:value-type="string" calcext:value-type="string">
            <text:p><text:span text:style-name="T1">5.90</text:span></text:p>
          </table:table-cell>
          <table:table-cell table:style-name="ce4" office:value-type="string" calcext:value-type="string">
            <text:p><text:span text:style-name="T1">351</text:span></text:p>
          </table:table-cell>
          <table:table-cell table:style-name="ce4" office:value-type="string" calcext:value-type="string">
            <text:p><text:span text:style-name="T1">436</text:span></text:p>
          </table:table-cell>
          <table:table-cell table:style-name="ce4" office:value-type="string" calcext:value-type="string">
            <text:p><text:span text:style-name="T1">4580</text:span></text:p>
          </table:table-cell>
          <table:table-cell table:style-name="ce4" office:value-type="string" calcext:value-type="string">
            <text:p><text:span text:style-name="T1">508</text:span></text:p>
          </table:table-cell>
          <table:table-cell table:style-name="ce4" office:value-type="string" calcext:value-type="string">
            <text:p><text:span text:style-name="T1">0.603</text:span></text:p>
          </table:table-cell>
          <table:table-cell table:style-name="ce4" office:value-type="string" calcext:value-type="string">
            <text:p><text:span text:style-name="T1">9.5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9])" office:value-type="float" office:value="6" calcext:value-type="float">
            <text:p>6</text:p>
          </table:table-cell>
          <table:table-cell table:style-name="ce16" table:formula="of:=VALUE(LEFT([.A119];[.B119]-1))" office:value-type="float" office:value="160" calcext:value-type="float">
            <text:p>160.0</text:p>
          </table:table-cell>
          <table:table-cell table:style-name="ce10" table:formula="of:=CONCATENATE(&quot;HFSHS &quot;;[.A119];&quot; x &quot;;TEXT([.F119];&quot;##.0&quot;))" office:value-type="string" office:string-value="HFSHS 160  x  160 x 16.0" calcext:value-type="string">
            <text:p>HFSHS 160 <text:s/>x <text:s/>160 x 16.0</text:p>
          </table:table-cell>
          <table:table-cell table:style-name="ce10" table:formula="of:=TEXT([.C119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0.2</text:span></text:p>
          </table:table-cell>
          <table:table-cell table:style-name="ce4" office:value-type="string" calcext:value-type="string">
            <text:p><text:span text:style-name="T1">89.4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3030</text:span></text:p>
          </table:table-cell>
          <table:table-cell table:style-name="ce4" office:value-type="string" calcext:value-type="string">
            <text:p><text:span text:style-name="T1">5.82</text:span></text:p>
          </table:table-cell>
          <table:table-cell table:style-name="ce4" office:value-type="string" calcext:value-type="string">
            <text:p><text:span text:style-name="T1">379</text:span></text:p>
          </table:table-cell>
          <table:table-cell table:style-name="ce4" office:value-type="string" calcext:value-type="string">
            <text:p><text:span text:style-name="T1">476</text:span></text:p>
          </table:table-cell>
          <table:table-cell table:style-name="ce4" office:value-type="string" calcext:value-type="string">
            <text:p><text:span text:style-name="T1">4990</text:span></text:p>
          </table:table-cell>
          <table:table-cell table:style-name="ce4" office:value-type="string" calcext:value-type="string">
            <text:p><text:span text:style-name="T1">546</text:span></text:p>
          </table:table-cell>
          <table:table-cell table:style-name="ce4" office:value-type="string" calcext:value-type="string">
            <text:p><text:span text:style-name="T1">0.599</text:span></text:p>
          </table:table-cell>
          <table:table-cell table:style-name="ce4" office:value-type="string" calcext:value-type="string">
            <text:p><text:span text:style-name="T1">8.53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180  x  180</text:span></text:p>
          </table:table-cell>
          <table:table-cell table:style-name="ce10" table:formula="of:=SEARCH(&quot;x&quot;;[.A120])" office:value-type="float" office:value="6" calcext:value-type="float">
            <text:p>6</text:p>
          </table:table-cell>
          <table:table-cell table:style-name="ce16" table:formula="of:=VALUE(LEFT([.A120];[.B120]-1))" office:value-type="float" office:value="180" calcext:value-type="float">
            <text:p>180.0</text:p>
          </table:table-cell>
          <table:table-cell table:style-name="ce11" table:formula="of:=CONCATENATE(&quot;HFSHS &quot;;[.A120];&quot; x &quot;;TEXT([.F120];&quot;##.0&quot;))" office:value-type="string" office:string-value="HFSHS 180  x  180 x 6.3" calcext:value-type="string">
            <text:p>HFSHS 180 <text:s/>x <text:s/>180 x 6.3</text:p>
          </table:table-cell>
          <table:table-cell table:style-name="ce11" table:formula="of:=TEXT([.C120];&quot;.0&quot;)" office:value-type="string" office:string-value="180.0" calcext:value-type="string">
            <text:p>180.0</text:p>
          </table:table-cell>
          <table:table-cell table:style-name="ce8" office:value-type="string" calcext:value-type="string">
            <text:p><text:span text:style-name="T5">6.3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34.0</text:span></text:p>
          </table:table-cell>
          <table:table-cell table:style-name="ce8" office:value-type="string" calcext:value-type="string">
            <text:p><text:span text:style-name="T1">43.3</text:span></text:p>
          </table:table-cell>
          <table:table-cell table:style-name="ce8" office:value-type="string" calcext:value-type="string">
            <text:p><text:span text:style-name="T1">25.6</text:span></text:p>
          </table:table-cell>
          <table:table-cell table:style-name="ce8" office:value-type="string" calcext:value-type="string">
            <text:p><text:span text:style-name="T1">2170</text:span></text:p>
          </table:table-cell>
          <table:table-cell table:style-name="ce8" office:value-type="string" calcext:value-type="string">
            <text:p><text:span text:style-name="T1">7.07</text:span></text:p>
          </table:table-cell>
          <table:table-cell table:style-name="ce8" office:value-type="string" calcext:value-type="string">
            <text:p><text:span text:style-name="T1">241</text:span></text:p>
          </table:table-cell>
          <table:table-cell table:style-name="ce8" office:value-type="string" calcext:value-type="string">
            <text:p><text:span text:style-name="T1">281</text:span></text:p>
          </table:table-cell>
          <table:table-cell table:style-name="ce8" office:value-type="string" calcext:value-type="string">
            <text:p><text:span text:style-name="T1">3360</text:span></text:p>
          </table:table-cell>
          <table:table-cell table:style-name="ce8" office:value-type="string" calcext:value-type="string">
            <text:p><text:span text:style-name="T1">355</text:span></text:p>
          </table:table-cell>
          <table:table-cell table:style-name="ce8" office:value-type="string" calcext:value-type="string">
            <text:p><text:span text:style-name="T1">0.704</text:span></text:p>
          </table:table-cell>
          <table:table-cell table:style-name="ce8" office:value-type="string" calcext:value-type="string">
            <text:p><text:span text:style-name="T1">20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1])" office:value-type="float" office:value="6" calcext:value-type="float">
            <text:p>6</text:p>
          </table:table-cell>
          <table:table-cell table:style-name="ce16" table:formula="of:=VALUE(LEFT([.A121];[.B121]-1))" office:value-type="float" office:value="180" calcext:value-type="float">
            <text:p>180.0</text:p>
          </table:table-cell>
          <table:table-cell table:style-name="ce10" table:formula="of:=CONCATENATE(&quot;HFSHS &quot;;[.A121];&quot; x &quot;;TEXT([.F121];&quot;##.0&quot;))" office:value-type="string" office:string-value="HFSHS 180  x  180 x 7.1" calcext:value-type="string">
            <text:p>HFSHS 180 <text:s/>x <text:s/>180 x 7.1</text:p>
          </table:table-cell>
          <table:table-cell table:style-name="ce10" table:formula="of:=TEXT([.C121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8.1</text:span></text:p>
          </table:table-cell>
          <table:table-cell table:style-name="ce4" office:value-type="string" calcext:value-type="string">
            <text:p><text:span text:style-name="T1">48.6</text:span></text:p>
          </table:table-cell>
          <table:table-cell table:style-name="ce4" office:value-type="string" calcext:value-type="string">
            <text:p><text:span text:style-name="T1">22.4</text:span></text:p>
          </table:table-cell>
          <table:table-cell table:style-name="ce4" office:value-type="string" calcext:value-type="string">
            <text:p><text:span text:style-name="T1">2400</text:span></text:p>
          </table:table-cell>
          <table:table-cell table:style-name="ce4" office:value-type="string" calcext:value-type="string">
            <text:p><text:span text:style-name="T1">7.04</text:span></text:p>
          </table:table-cell>
          <table:table-cell table:style-name="ce4" office:value-type="string" calcext:value-type="string">
            <text:p><text:span text:style-name="T1">267</text:span></text:p>
          </table:table-cell>
          <table:table-cell table:style-name="ce4" office:value-type="string" calcext:value-type="string">
            <text:p><text:span text:style-name="T1">314</text:span></text:p>
          </table:table-cell>
          <table:table-cell table:style-name="ce4" office:value-type="string" calcext:value-type="string">
            <text:p><text:span text:style-name="T1">3740</text:span></text:p>
          </table:table-cell>
          <table:table-cell table:style-name="ce4" office:value-type="string" calcext:value-type="string">
            <text:p><text:span text:style-name="T1">393</text:span></text:p>
          </table:table-cell>
          <table:table-cell table:style-name="ce4" office:value-type="string" calcext:value-type="string">
            <text:p><text:span text:style-name="T1">0.702</text:span></text:p>
          </table:table-cell>
          <table:table-cell table:style-name="ce4" office:value-type="string" calcext:value-type="string">
            <text:p><text:span text:style-name="T1">18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2])" office:value-type="float" office:value="6" calcext:value-type="float">
            <text:p>6</text:p>
          </table:table-cell>
          <table:table-cell table:style-name="ce16" table:formula="of:=VALUE(LEFT([.A122];[.B122]-1))" office:value-type="float" office:value="180" calcext:value-type="float">
            <text:p>180.0</text:p>
          </table:table-cell>
          <table:table-cell table:style-name="ce10" table:formula="of:=CONCATENATE(&quot;HFSHS &quot;;[.A122];&quot; x &quot;;TEXT([.F122];&quot;##.0&quot;))" office:value-type="string" office:string-value="HFSHS 180  x  180 x 8.0" calcext:value-type="string">
            <text:p>HFSHS 180 <text:s/>x <text:s/>180 x 8.0</text:p>
          </table:table-cell>
          <table:table-cell table:style-name="ce10" table:formula="of:=TEXT([.C122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2.7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2660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296</text:span></text:p>
          </table:table-cell>
          <table:table-cell table:style-name="ce4" office:value-type="string" calcext:value-type="string">
            <text:p><text:span text:style-name="T1">349</text:span></text:p>
          </table:table-cell>
          <table:table-cell table:style-name="ce4" office:value-type="string" calcext:value-type="string">
            <text:p><text:span text:style-name="T1">4160</text:span></text:p>
          </table:table-cell>
          <table:table-cell table:style-name="ce4" office:value-type="string" calcext:value-type="string">
            <text:p><text:span text:style-name="T1">434</text:span></text:p>
          </table:table-cell>
          <table:table-cell table:style-name="ce4" office:value-type="string" calcext:value-type="string">
            <text:p><text:span text:style-name="T1">0.699</text:span></text:p>
          </table:table-cell>
          <table:table-cell table:style-name="ce4" office:value-type="string" calcext:value-type="string">
            <text:p><text:span text:style-name="T1">16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3])" office:value-type="float" office:value="6" calcext:value-type="float">
            <text:p>6</text:p>
          </table:table-cell>
          <table:table-cell table:style-name="ce16" table:formula="of:=VALUE(LEFT([.A123];[.B123]-1))" office:value-type="float" office:value="180" calcext:value-type="float">
            <text:p>180.0</text:p>
          </table:table-cell>
          <table:table-cell table:style-name="ce10" table:formula="of:=CONCATENATE(&quot;HFSHS &quot;;[.A123];&quot; x &quot;;TEXT([.F123];&quot;##.0&quot;))" office:value-type="string" office:string-value="HFSHS 180  x  180 x 8.8" calcext:value-type="string">
            <text:p>HFSHS 180 <text:s/>x <text:s/>180 x 8.8</text:p>
          </table:table-cell>
          <table:table-cell table:style-name="ce10" table:formula="of:=TEXT([.C123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6.7</text:span></text:p>
          </table:table-cell>
          <table:table-cell table:style-name="ce4" office:value-type="string" calcext:value-type="string">
            <text:p><text:span text:style-name="T1">59.4</text:span></text:p>
          </table:table-cell>
          <table:table-cell table:style-name="ce4" office:value-type="string" calcext:value-type="string">
            <text:p><text:span text:style-name="T1">17.5</text:span></text:p>
          </table:table-cell>
          <table:table-cell table:style-name="ce4" office:value-type="string" calcext:value-type="string">
            <text:p><text:span text:style-name="T1">2880</text:span></text:p>
          </table:table-cell>
          <table:table-cell table:style-name="ce4" office:value-type="string" calcext:value-type="string">
            <text:p><text:span text:style-name="T1">6.96</text:span></text:p>
          </table:table-cell>
          <table:table-cell table:style-name="ce4" office:value-type="string" calcext:value-type="string">
            <text:p><text:span text:style-name="T1">320</text:span></text:p>
          </table:table-cell>
          <table:table-cell table:style-name="ce4" office:value-type="string" calcext:value-type="string">
            <text:p><text:span text:style-name="T1">379</text:span></text:p>
          </table:table-cell>
          <table:table-cell table:style-name="ce4" office:value-type="string" calcext:value-type="string">
            <text:p><text:span text:style-name="T1">4520</text:span></text:p>
          </table:table-cell>
          <table:table-cell table:style-name="ce4" office:value-type="string" calcext:value-type="string">
            <text:p><text:span text:style-name="T1">469</text:span></text:p>
          </table:table-cell>
          <table:table-cell table:style-name="ce4" office:value-type="string" calcext:value-type="string">
            <text:p><text:span text:style-name="T1">0.697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4])" office:value-type="float" office:value="6" calcext:value-type="float">
            <text:p>6</text:p>
          </table:table-cell>
          <table:table-cell table:style-name="ce16" table:formula="of:=VALUE(LEFT([.A124];[.B124]-1))" office:value-type="float" office:value="180" calcext:value-type="float">
            <text:p>180.0</text:p>
          </table:table-cell>
          <table:table-cell table:style-name="ce10" table:formula="of:=CONCATENATE(&quot;HFSHS &quot;;[.A124];&quot; x &quot;;TEXT([.F124];&quot;##.0&quot;))" office:value-type="string" office:string-value="HFSHS 180  x  180 x 10.0" calcext:value-type="string">
            <text:p>HFSHS 180 <text:s/>x <text:s/>180 x 10.0</text:p>
          </table:table-cell>
          <table:table-cell table:style-name="ce10" table:formula="of:=TEXT([.C124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2.5</text:span></text:p>
          </table:table-cell>
          <table:table-cell table:style-name="ce4" office:value-type="string" calcext:value-type="string">
            <text:p><text:span text:style-name="T1">66.9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style-name="ce4" office:value-type="string" calcext:value-type="string">
            <text:p><text:span text:style-name="T1">3190</text:span></text:p>
          </table:table-cell>
          <table:table-cell table:style-name="ce4" office:value-type="string" calcext:value-type="string">
            <text:p><text:span text:style-name="T1">6.91</text:span></text:p>
          </table:table-cell>
          <table:table-cell table:style-name="ce4" office:value-type="string" calcext:value-type="string">
            <text:p><text:span text:style-name="T1">355</text:span></text:p>
          </table:table-cell>
          <table:table-cell table:style-name="ce4" office:value-type="string" calcext:value-type="string">
            <text:p><text:span text:style-name="T1">424</text:span></text:p>
          </table:table-cell>
          <table:table-cell table:style-name="ce4" office:value-type="string" calcext:value-type="string">
            <text:p><text:span text:style-name="T1">5050</text:span></text:p>
          </table:table-cell>
          <table:table-cell table:style-name="ce4" office:value-type="string" calcext:value-type="string">
            <text:p><text:span text:style-name="T1">518</text:span></text:p>
          </table:table-cell>
          <table:table-cell table:style-name="ce4" office:value-type="string" calcext:value-type="string">
            <text:p><text:span text:style-name="T1">0.694</text:span></text:p>
          </table:table-cell>
          <table:table-cell table:style-name="ce4" office:value-type="string" calcext:value-type="string">
            <text:p><text:span text:style-name="T1">13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5])" office:value-type="float" office:value="6" calcext:value-type="float">
            <text:p>6</text:p>
          </table:table-cell>
          <table:table-cell table:style-name="ce16" table:formula="of:=VALUE(LEFT([.A125];[.B125]-1))" office:value-type="float" office:value="180" calcext:value-type="float">
            <text:p>180.0</text:p>
          </table:table-cell>
          <table:table-cell table:style-name="ce10" table:formula="of:=CONCATENATE(&quot;HFSHS &quot;;[.A125];&quot; x &quot;;TEXT([.F125];&quot;##.0&quot;))" office:value-type="string" office:string-value="HFSHS 180  x  180 x 11.0" calcext:value-type="string">
            <text:p>HFSHS 180 <text:s/>x <text:s/>180 x 11.0</text:p>
          </table:table-cell>
          <table:table-cell table:style-name="ce10" table:formula="of:=TEXT([.C125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7.4</text:span></text:p>
          </table:table-cell>
          <table:table-cell table:style-name="ce4" office:value-type="string" calcext:value-type="string">
            <text:p><text:span text:style-name="T1">73.1</text:span></text:p>
          </table:table-cell>
          <table:table-cell table:style-name="ce4" office:value-type="string" calcext:value-type="string">
            <text:p><text:span text:style-name="T1">13.4</text:span></text:p>
          </table:table-cell>
          <table:table-cell table:style-name="ce4" office:value-type="string" calcext:value-type="string">
            <text:p><text:span text:style-name="T1">3440</text:span></text:p>
          </table:table-cell>
          <table:table-cell table:style-name="ce4" office:value-type="string" calcext:value-type="string">
            <text:p><text:span text:style-name="T1">6.86</text:span></text:p>
          </table:table-cell>
          <table:table-cell table:style-name="ce4" office:value-type="string" calcext:value-type="string">
            <text:p><text:span text:style-name="T1">382</text:span></text:p>
          </table:table-cell>
          <table:table-cell table:style-name="ce4" office:value-type="string" calcext:value-type="string">
            <text:p><text:span text:style-name="T1">460</text:span></text:p>
          </table:table-cell>
          <table:table-cell table:style-name="ce4" office:value-type="string" calcext:value-type="string">
            <text:p><text:span text:style-name="T1">5470</text:span></text:p>
          </table:table-cell>
          <table:table-cell table:style-name="ce4" office:value-type="string" calcext:value-type="string">
            <text:p><text:span text:style-name="T1">558</text:span></text:p>
          </table:table-cell>
          <table:table-cell table:style-name="ce4" office:value-type="string" calcext:value-type="string">
            <text:p><text:span text:style-name="T1">0.692</text:span></text:p>
          </table:table-cell>
          <table:table-cell table:style-name="ce4" office:value-type="string" calcext:value-type="string">
            <text:p><text:span text:style-name="T1">12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6])" office:value-type="float" office:value="6" calcext:value-type="float">
            <text:p>6</text:p>
          </table:table-cell>
          <table:table-cell table:style-name="ce16" table:formula="of:=VALUE(LEFT([.A126];[.B126]-1))" office:value-type="float" office:value="180" calcext:value-type="float">
            <text:p>180.0</text:p>
          </table:table-cell>
          <table:table-cell table:style-name="ce10" table:formula="of:=CONCATENATE(&quot;HFSHS &quot;;[.A126];&quot; x &quot;;TEXT([.F126];&quot;##.0&quot;))" office:value-type="string" office:string-value="HFSHS 180  x  180 x 12.5" calcext:value-type="string">
            <text:p>HFSHS 180 <text:s/>x <text:s/>180 x 12.5</text:p>
          </table:table-cell>
          <table:table-cell table:style-name="ce10" table:formula="of:=TEXT([.C126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4.4</text:span></text:p>
          </table:table-cell>
          <table:table-cell table:style-name="ce4" office:value-type="string" calcext:value-type="string">
            <text:p><text:span text:style-name="T1">82.1</text:span></text:p>
          </table:table-cell>
          <table:table-cell table:style-name="ce4" office:value-type="string" calcext:value-type="string">
            <text:p><text:span text:style-name="T1">11.4</text:span></text:p>
          </table:table-cell>
          <table:table-cell table:style-name="ce4" office:value-type="string" calcext:value-type="string">
            <text:p><text:span text:style-name="T1">3790</text:span></text:p>
          </table:table-cell>
          <table:table-cell table:style-name="ce4" office:value-type="string" calcext:value-type="string">
            <text:p><text:span text:style-name="T1">6.80</text:span></text:p>
          </table:table-cell>
          <table:table-cell table:style-name="ce4" office:value-type="string" calcext:value-type="string">
            <text:p><text:span text:style-name="T1">421</text:span></text:p>
          </table:table-cell>
          <table:table-cell table:style-name="ce4" office:value-type="string" calcext:value-type="string">
            <text:p><text:span text:style-name="T1">511</text:span></text:p>
          </table:table-cell>
          <table:table-cell table:style-name="ce4" office:value-type="string" calcext:value-type="string">
            <text:p><text:span text:style-name="T1">6070</text:span></text:p>
          </table:table-cell>
          <table:table-cell table:style-name="ce4" office:value-type="string" calcext:value-type="string">
            <text:p><text:span text:style-name="T1">613</text:span></text:p>
          </table:table-cell>
          <table:table-cell table:style-name="ce4" office:value-type="string" calcext:value-type="string">
            <text:p><text:span text:style-name="T1">0.688</text:span></text:p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7])" office:value-type="float" office:value="6" calcext:value-type="float">
            <text:p>6</text:p>
          </table:table-cell>
          <table:table-cell table:style-name="ce16" table:formula="of:=VALUE(LEFT([.A127];[.B127]-1))" office:value-type="float" office:value="180" calcext:value-type="float">
            <text:p>180.0</text:p>
          </table:table-cell>
          <table:table-cell table:style-name="ce10" table:formula="of:=CONCATENATE(&quot;HFSHS &quot;;[.A127];&quot; x &quot;;TEXT([.F127];&quot;##.0&quot;))" office:value-type="string" office:string-value="HFSHS 180  x  180 x 14.2" calcext:value-type="string">
            <text:p>HFSHS 180 <text:s/>x <text:s/>180 x 14.2</text:p>
          </table:table-cell>
          <table:table-cell table:style-name="ce10" table:formula="of:=TEXT([.C127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2.2</text:span></text:p>
          </table:table-cell>
          <table:table-cell table:style-name="ce4" office:value-type="string" calcext:value-type="string">
            <text:p><text:span text:style-name="T1">92.0</text:span></text:p>
          </table:table-cell>
          <table:table-cell table:style-name="ce4" office:value-type="string" calcext:value-type="string">
            <text:p><text:span text:style-name="T1">9.68</text:span></text:p>
          </table:table-cell>
          <table:table-cell table:style-name="ce4" office:value-type="string" calcext:value-type="string">
            <text:p><text:span text:style-name="T1">4150</text:span></text:p>
          </table:table-cell>
          <table:table-cell table:style-name="ce4" office:value-type="string" calcext:value-type="string">
            <text:p><text:span text:style-name="T1">6.72</text:span></text:p>
          </table:table-cell>
          <table:table-cell table:style-name="ce4" office:value-type="string" calcext:value-type="string">
            <text:p><text:span text:style-name="T1">462</text:span></text:p>
          </table:table-cell>
          <table:table-cell table:style-name="ce4" office:value-type="string" calcext:value-type="string">
            <text:p><text:span text:style-name="T1">566</text:span></text:p>
          </table:table-cell>
          <table:table-cell table:style-name="ce4" office:value-type="string" calcext:value-type="string">
            <text:p><text:span text:style-name="T1">6710</text:span></text:p>
          </table:table-cell>
          <table:table-cell table:style-name="ce4" office:value-type="string" calcext:value-type="string">
            <text:p><text:span text:style-name="T1">670</text:span></text:p>
          </table:table-cell>
          <table:table-cell table:style-name="ce4" office:value-type="string" calcext:value-type="string">
            <text:p><text:span text:style-name="T1">0.683</text:span></text:p>
          </table:table-cell>
          <table:table-cell table:style-name="ce4" office:value-type="string" calcext:value-type="string">
            <text:p><text:span text:style-name="T1">9.4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8])" office:value-type="float" office:value="6" calcext:value-type="float">
            <text:p>6</text:p>
          </table:table-cell>
          <table:table-cell table:style-name="ce16" table:formula="of:=VALUE(LEFT([.A128];[.B128]-1))" office:value-type="float" office:value="180" calcext:value-type="float">
            <text:p>180.0</text:p>
          </table:table-cell>
          <table:table-cell table:style-name="ce10" table:formula="of:=CONCATENATE(&quot;HFSHS &quot;;[.A128];&quot; x &quot;;TEXT([.F128];&quot;##.0&quot;))" office:value-type="string" office:string-value="HFSHS 180  x  180 x 16.0" calcext:value-type="string">
            <text:p>HFSHS 180 <text:s/>x <text:s/>180 x 16.0</text:p>
          </table:table-cell>
          <table:table-cell table:style-name="ce10" table:formula="of:=TEXT([.C128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0.2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8.25</text:span></text:p>
          </table:table-cell>
          <table:table-cell table:style-name="ce4" office:value-type="string" calcext:value-type="string">
            <text:p><text:span text:style-name="T1">4500</text:span></text:p>
          </table:table-cell>
          <table:table-cell table:style-name="ce4" office:value-type="string" calcext:value-type="string">
            <text:p><text:span text:style-name="T1">6.64</text:span></text:p>
          </table:table-cell>
          <table:table-cell table:style-name="ce4" office:value-type="string" calcext:value-type="string">
            <text:p><text:span text:style-name="T1">500</text:span></text:p>
          </table:table-cell>
          <table:table-cell table:style-name="ce4" office:value-type="string" calcext:value-type="string">
            <text:p><text:span text:style-name="T1">621</text:span></text:p>
          </table:table-cell>
          <table:table-cell table:style-name="ce4" office:value-type="string" calcext:value-type="string">
            <text:p><text:span text:style-name="T1">7340</text:span></text:p>
          </table:table-cell>
          <table:table-cell table:style-name="ce4" office:value-type="string" calcext:value-type="string">
            <text:p><text:span text:style-name="T1">724</text:span></text:p>
          </table:table-cell>
          <table:table-cell table:style-name="ce4" office:value-type="string" calcext:value-type="string">
            <text:p><text:span text:style-name="T1">0.679</text:span></text:p>
          </table:table-cell>
          <table:table-cell table:style-name="ce4" office:value-type="string" calcext:value-type="string">
            <text:p><text:span text:style-name="T1">8.47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200  x  200</text:span></text:p>
          </table:table-cell>
          <table:table-cell table:style-name="ce10" table:formula="of:=SEARCH(&quot;x&quot;;[.A129])" office:value-type="float" office:value="6" calcext:value-type="float">
            <text:p>6</text:p>
          </table:table-cell>
          <table:table-cell table:style-name="ce16" table:formula="of:=VALUE(LEFT([.A129];[.B129]-1))" office:value-type="float" office:value="200" calcext:value-type="float">
            <text:p>200.0</text:p>
          </table:table-cell>
          <table:table-cell table:style-name="ce11" table:formula="of:=CONCATENATE(&quot;HFSHS &quot;;[.A129];&quot; x &quot;;TEXT([.F129];&quot;##.0&quot;))" office:value-type="string" office:string-value="HFSHS 200  x  200 x 5.0" calcext:value-type="string">
            <text:p>HFSHS 200 <text:s/>x <text:s/>200 x 5.0</text:p>
          </table:table-cell>
          <table:table-cell table:style-name="ce11" table:formula="of:=TEXT([.C129];&quot;.0&quot;)" office:value-type="string" office:string-value="200.0" calcext:value-type="string">
            <text:p>200.0</text:p>
          </table:table-cell>
          <table:table-cell table:style-name="ce8" office:value-type="string" calcext:value-type="string">
            <text:p><text:span text:style-name="T5">5.0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30.4</text:span></text:p>
          </table:table-cell>
          <table:table-cell table:style-name="ce8" office:value-type="string" calcext:value-type="string">
            <text:p><text:span text:style-name="T1">38.7</text:span></text:p>
          </table:table-cell>
          <table:table-cell table:style-name="ce8" office:value-type="string" calcext:value-type="string">
            <text:p><text:span text:style-name="T1">37.0</text:span></text:p>
          </table:table-cell>
          <table:table-cell table:style-name="ce8" office:value-type="string" calcext:value-type="string">
            <text:p><text:span text:style-name="T1">2440</text:span></text:p>
          </table:table-cell>
          <table:table-cell table:style-name="ce8" office:value-type="string" calcext:value-type="string">
            <text:p><text:span text:style-name="T1">7.95</text:span></text:p>
          </table:table-cell>
          <table:table-cell table:style-name="ce8" office:value-type="string" calcext:value-type="string">
            <text:p><text:span text:style-name="T1">245</text:span></text:p>
          </table:table-cell>
          <table:table-cell table:style-name="ce8" office:value-type="string" calcext:value-type="string">
            <text:p><text:span text:style-name="T1">283</text:span></text:p>
          </table:table-cell>
          <table:table-cell table:style-name="ce8" office:value-type="string" calcext:value-type="string">
            <text:p><text:span text:style-name="T1">3760</text:span></text:p>
          </table:table-cell>
          <table:table-cell table:style-name="ce8" office:value-type="string" calcext:value-type="string">
            <text:p><text:span text:style-name="T1">362</text:span></text:p>
          </table:table-cell>
          <table:table-cell table:style-name="ce8" office:value-type="string" calcext:value-type="string">
            <text:p><text:span text:style-name="T1">0.787</text:span></text:p>
          </table:table-cell>
          <table:table-cell table:style-name="ce8" office:value-type="string" calcext:value-type="string">
            <text:p><text:span text:style-name="T1">25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0])" office:value-type="float" office:value="6" calcext:value-type="float">
            <text:p>6</text:p>
          </table:table-cell>
          <table:table-cell table:style-name="ce16" table:formula="of:=VALUE(LEFT([.A130];[.B130]-1))" office:value-type="float" office:value="200" calcext:value-type="float">
            <text:p>200.0</text:p>
          </table:table-cell>
          <table:table-cell table:style-name="ce10" table:formula="of:=CONCATENATE(&quot;HFSHS &quot;;[.A130];&quot; x &quot;;TEXT([.F130];&quot;##.0&quot;))" office:value-type="string" office:string-value="HFSHS 200  x  200 x 5.6" calcext:value-type="string">
            <text:p>HFSHS 200 <text:s/>x <text:s/>200 x 5.6</text:p>
          </table:table-cell>
          <table:table-cell table:style-name="ce10" table:formula="of:=TEXT([.C130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3.9</text:span></text:p>
          </table:table-cell>
          <table:table-cell table:style-name="ce4" office:value-type="string" calcext:value-type="string">
            <text:p><text:span text:style-name="T1">43.2</text:span></text:p>
          </table:table-cell>
          <table:table-cell table:style-name="ce4" office:value-type="string" calcext:value-type="string">
            <text:p><text:span text:style-name="T1">32.7</text:span></text:p>
          </table:table-cell>
          <table:table-cell table:style-name="ce4" office:value-type="string" calcext:value-type="string">
            <text:p><text:span text:style-name="T1">2710</text:span></text:p>
          </table:table-cell>
          <table:table-cell table:style-name="ce4" office:value-type="string" calcext:value-type="string">
            <text:p><text:span text:style-name="T1">7.92</text:span></text:p>
          </table:table-cell>
          <table:table-cell table:style-name="ce4" office:value-type="string" calcext:value-type="string">
            <text:p><text:span text:style-name="T1">271</text:span></text:p>
          </table:table-cell>
          <table:table-cell table:style-name="ce4" office:value-type="string" calcext:value-type="string">
            <text:p><text:span text:style-name="T1">314</text:span></text:p>
          </table:table-cell>
          <table:table-cell table:style-name="ce4" office:value-type="string" calcext:value-type="string">
            <text:p><text:span text:style-name="T1">4170</text:span></text:p>
          </table:table-cell>
          <table:table-cell table:style-name="ce4" office:value-type="string" calcext:value-type="string">
            <text:p><text:span text:style-name="T1">401</text:span></text:p>
          </table:table-cell>
          <table:table-cell table:style-name="ce4" office:value-type="string" calcext:value-type="string">
            <text:p><text:span text:style-name="T1">0.786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1])" office:value-type="float" office:value="6" calcext:value-type="float">
            <text:p>6</text:p>
          </table:table-cell>
          <table:table-cell table:style-name="ce16" table:formula="of:=VALUE(LEFT([.A131];[.B131]-1))" office:value-type="float" office:value="200" calcext:value-type="float">
            <text:p>200.0</text:p>
          </table:table-cell>
          <table:table-cell table:style-name="ce10" table:formula="of:=CONCATENATE(&quot;HFSHS &quot;;[.A131];&quot; x &quot;;TEXT([.F131];&quot;##.0&quot;))" office:value-type="string" office:string-value="HFSHS 200  x  200 x 6.3" calcext:value-type="string">
            <text:p>HFSHS 200 <text:s/>x <text:s/>200 x 6.3</text:p>
          </table:table-cell>
          <table:table-cell table:style-name="ce10" table:formula="of:=TEXT([.C131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8.0</text:span></text:p>
          </table:table-cell>
          <table:table-cell table:style-name="ce4" office:value-type="string" calcext:value-type="string">
            <text:p><text:span text:style-name="T1">48.4</text:span></text:p>
          </table:table-cell>
          <table:table-cell table:style-name="ce4" office:value-type="string" calcext:value-type="string">
            <text:p><text:span text:style-name="T1">28.7</text:span></text:p>
          </table:table-cell>
          <table:table-cell table:style-name="ce4" office:value-type="string" calcext:value-type="string">
            <text:p><text:span text:style-name="T1">3010</text:span></text:p>
          </table:table-cell>
          <table:table-cell table:style-name="ce4" office:value-type="string" calcext:value-type="string">
            <text:p><text:span text:style-name="T1">7.89</text:span></text:p>
          </table:table-cell>
          <table:table-cell table:style-name="ce4" office:value-type="string" calcext:value-type="string">
            <text:p><text:span text:style-name="T1">301</text:span></text:p>
          </table:table-cell>
          <table:table-cell table:style-name="ce4" office:value-type="string" calcext:value-type="string">
            <text:p><text:span text:style-name="T1">350</text:span></text:p>
          </table:table-cell>
          <table:table-cell table:style-name="ce4" office:value-type="string" calcext:value-type="string">
            <text:p><text:span text:style-name="T1">4650</text:span></text:p>
          </table:table-cell>
          <table:table-cell table:style-name="ce4" office:value-type="string" calcext:value-type="string">
            <text:p><text:span text:style-name="T1">444</text:span></text:p>
          </table:table-cell>
          <table:table-cell table:style-name="ce4" office:value-type="string" calcext:value-type="string">
            <text:p><text:span text:style-name="T1">0.784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2])" office:value-type="float" office:value="6" calcext:value-type="float">
            <text:p>6</text:p>
          </table:table-cell>
          <table:table-cell table:style-name="ce16" table:formula="of:=VALUE(LEFT([.A132];[.B132]-1))" office:value-type="float" office:value="200" calcext:value-type="float">
            <text:p>200.0</text:p>
          </table:table-cell>
          <table:table-cell table:style-name="ce10" table:formula="of:=CONCATENATE(&quot;HFSHS &quot;;[.A132];&quot; x &quot;;TEXT([.F132];&quot;##.0&quot;))" office:value-type="string" office:string-value="HFSHS 200  x  200 x 7.1" calcext:value-type="string">
            <text:p>HFSHS 200 <text:s/>x <text:s/>200 x 7.1</text:p>
          </table:table-cell>
          <table:table-cell table:style-name="ce10" table:formula="of:=TEXT([.C132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2.6</text:span></text:p>
          </table:table-cell>
          <table:table-cell table:style-name="ce4" office:value-type="string" calcext:value-type="string">
            <text:p><text:span text:style-name="T1">54.2</text:span></text:p>
          </table:table-cell>
          <table:table-cell table:style-name="ce4" office:value-type="string" calcext:value-type="string">
            <text:p><text:span text:style-name="T1">25.2</text:span></text:p>
          </table:table-cell>
          <table:table-cell table:style-name="ce4" office:value-type="string" calcext:value-type="string">
            <text:p><text:span text:style-name="T1">3340</text:span></text:p>
          </table:table-cell>
          <table:table-cell table:style-name="ce4" office:value-type="string" calcext:value-type="string">
            <text:p><text:span text:style-name="T1">7.85</text:span></text:p>
          </table:table-cell>
          <table:table-cell table:style-name="ce4" office:value-type="string" calcext:value-type="string">
            <text:p><text:span text:style-name="T1">335</text:span></text:p>
          </table:table-cell>
          <table:table-cell table:style-name="ce4" office:value-type="string" calcext:value-type="string">
            <text:p><text:span text:style-name="T1">391</text:span></text:p>
          </table:table-cell>
          <table:table-cell table:style-name="ce4" office:value-type="string" calcext:value-type="string">
            <text:p><text:span text:style-name="T1">5190</text:span></text:p>
          </table:table-cell>
          <table:table-cell table:style-name="ce4" office:value-type="string" calcext:value-type="string">
            <text:p><text:span text:style-name="T1">493</text:span></text:p>
          </table:table-cell>
          <table:table-cell table:style-name="ce4" office:value-type="string" calcext:value-type="string">
            <text:p><text:span text:style-name="T1">0.782</text:span></text:p>
          </table:table-cell>
          <table:table-cell table:style-name="ce4" office:value-type="string" calcext:value-type="string">
            <text:p><text:span text:style-name="T1">18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3])" office:value-type="float" office:value="6" calcext:value-type="float">
            <text:p>6</text:p>
          </table:table-cell>
          <table:table-cell table:style-name="ce16" table:formula="of:=VALUE(LEFT([.A133];[.B133]-1))" office:value-type="float" office:value="200" calcext:value-type="float">
            <text:p>200.0</text:p>
          </table:table-cell>
          <table:table-cell table:style-name="ce10" table:formula="of:=CONCATENATE(&quot;HFSHS &quot;;[.A133];&quot; x &quot;;TEXT([.F133];&quot;##.0&quot;))" office:value-type="string" office:string-value="HFSHS 200  x  200 x 8.0" calcext:value-type="string">
            <text:p>HFSHS 200 <text:s/>x <text:s/>200 x 8.0</text:p>
          </table:table-cell>
          <table:table-cell table:style-name="ce10" table:formula="of:=TEXT([.C133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7.7</text:span></text:p>
          </table:table-cell>
          <table:table-cell table:style-name="ce4" office:value-type="string" calcext:value-type="string">
            <text:p><text:span text:style-name="T1">60.8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3710</text:span></text:p>
          </table:table-cell>
          <table:table-cell table:style-name="ce4" office:value-type="string" calcext:value-type="string">
            <text:p><text:span text:style-name="T1">7.81</text:span></text:p>
          </table:table-cell>
          <table:table-cell table:style-name="ce4" office:value-type="string" calcext:value-type="string">
            <text:p><text:span text:style-name="T1">371</text:span></text:p>
          </table:table-cell>
          <table:table-cell table:style-name="ce4" office:value-type="string" calcext:value-type="string">
            <text:p><text:span text:style-name="T1">436</text:span></text:p>
          </table:table-cell>
          <table:table-cell table:style-name="ce4" office:value-type="string" calcext:value-type="string">
            <text:p><text:span text:style-name="T1">5780</text:span></text:p>
          </table:table-cell>
          <table:table-cell table:style-name="ce4" office:value-type="string" calcext:value-type="string">
            <text:p><text:span text:style-name="T1">545</text:span></text:p>
          </table:table-cell>
          <table:table-cell table:style-name="ce4" office:value-type="string" calcext:value-type="string">
            <text:p><text:span text:style-name="T1">0.779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4])" office:value-type="float" office:value="6" calcext:value-type="float">
            <text:p>6</text:p>
          </table:table-cell>
          <table:table-cell table:style-name="ce16" table:formula="of:=VALUE(LEFT([.A134];[.B134]-1))" office:value-type="float" office:value="200" calcext:value-type="float">
            <text:p>200.0</text:p>
          </table:table-cell>
          <table:table-cell table:style-name="ce10" table:formula="of:=CONCATENATE(&quot;HFSHS &quot;;[.A134];&quot; x &quot;;TEXT([.F134];&quot;##.0&quot;))" office:value-type="string" office:string-value="HFSHS 200  x  200 x 8.8" calcext:value-type="string">
            <text:p>HFSHS 200 <text:s/>x <text:s/>200 x 8.8</text:p>
          </table:table-cell>
          <table:table-cell table:style-name="ce10" table:formula="of:=TEXT([.C134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2.2</text:span></text:p>
          </table:table-cell>
          <table:table-cell table:style-name="ce4" office:value-type="string" calcext:value-type="string">
            <text:p><text:span text:style-name="T1">66.5</text:span></text:p>
          </table:table-cell>
          <table:table-cell table:style-name="ce4" office:value-type="string" calcext:value-type="string">
            <text:p><text:span text:style-name="T1">19.7</text:span></text:p>
          </table:table-cell>
          <table:table-cell table:style-name="ce4" office:value-type="string" calcext:value-type="string">
            <text:p><text:span text:style-name="T1">4020</text:span></text:p>
          </table:table-cell>
          <table:table-cell table:style-name="ce4" office:value-type="string" calcext:value-type="string">
            <text:p><text:span text:style-name="T1">7.78</text:span></text:p>
          </table:table-cell>
          <table:table-cell table:style-name="ce4" office:value-type="string" calcext:value-type="string">
            <text:p><text:span text:style-name="T1">402</text:span></text:p>
          </table:table-cell>
          <table:table-cell table:style-name="ce4" office:value-type="string" calcext:value-type="string">
            <text:p><text:span text:style-name="T1">474</text:span></text:p>
          </table:table-cell>
          <table:table-cell table:style-name="ce4" office:value-type="string" calcext:value-type="string">
            <text:p><text:span text:style-name="T1">6290</text:span></text:p>
          </table:table-cell>
          <table:table-cell table:style-name="ce4" office:value-type="string" calcext:value-type="string">
            <text:p><text:span text:style-name="T1">590</text:span></text:p>
          </table:table-cell>
          <table:table-cell table:style-name="ce4" office:value-type="string" calcext:value-type="string">
            <text:p><text:span text:style-name="T1">0.777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5])" office:value-type="float" office:value="6" calcext:value-type="float">
            <text:p>6</text:p>
          </table:table-cell>
          <table:table-cell table:style-name="ce16" table:formula="of:=VALUE(LEFT([.A135];[.B135]-1))" office:value-type="float" office:value="200" calcext:value-type="float">
            <text:p>200.0</text:p>
          </table:table-cell>
          <table:table-cell table:style-name="ce10" table:formula="of:=CONCATENATE(&quot;HFSHS &quot;;[.A135];&quot; x &quot;;TEXT([.F135];&quot;##.0&quot;))" office:value-type="string" office:string-value="HFSHS 200  x  200 x 10.0" calcext:value-type="string">
            <text:p>HFSHS 200 <text:s/>x <text:s/>200 x 10.0</text:p>
          </table:table-cell>
          <table:table-cell table:style-name="ce10" table:formula="of:=TEXT([.C135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8.8</text:span></text:p>
          </table:table-cell>
          <table:table-cell table:style-name="ce4" office:value-type="string" calcext:value-type="string">
            <text:p><text:span text:style-name="T1">74.9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4470</text:span></text:p>
          </table:table-cell>
          <table:table-cell table:style-name="ce4" office:value-type="string" calcext:value-type="string">
            <text:p><text:span text:style-name="T1">7.72</text:span></text:p>
          </table:table-cell>
          <table:table-cell table:style-name="ce4" office:value-type="string" calcext:value-type="string">
            <text:p><text:span text:style-name="T1">447</text:span></text:p>
          </table:table-cell>
          <table:table-cell table:style-name="ce4" office:value-type="string" calcext:value-type="string">
            <text:p><text:span text:style-name="T1">531</text:span></text:p>
          </table:table-cell>
          <table:table-cell table:style-name="ce4" office:value-type="string" calcext:value-type="string">
            <text:p><text:span text:style-name="T1">7030</text:span></text:p>
          </table:table-cell>
          <table:table-cell table:style-name="ce4" office:value-type="string" calcext:value-type="string">
            <text:p><text:span text:style-name="T1">655</text:span></text:p>
          </table:table-cell>
          <table:table-cell table:style-name="ce4" office:value-type="string" calcext:value-type="string">
            <text:p><text:span text:style-name="T1">0.774</text:span></text:p>
          </table:table-cell>
          <table:table-cell table:style-name="ce4" office:value-type="string" calcext:value-type="string">
            <text:p><text:span text:style-name="T1">13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6])" office:value-type="float" office:value="6" calcext:value-type="float">
            <text:p>6</text:p>
          </table:table-cell>
          <table:table-cell table:style-name="ce16" table:formula="of:=VALUE(LEFT([.A136];[.B136]-1))" office:value-type="float" office:value="200" calcext:value-type="float">
            <text:p>200.0</text:p>
          </table:table-cell>
          <table:table-cell table:style-name="ce10" table:formula="of:=CONCATENATE(&quot;HFSHS &quot;;[.A136];&quot; x &quot;;TEXT([.F136];&quot;##.0&quot;))" office:value-type="string" office:string-value="HFSHS 200  x  200 x 11.0" calcext:value-type="string">
            <text:p>HFSHS 200 <text:s/>x <text:s/>200 x 11.0</text:p>
          </table:table-cell>
          <table:table-cell table:style-name="ce10" table:formula="of:=TEXT([.C136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4.3</text:span></text:p>
          </table:table-cell>
          <table:table-cell table:style-name="ce4" office:value-type="string" calcext:value-type="string">
            <text:p><text:span text:style-name="T1">81.9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4830</text:span></text:p>
          </table:table-cell>
          <table:table-cell table:style-name="ce4" office:value-type="string" calcext:value-type="string">
            <text:p><text:span text:style-name="T1">7.68</text:span></text:p>
          </table:table-cell>
          <table:table-cell table:style-name="ce4" office:value-type="string" calcext:value-type="string">
            <text:p><text:span text:style-name="T1">483</text:span></text:p>
          </table:table-cell>
          <table:table-cell table:style-name="ce4" office:value-type="string" calcext:value-type="string">
            <text:p><text:span text:style-name="T1">577</text:span></text:p>
          </table:table-cell>
          <table:table-cell table:style-name="ce4" office:value-type="string" calcext:value-type="string">
            <text:p><text:span text:style-name="T1">7630</text:span></text:p>
          </table:table-cell>
          <table:table-cell table:style-name="ce4" office:value-type="string" calcext:value-type="string">
            <text:p><text:span text:style-name="T1">706</text:span></text:p>
          </table:table-cell>
          <table:table-cell table:style-name="ce4" office:value-type="string" calcext:value-type="string">
            <text:p><text:span text:style-name="T1">0.772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7])" office:value-type="float" office:value="6" calcext:value-type="float">
            <text:p>6</text:p>
          </table:table-cell>
          <table:table-cell table:style-name="ce16" table:formula="of:=VALUE(LEFT([.A137];[.B137]-1))" office:value-type="float" office:value="200" calcext:value-type="float">
            <text:p>200.0</text:p>
          </table:table-cell>
          <table:table-cell table:style-name="ce10" table:formula="of:=CONCATENATE(&quot;HFSHS &quot;;[.A137];&quot; x &quot;;TEXT([.F137];&quot;##.0&quot;))" office:value-type="string" office:string-value="HFSHS 200  x  200 x 12.5" calcext:value-type="string">
            <text:p>HFSHS 200 <text:s/>x <text:s/>200 x 12.5</text:p>
          </table:table-cell>
          <table:table-cell table:style-name="ce10" table:formula="of:=TEXT([.C137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2.3</text:span></text:p>
          </table:table-cell>
          <table:table-cell table:style-name="ce4" office:value-type="string" calcext:value-type="string">
            <text:p><text:span text:style-name="T1">92.1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5340</text:span></text:p>
          </table:table-cell>
          <table:table-cell table:style-name="ce4" office:value-type="string" calcext:value-type="string">
            <text:p><text:span text:style-name="T1">7.61</text:span></text:p>
          </table:table-cell>
          <table:table-cell table:style-name="ce4" office:value-type="string" calcext:value-type="string">
            <text:p><text:span text:style-name="T1">534</text:span></text:p>
          </table:table-cell>
          <table:table-cell table:style-name="ce4" office:value-type="string" calcext:value-type="string">
            <text:p><text:span text:style-name="T1">643</text:span></text:p>
          </table:table-cell>
          <table:table-cell table:style-name="ce4" office:value-type="string" calcext:value-type="string">
            <text:p><text:span text:style-name="T1">8490</text:span></text:p>
          </table:table-cell>
          <table:table-cell table:style-name="ce4" office:value-type="string" calcext:value-type="string">
            <text:p><text:span text:style-name="T1">778</text:span></text:p>
          </table:table-cell>
          <table:table-cell table:style-name="ce4" office:value-type="string" calcext:value-type="string">
            <text:p><text:span text:style-name="T1">0.768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8])" office:value-type="float" office:value="6" calcext:value-type="float">
            <text:p>6</text:p>
          </table:table-cell>
          <table:table-cell table:style-name="ce16" table:formula="of:=VALUE(LEFT([.A138];[.B138]-1))" office:value-type="float" office:value="200" calcext:value-type="float">
            <text:p>200.0</text:p>
          </table:table-cell>
          <table:table-cell table:style-name="ce10" table:formula="of:=CONCATENATE(&quot;HFSHS &quot;;[.A138];&quot; x &quot;;TEXT([.F138];&quot;##.0&quot;))" office:value-type="string" office:string-value="HFSHS 200  x  200 x 14.2" calcext:value-type="string">
            <text:p>HFSHS 200 <text:s/>x <text:s/>200 x 14.2</text:p>
          </table:table-cell>
          <table:table-cell table:style-name="ce10" table:formula="of:=TEXT([.C138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1.1</text:span></text:p>
          </table:table-cell>
          <table:table-cell table:style-name="ce4" office:value-type="string" calcext:value-type="string">
            <text:p><text:span text:style-name="T1">103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5870</text:span></text:p>
          </table:table-cell>
          <table:table-cell table:style-name="ce4" office:value-type="string" calcext:value-type="string">
            <text:p><text:span text:style-name="T1">7.54</text:span></text:p>
          </table:table-cell>
          <table:table-cell table:style-name="ce4" office:value-type="string" calcext:value-type="string">
            <text:p><text:span text:style-name="T1">587</text:span></text:p>
          </table:table-cell>
          <table:table-cell table:style-name="ce4" office:value-type="string" calcext:value-type="string">
            <text:p><text:span text:style-name="T1">714</text:span></text:p>
          </table:table-cell>
          <table:table-cell table:style-name="ce4" office:value-type="string" calcext:value-type="string">
            <text:p><text:span text:style-name="T1">9420</text:span></text:p>
          </table:table-cell>
          <table:table-cell table:style-name="ce4" office:value-type="string" calcext:value-type="string">
            <text:p><text:span text:style-name="T1">854</text:span></text:p>
          </table:table-cell>
          <table:table-cell table:style-name="ce4" office:value-type="string" calcext:value-type="string">
            <text:p><text:span text:style-name="T1">0.763</text:span></text:p>
          </table:table-cell>
          <table:table-cell table:style-name="ce4" office:value-type="string" calcext:value-type="string">
            <text:p><text:span text:style-name="T1">9.4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9])" office:value-type="float" office:value="6" calcext:value-type="float">
            <text:p>6</text:p>
          </table:table-cell>
          <table:table-cell table:style-name="ce16" table:formula="of:=VALUE(LEFT([.A139];[.B139]-1))" office:value-type="float" office:value="200" calcext:value-type="float">
            <text:p>200.0</text:p>
          </table:table-cell>
          <table:table-cell table:style-name="ce10" table:formula="of:=CONCATENATE(&quot;HFSHS &quot;;[.A139];&quot; x &quot;;TEXT([.F139];&quot;##.0&quot;))" office:value-type="string" office:string-value="HFSHS 200  x  200 x 16.0" calcext:value-type="string">
            <text:p>HFSHS 200 <text:s/>x <text:s/>200 x 16.0</text:p>
          </table:table-cell>
          <table:table-cell table:style-name="ce10" table:formula="of:=TEXT([.C139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0.3</text:span></text:p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6390</text:span></text:p>
          </table:table-cell>
          <table:table-cell table:style-name="ce4" office:value-type="string" calcext:value-type="string">
            <text:p><text:span text:style-name="T1">7.46</text:span></text:p>
          </table:table-cell>
          <table:table-cell table:style-name="ce4" office:value-type="string" calcext:value-type="string">
            <text:p><text:span text:style-name="T1">639</text:span></text:p>
          </table:table-cell>
          <table:table-cell table:style-name="ce4" office:value-type="string" calcext:value-type="string">
            <text:p><text:span text:style-name="T1">785</text:span></text:p>
          </table:table-cell>
          <table:table-cell table:style-name="ce4" office:value-type="string" calcext:value-type="string">
            <text:p><text:span text:style-name="T1">10300</text:span></text:p>
          </table:table-cell>
          <table:table-cell table:style-name="ce4" office:value-type="string" calcext:value-type="string">
            <text:p><text:span text:style-name="T1">927</text:span></text:p>
          </table:table-cell>
          <table:table-cell table:style-name="ce4" office:value-type="string" calcext:value-type="string">
            <text:p><text:span text:style-name="T1">0.759</text:span></text:p>
          </table:table-cell>
          <table:table-cell table:style-name="ce4" office:value-type="string" calcext:value-type="string">
            <text:p><text:span text:style-name="T1">8.41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220  x  220</text:span></text:p>
          </table:table-cell>
          <table:table-cell table:style-name="ce10" table:formula="of:=SEARCH(&quot;x&quot;;[.A140])" office:value-type="float" office:value="6" calcext:value-type="float">
            <text:p>6</text:p>
          </table:table-cell>
          <table:table-cell table:style-name="ce16" table:formula="of:=VALUE(LEFT([.A140];[.B140]-1))" office:value-type="float" office:value="220" calcext:value-type="float">
            <text:p>220.0</text:p>
          </table:table-cell>
          <table:table-cell table:style-name="ce11" table:formula="of:=CONCATENATE(&quot;HFSHS &quot;;[.A140];&quot; x &quot;;TEXT([.F140];&quot;##.0&quot;))" office:value-type="string" office:string-value="HFSHS 220  x  220 x 8.0" calcext:value-type="string">
            <text:p>HFSHS 220 <text:s/>x <text:s/>220 x 8.0</text:p>
          </table:table-cell>
          <table:table-cell table:style-name="ce11" table:formula="of:=TEXT([.C140];&quot;.0&quot;)" office:value-type="string" office:string-value="220.0" calcext:value-type="string">
            <text:p>220.0</text:p>
          </table:table-cell>
          <table:table-cell table:style-name="ce8" office:value-type="string" calcext:value-type="string">
            <text:p><text:span text:style-name="T5">8.0</text:span></text:p>
          </table:table-cell>
          <table:table-cell table:style-name="ce8" office:value-type="string" calcext:value-type="string">
            <text:p><text:span text:style-name="T1">#</text:span></text:p>
          </table:table-cell>
          <table:table-cell table:style-name="ce8" office:value-type="string" calcext:value-type="string">
            <text:p><text:span text:style-name="T1">52.7</text:span></text:p>
          </table:table-cell>
          <table:table-cell table:style-name="ce8" office:value-type="string" calcext:value-type="string">
            <text:p><text:span text:style-name="T1">67.2</text:span></text:p>
          </table:table-cell>
          <table:table-cell table:style-name="ce8" office:value-type="string" calcext:value-type="string">
            <text:p><text:span text:style-name="T1">24.5</text:span></text:p>
          </table:table-cell>
          <table:table-cell table:style-name="ce8" office:value-type="string" calcext:value-type="string">
            <text:p><text:span text:style-name="T1">5000</text:span></text:p>
          </table:table-cell>
          <table:table-cell table:style-name="ce8" office:value-type="string" calcext:value-type="string">
            <text:p><text:span text:style-name="T1">8.63</text:span></text:p>
          </table:table-cell>
          <table:table-cell table:style-name="ce8" office:value-type="string" calcext:value-type="string">
            <text:p><text:span text:style-name="T1">455</text:span></text:p>
          </table:table-cell>
          <table:table-cell table:style-name="ce8" office:value-type="string" calcext:value-type="string">
            <text:p><text:span text:style-name="T1">532</text:span></text:p>
          </table:table-cell>
          <table:table-cell table:style-name="ce8" office:value-type="string" calcext:value-type="string">
            <text:p><text:span text:style-name="T1">7760</text:span></text:p>
          </table:table-cell>
          <table:table-cell table:style-name="ce8" office:value-type="string" calcext:value-type="string">
            <text:p><text:span text:style-name="T1">669</text:span></text:p>
          </table:table-cell>
          <table:table-cell table:style-name="ce8" office:value-type="string" calcext:value-type="string">
            <text:p><text:span text:style-name="T1">0.859</text:span></text:p>
          </table:table-cell>
          <table:table-cell table:style-name="ce8" office:value-type="string" calcext:value-type="string">
            <text:p><text:span text:style-name="T1">16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1])" office:value-type="float" office:value="6" calcext:value-type="float">
            <text:p>6</text:p>
          </table:table-cell>
          <table:table-cell table:style-name="ce16" table:formula="of:=VALUE(LEFT([.A141];[.B141]-1))" office:value-type="float" office:value="220" calcext:value-type="float">
            <text:p>220.0</text:p>
          </table:table-cell>
          <table:table-cell table:style-name="ce10" table:formula="of:=CONCATENATE(&quot;HFSHS &quot;;[.A141];&quot; x &quot;;TEXT([.F141];&quot;##.0&quot;))" office:value-type="string" office:string-value="HFSHS 220  x  220 x 8.8" calcext:value-type="string">
            <text:p>HFSHS 220 <text:s/>x <text:s/>220 x 8.8</text:p>
          </table:table-cell>
          <table:table-cell table:style-name="ce10" table:formula="of:=TEXT([.C141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7.7</text:span></text:p>
          </table:table-cell>
          <table:table-cell table:style-name="ce4" office:value-type="string" calcext:value-type="string">
            <text:p><text:span text:style-name="T1">73.5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5430</text:span></text:p>
          </table:table-cell>
          <table:table-cell table:style-name="ce4" office:value-type="string" calcext:value-type="string">
            <text:p><text:span text:style-name="T1">8.59</text:span></text:p>
          </table:table-cell>
          <table:table-cell table:style-name="ce4" office:value-type="string" calcext:value-type="string">
            <text:p><text:span text:style-name="T1">494</text:span></text:p>
          </table:table-cell>
          <table:table-cell table:style-name="ce4" office:value-type="string" calcext:value-type="string">
            <text:p><text:span text:style-name="T1">580</text:span></text:p>
          </table:table-cell>
          <table:table-cell table:style-name="ce4" office:value-type="string" calcext:value-type="string">
            <text:p><text:span text:style-name="T1">8460</text:span></text:p>
          </table:table-cell>
          <table:table-cell table:style-name="ce4" office:value-type="string" calcext:value-type="string">
            <text:p><text:span text:style-name="T1">726</text:span></text:p>
          </table:table-cell>
          <table:table-cell table:style-name="ce4" office:value-type="string" calcext:value-type="string">
            <text:p><text:span text:style-name="T1">0.857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2])" office:value-type="float" office:value="6" calcext:value-type="float">
            <text:p>6</text:p>
          </table:table-cell>
          <table:table-cell table:style-name="ce16" table:formula="of:=VALUE(LEFT([.A142];[.B142]-1))" office:value-type="float" office:value="220" calcext:value-type="float">
            <text:p>220.0</text:p>
          </table:table-cell>
          <table:table-cell table:style-name="ce10" table:formula="of:=CONCATENATE(&quot;HFSHS &quot;;[.A142];&quot; x &quot;;TEXT([.F142];&quot;##.0&quot;))" office:value-type="string" office:string-value="HFSHS 220  x  220 x 10.0" calcext:value-type="string">
            <text:p>HFSHS 220 <text:s/>x <text:s/>220 x 10.0</text:p>
          </table:table-cell>
          <table:table-cell table:style-name="ce10" table:formula="of:=TEXT([.C142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5.1</text:span></text:p>
          </table:table-cell>
          <table:table-cell table:style-name="ce4" office:value-type="string" calcext:value-type="string">
            <text:p><text:span text:style-name="T1">82.9</text:span></text:p>
          </table:table-cell>
          <table:table-cell table:style-name="ce4" office:value-type="string" calcext:value-type="string">
            <text:p><text:span text:style-name="T1">19.0</text:span></text:p>
          </table:table-cell>
          <table:table-cell table:style-name="ce4" office:value-type="string" calcext:value-type="string">
            <text:p><text:span text:style-name="T1">6050</text:span></text:p>
          </table:table-cell>
          <table:table-cell table:style-name="ce4" office:value-type="string" calcext:value-type="string">
            <text:p><text:span text:style-name="T1">8.54</text:span></text:p>
          </table:table-cell>
          <table:table-cell table:style-name="ce4" office:value-type="string" calcext:value-type="string">
            <text:p><text:span text:style-name="T1">550</text:span></text:p>
          </table:table-cell>
          <table:table-cell table:style-name="ce4" office:value-type="string" calcext:value-type="string">
            <text:p><text:span text:style-name="T1">650</text:span></text:p>
          </table:table-cell>
          <table:table-cell table:style-name="ce4" office:value-type="string" calcext:value-type="string">
            <text:p><text:span text:style-name="T1">9470</text:span></text:p>
          </table:table-cell>
          <table:table-cell table:style-name="ce4" office:value-type="string" calcext:value-type="string">
            <text:p><text:span text:style-name="T1">807</text:span></text:p>
          </table:table-cell>
          <table:table-cell table:style-name="ce4" office:value-type="string" calcext:value-type="string">
            <text:p><text:span text:style-name="T1">0.854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3])" office:value-type="float" office:value="6" calcext:value-type="float">
            <text:p>6</text:p>
          </table:table-cell>
          <table:table-cell table:style-name="ce16" table:formula="of:=VALUE(LEFT([.A143];[.B143]-1))" office:value-type="float" office:value="220" calcext:value-type="float">
            <text:p>220.0</text:p>
          </table:table-cell>
          <table:table-cell table:style-name="ce10" table:formula="of:=CONCATENATE(&quot;HFSHS &quot;;[.A143];&quot; x &quot;;TEXT([.F143];&quot;##.0&quot;))" office:value-type="string" office:string-value="HFSHS 220  x  220 x 11.0" calcext:value-type="string">
            <text:p>HFSHS 220 <text:s/>x <text:s/>220 x 11.0</text:p>
          </table:table-cell>
          <table:table-cell table:style-name="ce10" table:formula="of:=TEXT([.C143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1.2</text:span></text:p>
          </table:table-cell>
          <table:table-cell table:style-name="ce4" office:value-type="string" calcext:value-type="string">
            <text:p><text:span text:style-name="T1">90.7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6550</text:span></text:p>
          </table:table-cell>
          <table:table-cell table:style-name="ce4" office:value-type="string" calcext:value-type="string">
            <text:p><text:span text:style-name="T1">8.50</text:span></text:p>
          </table:table-cell>
          <table:table-cell table:style-name="ce4" office:value-type="string" calcext:value-type="string">
            <text:p><text:span text:style-name="T1">595</text:span></text:p>
          </table:table-cell>
          <table:table-cell table:style-name="ce4" office:value-type="string" calcext:value-type="string">
            <text:p><text:span text:style-name="T1">707</text:span></text:p>
          </table:table-cell>
          <table:table-cell table:style-name="ce4" office:value-type="string" calcext:value-type="string">
            <text:p><text:span text:style-name="T1">10300</text:span></text:p>
          </table:table-cell>
          <table:table-cell table:style-name="ce4" office:value-type="string" calcext:value-type="string">
            <text:p><text:span text:style-name="T1">871</text:span></text:p>
          </table:table-cell>
          <table:table-cell table:style-name="ce4" office:value-type="string" calcext:value-type="string">
            <text:p><text:span text:style-name="T1">0.852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4])" office:value-type="float" office:value="6" calcext:value-type="float">
            <text:p>6</text:p>
          </table:table-cell>
          <table:table-cell table:style-name="ce16" table:formula="of:=VALUE(LEFT([.A144];[.B144]-1))" office:value-type="float" office:value="220" calcext:value-type="float">
            <text:p>220.0</text:p>
          </table:table-cell>
          <table:table-cell table:style-name="ce10" table:formula="of:=CONCATENATE(&quot;HFSHS &quot;;[.A144];&quot; x &quot;;TEXT([.F144];&quot;##.0&quot;))" office:value-type="string" office:string-value="HFSHS 220  x  220 x 12.5" calcext:value-type="string">
            <text:p>HFSHS 220 <text:s/>x <text:s/>220 x 12.5</text:p>
          </table:table-cell>
          <table:table-cell table:style-name="ce10" table:formula="of:=TEXT([.C144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0.1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14.6</text:span></text:p>
          </table:table-cell>
          <table:table-cell table:style-name="ce4" office:value-type="string" calcext:value-type="string">
            <text:p><text:span text:style-name="T1">7250</text:span></text:p>
          </table:table-cell>
          <table:table-cell table:style-name="ce4" office:value-type="string" calcext:value-type="string">
            <text:p><text:span text:style-name="T1">8.43</text:span></text:p>
          </table:table-cell>
          <table:table-cell table:style-name="ce4" office:value-type="string" calcext:value-type="string">
            <text:p><text:span text:style-name="T1">659</text:span></text:p>
          </table:table-cell>
          <table:table-cell table:style-name="ce4" office:value-type="string" calcext:value-type="string">
            <text:p><text:span text:style-name="T1">789</text:span></text:p>
          </table:table-cell>
          <table:table-cell table:style-name="ce4" office:value-type="string" calcext:value-type="string">
            <text:p><text:span text:style-name="T1">11500</text:span></text:p>
          </table:table-cell>
          <table:table-cell table:style-name="ce4" office:value-type="string" calcext:value-type="string">
            <text:p><text:span text:style-name="T1">963</text:span></text:p>
          </table:table-cell>
          <table:table-cell table:style-name="ce4" office:value-type="string" calcext:value-type="string">
            <text:p><text:span text:style-name="T1">0.848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5])" office:value-type="float" office:value="6" calcext:value-type="float">
            <text:p>6</text:p>
          </table:table-cell>
          <table:table-cell table:style-name="ce16" table:formula="of:=VALUE(LEFT([.A145];[.B145]-1))" office:value-type="float" office:value="220" calcext:value-type="float">
            <text:p>220.0</text:p>
          </table:table-cell>
          <table:table-cell table:style-name="ce10" table:formula="of:=CONCATENATE(&quot;HFSHS &quot;;[.A145];&quot; x &quot;;TEXT([.F145];&quot;##.0&quot;))" office:value-type="string" office:string-value="HFSHS 220  x  220 x 14.2" calcext:value-type="string">
            <text:p>HFSHS 220 <text:s/>x <text:s/>220 x 14.2</text:p>
          </table:table-cell>
          <table:table-cell table:style-name="ce10" table:formula="of:=TEXT([.C145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0.1</text:span></text:p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12.5</text:span></text:p>
          </table:table-cell>
          <table:table-cell table:style-name="ce4" office:value-type="string" calcext:value-type="string">
            <text:p><text:span text:style-name="T1">8010</text:span></text:p>
          </table:table-cell>
          <table:table-cell table:style-name="ce4" office:value-type="string" calcext:value-type="string">
            <text:p><text:span text:style-name="T1">8.35</text:span></text:p>
          </table:table-cell>
          <table:table-cell table:style-name="ce4" office:value-type="string" calcext:value-type="string">
            <text:p><text:span text:style-name="T1">728</text:span></text:p>
          </table:table-cell>
          <table:table-cell table:style-name="ce4" office:value-type="string" calcext:value-type="string">
            <text:p><text:span text:style-name="T1">879</text:span></text:p>
          </table:table-cell>
          <table:table-cell table:style-name="ce4" office:value-type="string" calcext:value-type="string">
            <text:p><text:span text:style-name="T1">12800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0.843</text:span></text:p>
          </table:table-cell>
          <table:table-cell table:style-name="ce4" office:value-type="string" calcext:value-type="string">
            <text:p><text:span text:style-name="T1">9.3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6])" office:value-type="float" office:value="6" calcext:value-type="float">
            <text:p>6</text:p>
          </table:table-cell>
          <table:table-cell table:style-name="ce16" table:formula="of:=VALUE(LEFT([.A146];[.B146]-1))" office:value-type="float" office:value="220" calcext:value-type="float">
            <text:p>220.0</text:p>
          </table:table-cell>
          <table:table-cell table:style-name="ce10" table:formula="of:=CONCATENATE(&quot;HFSHS &quot;;[.A146];&quot; x &quot;;TEXT([.F146];&quot;##.0&quot;))" office:value-type="string" office:string-value="HFSHS 220  x  220 x 16.0" calcext:value-type="string">
            <text:p>HFSHS 220 <text:s/>x <text:s/>220 x 16.0</text:p>
          </table:table-cell>
          <table:table-cell table:style-name="ce10" table:formula="of:=TEXT([.C146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0</text:span></text:p>
          </table:table-cell>
          <table:table-cell table:style-name="ce4" office:value-type="string" calcext:value-type="string">
            <text:p><text:span text:style-name="T1">128</text:span></text:p>
          </table:table-cell>
          <table:table-cell table:style-name="ce4" office:value-type="string" calcext:value-type="string">
            <text:p><text:span text:style-name="T1">10.8</text:span></text:p>
          </table:table-cell>
          <table:table-cell table:style-name="ce4" office:value-type="string" calcext:value-type="string">
            <text:p><text:span text:style-name="T1">8750</text:span></text:p>
          </table:table-cell>
          <table:table-cell table:style-name="ce4" office:value-type="string" calcext:value-type="string">
            <text:p><text:span text:style-name="T1">8.27</text:span></text:p>
          </table:table-cell>
          <table:table-cell table:style-name="ce4" office:value-type="string" calcext:value-type="string">
            <text:p><text:span text:style-name="T1">795</text:span></text:p>
          </table:table-cell>
          <table:table-cell table:style-name="ce4" office:value-type="string" calcext:value-type="string">
            <text:p><text:span text:style-name="T1">969</text:span></text:p>
          </table:table-cell>
          <table:table-cell table:style-name="ce4" office:value-type="string" calcext:value-type="string">
            <text:p><text:span text:style-name="T1">14100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0.839</text:span></text:p>
          </table:table-cell>
          <table:table-cell table:style-name="ce4" office:value-type="string" calcext:value-type="string">
            <text:p><text:span text:style-name="T1">8.39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250  x  250</text:span></text:p>
          </table:table-cell>
          <table:table-cell table:style-name="ce10" table:formula="of:=SEARCH(&quot;x&quot;;[.A147])" office:value-type="float" office:value="6" calcext:value-type="float">
            <text:p>6</text:p>
          </table:table-cell>
          <table:table-cell table:style-name="ce16" table:formula="of:=VALUE(LEFT([.A147];[.B147]-1))" office:value-type="float" office:value="250" calcext:value-type="float">
            <text:p>250.0</text:p>
          </table:table-cell>
          <table:table-cell table:style-name="ce11" table:formula="of:=CONCATENATE(&quot;HFSHS &quot;;[.A147];&quot; x &quot;;TEXT([.F147];&quot;##.0&quot;))" office:value-type="string" office:string-value="HFSHS 250  x  250 x 5.0" calcext:value-type="string">
            <text:p>HFSHS 250 <text:s/>x <text:s/>250 x 5.0</text:p>
          </table:table-cell>
          <table:table-cell table:style-name="ce11" table:formula="of:=TEXT([.C147];&quot;.0&quot;)" office:value-type="string" office:string-value="250.0" calcext:value-type="string">
            <text:p>250.0</text:p>
          </table:table-cell>
          <table:table-cell table:style-name="ce8" office:value-type="string" calcext:value-type="string">
            <text:p><text:span text:style-name="T5">5.0</text:span></text:p>
          </table:table-cell>
          <table:table-cell table:style-name="ce8" office:value-type="string" calcext:value-type="string">
            <text:p><text:span text:style-name="T1">#</text:span></text:p>
          </table:table-cell>
          <table:table-cell table:style-name="ce8" office:value-type="string" calcext:value-type="string">
            <text:p><text:span text:style-name="T1">38.3</text:span></text:p>
          </table:table-cell>
          <table:table-cell table:style-name="ce8" office:value-type="string" calcext:value-type="string">
            <text:p><text:span text:style-name="T1">48.7</text:span></text:p>
          </table:table-cell>
          <table:table-cell table:style-name="ce8" office:value-type="string" calcext:value-type="string">
            <text:p><text:span text:style-name="T1">47.0</text:span></text:p>
          </table:table-cell>
          <table:table-cell table:style-name="ce8" office:value-type="string" calcext:value-type="string">
            <text:p><text:span text:style-name="T1">4860</text:span></text:p>
          </table:table-cell>
          <table:table-cell table:style-name="ce8" office:value-type="string" calcext:value-type="string">
            <text:p><text:span text:style-name="T1">9.99</text:span></text:p>
          </table:table-cell>
          <table:table-cell table:style-name="ce8" office:value-type="string" calcext:value-type="string">
            <text:p><text:span text:style-name="T1">389</text:span></text:p>
          </table:table-cell>
          <table:table-cell table:style-name="ce8" office:value-type="string" calcext:value-type="string">
            <text:p><text:span text:style-name="T1">447</text:span></text:p>
          </table:table-cell>
          <table:table-cell table:style-name="ce8" office:value-type="string" calcext:value-type="string">
            <text:p><text:span text:style-name="T1">7430</text:span></text:p>
          </table:table-cell>
          <table:table-cell table:style-name="ce8" office:value-type="string" calcext:value-type="string">
            <text:p><text:span text:style-name="T1">577</text:span></text:p>
          </table:table-cell>
          <table:table-cell table:style-name="ce8" office:value-type="string" calcext:value-type="string">
            <text:p><text:span text:style-name="T1">0.987</text:span></text:p>
          </table:table-cell>
          <table:table-cell table:style-name="ce8" office:value-type="string" calcext:value-type="string">
            <text:p><text:span text:style-name="T1">25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48])" office:value-type="float" office:value="6" calcext:value-type="float">
            <text:p>6</text:p>
          </table:table-cell>
          <table:table-cell table:style-name="ce16" table:formula="of:=VALUE(LEFT([.A148];[.B148]-1))" office:value-type="float" office:value="250" calcext:value-type="float">
            <text:p>250.0</text:p>
          </table:table-cell>
          <table:table-cell table:style-name="ce10" table:formula="of:=CONCATENATE(&quot;HFSHS &quot;;[.A148];&quot; x &quot;;TEXT([.F148];&quot;##.0&quot;))" office:value-type="string" office:string-value="HFSHS 250  x  250 x 5.6" calcext:value-type="string">
            <text:p>HFSHS 250 <text:s/>x <text:s/>250 x 5.6</text:p>
          </table:table-cell>
          <table:table-cell table:style-name="ce10" table:formula="of:=TEXT([.C148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2.7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style-name="ce4" office:value-type="string" calcext:value-type="string">
            <text:p><text:span text:style-name="T1">5400</text:span></text:p>
          </table:table-cell>
          <table:table-cell table:style-name="ce4" office:value-type="string" calcext:value-type="string">
            <text:p><text:span text:style-name="T1">9.96</text:span></text:p>
          </table:table-cell>
          <table:table-cell table:style-name="ce4" office:value-type="string" calcext:value-type="string">
            <text:p><text:span text:style-name="T1">432</text:span></text:p>
          </table:table-cell>
          <table:table-cell table:style-name="ce4" office:value-type="string" calcext:value-type="string">
            <text:p><text:span text:style-name="T1">498</text:span></text:p>
          </table:table-cell>
          <table:table-cell table:style-name="ce4" office:value-type="string" calcext:value-type="string">
            <text:p><text:span text:style-name="T1">8270</text:span></text:p>
          </table:table-cell>
          <table:table-cell table:style-name="ce4" office:value-type="string" calcext:value-type="string">
            <text:p><text:span text:style-name="T1">640</text:span></text:p>
          </table:table-cell>
          <table:table-cell table:style-name="ce4" office:value-type="string" calcext:value-type="string">
            <text:p><text:span text:style-name="T1">0.986</text:span></text:p>
          </table:table-cell>
          <table:table-cell table:style-name="ce4" office:value-type="string" calcext:value-type="string">
            <text:p><text:span text:style-name="T1">23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49])" office:value-type="float" office:value="6" calcext:value-type="float">
            <text:p>6</text:p>
          </table:table-cell>
          <table:table-cell table:style-name="ce16" table:formula="of:=VALUE(LEFT([.A149];[.B149]-1))" office:value-type="float" office:value="250" calcext:value-type="float">
            <text:p>250.0</text:p>
          </table:table-cell>
          <table:table-cell table:style-name="ce10" table:formula="of:=CONCATENATE(&quot;HFSHS &quot;;[.A149];&quot; x &quot;;TEXT([.F149];&quot;##.0&quot;))" office:value-type="string" office:string-value="HFSHS 250  x  250 x 6.3" calcext:value-type="string">
            <text:p>HFSHS 250 <text:s/>x <text:s/>250 x 6.3</text:p>
          </table:table-cell>
          <table:table-cell table:style-name="ce10" table:formula="of:=TEXT([.C149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7.9</text:span></text:p>
          </table:table-cell>
          <table:table-cell table:style-name="ce4" office:value-type="string" calcext:value-type="string">
            <text:p><text:span text:style-name="T1">61.0</text:span></text:p>
          </table:table-cell>
          <table:table-cell table:style-name="ce4" office:value-type="string" calcext:value-type="string">
            <text:p><text:span text:style-name="T1">36.7</text:span></text:p>
          </table:table-cell>
          <table:table-cell table:style-name="ce4" office:value-type="string" calcext:value-type="string">
            <text:p><text:span text:style-name="T1">6010</text:span></text:p>
          </table:table-cell>
          <table:table-cell table:style-name="ce4" office:value-type="string" calcext:value-type="string">
            <text:p><text:span text:style-name="T1">9.93</text:span></text:p>
          </table:table-cell>
          <table:table-cell table:style-name="ce4" office:value-type="string" calcext:value-type="string">
            <text:p><text:span text:style-name="T1">481</text:span></text:p>
          </table:table-cell>
          <table:table-cell table:style-name="ce4" office:value-type="string" calcext:value-type="string">
            <text:p><text:span text:style-name="T1">556</text:span></text:p>
          </table:table-cell>
          <table:table-cell table:style-name="ce4" office:value-type="string" calcext:value-type="string">
            <text:p><text:span text:style-name="T1">9240</text:span></text:p>
          </table:table-cell>
          <table:table-cell table:style-name="ce4" office:value-type="string" calcext:value-type="string">
            <text:p><text:span text:style-name="T1">712</text:span></text:p>
          </table:table-cell>
          <table:table-cell table:style-name="ce4" office:value-type="string" calcext:value-type="string">
            <text:p><text:span text:style-name="T1">0.984</text:span></text:p>
          </table:table-cell>
          <table:table-cell table:style-name="ce4" office:value-type="string" calcext:value-type="string">
            <text:p><text:span text:style-name="T1">20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0])" office:value-type="float" office:value="6" calcext:value-type="float">
            <text:p>6</text:p>
          </table:table-cell>
          <table:table-cell table:style-name="ce16" table:formula="of:=VALUE(LEFT([.A150];[.B150]-1))" office:value-type="float" office:value="250" calcext:value-type="float">
            <text:p>250.0</text:p>
          </table:table-cell>
          <table:table-cell table:style-name="ce10" table:formula="of:=CONCATENATE(&quot;HFSHS &quot;;[.A150];&quot; x &quot;;TEXT([.F150];&quot;##.0&quot;))" office:value-type="string" office:string-value="HFSHS 250  x  250 x 7.1" calcext:value-type="string">
            <text:p>HFSHS 250 <text:s/>x <text:s/>250 x 7.1</text:p>
          </table:table-cell>
          <table:table-cell table:style-name="ce10" table:formula="of:=TEXT([.C150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3.7</text:span></text:p>
          </table:table-cell>
          <table:table-cell table:style-name="ce4" office:value-type="string" calcext:value-type="string">
            <text:p><text:span text:style-name="T1">68.4</text:span></text:p>
          </table:table-cell>
          <table:table-cell table:style-name="ce4" office:value-type="string" calcext:value-type="string">
            <text:p><text:span text:style-name="T1">32.2</text:span></text:p>
          </table:table-cell>
          <table:table-cell table:style-name="ce4" office:value-type="string" calcext:value-type="string">
            <text:p><text:span text:style-name="T1">6700</text:span></text:p>
          </table:table-cell>
          <table:table-cell table:style-name="ce4" office:value-type="string" calcext:value-type="string">
            <text:p><text:span text:style-name="T1">9.90</text:span></text:p>
          </table:table-cell>
          <table:table-cell table:style-name="ce4" office:value-type="string" calcext:value-type="string">
            <text:p><text:span text:style-name="T1">536</text:span></text:p>
          </table:table-cell>
          <table:table-cell table:style-name="ce4" office:value-type="string" calcext:value-type="string">
            <text:p><text:span text:style-name="T1">622</text:span></text:p>
          </table:table-cell>
          <table:table-cell table:style-name="ce4" office:value-type="string" calcext:value-type="string">
            <text:p><text:span text:style-name="T1">10300</text:span></text:p>
          </table:table-cell>
          <table:table-cell table:style-name="ce4" office:value-type="string" calcext:value-type="string">
            <text:p><text:span text:style-name="T1">792</text:span></text:p>
          </table:table-cell>
          <table:table-cell table:style-name="ce4" office:value-type="string" calcext:value-type="string">
            <text:p><text:span text:style-name="T1">0.982</text:span></text:p>
          </table:table-cell>
          <table:table-cell table:style-name="ce4" office:value-type="string" calcext:value-type="string">
            <text:p><text:span text:style-name="T1">18.3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1])" office:value-type="float" office:value="6" calcext:value-type="float">
            <text:p>6</text:p>
          </table:table-cell>
          <table:table-cell table:style-name="ce16" table:formula="of:=VALUE(LEFT([.A151];[.B151]-1))" office:value-type="float" office:value="250" calcext:value-type="float">
            <text:p>250.0</text:p>
          </table:table-cell>
          <table:table-cell table:style-name="ce10" table:formula="of:=CONCATENATE(&quot;HFSHS &quot;;[.A151];&quot; x &quot;;TEXT([.F151];&quot;##.0&quot;))" office:value-type="string" office:string-value="HFSHS 250  x  250 x 8.0" calcext:value-type="string">
            <text:p>HFSHS 250 <text:s/>x <text:s/>250 x 8.0</text:p>
          </table:table-cell>
          <table:table-cell table:style-name="ce10" table:formula="of:=TEXT([.C151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0.3</text:span></text:p>
          </table:table-cell>
          <table:table-cell table:style-name="ce4" office:value-type="string" calcext:value-type="string">
            <text:p><text:span text:style-name="T1">76.8</text:span></text:p>
          </table:table-cell>
          <table:table-cell table:style-name="ce4" office:value-type="string" calcext:value-type="string">
            <text:p><text:span text:style-name="T1">28.3</text:span></text:p>
          </table:table-cell>
          <table:table-cell table:style-name="ce4" office:value-type="string" calcext:value-type="string">
            <text:p><text:span text:style-name="T1">7460</text:span></text:p>
          </table:table-cell>
          <table:table-cell table:style-name="ce4" office:value-type="string" calcext:value-type="string">
            <text:p><text:span text:style-name="T1">9.86</text:span></text:p>
          </table:table-cell>
          <table:table-cell table:style-name="ce4" office:value-type="string" calcext:value-type="string">
            <text:p><text:span text:style-name="T1">596</text:span></text:p>
          </table:table-cell>
          <table:table-cell table:style-name="ce4" office:value-type="string" calcext:value-type="string">
            <text:p><text:span text:style-name="T1">694</text:span></text:p>
          </table:table-cell>
          <table:table-cell table:style-name="ce4" office:value-type="string" calcext:value-type="string">
            <text:p><text:span text:style-name="T1">11500</text:span></text:p>
          </table:table-cell>
          <table:table-cell table:style-name="ce4" office:value-type="string" calcext:value-type="string">
            <text:p><text:span text:style-name="T1">880</text:span></text:p>
          </table:table-cell>
          <table:table-cell table:style-name="ce4" office:value-type="string" calcext:value-type="string">
            <text:p><text:span text:style-name="T1">0.979</text:span></text:p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2])" office:value-type="float" office:value="6" calcext:value-type="float">
            <text:p>6</text:p>
          </table:table-cell>
          <table:table-cell table:style-name="ce16" table:formula="of:=VALUE(LEFT([.A152];[.B152]-1))" office:value-type="float" office:value="250" calcext:value-type="float">
            <text:p>250.0</text:p>
          </table:table-cell>
          <table:table-cell table:style-name="ce10" table:formula="of:=CONCATENATE(&quot;HFSHS &quot;;[.A152];&quot; x &quot;;TEXT([.F152];&quot;##.0&quot;))" office:value-type="string" office:string-value="HFSHS 250  x  250 x 8.8" calcext:value-type="string">
            <text:p>HFSHS 250 <text:s/>x <text:s/>250 x 8.8</text:p>
          </table:table-cell>
          <table:table-cell table:style-name="ce10" table:formula="of:=TEXT([.C152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6.0</text:span></text:p>
          </table:table-cell>
          <table:table-cell table:style-name="ce4" office:value-type="string" calcext:value-type="string">
            <text:p><text:span text:style-name="T1">84.1</text:span></text:p>
          </table:table-cell>
          <table:table-cell table:style-name="ce4" office:value-type="string" calcext:value-type="string">
            <text:p><text:span text:style-name="T1">25.4</text:span></text:p>
          </table:table-cell>
          <table:table-cell table:style-name="ce4" office:value-type="string" calcext:value-type="string">
            <text:p><text:span text:style-name="T1">8110</text:span></text:p>
          </table:table-cell>
          <table:table-cell table:style-name="ce4" office:value-type="string" calcext:value-type="string">
            <text:p><text:span text:style-name="T1">9.82</text:span></text:p>
          </table:table-cell>
          <table:table-cell table:style-name="ce4" office:value-type="string" calcext:value-type="string">
            <text:p><text:span text:style-name="T1">649</text:span></text:p>
          </table:table-cell>
          <table:table-cell table:style-name="ce4" office:value-type="string" calcext:value-type="string">
            <text:p><text:span text:style-name="T1">758</text:span></text:p>
          </table:table-cell>
          <table:table-cell table:style-name="ce4" office:value-type="string" calcext:value-type="string">
            <text:p><text:span text:style-name="T1">12600</text:span></text:p>
          </table:table-cell>
          <table:table-cell table:style-name="ce4" office:value-type="string" calcext:value-type="string">
            <text:p><text:span text:style-name="T1">955</text:span></text:p>
          </table:table-cell>
          <table:table-cell table:style-name="ce4" office:value-type="string" calcext:value-type="string">
            <text:p><text:span text:style-name="T1">0.977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3])" office:value-type="float" office:value="6" calcext:value-type="float">
            <text:p>6</text:p>
          </table:table-cell>
          <table:table-cell table:style-name="ce16" table:formula="of:=VALUE(LEFT([.A153];[.B153]-1))" office:value-type="float" office:value="250" calcext:value-type="float">
            <text:p>250.0</text:p>
          </table:table-cell>
          <table:table-cell table:style-name="ce10" table:formula="of:=CONCATENATE(&quot;HFSHS &quot;;[.A153];&quot; x &quot;;TEXT([.F153];&quot;##.0&quot;))" office:value-type="string" office:string-value="HFSHS 250  x  250 x 10.0" calcext:value-type="string">
            <text:p>HFSHS 250 <text:s/>x <text:s/>250 x 10.0</text:p>
          </table:table-cell>
          <table:table-cell table:style-name="ce10" table:formula="of:=TEXT([.C153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4.5</text:span></text:p>
          </table:table-cell>
          <table:table-cell table:style-name="ce4" office:value-type="string" calcext:value-type="string">
            <text:p><text:span text:style-name="T1">94.9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9060</text:span></text:p>
          </table:table-cell>
          <table:table-cell table:style-name="ce4" office:value-type="string" calcext:value-type="string">
            <text:p><text:span text:style-name="T1">9.77</text:span></text:p>
          </table:table-cell>
          <table:table-cell table:style-name="ce4" office:value-type="string" calcext:value-type="string">
            <text:p><text:span text:style-name="T1">724</text:span></text:p>
          </table:table-cell>
          <table:table-cell table:style-name="ce4" office:value-type="string" calcext:value-type="string">
            <text:p><text:span text:style-name="T1">851</text:span></text:p>
          </table:table-cell>
          <table:table-cell table:style-name="ce4" office:value-type="string" calcext:value-type="string">
            <text:p><text:span text:style-name="T1">14100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0.974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4])" office:value-type="float" office:value="6" calcext:value-type="float">
            <text:p>6</text:p>
          </table:table-cell>
          <table:table-cell table:style-name="ce16" table:formula="of:=VALUE(LEFT([.A154];[.B154]-1))" office:value-type="float" office:value="250" calcext:value-type="float">
            <text:p>250.0</text:p>
          </table:table-cell>
          <table:table-cell table:style-name="ce10" table:formula="of:=CONCATENATE(&quot;HFSHS &quot;;[.A154];&quot; x &quot;;TEXT([.F154];&quot;##.0&quot;))" office:value-type="string" office:string-value="HFSHS 250  x  250 x 11.0" calcext:value-type="string">
            <text:p>HFSHS 250 <text:s/>x <text:s/>250 x 11.0</text:p>
          </table:table-cell>
          <table:table-cell table:style-name="ce10" table:formula="of:=TEXT([.C154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1.5</text:span></text:p>
          </table:table-cell>
          <table:table-cell table:style-name="ce4" office:value-type="string" calcext:value-type="string">
            <text:p><text:span text:style-name="T1">104</text:span></text:p>
          </table:table-cell>
          <table:table-cell table:style-name="ce4" office:value-type="string" calcext:value-type="string">
            <text:p><text:span text:style-name="T1">19.7</text:span></text:p>
          </table:table-cell>
          <table:table-cell table:style-name="ce4" office:value-type="string" calcext:value-type="string">
            <text:p><text:span text:style-name="T1">9820</text:span></text:p>
          </table:table-cell>
          <table:table-cell table:style-name="ce4" office:value-type="string" calcext:value-type="string">
            <text:p><text:span text:style-name="T1">9.72</text:span></text:p>
          </table:table-cell>
          <table:table-cell table:style-name="ce4" office:value-type="string" calcext:value-type="string">
            <text:p><text:span text:style-name="T1">785</text:span></text:p>
          </table:table-cell>
          <table:table-cell table:style-name="ce4" office:value-type="string" calcext:value-type="string">
            <text:p><text:span text:style-name="T1">926</text:span></text:p>
          </table:table-cell>
          <table:table-cell table:style-name="ce4" office:value-type="string" calcext:value-type="string">
            <text:p><text:span text:style-name="T1">15400</text:span></text:p>
          </table:table-cell>
          <table:table-cell table:style-name="ce4" office:value-type="string" calcext:value-type="string">
            <text:p><text:span text:style-name="T1">1150</text:span></text:p>
          </table:table-cell>
          <table:table-cell table:style-name="ce4" office:value-type="string" calcext:value-type="string">
            <text:p><text:span text:style-name="T1">0.972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5])" office:value-type="float" office:value="6" calcext:value-type="float">
            <text:p>6</text:p>
          </table:table-cell>
          <table:table-cell table:style-name="ce16" table:formula="of:=VALUE(LEFT([.A155];[.B155]-1))" office:value-type="float" office:value="250" calcext:value-type="float">
            <text:p>250.0</text:p>
          </table:table-cell>
          <table:table-cell table:style-name="ce10" table:formula="of:=CONCATENATE(&quot;HFSHS &quot;;[.A155];&quot; x &quot;;TEXT([.F155];&quot;##.0&quot;))" office:value-type="string" office:string-value="HFSHS 250  x  250 x 12.5" calcext:value-type="string">
            <text:p>HFSHS 250 <text:s/>x <text:s/>250 x 12.5</text:p>
          </table:table-cell>
          <table:table-cell table:style-name="ce10" table:formula="of:=TEXT([.C155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1.9</text:span></text:p>
          </table:table-cell>
          <table:table-cell table:style-name="ce4" office:value-type="string" calcext:value-type="string">
            <text:p><text:span text:style-name="T1">117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10900</text:span></text:p>
          </table:table-cell>
          <table:table-cell table:style-name="ce4" office:value-type="string" calcext:value-type="string">
            <text:p><text:span text:style-name="T1">9.66</text:span></text:p>
          </table:table-cell>
          <table:table-cell table:style-name="ce4" office:value-type="string" calcext:value-type="string">
            <text:p><text:span text:style-name="T1">873</text:span></text:p>
          </table:table-cell>
          <table:table-cell table:style-name="ce4" office:value-type="string" calcext:value-type="string">
            <text:p><text:span text:style-name="T1">1040</text:span></text:p>
          </table:table-cell>
          <table:table-cell table:style-name="ce4" office:value-type="string" calcext:value-type="string">
            <text:p><text:span text:style-name="T1">17200</text:span></text:p>
          </table:table-cell>
          <table:table-cell table:style-name="ce4" office:value-type="string" calcext:value-type="string">
            <text:p><text:span text:style-name="T1">1280</text:span></text:p>
          </table:table-cell>
          <table:table-cell table:style-name="ce4" office:value-type="string" calcext:value-type="string">
            <text:p><text:span text:style-name="T1">0.968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6])" office:value-type="float" office:value="6" calcext:value-type="float">
            <text:p>6</text:p>
          </table:table-cell>
          <table:table-cell table:style-name="ce16" table:formula="of:=VALUE(LEFT([.A156];[.B156]-1))" office:value-type="float" office:value="250" calcext:value-type="float">
            <text:p>250.0</text:p>
          </table:table-cell>
          <table:table-cell table:style-name="ce10" table:formula="of:=CONCATENATE(&quot;HFSHS &quot;;[.A156];&quot; x &quot;;TEXT([.F156];&quot;##.0&quot;))" office:value-type="string" office:string-value="HFSHS 250  x  250 x 14.2" calcext:value-type="string">
            <text:p>HFSHS 250 <text:s/>x <text:s/>250 x 14.2</text:p>
          </table:table-cell>
          <table:table-cell table:style-name="ce10" table:formula="of:=TEXT([.C156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3</text:span></text:p>
          </table:table-cell>
          <table:table-cell table:style-name="ce4" office:value-type="string" calcext:value-type="string">
            <text:p><text:span text:style-name="T1">132</text:span></text:p>
          </table:table-cell>
          <table:table-cell table:style-name="ce4" office:value-type="string" calcext:value-type="string">
            <text:p><text:span text:style-name="T1">14.6</text:span></text:p>
          </table:table-cell>
          <table:table-cell table:style-name="ce4" office:value-type="string" calcext:value-type="string">
            <text:p><text:span text:style-name="T1">12100</text:span></text:p>
          </table:table-cell>
          <table:table-cell table:style-name="ce4" office:value-type="string" calcext:value-type="string">
            <text:p><text:span text:style-name="T1">9.58</text:span></text:p>
          </table:table-cell>
          <table:table-cell table:style-name="ce4" office:value-type="string" calcext:value-type="string">
            <text:p><text:span text:style-name="T1">967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9100</text:span></text:p>
          </table:table-cell>
          <table:table-cell table:style-name="ce4" office:value-type="string" calcext:value-type="string">
            <text:p><text:span text:style-name="T1">1410</text:span></text:p>
          </table:table-cell>
          <table:table-cell table:style-name="ce4" office:value-type="string" calcext:value-type="string">
            <text:p><text:span text:style-name="T1">0.963</text:span></text:p>
          </table:table-cell>
          <table:table-cell table:style-name="ce4" office:value-type="string" calcext:value-type="string">
            <text:p><text:span text:style-name="T1">9.3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7])" office:value-type="float" office:value="6" calcext:value-type="float">
            <text:p>6</text:p>
          </table:table-cell>
          <table:table-cell table:style-name="ce16" table:formula="of:=VALUE(LEFT([.A157];[.B157]-1))" office:value-type="float" office:value="250" calcext:value-type="float">
            <text:p>250.0</text:p>
          </table:table-cell>
          <table:table-cell table:style-name="ce10" table:formula="of:=CONCATENATE(&quot;HFSHS &quot;;[.A157];&quot; x &quot;;TEXT([.F157];&quot;##.0&quot;))" office:value-type="string" office:string-value="HFSHS 250  x  250 x 16.0" calcext:value-type="string">
            <text:p>HFSHS 250 <text:s/>x <text:s/>250 x 16.0</text:p>
          </table:table-cell>
          <table:table-cell table:style-name="ce10" table:formula="of:=TEXT([.C157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147</text:span></text:p>
          </table:table-cell>
          <table:table-cell table:style-name="ce4" office:value-type="string" calcext:value-type="string">
            <text:p><text:span text:style-name="T1">12.6</text:span></text:p>
          </table:table-cell>
          <table:table-cell table:style-name="ce4" office:value-type="string" calcext:value-type="string">
            <text:p><text:span text:style-name="T1">13300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1280</text:span></text:p>
          </table:table-cell>
          <table:table-cell table:style-name="ce4" office:value-type="string" calcext:value-type="string">
            <text:p><text:span text:style-name="T1">21100</text:span></text:p>
          </table:table-cell>
          <table:table-cell table:style-name="ce4" office:value-type="string" calcext:value-type="string">
            <text:p><text:span text:style-name="T1">1550</text:span></text:p>
          </table:table-cell>
          <table:table-cell table:style-name="ce4" office:value-type="string" calcext:value-type="string">
            <text:p><text:span text:style-name="T1">0.959</text:span></text:p>
          </table:table-cell>
          <table:table-cell table:style-name="ce4" office:value-type="string" calcext:value-type="string">
            <text:p><text:span text:style-name="T1">8.34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260  x  260</text:span></text:p>
          </table:table-cell>
          <table:table-cell table:style-name="ce10" table:formula="of:=SEARCH(&quot;x&quot;;[.A158])" office:value-type="float" office:value="6" calcext:value-type="float">
            <text:p>6</text:p>
          </table:table-cell>
          <table:table-cell table:style-name="ce16" table:formula="of:=VALUE(LEFT([.A158];[.B158]-1))" office:value-type="float" office:value="260" calcext:value-type="float">
            <text:p>260.0</text:p>
          </table:table-cell>
          <table:table-cell table:style-name="ce11" table:formula="of:=CONCATENATE(&quot;HFSHS &quot;;[.A158];&quot; x &quot;;TEXT([.F158];&quot;##.0&quot;))" office:value-type="string" office:string-value="HFSHS 260  x  260 x 7.1" calcext:value-type="string">
            <text:p>HFSHS 260 <text:s/>x <text:s/>260 x 7.1</text:p>
          </table:table-cell>
          <table:table-cell table:style-name="ce11" table:formula="of:=TEXT([.C158];&quot;.0&quot;)" office:value-type="string" office:string-value="260.0" calcext:value-type="string">
            <text:p>260.0</text:p>
          </table:table-cell>
          <table:table-cell table:style-name="ce8" office:value-type="string" calcext:value-type="string">
            <text:p><text:span text:style-name="T5">7.1</text:span></text:p>
          </table:table-cell>
          <table:table-cell table:style-name="ce8" office:value-type="string" calcext:value-type="string">
            <text:p><text:span text:style-name="T1">#</text:span></text:p>
          </table:table-cell>
          <table:table-cell table:style-name="ce8" office:value-type="string" calcext:value-type="string">
            <text:p><text:span text:style-name="T1">56.0</text:span></text:p>
          </table:table-cell>
          <table:table-cell table:style-name="ce8" office:value-type="string" calcext:value-type="string">
            <text:p><text:span text:style-name="T1">71.3</text:span></text:p>
          </table:table-cell>
          <table:table-cell table:style-name="ce8" office:value-type="string" calcext:value-type="string">
            <text:p><text:span text:style-name="T1">33.6</text:span></text:p>
          </table:table-cell>
          <table:table-cell table:style-name="ce8" office:value-type="string" calcext:value-type="string">
            <text:p><text:span text:style-name="T1">7570</text:span></text:p>
          </table:table-cell>
          <table:table-cell table:style-name="ce8" office:value-type="string" calcext:value-type="string">
            <text:p><text:span text:style-name="T1">10.3</text:span></text:p>
          </table:table-cell>
          <table:table-cell table:style-name="ce8" office:value-type="string" calcext:value-type="string">
            <text:p><text:span text:style-name="T1">582</text:span></text:p>
          </table:table-cell>
          <table:table-cell table:style-name="ce8" office:value-type="string" calcext:value-type="string">
            <text:p><text:span text:style-name="T1">674</text:span></text:p>
          </table:table-cell>
          <table:table-cell table:style-name="ce8" office:value-type="string" calcext:value-type="string">
            <text:p><text:span text:style-name="T1">11600</text:span></text:p>
          </table:table-cell>
          <table:table-cell table:style-name="ce8" office:value-type="string" calcext:value-type="string">
            <text:p><text:span text:style-name="T1">861</text:span></text:p>
          </table:table-cell>
          <table:table-cell table:style-name="ce8" office:value-type="string" calcext:value-type="string">
            <text:p><text:span text:style-name="T1">1.02</text:span></text:p>
          </table:table-cell>
          <table:table-cell table:style-name="ce8" office:value-type="string" calcext:value-type="string">
            <text:p><text:span text:style-name="T1">18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59])" office:value-type="float" office:value="6" calcext:value-type="float">
            <text:p>6</text:p>
          </table:table-cell>
          <table:table-cell table:style-name="ce16" table:formula="of:=VALUE(LEFT([.A159];[.B159]-1))" office:value-type="float" office:value="260" calcext:value-type="float">
            <text:p>260.0</text:p>
          </table:table-cell>
          <table:table-cell table:style-name="ce10" table:formula="of:=CONCATENATE(&quot;HFSHS &quot;;[.A159];&quot; x &quot;;TEXT([.F159];&quot;##.0&quot;))" office:value-type="string" office:string-value="HFSHS 260  x  260 x 8.0" calcext:value-type="string">
            <text:p>HFSHS 260 <text:s/>x <text:s/>260 x 8.0</text:p>
          </table:table-cell>
          <table:table-cell table:style-name="ce10" table:formula="of:=TEXT([.C159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2.8</text:span></text:p>
          </table:table-cell>
          <table:table-cell table:style-name="ce4" office:value-type="string" calcext:value-type="string">
            <text:p><text:span text:style-name="T1">80.0</text:span></text:p>
          </table:table-cell>
          <table:table-cell table:style-name="ce4" office:value-type="string" calcext:value-type="string">
            <text:p><text:span text:style-name="T1">29.5</text:span></text:p>
          </table:table-cell>
          <table:table-cell table:style-name="ce4" office:value-type="string" calcext:value-type="string">
            <text:p><text:span text:style-name="T1">8420</text:span></text:p>
          </table:table-cell>
          <table:table-cell table:style-name="ce4" office:value-type="string" calcext:value-type="string">
            <text:p><text:span text:style-name="T1">10.3</text:span></text:p>
          </table:table-cell>
          <table:table-cell table:style-name="ce4" office:value-type="string" calcext:value-type="string">
            <text:p><text:span text:style-name="T1">648</text:span></text:p>
          </table:table-cell>
          <table:table-cell table:style-name="ce4" office:value-type="string" calcext:value-type="string">
            <text:p><text:span text:style-name="T1">753</text:span></text:p>
          </table:table-cell>
          <table:table-cell table:style-name="ce4" office:value-type="string" calcext:value-type="string">
            <text:p><text:span text:style-name="T1">13000</text:span></text:p>
          </table:table-cell>
          <table:table-cell table:style-name="ce4" office:value-type="string" calcext:value-type="string">
            <text:p><text:span text:style-name="T1">956</text:span></text:p>
          </table:table-cell>
          <table:table-cell table:style-name="ce4" office:value-type="string" calcext:value-type="string">
            <text:p><text:span text:style-name="T1">1.02</text:span></text:p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0])" office:value-type="float" office:value="6" calcext:value-type="float">
            <text:p>6</text:p>
          </table:table-cell>
          <table:table-cell table:style-name="ce16" table:formula="of:=VALUE(LEFT([.A160];[.B160]-1))" office:value-type="float" office:value="260" calcext:value-type="float">
            <text:p>260.0</text:p>
          </table:table-cell>
          <table:table-cell table:style-name="ce10" table:formula="of:=CONCATENATE(&quot;HFSHS &quot;;[.A160];&quot; x &quot;;TEXT([.F160];&quot;##.0&quot;))" office:value-type="string" office:string-value="HFSHS 260  x  260 x 8.8" calcext:value-type="string">
            <text:p>HFSHS 260 <text:s/>x <text:s/>260 x 8.8</text:p>
          </table:table-cell>
          <table:table-cell table:style-name="ce10" table:formula="of:=TEXT([.C160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8.8</text:span></text:p>
          </table:table-cell>
          <table:table-cell table:style-name="ce4" office:value-type="string" calcext:value-type="string">
            <text:p><text:span text:style-name="T1">87.6</text:span></text:p>
          </table:table-cell>
          <table:table-cell table:style-name="ce4" office:value-type="string" calcext:value-type="string">
            <text:p><text:span text:style-name="T1">26.5</text:span></text:p>
          </table:table-cell>
          <table:table-cell table:style-name="ce4" office:value-type="string" calcext:value-type="string">
            <text:p><text:span text:style-name="T1">9160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705</text:span></text:p>
          </table:table-cell>
          <table:table-cell table:style-name="ce4" office:value-type="string" calcext:value-type="string">
            <text:p><text:span text:style-name="T1">822</text:span></text:p>
          </table:table-cell>
          <table:table-cell table:style-name="ce4" office:value-type="string" calcext:value-type="string">
            <text:p><text:span text:style-name="T1">14200</text:span></text:p>
          </table:table-cell>
          <table:table-cell table:style-name="ce4" office:value-type="string" calcext:value-type="string">
            <text:p><text:span text:style-name="T1">1040</text:span></text:p>
          </table:table-cell>
          <table:table-cell table:style-name="ce4" office:value-type="string" calcext:value-type="string">
            <text:p><text:span text:style-name="T1">1.02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1])" office:value-type="float" office:value="6" calcext:value-type="float">
            <text:p>6</text:p>
          </table:table-cell>
          <table:table-cell table:style-name="ce16" table:formula="of:=VALUE(LEFT([.A161];[.B161]-1))" office:value-type="float" office:value="260" calcext:value-type="float">
            <text:p>260.0</text:p>
          </table:table-cell>
          <table:table-cell table:style-name="ce10" table:formula="of:=CONCATENATE(&quot;HFSHS &quot;;[.A161];&quot; x &quot;;TEXT([.F161];&quot;##.0&quot;))" office:value-type="string" office:string-value="HFSHS 260  x  260 x 10.0" calcext:value-type="string">
            <text:p>HFSHS 260 <text:s/>x <text:s/>260 x 10.0</text:p>
          </table:table-cell>
          <table:table-cell table:style-name="ce10" table:formula="of:=TEXT([.C161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7.7</text:span></text:p>
          </table:table-cell>
          <table:table-cell table:style-name="ce4" office:value-type="string" calcext:value-type="string">
            <text:p><text:span text:style-name="T1">98.9</text:span></text:p>
          </table:table-cell>
          <table:table-cell table:style-name="ce4" office:value-type="string" calcext:value-type="string">
            <text:p><text:span text:style-name="T1">23.0</text:span></text:p>
          </table:table-cell>
          <table:table-cell table:style-name="ce4" office:value-type="string" calcext:value-type="string">
            <text:p><text:span text:style-name="T1">10200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788</text:span></text:p>
          </table:table-cell>
          <table:table-cell table:style-name="ce4" office:value-type="string" calcext:value-type="string">
            <text:p><text:span text:style-name="T1">924</text:span></text:p>
          </table:table-cell>
          <table:table-cell table:style-name="ce4" office:value-type="string" calcext:value-type="string">
            <text:p><text:span text:style-name="T1">15900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.01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2])" office:value-type="float" office:value="6" calcext:value-type="float">
            <text:p>6</text:p>
          </table:table-cell>
          <table:table-cell table:style-name="ce16" table:formula="of:=VALUE(LEFT([.A162];[.B162]-1))" office:value-type="float" office:value="260" calcext:value-type="float">
            <text:p>260.0</text:p>
          </table:table-cell>
          <table:table-cell table:style-name="ce10" table:formula="of:=CONCATENATE(&quot;HFSHS &quot;;[.A162];&quot; x &quot;;TEXT([.F162];&quot;##.0&quot;))" office:value-type="string" office:string-value="HFSHS 260  x  260 x 11.0" calcext:value-type="string">
            <text:p>HFSHS 260 <text:s/>x <text:s/>260 x 11.0</text:p>
          </table:table-cell>
          <table:table-cell table:style-name="ce10" table:formula="of:=TEXT([.C162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5.0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style-name="ce4" office:value-type="string" calcext:value-type="string">
            <text:p><text:span text:style-name="T1">11100</text:span></text:p>
          </table:table-cell>
          <table:table-cell table:style-name="ce4" office:value-type="string" calcext:value-type="string">
            <text:p><text:span text:style-name="T1">10.1</text:span></text:p>
          </table:table-cell>
          <table:table-cell table:style-name="ce4" office:value-type="string" calcext:value-type="string">
            <text:p><text:span text:style-name="T1">855</text:span></text:p>
          </table:table-cell>
          <table:table-cell table:style-name="ce4" office:value-type="string" calcext:value-type="string">
            <text:p><text:span text:style-name="T1">1010</text:span></text:p>
          </table:table-cell>
          <table:table-cell table:style-name="ce4" office:value-type="string" calcext:value-type="string">
            <text:p><text:span text:style-name="T1">17300</text:span></text:p>
          </table:table-cell>
          <table:table-cell table:style-name="ce4" office:value-type="string" calcext:value-type="string">
            <text:p><text:span text:style-name="T1">1260</text:span></text:p>
          </table:table-cell>
          <table:table-cell table:style-name="ce4" office:value-type="string" calcext:value-type="string">
            <text:p><text:span text:style-name="T1">1.01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3])" office:value-type="float" office:value="6" calcext:value-type="float">
            <text:p>6</text:p>
          </table:table-cell>
          <table:table-cell table:style-name="ce16" table:formula="of:=VALUE(LEFT([.A163];[.B163]-1))" office:value-type="float" office:value="260" calcext:value-type="float">
            <text:p>260.0</text:p>
          </table:table-cell>
          <table:table-cell table:style-name="ce10" table:formula="of:=CONCATENATE(&quot;HFSHS &quot;;[.A163];&quot; x &quot;;TEXT([.F163];&quot;##.0&quot;))" office:value-type="string" office:string-value="HFSHS 260  x  260 x 12.5" calcext:value-type="string">
            <text:p>HFSHS 260 <text:s/>x <text:s/>260 x 12.5</text:p>
          </table:table-cell>
          <table:table-cell table:style-name="ce10" table:formula="of:=TEXT([.C163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5.8</text:span></text:p>
          </table:table-cell>
          <table:table-cell table:style-name="ce4" office:value-type="string" calcext:value-type="string">
            <text:p><text:span text:style-name="T1">122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12400</text:span></text:p>
          </table:table-cell>
          <table:table-cell table:style-name="ce4" office:value-type="string" calcext:value-type="string">
            <text:p><text:span text:style-name="T1">10.1</text:span></text:p>
          </table:table-cell>
          <table:table-cell table:style-name="ce4" office:value-type="string" calcext:value-type="string">
            <text:p><text:span text:style-name="T1">951</text:span></text:p>
          </table:table-cell>
          <table:table-cell table:style-name="ce4" office:value-type="string" calcext:value-type="string">
            <text:p><text:span text:style-name="T1">1130</text:span></text:p>
          </table:table-cell>
          <table:table-cell table:style-name="ce4" office:value-type="string" calcext:value-type="string">
            <text:p><text:span text:style-name="T1">19400</text:span></text:p>
          </table:table-cell>
          <table:table-cell table:style-name="ce4" office:value-type="string" calcext:value-type="string">
            <text:p><text:span text:style-name="T1">1390</text:span></text:p>
          </table:table-cell>
          <table:table-cell table:style-name="ce4" office:value-type="string" calcext:value-type="string">
            <text:p><text:span text:style-name="T1">1.01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4])" office:value-type="float" office:value="6" calcext:value-type="float">
            <text:p>6</text:p>
          </table:table-cell>
          <table:table-cell table:style-name="ce16" table:formula="of:=VALUE(LEFT([.A164];[.B164]-1))" office:value-type="float" office:value="260" calcext:value-type="float">
            <text:p>260.0</text:p>
          </table:table-cell>
          <table:table-cell table:style-name="ce10" table:formula="of:=CONCATENATE(&quot;HFSHS &quot;;[.A164];&quot; x &quot;;TEXT([.F164];&quot;##.0&quot;))" office:value-type="string" office:string-value="HFSHS 260  x  260 x 14.2" calcext:value-type="string">
            <text:p>HFSHS 260 <text:s/>x <text:s/>260 x 14.2</text:p>
          </table:table-cell>
          <table:table-cell table:style-name="ce10" table:formula="of:=TEXT([.C164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137</text:span></text:p>
          </table:table-cell>
          <table:table-cell table:style-name="ce4" office:value-type="string" calcext:value-type="string">
            <text:p><text:span text:style-name="T1">15.3</text:span></text:p>
          </table:table-cell>
          <table:table-cell table:style-name="ce4" office:value-type="string" calcext:value-type="string">
            <text:p><text:span text:style-name="T1">13700</text:span></text:p>
          </table:table-cell>
          <table:table-cell table:style-name="ce4" office:value-type="string" calcext:value-type="string">
            <text:p><text:span text:style-name="T1">9.99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1260</text:span></text:p>
          </table:table-cell>
          <table:table-cell table:style-name="ce4" office:value-type="string" calcext:value-type="string">
            <text:p><text:span text:style-name="T1">21700</text:span></text:p>
          </table:table-cell>
          <table:table-cell table:style-name="ce4" office:value-type="string" calcext:value-type="string">
            <text:p><text:span text:style-name="T1">1540</text:span></text:p>
          </table:table-cell>
          <table:table-cell table:style-name="ce4" office:value-type="string" calcext:value-type="string">
            <text:p><text:span text:style-name="T1">1.00</text:span></text:p>
          </table:table-cell>
          <table:table-cell table:style-name="ce4" office:value-type="string" calcext:value-type="string">
            <text:p><text:span text:style-name="T1">9.26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5])" office:value-type="float" office:value="6" calcext:value-type="float">
            <text:p>6</text:p>
          </table:table-cell>
          <table:table-cell table:style-name="ce16" table:formula="of:=VALUE(LEFT([.A165];[.B165]-1))" office:value-type="float" office:value="260" calcext:value-type="float">
            <text:p>260.0</text:p>
          </table:table-cell>
          <table:table-cell table:style-name="ce10" table:formula="of:=CONCATENATE(&quot;HFSHS &quot;;[.A165];&quot; x &quot;;TEXT([.F165];&quot;##.0&quot;))" office:value-type="string" office:string-value="HFSHS 260  x  260 x 16.0" calcext:value-type="string">
            <text:p>HFSHS 260 <text:s/>x <text:s/>260 x 16.0</text:p>
          </table:table-cell>
          <table:table-cell table:style-name="ce10" table:formula="of:=TEXT([.C165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20</text:span></text:p>
          </table:table-cell>
          <table:table-cell table:style-name="ce4" office:value-type="string" calcext:value-type="string">
            <text:p><text:span text:style-name="T1">153</text:span></text:p>
          </table:table-cell>
          <table:table-cell table:style-name="ce4" office:value-type="string" calcext:value-type="string">
            <text:p><text:span text:style-name="T1">13.3</text:span></text:p>
          </table:table-cell>
          <table:table-cell table:style-name="ce4" office:value-type="string" calcext:value-type="string">
            <text:p><text:span text:style-name="T1">15100</text:span></text:p>
          </table:table-cell>
          <table:table-cell table:style-name="ce4" office:value-type="string" calcext:value-type="string">
            <text:p><text:span text:style-name="T1">9.91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390</text:span></text:p>
          </table:table-cell>
          <table:table-cell table:style-name="ce4" office:value-type="string" calcext:value-type="string">
            <text:p><text:span text:style-name="T1">23900</text:span></text:p>
          </table:table-cell>
          <table:table-cell table:style-name="ce4" office:value-type="string" calcext:value-type="string">
            <text:p><text:span text:style-name="T1">1690</text:span></text:p>
          </table:table-cell>
          <table:table-cell table:style-name="ce4" office:value-type="string" calcext:value-type="string">
            <text:p><text:span text:style-name="T1">0.999</text:span></text:p>
          </table:table-cell>
          <table:table-cell table:style-name="ce4" office:value-type="string" calcext:value-type="string">
            <text:p><text:span text:style-name="T1">8.33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300  x  300</text:span></text:p>
          </table:table-cell>
          <table:table-cell table:style-name="ce10" table:formula="of:=SEARCH(&quot;x&quot;;[.A166])" office:value-type="float" office:value="6" calcext:value-type="float">
            <text:p>6</text:p>
          </table:table-cell>
          <table:table-cell table:style-name="ce16" table:formula="of:=VALUE(LEFT([.A166];[.B166]-1))" office:value-type="float" office:value="300" calcext:value-type="float">
            <text:p>300.0</text:p>
          </table:table-cell>
          <table:table-cell table:style-name="ce11" table:formula="of:=CONCATENATE(&quot;HFSHS &quot;;[.A166];&quot; x &quot;;TEXT([.F166];&quot;##.0&quot;))" office:value-type="string" office:string-value="HFSHS 300  x  300 x 6.3" calcext:value-type="string">
            <text:p>HFSHS 300 <text:s/>x <text:s/>300 x 6.3</text:p>
          </table:table-cell>
          <table:table-cell table:style-name="ce11" table:formula="of:=TEXT([.C166];&quot;.0&quot;)" office:value-type="string" office:string-value="300.0" calcext:value-type="string">
            <text:p>300.0</text:p>
          </table:table-cell>
          <table:table-cell table:style-name="ce8" office:value-type="string" calcext:value-type="string">
            <text:p><text:span text:style-name="T5">6.3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57.8</text:span></text:p>
          </table:table-cell>
          <table:table-cell table:style-name="ce8" office:value-type="string" calcext:value-type="string">
            <text:p><text:span text:style-name="T1">73.6</text:span></text:p>
          </table:table-cell>
          <table:table-cell table:style-name="ce8" office:value-type="string" calcext:value-type="string">
            <text:p><text:span text:style-name="T1">44.6</text:span></text:p>
          </table:table-cell>
          <table:table-cell table:style-name="ce8" office:value-type="string" calcext:value-type="string">
            <text:p><text:span text:style-name="T1">10500</text:span></text:p>
          </table:table-cell>
          <table:table-cell table:style-name="ce8" office:value-type="string" calcext:value-type="string">
            <text:p><text:span text:style-name="T1">12.0</text:span></text:p>
          </table:table-cell>
          <table:table-cell table:style-name="ce8" office:value-type="string" calcext:value-type="string">
            <text:p><text:span text:style-name="T1">703</text:span></text:p>
          </table:table-cell>
          <table:table-cell table:style-name="ce8" office:value-type="string" calcext:value-type="string">
            <text:p><text:span text:style-name="T1">809</text:span></text:p>
          </table:table-cell>
          <table:table-cell table:style-name="ce8" office:value-type="string" calcext:value-type="string">
            <text:p><text:span text:style-name="T1">16100</text:span></text:p>
          </table:table-cell>
          <table:table-cell table:style-name="ce8" office:value-type="string" calcext:value-type="string">
            <text:p><text:span text:style-name="T1">1040</text:span></text:p>
          </table:table-cell>
          <table:table-cell table:style-name="ce8" office:value-type="string" calcext:value-type="string">
            <text:p><text:span text:style-name="T1">1.18</text:span></text:p>
          </table:table-cell>
          <table:table-cell table:style-name="ce8" office:value-type="string" calcext:value-type="string">
            <text:p><text:span text:style-name="T1">20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67])" office:value-type="float" office:value="6" calcext:value-type="float">
            <text:p>6</text:p>
          </table:table-cell>
          <table:table-cell table:style-name="ce16" table:formula="of:=VALUE(LEFT([.A167];[.B167]-1))" office:value-type="float" office:value="300" calcext:value-type="float">
            <text:p>300.0</text:p>
          </table:table-cell>
          <table:table-cell table:style-name="ce10" table:formula="of:=CONCATENATE(&quot;HFSHS &quot;;[.A167];&quot; x &quot;;TEXT([.F167];&quot;##.0&quot;))" office:value-type="string" office:string-value="HFSHS 300  x  300 x 7.1" calcext:value-type="string">
            <text:p>HFSHS 300 <text:s/>x <text:s/>300 x 7.1</text:p>
          </table:table-cell>
          <table:table-cell table:style-name="ce10" table:formula="of:=TEXT([.C167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4.9</text:span></text:p>
          </table:table-cell>
          <table:table-cell table:style-name="ce4" office:value-type="string" calcext:value-type="string">
            <text:p><text:span text:style-name="T1">82.6</text:span></text:p>
          </table:table-cell>
          <table:table-cell table:style-name="ce4" office:value-type="string" calcext:value-type="string">
            <text:p><text:span text:style-name="T1">39.3</text:span></text:p>
          </table:table-cell>
          <table:table-cell table:style-name="ce4" office:value-type="string" calcext:value-type="string">
            <text:p><text:span text:style-name="T1">11800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785</text:span></text:p>
          </table:table-cell>
          <table:table-cell table:style-name="ce4" office:value-type="string" calcext:value-type="string">
            <text:p><text:span text:style-name="T1">906</text:span></text:p>
          </table:table-cell>
          <table:table-cell table:style-name="ce4" office:value-type="string" calcext:value-type="string">
            <text:p><text:span text:style-name="T1">18100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.18</text:span></text:p>
          </table:table-cell>
          <table:table-cell table:style-name="ce4" office:value-type="string" calcext:value-type="string">
            <text:p><text:span text:style-name="T1">18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68])" office:value-type="float" office:value="6" calcext:value-type="float">
            <text:p>6</text:p>
          </table:table-cell>
          <table:table-cell table:style-name="ce16" table:formula="of:=VALUE(LEFT([.A168];[.B168]-1))" office:value-type="float" office:value="300" calcext:value-type="float">
            <text:p>300.0</text:p>
          </table:table-cell>
          <table:table-cell table:style-name="ce10" table:formula="of:=CONCATENATE(&quot;HFSHS &quot;;[.A168];&quot; x &quot;;TEXT([.F168];&quot;##.0&quot;))" office:value-type="string" office:string-value="HFSHS 300  x  300 x 8.0" calcext:value-type="string">
            <text:p>HFSHS 300 <text:s/>x <text:s/>300 x 8.0</text:p>
          </table:table-cell>
          <table:table-cell table:style-name="ce10" table:formula="of:=TEXT([.C168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2.8</text:span></text:p>
          </table:table-cell>
          <table:table-cell table:style-name="ce4" office:value-type="string" calcext:value-type="string">
            <text:p><text:span text:style-name="T1">92.8</text:span></text:p>
          </table:table-cell>
          <table:table-cell table:style-name="ce4" office:value-type="string" calcext:value-type="string">
            <text:p><text:span text:style-name="T1">34.5</text:span></text:p>
          </table:table-cell>
          <table:table-cell table:style-name="ce4" office:value-type="string" calcext:value-type="string">
            <text:p><text:span text:style-name="T1">13100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875</text:span></text:p>
          </table:table-cell>
          <table:table-cell table:style-name="ce4" office:value-type="string" calcext:value-type="string">
            <text:p><text:span text:style-name="T1">1010</text:span></text:p>
          </table:table-cell>
          <table:table-cell table:style-name="ce4" office:value-type="string" calcext:value-type="string">
            <text:p><text:span text:style-name="T1">20200</text:span></text:p>
          </table:table-cell>
          <table:table-cell table:style-name="ce4" office:value-type="string" calcext:value-type="string">
            <text:p><text:span text:style-name="T1">1290</text:span></text:p>
          </table:table-cell>
          <table:table-cell table:style-name="ce4" office:value-type="string" calcext:value-type="string">
            <text:p><text:span text:style-name="T1">1.18</text:span></text:p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69])" office:value-type="float" office:value="6" calcext:value-type="float">
            <text:p>6</text:p>
          </table:table-cell>
          <table:table-cell table:style-name="ce16" table:formula="of:=VALUE(LEFT([.A169];[.B169]-1))" office:value-type="float" office:value="300" calcext:value-type="float">
            <text:p>300.0</text:p>
          </table:table-cell>
          <table:table-cell table:style-name="ce10" table:formula="of:=CONCATENATE(&quot;HFSHS &quot;;[.A169];&quot; x &quot;;TEXT([.F169];&quot;##.0&quot;))" office:value-type="string" office:string-value="HFSHS 300  x  300 x 8.8" calcext:value-type="string">
            <text:p>HFSHS 300 <text:s/>x <text:s/>300 x 8.8</text:p>
          </table:table-cell>
          <table:table-cell table:style-name="ce10" table:formula="of:=TEXT([.C169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9.8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31.1</text:span></text:p>
          </table:table-cell>
          <table:table-cell table:style-name="ce4" office:value-type="string" calcext:value-type="string">
            <text:p><text:span text:style-name="T1">14300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954</text:span></text:p>
          </table:table-cell>
          <table:table-cell table:style-name="ce4" office:value-type="string" calcext:value-type="string">
            <text:p><text:span text:style-name="T1">1110</text:span></text:p>
          </table:table-cell>
          <table:table-cell table:style-name="ce4" office:value-type="string" calcext:value-type="string">
            <text:p><text:span text:style-name="T1">22100</text:span></text:p>
          </table:table-cell>
          <table:table-cell table:style-name="ce4" office:value-type="string" calcext:value-type="string">
            <text:p><text:span text:style-name="T1">1410</text:span></text:p>
          </table:table-cell>
          <table:table-cell table:style-name="ce4" office:value-type="string" calcext:value-type="string">
            <text:p><text:span text:style-name="T1">1.18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0])" office:value-type="float" office:value="6" calcext:value-type="float">
            <text:p>6</text:p>
          </table:table-cell>
          <table:table-cell table:style-name="ce16" table:formula="of:=VALUE(LEFT([.A170];[.B170]-1))" office:value-type="float" office:value="300" calcext:value-type="float">
            <text:p>300.0</text:p>
          </table:table-cell>
          <table:table-cell table:style-name="ce10" table:formula="of:=CONCATENATE(&quot;HFSHS &quot;;[.A170];&quot; x &quot;;TEXT([.F170];&quot;##.0&quot;))" office:value-type="string" office:string-value="HFSHS 300  x  300 x 10.0" calcext:value-type="string">
            <text:p>HFSHS 300 <text:s/>x <text:s/>300 x 10.0</text:p>
          </table:table-cell>
          <table:table-cell table:style-name="ce10" table:formula="of:=TEXT([.C170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0.2</text:span></text:p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27.0</text:span></text:p>
          </table:table-cell>
          <table:table-cell table:style-name="ce4" office:value-type="string" calcext:value-type="string">
            <text:p><text:span text:style-name="T1">1600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1070</text:span></text:p>
          </table:table-cell>
          <table:table-cell table:style-name="ce4" office:value-type="string" calcext:value-type="string">
            <text:p><text:span text:style-name="T1">1250</text:span></text:p>
          </table:table-cell>
          <table:table-cell table:style-name="ce4" office:value-type="string" calcext:value-type="string">
            <text:p><text:span text:style-name="T1">24800</text:span></text:p>
          </table:table-cell>
          <table:table-cell table:style-name="ce4" office:value-type="string" calcext:value-type="string">
            <text:p><text:span text:style-name="T1">1580</text:span></text:p>
          </table:table-cell>
          <table:table-cell table:style-name="ce4" office:value-type="string" calcext:value-type="string">
            <text:p><text:span text:style-name="T1">1.17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1])" office:value-type="float" office:value="6" calcext:value-type="float">
            <text:p>6</text:p>
          </table:table-cell>
          <table:table-cell table:style-name="ce16" table:formula="of:=VALUE(LEFT([.A171];[.B171]-1))" office:value-type="float" office:value="300" calcext:value-type="float">
            <text:p>300.0</text:p>
          </table:table-cell>
          <table:table-cell table:style-name="ce10" table:formula="of:=CONCATENATE(&quot;HFSHS &quot;;[.A171];&quot; x &quot;;TEXT([.F171];&quot;##.0&quot;))" office:value-type="string" office:string-value="HFSHS 300  x  300 x 11.0" calcext:value-type="string">
            <text:p>HFSHS 300 <text:s/>x <text:s/>300 x 11.0</text:p>
          </table:table-cell>
          <table:table-cell table:style-name="ce10" table:formula="of:=TEXT([.C171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8.8</text:span></text:p>
          </table:table-cell>
          <table:table-cell table:style-name="ce4" office:value-type="string" calcext:value-type="string">
            <text:p><text:span text:style-name="T1">126</text:span></text:p>
          </table:table-cell>
          <table:table-cell table:style-name="ce4" office:value-type="string" calcext:value-type="string">
            <text:p><text:span text:style-name="T1">24.3</text:span></text:p>
          </table:table-cell>
          <table:table-cell table:style-name="ce4" office:value-type="string" calcext:value-type="string">
            <text:p><text:span text:style-name="T1">1740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360</text:span></text:p>
          </table:table-cell>
          <table:table-cell table:style-name="ce4" office:value-type="string" calcext:value-type="string">
            <text:p><text:span text:style-name="T1">27000</text:span></text:p>
          </table:table-cell>
          <table:table-cell table:style-name="ce4" office:value-type="string" calcext:value-type="string">
            <text:p><text:span text:style-name="T1">1710</text:span></text:p>
          </table:table-cell>
          <table:table-cell table:style-name="ce4" office:value-type="string" calcext:value-type="string">
            <text:p><text:span text:style-name="T1">1.17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2])" office:value-type="float" office:value="6" calcext:value-type="float">
            <text:p>6</text:p>
          </table:table-cell>
          <table:table-cell table:style-name="ce16" table:formula="of:=VALUE(LEFT([.A172];[.B172]-1))" office:value-type="float" office:value="300" calcext:value-type="float">
            <text:p>300.0</text:p>
          </table:table-cell>
          <table:table-cell table:style-name="ce10" table:formula="of:=CONCATENATE(&quot;HFSHS &quot;;[.A172];&quot; x &quot;;TEXT([.F172];&quot;##.0&quot;))" office:value-type="string" office:string-value="HFSHS 300  x  300 x 12.5" calcext:value-type="string">
            <text:p>HFSHS 300 <text:s/>x <text:s/>300 x 12.5</text:p>
          </table:table-cell>
          <table:table-cell table:style-name="ce10" table:formula="of:=TEXT([.C172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2</text:span></text:p>
          </table:table-cell>
          <table:table-cell table:style-name="ce4" office:value-type="string" calcext:value-type="string">
            <text:p><text:span text:style-name="T1">142</text:span></text:p>
          </table:table-cell>
          <table:table-cell table:style-name="ce4" office:value-type="string" calcext:value-type="string">
            <text:p><text:span text:style-name="T1">21.0</text:span></text:p>
          </table:table-cell>
          <table:table-cell table:style-name="ce4" office:value-type="string" calcext:value-type="string">
            <text:p><text:span text:style-name="T1">19400</text:span></text:p>
          </table:table-cell>
          <table:table-cell table:style-name="ce4" office:value-type="string" calcext:value-type="string">
            <text:p><text:span text:style-name="T1">11.7</text:span></text:p>
          </table:table-cell>
          <table:table-cell table:style-name="ce4" office:value-type="string" calcext:value-type="string">
            <text:p><text:span text:style-name="T1">1300</text:span></text:p>
          </table:table-cell>
          <table:table-cell table:style-name="ce4" office:value-type="string" calcext:value-type="string">
            <text:p><text:span text:style-name="T1">1520</text:span></text:p>
          </table:table-cell>
          <table:table-cell table:style-name="ce4" office:value-type="string" calcext:value-type="string">
            <text:p><text:span text:style-name="T1">30300</text:span></text:p>
          </table:table-cell>
          <table:table-cell table:style-name="ce4" office:value-type="string" calcext:value-type="string">
            <text:p><text:span text:style-name="T1">1900</text:span></text:p>
          </table:table-cell>
          <table:table-cell table:style-name="ce4" office:value-type="string" calcext:value-type="string">
            <text:p><text:span text:style-name="T1">1.17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3])" office:value-type="float" office:value="6" calcext:value-type="float">
            <text:p>6</text:p>
          </table:table-cell>
          <table:table-cell table:style-name="ce16" table:formula="of:=VALUE(LEFT([.A173];[.B173]-1))" office:value-type="float" office:value="300" calcext:value-type="float">
            <text:p>300.0</text:p>
          </table:table-cell>
          <table:table-cell table:style-name="ce10" table:formula="of:=CONCATENATE(&quot;HFSHS &quot;;[.A173];&quot; x &quot;;TEXT([.F173];&quot;##.0&quot;))" office:value-type="string" office:string-value="HFSHS 300  x  300 x 14.2" calcext:value-type="string">
            <text:p>HFSHS 300 <text:s/>x <text:s/>300 x 14.2</text:p>
          </table:table-cell>
          <table:table-cell table:style-name="ce10" table:formula="of:=TEXT([.C173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26</text:span></text:p>
          </table:table-cell>
          <table:table-cell table:style-name="ce4" office:value-type="string" calcext:value-type="string">
            <text:p><text:span text:style-name="T1">160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21600</text:span></text:p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1440</text:span></text:p>
          </table:table-cell>
          <table:table-cell table:style-name="ce4" office:value-type="string" calcext:value-type="string">
            <text:p><text:span text:style-name="T1">1710</text:span></text:p>
          </table:table-cell>
          <table:table-cell table:style-name="ce4" office:value-type="string" calcext:value-type="string">
            <text:p><text:span text:style-name="T1">33900</text:span></text:p>
          </table:table-cell>
          <table:table-cell table:style-name="ce4" office:value-type="string" calcext:value-type="string">
            <text:p><text:span text:style-name="T1">2110</text:span></text:p>
          </table:table-cell>
          <table:table-cell table:style-name="ce4" office:value-type="string" calcext:value-type="string">
            <text:p><text:span text:style-name="T1">1.16</text:span></text:p>
          </table:table-cell>
          <table:table-cell table:style-name="ce4" office:value-type="string" calcext:value-type="string">
            <text:p><text:span text:style-name="T1">9.2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4])" office:value-type="float" office:value="6" calcext:value-type="float">
            <text:p>6</text:p>
          </table:table-cell>
          <table:table-cell table:style-name="ce16" table:formula="of:=VALUE(LEFT([.A174];[.B174]-1))" office:value-type="float" office:value="300" calcext:value-type="float">
            <text:p>300.0</text:p>
          </table:table-cell>
          <table:table-cell table:style-name="ce10" table:formula="of:=CONCATENATE(&quot;HFSHS &quot;;[.A174];&quot; x &quot;;TEXT([.F174];&quot;##.0&quot;))" office:value-type="string" office:string-value="HFSHS 300  x  300 x 16.0" calcext:value-type="string">
            <text:p>HFSHS 300 <text:s/>x <text:s/>300 x 16.0</text:p>
          </table:table-cell>
          <table:table-cell table:style-name="ce10" table:formula="of:=TEXT([.C174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41</text:span></text:p>
          </table:table-cell>
          <table:table-cell table:style-name="ce4" office:value-type="string" calcext:value-type="string">
            <text:p><text:span text:style-name="T1">179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3800</text:span></text:p>
          </table:table-cell>
          <table:table-cell table:style-name="ce4" office:value-type="string" calcext:value-type="string">
            <text:p><text:span text:style-name="T1">11.5</text:span></text:p>
          </table:table-cell>
          <table:table-cell table:style-name="ce4" office:value-type="string" calcext:value-type="string">
            <text:p><text:span text:style-name="T1">1590</text:span></text:p>
          </table:table-cell>
          <table:table-cell table:style-name="ce4" office:value-type="string" calcext:value-type="string">
            <text:p><text:span text:style-name="T1">1900</text:span></text:p>
          </table:table-cell>
          <table:table-cell table:style-name="ce4" office:value-type="string" calcext:value-type="string">
            <text:p><text:span text:style-name="T1">37600</text:span></text:p>
          </table:table-cell>
          <table:table-cell table:style-name="ce4" office:value-type="string" calcext:value-type="string">
            <text:p><text:span text:style-name="T1">2320</text:span></text:p>
          </table:table-cell>
          <table:table-cell table:style-name="ce4" office:value-type="string" calcext:value-type="string">
            <text:p><text:span text:style-name="T1">1.16</text:span></text:p>
          </table:table-cell>
          <table:table-cell table:style-name="ce4" office:value-type="string" calcext:value-type="string">
            <text:p><text:span text:style-name="T1">8.23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350  x  350</text:span></text:p>
          </table:table-cell>
          <table:table-cell table:style-name="ce10" table:formula="of:=SEARCH(&quot;x&quot;;[.A175])" office:value-type="float" office:value="6" calcext:value-type="float">
            <text:p>6</text:p>
          </table:table-cell>
          <table:table-cell table:style-name="ce16" table:formula="of:=VALUE(LEFT([.A175];[.B175]-1))" office:value-type="float" office:value="350" calcext:value-type="float">
            <text:p>350.0</text:p>
          </table:table-cell>
          <table:table-cell table:style-name="ce11" table:formula="of:=CONCATENATE(&quot;HFSHS &quot;;[.A175];&quot; x &quot;;TEXT([.F175];&quot;##.0&quot;))" office:value-type="string" office:string-value="HFSHS 350  x  350 x 8.0" calcext:value-type="string">
            <text:p>HFSHS 350 <text:s/>x <text:s/>350 x 8.0</text:p>
          </table:table-cell>
          <table:table-cell table:style-name="ce11" table:formula="of:=TEXT([.C175];&quot;.0&quot;)" office:value-type="string" office:string-value="350.0" calcext:value-type="string">
            <text:p>350.0</text:p>
          </table:table-cell>
          <table:table-cell table:style-name="ce8" office:value-type="string" calcext:value-type="string">
            <text:p><text:span text:style-name="T5">8.0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85.4</text:span></text:p>
          </table:table-cell>
          <table:table-cell table:style-name="ce8" office:value-type="string" calcext:value-type="string">
            <text:p><text:span text:style-name="T1">109</text:span></text:p>
          </table:table-cell>
          <table:table-cell table:style-name="ce8" office:value-type="string" calcext:value-type="string">
            <text:p><text:span text:style-name="T1">40.8</text:span></text:p>
          </table:table-cell>
          <table:table-cell table:style-name="ce8" office:value-type="string" calcext:value-type="string">
            <text:p><text:span text:style-name="T1">21100</text:span></text:p>
          </table:table-cell>
          <table:table-cell table:style-name="ce8" office:value-type="string" calcext:value-type="string">
            <text:p><text:span text:style-name="T1">13.9</text:span></text:p>
          </table:table-cell>
          <table:table-cell table:style-name="ce8" office:value-type="string" calcext:value-type="string">
            <text:p><text:span text:style-name="T1">1210</text:span></text:p>
          </table:table-cell>
          <table:table-cell table:style-name="ce8" office:value-type="string" calcext:value-type="string">
            <text:p><text:span text:style-name="T1">1390</text:span></text:p>
          </table:table-cell>
          <table:table-cell table:style-name="ce8" office:value-type="string" calcext:value-type="string">
            <text:p><text:span text:style-name="T1">32400</text:span></text:p>
          </table:table-cell>
          <table:table-cell table:style-name="ce8" office:value-type="string" calcext:value-type="string">
            <text:p><text:span text:style-name="T1">1790</text:span></text:p>
          </table:table-cell>
          <table:table-cell table:style-name="ce8" office:value-type="string" calcext:value-type="string">
            <text:p><text:span text:style-name="T1">1.38</text:span></text:p>
          </table:table-cell>
          <table:table-cell table:style-name="ce8" office:value-type="string" calcext:value-type="string">
            <text:p><text:span text:style-name="T1">16.2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6])" office:value-type="float" office:value="6" calcext:value-type="float">
            <text:p>6</text:p>
          </table:table-cell>
          <table:table-cell table:style-name="ce16" table:formula="of:=VALUE(LEFT([.A176];[.B176]-1))" office:value-type="float" office:value="350" calcext:value-type="float">
            <text:p>350.0</text:p>
          </table:table-cell>
          <table:table-cell table:style-name="ce10" table:formula="of:=CONCATENATE(&quot;HFSHS &quot;;[.A176];&quot; x &quot;;TEXT([.F176];&quot;##.0&quot;))" office:value-type="string" office:string-value="HFSHS 350  x  350 x 8.8" calcext:value-type="string">
            <text:p>HFSHS 350 <text:s/>x <text:s/>350 x 8.8</text:p>
          </table:table-cell>
          <table:table-cell table:style-name="ce10" table:formula="of:=TEXT([.C176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3.6</text:span></text:p>
          </table:table-cell>
          <table:table-cell table:style-name="ce4" office:value-type="string" calcext:value-type="string">
            <text:p><text:span text:style-name="T1">119</text:span></text:p>
          </table:table-cell>
          <table:table-cell table:style-name="ce4" office:value-type="string" calcext:value-type="string">
            <text:p><text:span text:style-name="T1">36.8</text:span></text:p>
          </table:table-cell>
          <table:table-cell table:style-name="ce4" office:value-type="string" calcext:value-type="string">
            <text:p><text:span text:style-name="T1">23100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style-name="ce4" office:value-type="string" calcext:value-type="string">
            <text:p><text:span text:style-name="T1">1320</text:span></text:p>
          </table:table-cell>
          <table:table-cell table:style-name="ce4" office:value-type="string" calcext:value-type="string">
            <text:p><text:span text:style-name="T1">1520</text:span></text:p>
          </table:table-cell>
          <table:table-cell table:style-name="ce4" office:value-type="string" calcext:value-type="string">
            <text:p><text:span text:style-name="T1">35400</text:span></text:p>
          </table:table-cell>
          <table:table-cell table:style-name="ce4" office:value-type="string" calcext:value-type="string">
            <text:p><text:span text:style-name="T1">1950</text:span></text:p>
          </table:table-cell>
          <table:table-cell table:style-name="ce4" office:value-type="string" calcext:value-type="string">
            <text:p><text:span text:style-name="T1">1.38</text:span></text:p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7])" office:value-type="float" office:value="6" calcext:value-type="float">
            <text:p>6</text:p>
          </table:table-cell>
          <table:table-cell table:style-name="ce16" table:formula="of:=VALUE(LEFT([.A177];[.B177]-1))" office:value-type="float" office:value="350" calcext:value-type="float">
            <text:p>350.0</text:p>
          </table:table-cell>
          <table:table-cell table:style-name="ce10" table:formula="of:=CONCATENATE(&quot;HFSHS &quot;;[.A177];&quot; x &quot;;TEXT([.F177];&quot;##.0&quot;))" office:value-type="string" office:string-value="HFSHS 350  x  350 x 10.0" calcext:value-type="string">
            <text:p>HFSHS 350 <text:s/>x <text:s/>350 x 10.0</text:p>
          </table:table-cell>
          <table:table-cell table:style-name="ce10" table:formula="of:=TEXT([.C177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06</text:span></text:p>
          </table:table-cell>
          <table:table-cell table:style-name="ce4" office:value-type="string" calcext:value-type="string">
            <text:p><text:span text:style-name="T1">135</text:span></text:p>
          </table:table-cell>
          <table:table-cell table:style-name="ce4" office:value-type="string" calcext:value-type="string">
            <text:p><text:span text:style-name="T1">32.0</text:span></text:p>
          </table:table-cell>
          <table:table-cell table:style-name="ce4" office:value-type="string" calcext:value-type="string">
            <text:p><text:span text:style-name="T1">25900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style-name="ce4" office:value-type="string" calcext:value-type="string">
            <text:p><text:span text:style-name="T1">1480</text:span></text:p>
          </table:table-cell>
          <table:table-cell table:style-name="ce4" office:value-type="string" calcext:value-type="string">
            <text:p><text:span text:style-name="T1">1720</text:span></text:p>
          </table:table-cell>
          <table:table-cell table:style-name="ce4" office:value-type="string" calcext:value-type="string">
            <text:p><text:span text:style-name="T1">39900</text:span></text:p>
          </table:table-cell>
          <table:table-cell table:style-name="ce4" office:value-type="string" calcext:value-type="string">
            <text:p><text:span text:style-name="T1">2180</text:span></text:p>
          </table:table-cell>
          <table:table-cell table:style-name="ce4" office:value-type="string" calcext:value-type="string">
            <text:p><text:span text:style-name="T1">1.37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8])" office:value-type="float" office:value="6" calcext:value-type="float">
            <text:p>6</text:p>
          </table:table-cell>
          <table:table-cell table:style-name="ce16" table:formula="of:=VALUE(LEFT([.A178];[.B178]-1))" office:value-type="float" office:value="350" calcext:value-type="float">
            <text:p>350.0</text:p>
          </table:table-cell>
          <table:table-cell table:style-name="ce10" table:formula="of:=CONCATENATE(&quot;HFSHS &quot;;[.A178];&quot; x &quot;;TEXT([.F178];&quot;##.0&quot;))" office:value-type="string" office:string-value="HFSHS 350  x  350 x 11.0" calcext:value-type="string">
            <text:p>HFSHS 350 <text:s/>x <text:s/>350 x 11.0</text:p>
          </table:table-cell>
          <table:table-cell table:style-name="ce10" table:formula="of:=TEXT([.C178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16</text:span></text:p>
          </table:table-cell>
          <table:table-cell table:style-name="ce4" office:value-type="string" calcext:value-type="string">
            <text:p><text:span text:style-name="T1">148</text:span></text:p>
          </table:table-cell>
          <table:table-cell table:style-name="ce4" office:value-type="string" calcext:value-type="string">
            <text:p><text:span text:style-name="T1">28.8</text:span></text:p>
          </table:table-cell>
          <table:table-cell table:style-name="ce4" office:value-type="string" calcext:value-type="string">
            <text:p><text:span text:style-name="T1">28200</text:span></text:p>
          </table:table-cell>
          <table:table-cell table:style-name="ce4" office:value-type="string" calcext:value-type="string">
            <text:p><text:span text:style-name="T1">13.8</text:span></text:p>
          </table:table-cell>
          <table:table-cell table:style-name="ce4" office:value-type="string" calcext:value-type="string">
            <text:p><text:span text:style-name="T1">1610</text:span></text:p>
          </table:table-cell>
          <table:table-cell table:style-name="ce4" office:value-type="string" calcext:value-type="string">
            <text:p><text:span text:style-name="T1">1870</text:span></text:p>
          </table:table-cell>
          <table:table-cell table:style-name="ce4" office:value-type="string" calcext:value-type="string">
            <text:p><text:span text:style-name="T1">43500</text:span></text:p>
          </table:table-cell>
          <table:table-cell table:style-name="ce4" office:value-type="string" calcext:value-type="string">
            <text:p><text:span text:style-name="T1">2380</text:span></text:p>
          </table:table-cell>
          <table:table-cell table:style-name="ce4" office:value-type="string" calcext:value-type="string">
            <text:p><text:span text:style-name="T1">1.37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9])" office:value-type="float" office:value="6" calcext:value-type="float">
            <text:p>6</text:p>
          </table:table-cell>
          <table:table-cell table:style-name="ce16" table:formula="of:=VALUE(LEFT([.A179];[.B179]-1))" office:value-type="float" office:value="350" calcext:value-type="float">
            <text:p>350.0</text:p>
          </table:table-cell>
          <table:table-cell table:style-name="ce10" table:formula="of:=CONCATENATE(&quot;HFSHS &quot;;[.A179];&quot; x &quot;;TEXT([.F179];&quot;##.0&quot;))" office:value-type="string" office:string-value="HFSHS 350  x  350 x 12.5" calcext:value-type="string">
            <text:p>HFSHS 350 <text:s/>x <text:s/>350 x 12.5</text:p>
          </table:table-cell>
          <table:table-cell table:style-name="ce10" table:formula="of:=TEXT([.C179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31</text:span></text:p>
          </table:table-cell>
          <table:table-cell table:style-name="ce4" office:value-type="string" calcext:value-type="string">
            <text:p><text:span text:style-name="T1">167</text:span></text:p>
          </table:table-cell>
          <table:table-cell table:style-name="ce4" office:value-type="string" calcext:value-type="string">
            <text:p><text:span text:style-name="T1">25.0</text:span></text:p>
          </table:table-cell>
          <table:table-cell table:style-name="ce4" office:value-type="string" calcext:value-type="string">
            <text:p><text:span text:style-name="T1">31500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1800</text:span></text:p>
          </table:table-cell>
          <table:table-cell table:style-name="ce4" office:value-type="string" calcext:value-type="string">
            <text:p><text:span text:style-name="T1">2110</text:span></text:p>
          </table:table-cell>
          <table:table-cell table:style-name="ce4" office:value-type="string" calcext:value-type="string">
            <text:p><text:span text:style-name="T1">48900</text:span></text:p>
          </table:table-cell>
          <table:table-cell table:style-name="ce4" office:value-type="string" calcext:value-type="string">
            <text:p><text:span text:style-name="T1">2650</text:span></text:p>
          </table:table-cell>
          <table:table-cell table:style-name="ce4" office:value-type="string" calcext:value-type="string">
            <text:p><text:span text:style-name="T1">1.37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80])" office:value-type="float" office:value="6" calcext:value-type="float">
            <text:p>6</text:p>
          </table:table-cell>
          <table:table-cell table:style-name="ce16" table:formula="of:=VALUE(LEFT([.A180];[.B180]-1))" office:value-type="float" office:value="350" calcext:value-type="float">
            <text:p>350.0</text:p>
          </table:table-cell>
          <table:table-cell table:style-name="ce10" table:formula="of:=CONCATENATE(&quot;HFSHS &quot;;[.A180];&quot; x &quot;;TEXT([.F180];&quot;##.0&quot;))" office:value-type="string" office:string-value="HFSHS 350  x  350 x 14.2" calcext:value-type="string">
            <text:p>HFSHS 350 <text:s/>x <text:s/>350 x 14.2</text:p>
          </table:table-cell>
          <table:table-cell table:style-name="ce10" table:formula="of:=TEXT([.C180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48</text:span></text:p>
          </table:table-cell>
          <table:table-cell table:style-name="ce4" office:value-type="string" calcext:value-type="string">
            <text:p><text:span text:style-name="T1">189</text:span></text:p>
          </table:table-cell>
          <table:table-cell table:style-name="ce4" office:value-type="string" calcext:value-type="string">
            <text:p><text:span text:style-name="T1">21.6</text:span></text:p>
          </table:table-cell>
          <table:table-cell table:style-name="ce4" office:value-type="string" calcext:value-type="string">
            <text:p><text:span text:style-name="T1">35200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2010</text:span></text:p>
          </table:table-cell>
          <table:table-cell table:style-name="ce4" office:value-type="string" calcext:value-type="string">
            <text:p><text:span text:style-name="T1">2360</text:span></text:p>
          </table:table-cell>
          <table:table-cell table:style-name="ce4" office:value-type="string" calcext:value-type="string">
            <text:p><text:span text:style-name="T1">54900</text:span></text:p>
          </table:table-cell>
          <table:table-cell table:style-name="ce4" office:value-type="string" calcext:value-type="string">
            <text:p><text:span text:style-name="T1">2960</text:span></text:p>
          </table:table-cell>
          <table:table-cell table:style-name="ce4" office:value-type="string" calcext:value-type="string">
            <text:p><text:span text:style-name="T1">1.36</text:span></text:p>
          </table:table-cell>
          <table:table-cell table:style-name="ce4" office:value-type="string" calcext:value-type="string">
            <text:p><text:span text:style-name="T1">9.1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81])" office:value-type="float" office:value="6" calcext:value-type="float">
            <text:p>6</text:p>
          </table:table-cell>
          <table:table-cell table:style-name="ce16" table:formula="of:=VALUE(LEFT([.A181];[.B181]-1))" office:value-type="float" office:value="350" calcext:value-type="float">
            <text:p>350.0</text:p>
          </table:table-cell>
          <table:table-cell table:style-name="ce10" table:formula="of:=CONCATENATE(&quot;HFSHS &quot;;[.A181];&quot; x &quot;;TEXT([.F181];&quot;##.0&quot;))" office:value-type="string" office:string-value="HFSHS 350  x  350 x 16.0" calcext:value-type="string">
            <text:p>HFSHS 350 <text:s/>x <text:s/>350 x 16.0</text:p>
          </table:table-cell>
          <table:table-cell table:style-name="ce10" table:formula="of:=TEXT([.C181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66</text:span></text:p>
          </table:table-cell>
          <table:table-cell table:style-name="ce4" office:value-type="string" calcext:value-type="string">
            <text:p><text:span text:style-name="T1">211</text:span></text:p>
          </table:table-cell>
          <table:table-cell table:style-name="ce4" office:value-type="string" calcext:value-type="string">
            <text:p><text:span text:style-name="T1">18.9</text:span></text:p>
          </table:table-cell>
          <table:table-cell table:style-name="ce4" office:value-type="string" calcext:value-type="string">
            <text:p><text:span text:style-name="T1">38900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style-name="ce4" office:value-type="string" calcext:value-type="string">
            <text:p><text:span text:style-name="T1">2220</text:span></text:p>
          </table:table-cell>
          <table:table-cell table:style-name="ce4" office:value-type="string" calcext:value-type="string">
            <text:p><text:span text:style-name="T1">2630</text:span></text:p>
          </table:table-cell>
          <table:table-cell table:style-name="ce4" office:value-type="string" calcext:value-type="string">
            <text:p><text:span text:style-name="T1">61000</text:span></text:p>
          </table:table-cell>
          <table:table-cell table:style-name="ce4" office:value-type="string" calcext:value-type="string">
            <text:p><text:span text:style-name="T1">3260</text:span></text:p>
          </table:table-cell>
          <table:table-cell table:style-name="ce4" office:value-type="string" calcext:value-type="string">
            <text:p><text:span text:style-name="T1">1.36</text:span></text:p>
          </table:table-cell>
          <table:table-cell table:style-name="ce4" office:value-type="string" calcext:value-type="string">
            <text:p><text:span text:style-name="T1">8.19</text:span>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<text:span text:style-name="T5">400  x  400</text:span></text:p>
          </table:table-cell>
          <table:table-cell table:style-name="ce10" table:formula="of:=SEARCH(&quot;x&quot;;[.A182])" office:value-type="float" office:value="6" calcext:value-type="float">
            <text:p>6</text:p>
          </table:table-cell>
          <table:table-cell table:style-name="ce16" table:formula="of:=VALUE(LEFT([.A182];[.B182]-1))" office:value-type="float" office:value="400" calcext:value-type="float">
            <text:p>400.0</text:p>
          </table:table-cell>
          <table:table-cell table:style-name="ce11" table:formula="of:=CONCATENATE(&quot;HFSHS &quot;;[.A182];&quot; x &quot;;TEXT([.F182];&quot;##.0&quot;))" office:value-type="string" office:string-value="HFSHS 400  x  400 x 8.0" calcext:value-type="string">
            <text:p>HFSHS 400 <text:s/>x <text:s/>400 x 8.0</text:p>
          </table:table-cell>
          <table:table-cell table:style-name="ce11" table:formula="of:=TEXT([.C182];&quot;.0&quot;)" office:value-type="string" office:string-value="400.0" calcext:value-type="string">
            <text:p>400.0</text:p>
          </table:table-cell>
          <table:table-cell table:style-name="ce8" office:value-type="string" calcext:value-type="string">
            <text:p><text:span text:style-name="T5">8.0</text:span>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<text:span text:style-name="T1">97.9</text:span></text:p>
          </table:table-cell>
          <table:table-cell table:style-name="ce8" office:value-type="string" calcext:value-type="string">
            <text:p><text:span text:style-name="T1">125</text:span></text:p>
          </table:table-cell>
          <table:table-cell table:style-name="ce8" office:value-type="string" calcext:value-type="string">
            <text:p><text:span text:style-name="T1">47.0</text:span></text:p>
          </table:table-cell>
          <table:table-cell table:style-name="ce8" office:value-type="string" calcext:value-type="string">
            <text:p><text:span text:style-name="T1">31900</text:span></text:p>
          </table:table-cell>
          <table:table-cell table:style-name="ce8" office:value-type="string" calcext:value-type="string">
            <text:p><text:span text:style-name="T1">16.0</text:span></text:p>
          </table:table-cell>
          <table:table-cell table:style-name="ce8" office:value-type="string" calcext:value-type="string">
            <text:p><text:span text:style-name="T1">1590</text:span></text:p>
          </table:table-cell>
          <table:table-cell table:style-name="ce8" office:value-type="string" calcext:value-type="string">
            <text:p><text:span text:style-name="T1">1830</text:span></text:p>
          </table:table-cell>
          <table:table-cell table:style-name="ce8" office:value-type="string" calcext:value-type="string">
            <text:p><text:span text:style-name="T1">48700</text:span></text:p>
          </table:table-cell>
          <table:table-cell table:style-name="ce8" office:value-type="string" calcext:value-type="string">
            <text:p><text:span text:style-name="T1">2360</text:span></text:p>
          </table:table-cell>
          <table:table-cell table:style-name="ce8" office:value-type="string" calcext:value-type="string">
            <text:p><text:span text:style-name="T1">1.58</text:span></text:p>
          </table:table-cell>
          <table:table-cell table:style-name="ce8" office:value-type="string" calcext:value-type="string">
            <text:p><text:span text:style-name="T1">16.1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3])" office:value-type="float" office:value="6" calcext:value-type="float">
            <text:p>6</text:p>
          </table:table-cell>
          <table:table-cell table:style-name="ce16" table:formula="of:=VALUE(LEFT([.A183];[.B183]-1))" office:value-type="float" office:value="400" calcext:value-type="float">
            <text:p>400.0</text:p>
          </table:table-cell>
          <table:table-cell table:style-name="ce10" table:formula="of:=CONCATENATE(&quot;HFSHS &quot;;[.A183];&quot; x &quot;;TEXT([.F183];&quot;##.0&quot;))" office:value-type="string" office:string-value="HFSHS 400  x  400 x 8.8" calcext:value-type="string">
            <text:p>HFSHS 400 <text:s/>x <text:s/>400 x 8.8</text:p>
          </table:table-cell>
          <table:table-cell table:style-name="ce10" table:formula="of:=TEXT([.C183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7</text:span></text:p>
          </table:table-cell>
          <table:table-cell table:style-name="ce4" office:value-type="string" calcext:value-type="string">
            <text:p><text:span text:style-name="T1">137</text:span></text:p>
          </table:table-cell>
          <table:table-cell table:style-name="ce4" office:value-type="string" calcext:value-type="string">
            <text:p><text:span text:style-name="T1">42.5</text:span></text:p>
          </table:table-cell>
          <table:table-cell table:style-name="ce4" office:value-type="string" calcext:value-type="string">
            <text:p><text:span text:style-name="T1">34800</text:span></text:p>
          </table:table-cell>
          <table:table-cell table:style-name="ce4" office:value-type="string" calcext:value-type="string">
            <text:p><text:span text:style-name="T1">15.9</text:span></text:p>
          </table:table-cell>
          <table:table-cell table:style-name="ce4" office:value-type="string" calcext:value-type="string">
            <text:p><text:span text:style-name="T1">1740</text:span></text:p>
          </table:table-cell>
          <table:table-cell table:style-name="ce4" office:value-type="string" calcext:value-type="string">
            <text:p><text:span text:style-name="T1">2000</text:span></text:p>
          </table:table-cell>
          <table:table-cell table:style-name="ce4" office:value-type="string" calcext:value-type="string">
            <text:p><text:span text:style-name="T1">53300</text:span></text:p>
          </table:table-cell>
          <table:table-cell table:style-name="ce4" office:value-type="string" calcext:value-type="string">
            <text:p><text:span text:style-name="T1">2580</text:span></text:p>
          </table:table-cell>
          <table:table-cell table:style-name="ce4" office:value-type="string" calcext:value-type="string">
            <text:p><text:span text:style-name="T1">1.58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4])" office:value-type="float" office:value="6" calcext:value-type="float">
            <text:p>6</text:p>
          </table:table-cell>
          <table:table-cell table:style-name="ce16" table:formula="of:=VALUE(LEFT([.A184];[.B184]-1))" office:value-type="float" office:value="400" calcext:value-type="float">
            <text:p>400.0</text:p>
          </table:table-cell>
          <table:table-cell table:style-name="ce10" table:formula="of:=CONCATENATE(&quot;HFSHS &quot;;[.A184];&quot; x &quot;;TEXT([.F184];&quot;##.0&quot;))" office:value-type="string" office:string-value="HFSHS 400  x  400 x 10.0" calcext:value-type="string">
            <text:p>HFSHS 400 <text:s/>x <text:s/>400 x 10.0</text:p>
          </table:table-cell>
          <table:table-cell table:style-name="ce10" table:formula="of:=TEXT([.C184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22</text:span></text:p>
          </table:table-cell>
          <table:table-cell table:style-name="ce4" office:value-type="string" calcext:value-type="string">
            <text:p><text:span text:style-name="T1">155</text:span></text:p>
          </table:table-cell>
          <table:table-cell table:style-name="ce4" office:value-type="string" calcext:value-type="string">
            <text:p><text:span text:style-name="T1">37.0</text:span></text:p>
          </table:table-cell>
          <table:table-cell table:style-name="ce4" office:value-type="string" calcext:value-type="string">
            <text:p><text:span text:style-name="T1">39100</text:span></text:p>
          </table:table-cell>
          <table:table-cell table:style-name="ce4" office:value-type="string" calcext:value-type="string">
            <text:p><text:span text:style-name="T1">15.9</text:span></text:p>
          </table:table-cell>
          <table:table-cell table:style-name="ce4" office:value-type="string" calcext:value-type="string">
            <text:p><text:span text:style-name="T1">1960</text:span></text:p>
          </table:table-cell>
          <table:table-cell table:style-name="ce4" office:value-type="string" calcext:value-type="string">
            <text:p><text:span text:style-name="T1">2260</text:span></text:p>
          </table:table-cell>
          <table:table-cell table:style-name="ce4" office:value-type="string" calcext:value-type="string">
            <text:p><text:span text:style-name="T1">60100</text:span></text:p>
          </table:table-cell>
          <table:table-cell table:style-name="ce4" office:value-type="string" calcext:value-type="string">
            <text:p><text:span text:style-name="T1">2900</text:span></text:p>
          </table:table-cell>
          <table:table-cell table:style-name="ce4" office:value-type="string" calcext:value-type="string">
            <text:p><text:span text:style-name="T1">1.57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5])" office:value-type="float" office:value="6" calcext:value-type="float">
            <text:p>6</text:p>
          </table:table-cell>
          <table:table-cell table:style-name="ce16" table:formula="of:=VALUE(LEFT([.A185];[.B185]-1))" office:value-type="float" office:value="400" calcext:value-type="float">
            <text:p>400.0</text:p>
          </table:table-cell>
          <table:table-cell table:style-name="ce10" table:formula="of:=CONCATENATE(&quot;HFSHS &quot;;[.A185];&quot; x &quot;;TEXT([.F185];&quot;##.0&quot;))" office:value-type="string" office:string-value="HFSHS 400  x  400 x 11.0" calcext:value-type="string">
            <text:p>HFSHS 400 <text:s/>x <text:s/>400 x 11.0</text:p>
          </table:table-cell>
          <table:table-cell table:style-name="ce10" table:formula="of:=TEXT([.C185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33</text:span></text:p>
          </table:table-cell>
          <table:table-cell table:style-name="ce4" office:value-type="string" calcext:value-type="string">
            <text:p><text:span text:style-name="T1">170</text:span></text:p>
          </table:table-cell>
          <table:table-cell table:style-name="ce4" office:value-type="string" calcext:value-type="string">
            <text:p><text:span text:style-name="T1">33.4</text:span></text:p>
          </table:table-cell>
          <table:table-cell table:style-name="ce4" office:value-type="string" calcext:value-type="string">
            <text:p><text:span text:style-name="T1">42700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130</text:span></text:p>
          </table:table-cell>
          <table:table-cell table:style-name="ce4" office:value-type="string" calcext:value-type="string">
            <text:p><text:span text:style-name="T1">2470</text:span></text:p>
          </table:table-cell>
          <table:table-cell table:style-name="ce4" office:value-type="string" calcext:value-type="string">
            <text:p><text:span text:style-name="T1">65700</text:span></text:p>
          </table:table-cell>
          <table:table-cell table:style-name="ce4" office:value-type="string" calcext:value-type="string">
            <text:p><text:span text:style-name="T1">3150</text:span></text:p>
          </table:table-cell>
          <table:table-cell table:style-name="ce4" office:value-type="string" calcext:value-type="string">
            <text:p><text:span text:style-name="T1">1.57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6])" office:value-type="float" office:value="6" calcext:value-type="float">
            <text:p>6</text:p>
          </table:table-cell>
          <table:table-cell table:style-name="ce16" table:formula="of:=VALUE(LEFT([.A186];[.B186]-1))" office:value-type="float" office:value="400" calcext:value-type="float">
            <text:p>400.0</text:p>
          </table:table-cell>
          <table:table-cell table:style-name="ce10" table:formula="of:=CONCATENATE(&quot;HFSHS &quot;;[.A186];&quot; x &quot;;TEXT([.F186];&quot;##.0&quot;))" office:value-type="string" office:string-value="HFSHS 400  x  400 x 12.5" calcext:value-type="string">
            <text:p>HFSHS 400 <text:s/>x <text:s/>400 x 12.5</text:p>
          </table:table-cell>
          <table:table-cell table:style-name="ce10" table:formula="of:=TEXT([.C186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51</text:span></text:p>
          </table:table-cell>
          <table:table-cell table:style-name="ce4" office:value-type="string" calcext:value-type="string">
            <text:p><text:span text:style-name="T1">192</text:span></text:p>
          </table:table-cell>
          <table:table-cell table:style-name="ce4" office:value-type="string" calcext:value-type="string">
            <text:p><text:span text:style-name="T1">29.0</text:span></text:p>
          </table:table-cell>
          <table:table-cell table:style-name="ce4" office:value-type="string" calcext:value-type="string">
            <text:p><text:span text:style-name="T1">47800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390</text:span></text:p>
          </table:table-cell>
          <table:table-cell table:style-name="ce4" office:value-type="string" calcext:value-type="string">
            <text:p><text:span text:style-name="T1">2780</text:span></text:p>
          </table:table-cell>
          <table:table-cell table:style-name="ce4" office:value-type="string" calcext:value-type="string">
            <text:p><text:span text:style-name="T1">73900</text:span></text:p>
          </table:table-cell>
          <table:table-cell table:style-name="ce4" office:value-type="string" calcext:value-type="string">
            <text:p><text:span text:style-name="T1">3530</text:span></text:p>
          </table:table-cell>
          <table:table-cell table:style-name="ce4" office:value-type="string" calcext:value-type="string">
            <text:p><text:span text:style-name="T1">1.57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7])" office:value-type="float" office:value="6" calcext:value-type="float">
            <text:p>6</text:p>
          </table:table-cell>
          <table:table-cell table:style-name="ce16" table:formula="of:=VALUE(LEFT([.A187];[.B187]-1))" office:value-type="float" office:value="400" calcext:value-type="float">
            <text:p>400.0</text:p>
          </table:table-cell>
          <table:table-cell table:style-name="ce10" table:formula="of:=CONCATENATE(&quot;HFSHS &quot;;[.A187];&quot; x &quot;;TEXT([.F187];&quot;##.0&quot;))" office:value-type="string" office:string-value="HFSHS 400  x  400 x 14.2" calcext:value-type="string">
            <text:p>HFSHS 400 <text:s/>x <text:s/>400 x 14.2</text:p>
          </table:table-cell>
          <table:table-cell table:style-name="ce10" table:formula="of:=TEXT([.C187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70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25.2</text:span></text:p>
          </table:table-cell>
          <table:table-cell table:style-name="ce4" office:value-type="string" calcext:value-type="string">
            <text:p><text:span text:style-name="T1">53500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2680</text:span></text:p>
          </table:table-cell>
          <table:table-cell table:style-name="ce4" office:value-type="string" calcext:value-type="string">
            <text:p><text:span text:style-name="T1">3130</text:span></text:p>
          </table:table-cell>
          <table:table-cell table:style-name="ce4" office:value-type="string" calcext:value-type="string">
            <text:p><text:span text:style-name="T1">83000</text:span></text:p>
          </table:table-cell>
          <table:table-cell table:style-name="ce4" office:value-type="string" calcext:value-type="string">
            <text:p><text:span text:style-name="T1">3940</text:span></text:p>
          </table:table-cell>
          <table:table-cell table:style-name="ce4" office:value-type="string" calcext:value-type="string">
            <text:p><text:span text:style-name="T1">1.56</text:span></text:p>
          </table:table-cell>
          <table:table-cell table:style-name="ce4" office:value-type="string" calcext:value-type="string">
            <text:p><text:span text:style-name="T1">9.18</text:span>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8])" office:value-type="float" office:value="6" calcext:value-type="float">
            <text:p>6</text:p>
          </table:table-cell>
          <table:table-cell table:style-name="ce16" table:formula="of:=VALUE(LEFT([.A188];[.B188]-1))" office:value-type="float" office:value="400" calcext:value-type="float">
            <text:p>400.0</text:p>
          </table:table-cell>
          <table:table-cell table:style-name="ce10" table:formula="of:=CONCATENATE(&quot;HFSHS &quot;;[.A188];&quot; x &quot;;TEXT([.F188];&quot;##.0&quot;))" office:value-type="string" office:string-value="HFSHS 400  x  400 x 16.0" calcext:value-type="string">
            <text:p>HFSHS 400 <text:s/>x <text:s/>400 x 16.0</text:p>
          </table:table-cell>
          <table:table-cell table:style-name="ce10" table:formula="of:=TEXT([.C188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91</text:span></text:p>
          </table:table-cell>
          <table:table-cell table:style-name="ce4" office:value-type="string" calcext:value-type="string">
            <text:p><text:span text:style-name="T1">243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59300</text:span></text:p>
          </table:table-cell>
          <table:table-cell table:style-name="ce4" office:value-type="string" calcext:value-type="string">
            <text:p><text:span text:style-name="T1">15.6</text:span></text:p>
          </table:table-cell>
          <table:table-cell table:style-name="ce4" office:value-type="string" calcext:value-type="string">
            <text:p><text:span text:style-name="T1">2970</text:span></text:p>
          </table:table-cell>
          <table:table-cell table:style-name="ce4" office:value-type="string" calcext:value-type="string">
            <text:p><text:span text:style-name="T1">3480</text:span></text:p>
          </table:table-cell>
          <table:table-cell table:style-name="ce4" office:value-type="string" calcext:value-type="string">
            <text:p><text:span text:style-name="T1">92400</text:span></text:p>
          </table:table-cell>
          <table:table-cell table:style-name="ce4" office:value-type="string" calcext:value-type="string">
            <text:p><text:span text:style-name="T1">4360</text:span></text:p>
          </table:table-cell>
          <table:table-cell table:style-name="ce4" office:value-type="string" calcext:value-type="string">
            <text:p><text:span text:style-name="T1">1.56</text:span></text:p>
          </table:table-cell>
          <table:table-cell table:style-name="ce4" office:value-type="string" calcext:value-type="string">
            <text:p><text:span text:style-name="T1">8.17</text:span></text:p>
          </table:table-cell>
          <table:table-cell table:number-columns-repeated="50"/>
        </table:table-row>
        <table:table-row table:style-name="ro1">
          <table:table-cell table:style-name="ce5" table:number-columns-repeated="18"/>
          <table:table-cell table:number-columns-repeated="50"/>
        </table:table-row>
        <table:table-row table:style-name="ro4">
          <table:table-cell table:style-name="ce13" office:value-type="string" calcext:value-type="string" table:number-columns-spanned="18" table:number-rows-spanned="1">
            <text:p><text:span text:style-name="T6">(1) For local buckling calculation </text:span><text:span text:style-name="T7">c</text:span><text:span text:style-name="T8"> = </text:span><text:span text:style-name="T9">h</text:span><text:span text:style-name="T8"> - 3</text:span><text:span text:style-name="T9">t</text:span></text:p>
          </table:table-cell>
          <table:covered-table-cell table:number-columns-repeated="4" table:style-name="ce13"/>
          <table:covered-table-cell table:number-columns-repeated="13" table:style-name="ce4"/>
          <table:table-cell table:number-columns-repeated="50"/>
        </table:table-row>
        <table:table-row table:style-name="ro4">
          <table:table-cell table:style-name="ce13" office:value-type="string" calcext:value-type="string" table:number-columns-spanned="18" table:number-rows-spanned="1">
            <text:p><text:span text:style-name="T1"># Check availability</text:span></text:p>
          </table:table-cell>
          <table:covered-table-cell table:number-columns-repeated="4" table:style-name="ce13"/>
          <table:covered-table-cell table:number-columns-repeated="13" table:style-name="ce4"/>
          <table:table-cell table:number-columns-repeated="50"/>
        </table:table-row>
        <table:table-row table:style-name="ro1" table:number-rows-repeated="2">
          <table:table-cell table:style-name="ce4" table:number-columns-repeated="18"/>
          <table:table-cell table:number-columns-repeated="50"/>
        </table:table-row>
        <table:table-row table:style-name="ro5">
          <table:table-cell table:style-name="ce14" office:value-type="string" calcext:value-type="string" table:number-columns-spanned="18" table:number-rows-spanned="1">
            <text:p><text:span text:style-name="T10">This data was downloaded from the Steel for Life Blue Book website (http://www.steelforlifebluebook.co.uk/hfshs/ec3-ukna/section-properties-dimensions-properties/) on 18/01/2022 at 16:18:34 </text:span></text:p>
          </table:table-cell>
          <table:covered-table-cell table:number-columns-repeated="4" table:style-name="ce14"/>
          <table:covered-table-cell table:number-columns-repeated="13" table:style-name="ce4"/>
          <table:table-cell table:number-columns-repeated="50"/>
        </table:table-row>
        <table:table-row table:style-name="ro5">
          <table:table-cell table:style-name="ce14" office:value-type="string" calcext:value-type="string" table:number-columns-spanned="18" table:number-rows-spanned="1">
            <text:p><text:span text:style-name="T10">© 2022, SCI. This data is subject to the same terms as defined by the Steel for Life Blue Book website (http://www.steelforlifebluebook.co.uk/about/)</text:span></text:p>
          </table:table-cell>
          <table:covered-table-cell table:number-columns-repeated="4" table:style-name="ce14"/>
          <table:covered-table-cell table:number-columns-repeated="13" table:style-name="ce4"/>
          <table:table-cell table:number-columns-repeated="50"/>
        </table:table-row>
        <table:table-row table:style-name="ro1" table:number-rows-repeated="1048380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1" loext:min-decimal-places="1" number:min-integer-digits="1" number:grouping="true"/>
    </number:number-style>
    <number:number-style style:name="N142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7:30:43.652105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FSHS-secpropsdimsprops-EC3_28_UKN" style:display-name="PageStyle_HFSHS-secpropsdimsprops-EC3(UK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FSHS-secpropsdimsprops-EC3(UKNA)-UK-18/01/2022</dc:title>
    <meta:generator>LibreOffice/6.4.7.2$Linux_X86_64 LibreOffice_project/40$Build-2</meta:generator>
    <dc:date>2022-01-18T18:36:15.983559138</dc:date>
    <meta:editing-duration>PT44M18S</meta:editing-duration>
    <meta:editing-cycles>9</meta:editing-cycles>
    <meta:document-statistic meta:table-count="1" meta:cell-count="3269" meta:object-count="0"/>
  </office:meta>
</office:document-meta>
</file>